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Basic/script-lc.xml" manifest:media-type="text/xml"/>
  <manifest:file-entry manifest:full-path="Basic/Standard/script-lb.xml" manifest:media-type="text/xml"/>
  <manifest:file-entry manifest:full-path="Basic/VBAProject/Sheet2.xml" manifest:media-type="text/xml"/>
  <manifest:file-entry manifest:full-path="Basic/VBAProject/ThisWorkbook.xml" manifest:media-type="text/xml"/>
  <manifest:file-entry manifest:full-path="Basic/VBAProject/Sheet1.xml" manifest:media-type="text/xml"/>
  <manifest:file-entry manifest:full-path="Basic/VBAProject/Sheet3.xml" manifest:media-type="text/xml"/>
  <manifest:file-entry manifest:full-path="Basic/VBAProject/Module2.xml" manifest:media-type="text/xml"/>
  <manifest:file-entry manifest:full-path="Basic/VBAProject/script-lb.xml" manifest:media-type="text/xml"/>
  <manifest:file-entry manifest:full-path="Basic/VBAProject/Sheet4.xml" manifest:media-type="text/xml"/>
  <manifest:file-entry manifest:full-path="Basic/VBAProject/Module1.xml" manifest:media-type="text/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6" style:family="table-column">
      <style:table-column-properties fo:break-before="auto" style:column-width="17.27mm"/>
    </style:style>
    <style:style style:name="co7" style:family="table-column">
      <style:table-column-properties fo:break-before="auto" style:column-width="206.22mm"/>
    </style:style>
    <style:style style:name="co12" style:family="table-column">
      <style:table-column-properties fo:break-before="auto" style:column-width="17.92mm"/>
    </style:style>
    <style:style style:name="co13" style:family="table-column">
      <style:table-column-properties fo:break-before="auto" style:column-width="208.51mm"/>
    </style:style>
    <style:style style:name="co5" style:family="table-column">
      <style:table-column-properties fo:break-before="auto" style:column-width="101.79mm"/>
    </style:style>
    <style:style style:name="co8" style:family="table-column">
      <style:table-column-properties fo:break-before="auto" style:column-width="21.84mm"/>
    </style:style>
    <style:style style:name="co9" style:family="table-column">
      <style:table-column-properties fo:break-before="auto" style:column-width="24.13mm"/>
    </style:style>
    <style:style style:name="co10" style:family="table-column">
      <style:table-column-properties fo:break-before="auto" style:column-width="26.42mm"/>
    </style:style>
    <style:style style:name="co11" style:family="table-column">
      <style:table-column-properties fo:break-before="auto" style:column-width="20.21mm"/>
    </style:style>
    <style:style style:name="co14" style:family="table-column">
      <style:table-column-properties fo:break-before="auto" style:column-width="88.41mm"/>
    </style:style>
    <style:style style:name="co15" style:family="table-column">
      <style:table-column-properties fo:break-before="auto" style:column-width="44.04mm"/>
    </style:style>
    <style:style style:name="co16" style:family="table-column">
      <style:table-column-properties fo:break-before="auto" style:column-width="28.38mm"/>
    </style:style>
    <style:style style:name="co17" style:family="table-column">
      <style:table-column-properties fo:break-before="auto" style:column-width="23.79mm"/>
    </style:style>
    <style:style style:name="ro2" style:family="table-row">
      <style:table-row-properties style:row-height="4.59mm" fo:break-before="auto" style:use-optimal-row-height="true"/>
    </style:style>
    <style:style style:name="ro8" style:family="table-row">
      <style:table-row-properties style:row-height="5.64mm" fo:break-before="auto" style:use-optimal-row-height="true"/>
    </style:style>
    <style:style style:name="ro9" style:family="table-row">
      <style:table-row-properties style:row-height="32.01mm" fo:break-before="auto" style:use-optimal-row-height="false"/>
    </style:style>
    <style:style style:name="ro10" style:family="table-row">
      <style:table-row-properties style:row-height="18.34mm" fo:break-before="auto" style:use-optimal-row-height="true"/>
    </style:style>
    <style:style style:name="ro11" style:family="table-row">
      <style:table-row-properties style:row-height="6.35mm" fo:break-before="auto" style:use-optimal-row-height="false"/>
    </style:style>
    <style:style style:name="ro12" style:family="table-row">
      <style:table-row-properties style:row-height="11.11mm" fo:break-before="auto" style:use-optimal-row-height="false"/>
    </style:style>
    <style:style style:name="ro13" style:family="table-row">
      <style:table-row-properties style:row-height="12.17mm" fo:break-before="auto" style:use-optimal-row-height="false"/>
    </style:style>
    <style:style style:name="ro3" style:family="table-row">
      <style:table-row-properties style:row-height="5.29mm" fo:break-before="auto" style:use-optimal-row-height="false"/>
    </style:style>
    <style:style style:name="ro14" style:family="table-row">
      <style:table-row-properties style:row-height="13.76mm" fo:break-before="auto" style:use-optimal-row-height="true"/>
    </style:style>
    <style:style style:name="ro15" style:family="table-row">
      <style:table-row-properties style:row-height="22.93mm" fo:break-before="auto" style:use-optimal-row-height="true"/>
    </style:style>
    <style:style style:name="ro16" style:family="table-row">
      <style:table-row-properties style:row-height="6.61mm" fo:break-before="auto" style:use-optimal-row-height="false"/>
    </style:style>
    <style:style style:name="ro17" style:family="table-row">
      <style:table-row-properties style:row-height="32.1mm" fo:break-before="auto" style:use-optimal-row-height="true"/>
    </style:style>
    <style:style style:name="ro18" style:family="table-row">
      <style:table-row-properties style:row-height="12.7mm" fo:break-before="auto" style:use-optimal-row-height="false"/>
    </style:style>
    <style:style style:name="ro19" style:family="table-row">
      <style:table-row-properties style:row-height="68.53mm" fo:break-before="auto" style:use-optimal-row-height="false"/>
    </style:style>
    <style:style style:name="ro20" style:family="table-row">
      <style:table-row-properties style:row-height="36.25mm" fo:break-before="auto" style:use-optimal-row-height="false"/>
    </style:style>
    <style:style style:name="ro22" style:family="table-row">
      <style:table-row-properties style:row-height="10.58mm" fo:break-before="auto" style:use-optimal-row-height="true"/>
    </style:style>
    <style:style style:name="ro23" style:family="table-row">
      <style:table-row-properties style:row-height="5.17mm" fo:break-before="auto" style:use-optimal-row-height="true"/>
    </style:style>
    <style:style style:name="ro24" style:family="table-row">
      <style:table-row-properties style:row-height="4.76mm" fo:break-before="auto" style:use-optimal-row-height="false"/>
    </style:style>
    <style:style style:name="ro25" style:family="table-row">
      <style:table-row-properties style:row-height="4.23mm" fo:break-before="auto" style:use-optimal-row-height="false"/>
    </style:style>
    <style:style style:name="ro26" style:family="table-row">
      <style:table-row-properties style:row-height="9.53mm" fo:break-before="auto" style:use-optimal-row-height="true"/>
    </style:style>
    <style:style style:name="ta2" style:family="table" style:master-page-name="PageStyle_5f_Help">
      <style:table-properties table:display="true" style:writing-mode="lr-tb"/>
    </style:style>
    <style:style style:name="ta4" style:family="table" style:master-page-name="PageStyle_5f_Copyright_20__26__20_License">
      <style:table-properties table:display="true" style:writing-mode="lr-tb"/>
    </style:style>
    <style:style style:name="ta5" style:family="table" style:master-page-name="PageStyle_5f_Calculator">
      <style:table-properties table:display="true" style:writing-mode="lr-tb"/>
    </style:style>
    <style:style style:name="ta6" style:family="table" style:master-page-name="PageStyle_5f_GPU_20_Data">
      <style:table-properties table:display="true" style:writing-mode="lr-tb"/>
    </style: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 %</number:text>
    </number:percentage-style>
    <style:style style:name="ce135" style:family="table-cell" style:parent-style-name="Default">
      <style:table-cell-properties fo:background-color="#ffffff"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fo:background-color="#ffffff"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10"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1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Default">
      <style:table-cell-properties fo:background-color="#99cc00"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15"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18"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ffffff" fo:padding="0.71mm"/>
    </style:style>
    <style:style style:name="ce161" style:family="table-cell" style:parent-style-name="Default">
      <style:table-cell-properties fo:padding="0.71mm"/>
    </style:style>
    <style:style style:name="ce231" style:family="table-cell" style:parent-style-name="Default">
      <style:table-cell-properties fo:background-color="#99cc00" fo:padding="0.71mm"/>
    </style:style>
    <style:style style:name="ce232"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3"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34" style:family="table-cell" style:parent-style-name="Default" style:data-style-name="N0">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3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105" style:family="table-cell" style:parent-style-name="Default">
      <style:table-cell-properties fo:background-color="#ffffff" fo:padding="0.71mm"/>
    </style:style>
    <style:style style:name="ce3" style:family="table-cell" style:parent-style-name="Excel_5f_BuiltIn_5f_Hyperlink" style:data-style-name="N0">
      <style:table-cell-properties style:glyph-orientation-vertical="0" fo:background-color="#ffcc0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ackground-color="#ffffff" style:diagonal-bl-tr="none" style:diagonal-tl-br="none" fo:border="none" fo:padding="0.71mm" style:rotation-align="none"/>
    </style:style>
    <style:style style:name="ce5" style:family="table-cell" style:parent-style-name="Default">
      <style:table-cell-properties fo:background-color="#99cc00"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ackground-color="#99cc00"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F(OR(computeCapability&lt;5.2;computeCapability&gt;=7);1;0))" style:apply-style-name="Excel_5f_CondFormat_5f_1_5f_4_5f_1" style:base-cell-address="Calculator.A8"/>
    </style:style>
    <style:style style:name="ce7" style:family="table-cell" style:parent-style-name="Default">
      <style:table-cell-properties fo:background-color="#ff9900"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ackground-color="#ff9900"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fo:background-color="#ffffff"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99ccff"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none" fo:background-color="#99ccff" style:diagonal-bl-tr="none" style:diagonal-tl-br="none" fo:border-left="0.74pt solid #4c4c4c" fo:padding="0.71mm" fo:border-right="none" style:rotation-align="none" fo:border-top="0.74pt solid #4c4c4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fo:background-color="#99ccff" style:diagonal-bl-tr="none" style:diagonal-tl-br="none" fo:border-left="0.74pt solid #4c4c4c"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border-bottom="0.74pt solid #4c4c4c" fo:background-color="#99ccff" style:diagonal-bl-tr="none" style:diagonal-tl-br="none" fo:border-left="0.74pt solid #4c4c4c"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none" fo:background-color="#ffffff" style:diagonal-bl-tr="none" style:diagonal-tl-br="none" fo:border-left="0.74pt solid #4c4c4c"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fo:border-bottom="0.74pt solid #4c4c4c" fo:background-color="#ffffff"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20_2">
      <style:table-cell-properties fo:border-bottom="none" fo:background-color="#c0c0c0" style:diagonal-bl-tr="none" style:diagonal-tl-br="none" fo:border-left="0.74pt solid #4c4c4c" fo:padding="0.71mm" fo:border-right="none" style:rotation-align="none" fo:border-top="0.74pt solid #4c4c4c"/>
    </style:style>
    <style:style style:name="ce20" style:family="table-cell" style:parent-style-name="Normal_20_2">
      <style:table-cell-properties fo:border-bottom="none" fo:background-color="#c0c0c0" style:diagonal-bl-tr="none" style:diagonal-tl-br="none" fo:border-left="0.74pt solid #4c4c4c" fo:padding="0.71mm" fo:border-right="none" style:rotation-align="none" fo:border-top="none"/>
    </style:style>
    <style:style style:name="ce21" style:family="table-cell" style:parent-style-name="Normal_20_2">
      <style:table-cell-properties fo:border-bottom="none" fo:background-color="#c0c0c0" style:diagonal-bl-tr="none" style:diagonal-tl-br="none" fo:border-left="0.74pt solid #4c4c4c"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Normal_20_2">
      <style:table-cell-properties fo:border-bottom="0.74pt solid #4c4c4c" fo:background-color="#c0c0c0" style:diagonal-bl-tr="none" style:diagonal-tl-br="none" fo:border-left="0.74pt solid #4c4c4c"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ackground-color="#ffffff"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fo:border-bottom="0.06pt solid #4c4c4c" fo:background-color="#fcf305" style:diagonal-bl-tr="none" style:diagonal-tl-br="none" fo:border-left="0.74pt solid #4c4c4c" fo:padding="0.71mm" fo:border-right="0.74pt solid #4c4c4c" style:rotation-align="none" fo:border-top="0.74pt solid #4c4c4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06pt solid #4c4c4c" fo:background-color="#fcf305" style:diagonal-bl-tr="none" style:diagonal-tl-br="none" fo:border-left="0.74pt solid #4c4c4c" fo:padding="0.71mm" fo:border-right="0.74pt solid #4c4c4c" style:rotation-align="none" fo:border-top="0.06pt solid #4c4c4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4c4c4c" fo:background-color="#fcf305" style:diagonal-bl-tr="none" style:diagonal-tl-br="none" fo:border-left="0.74pt solid #4c4c4c" fo:padding="0.71mm" fo:border-right="0.74pt solid #4c4c4c" style:rotation-align="none" fo:border-top="0.06pt solid #4c4c4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fo:padding="0.71mm"/>
      <style:text-properties fo:color="#90713a"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8" style:family="table-cell" style:parent-style-name="Default">
      <style:table-cell-properties fo:border-bottom="0.06pt solid #4c4c4c" fo:background-color="#fcf305" style:diagonal-bl-tr="none" style:diagonal-tl-br="none" fo:border-left="0.74pt solid #4c4c4c" fo:padding="0.71mm" fo:border-right="0.74pt solid #4c4c4c" style:rotation-align="none" fo:border-top="0.74pt solid #4c4c4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7]=MIN([$Calculator.$B$47:.$B$49]);1;0))" style:apply-style-name="Excel_5f_CondFormat_5f_1_5f_1_5f_1" style:base-cell-address="Calculator.A47"/>
    </style:style>
    <style:style style:name="ce29" style:family="table-cell" style:parent-style-name="Default">
      <style:table-cell-properties fo:border-bottom="0.06pt solid #4c4c4c" fo:background-color="#fcf305" style:diagonal-bl-tr="none" style:diagonal-tl-br="none" fo:border-left="0.74pt solid #4c4c4c" fo:padding="0.71mm" fo:border-right="0.74pt solid #4c4c4c" style:rotation-align="none" fo:border-top="0.06pt solid #4c4c4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8]=MIN([$Calculator.$B$47:.$B$49]);1;0))" style:apply-style-name="Excel_5f_CondFormat_5f_1_5f_2_5f_1" style:base-cell-address="Calculator.A48"/>
    </style:style>
    <style:style style:name="ce30" style:family="table-cell" style:parent-style-name="Default">
      <style:table-cell-properties fo:border-bottom="0.74pt solid #4c4c4c" fo:background-color="#fcf305" style:diagonal-bl-tr="none" style:diagonal-tl-br="none" fo:border-left="0.74pt solid #4c4c4c" fo:padding="0.71mm" fo:border-right="0.74pt solid #4c4c4c" style:rotation-align="none" fo:border-top="0.06pt solid #4c4c4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9]=MIN([$Calculator.$B$47:.$B$49]);1;0))" style:apply-style-name="Excel_5f_CondFormat_5f_1_5f_3_5f_1" style:base-cell-address="Calculator.A49"/>
    </style:style>
    <style:style style:name="ce31" style:family="table-cell" style:parent-style-name="Default">
      <style:table-cell-properties fo:padding="0.71mm"/>
      <style:text-properties fo:color="#90713a"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2" style:family="table-cell" style:parent-style-name="Default">
      <style:table-cell-properties fo:background-color="#c0c0c0" style:diagonal-bl-tr="none" style:diagonal-tl-br="none" fo:border="0.74pt solid #4c4c4c" fo:padding="0.71mm" style:rotation-align="none"/>
    </style:style>
    <style:style style:name="ce33"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no-wrap" fo:border="0.74pt solid #4c4c4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Default">
      <style:table-cell-properties style:diagonal-bl-tr="none" style:diagonal-tl-br="none" fo:border="none" fo:padding="0.71mm" style:rotation-align="none"/>
    </style:style>
    <style:style style:name="ce141" style:family="table-cell" style:parent-style-name="Default">
      <style:table-cell-properties fo:padding="0.71mm"/>
    </style:style>
    <style:style style:name="ce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37" style:family="table-cell" style:parent-style-name="Excel_5f_BuiltIn_5f_Hyperlink" style:data-style-name="N0">
      <style:table-cell-properties style:glyph-orientation-vertical="0" fo:background-color="#ffcc0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hyperlink xlink:href="#Overview" xlink:type="simple"/>
      </style:table-cell-properties>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data-style-name="N147">
      <style:table-cell-properties style:glyph-orientation-vertical="0" fo:background-color="#99cc00" style:diagonal-bl-tr="none" style:diagonal-tl-br="none" style:text-align-source="fix" style:repeat-content="false" fo:wrap-option="no-wrap" fo:border="0.74pt solid #4c4c4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data-style-name="N0">
      <style:table-cell-properties style:glyph-orientation-vertical="0" fo:background-color="#99cc00" style:cell-protect="protected" style:print-content="true" style:diagonal-bl-tr="none" style:diagonal-tl-br="none" style:text-align-source="fix" style:repeat-content="false" fo:wrap-option="no-wrap" fo:border="0.74pt solid #4c4c4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F(ISERROR(MATCH([$Calculator.$B$7];INDIRECT(HLOOKUP(computeCapability;GPUData;MATCH(&quot;SM Version&quot;;GPUData_labels;0))&amp;&quot;_SharedMem_Configs&quot;);0));1;0))" style:apply-style-name="Excel_5f_CondFormat_5f_1_5f_5_5f_1" style:base-cell-address="Calculator.B7"/>
    </style:style>
    <style:style style:name="ce40" style:family="table-cell" style:parent-style-name="Default" style:data-style-name="N0">
      <style:table-cell-properties style:glyph-orientation-vertical="0" fo:background-color="#99cc00" style:cell-protect="protected" style:print-content="true" style:diagonal-bl-tr="none" style:diagonal-tl-br="none" style:text-align-source="fix" style:repeat-content="false" fo:wrap-option="no-wrap" fo:border="0.74pt solid #4c4c4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F(OR(computeCapability&lt;5.2;computeCapability&gt;=7);1;0))" style:apply-style-name="Excel_5f_CondFormat_5f_1_5f_4_5f_1" style:base-cell-address="Calculator.A8"/>
    </style:style>
    <style:style style:name="ce41" style:family="table-cell" style:parent-style-name="Default">
      <style:table-cell-properties fo:background-color="#ff9900" fo:padding="0.71mm"/>
    </style:style>
    <style:style style:name="ce150" style:family="table-cell" style:parent-style-name="Default">
      <style:table-cell-properties fo:background-color="#ff9900" style:diagonal-bl-tr="none" style:diagonal-tl-br="none" fo:border="0.74pt solid #4c4c4c" fo:padding="0.71mm" style:rotation-align="none"/>
    </style:style>
    <style:style style:name="ce43" style:family="table-cell" style:parent-style-name="Default">
      <style:table-cell-properties fo:background-color="#99ccff" fo:padding="0.71mm"/>
    </style:style>
    <style:style style:name="ce44" style:family="table-cell" style:parent-style-name="Default">
      <style:table-cell-properties fo:border-bottom="none" fo:background-color="#99ccff" style:diagonal-bl-tr="none" style:diagonal-tl-br="none" fo:border-left="0.74pt solid #4c4c4c" fo:padding="0.71mm" fo:border-right="0.74pt solid #4c4c4c" style:rotation-align="none" fo:border-top="0.74pt solid #4c4c4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none" fo:background-color="#99ccff" style:diagonal-bl-tr="none" style:diagonal-tl-br="none" fo:border-left="0.74pt solid #4c4c4c" fo:padding="0.71mm" fo:border-right="0.74pt solid #4c4c4c"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data-style-name="N10">
      <style:table-cell-properties fo:border-bottom="0.74pt solid #4c4c4c" fo:background-color="#99ccff" style:diagonal-bl-tr="none" style:diagonal-tl-br="none" fo:border-left="0.74pt solid #4c4c4c" fo:padding="0.71mm" fo:border-right="0.74pt solid #4c4c4c"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data-style-name="N147">
      <style:table-cell-properties style:glyph-orientation-vertical="0" fo:border-bottom="0.74pt solid #4c4c4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Normal_20_2">
      <style:table-cell-properties fo:border-bottom="none" fo:background-color="#c0c0c0" style:diagonal-bl-tr="none" style:diagonal-tl-br="none" fo:border-left="0.74pt solid #4c4c4c" fo:padding="0.71mm" fo:border-right="0.74pt solid #4c4c4c" style:rotation-align="none" fo:border-top="0.74pt solid #4c4c4c"/>
    </style:style>
    <style:style style:name="ce49" style:family="table-cell" style:parent-style-name="Normal_20_2">
      <style:table-cell-properties fo:border-bottom="none" fo:background-color="#c0c0c0" style:diagonal-bl-tr="none" style:diagonal-tl-br="none" fo:border-left="0.74pt solid #4c4c4c" fo:padding="0.71mm" fo:border-right="0.74pt solid #4c4c4c" style:rotation-align="none" fo:border-top="none"/>
    </style:style>
    <style:style style:name="ce50" style:family="table-cell" style:parent-style-name="Normal_20_2">
      <style:table-cell-properties style:glyph-orientation-vertical="0" fo:border-bottom="none" fo:background-color="#c0c0c0"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none" style:vertical-align="automatic" loext:vertical-justify="auto"/>
      <style:paragraph-properties fo:text-align="end" css3t:text-justify="auto" fo:margin-left="0mm" style:writing-mode="page"/>
    </style:style>
    <style:style style:name="ce51" style:family="table-cell" style:parent-style-name="Normal_20_2">
      <style:table-cell-properties fo:border-bottom="0.74pt solid #4c4c4c" fo:background-color="#c0c0c0" style:diagonal-bl-tr="none" style:diagonal-tl-br="none" fo:border-left="0.74pt solid #4c4c4c" fo:padding="0.71mm" fo:border-right="0.74pt solid #4c4c4c" style:rotation-align="none" fo:border-top="none"/>
    </style:style>
    <style:style style:name="ce52"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fo:border-bottom="0.06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74pt solid #4c4c4c" style:vertical-align="automatic" loext:vertical-justify="auto"/>
      <style:paragraph-properties fo:text-align="center" css3t:text-justify="auto" fo:margin-left="0mm" style:writing-mode="page"/>
    </style:style>
    <style:style style:name="ce54" style:family="table-cell" style:parent-style-name="Default">
      <style:table-cell-properties style:glyph-orientation-vertical="0" fo:border-bottom="0.06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06pt solid #4c4c4c" style:vertical-align="automatic" loext:vertical-justify="auto"/>
      <style:paragraph-properties fo:text-align="center" css3t:text-justify="auto" fo:margin-left="0mm" style:writing-mode="page"/>
    </style:style>
    <style:style style:name="ce55" style:family="table-cell" style:parent-style-name="Default">
      <style:table-cell-properties style:glyph-orientation-vertical="0" fo:border-bottom="0.74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06pt solid #4c4c4c" style:vertical-align="automatic" loext:vertical-justify="auto"/>
      <style:paragraph-properties fo:text-align="center" css3t:text-justify="auto" fo:margin-left="0mm" style:writing-mode="page"/>
    </style:style>
    <style:style style:name="ce56" style:family="table-cell" style:parent-style-name="Default">
      <style:table-cell-properties style:glyph-orientation-vertical="0" fo:border-bottom="0.06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74pt solid #4c4c4c" style:vertical-align="automatic" loext:vertical-justify="auto"/>
      <style:paragraph-properties fo:text-align="center"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7]=MIN([$Calculator.$B$47:.$B$49]);1;0))" style:apply-style-name="Excel_5f_CondFormat_5f_1_5f_1_5f_1" style:base-cell-address="Calculator.A47"/>
    </style:style>
    <style:style style:name="ce57" style:family="table-cell" style:parent-style-name="Default">
      <style:table-cell-properties style:glyph-orientation-vertical="0" fo:border-bottom="0.06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06pt solid #4c4c4c" style:vertical-align="automatic" loext:vertical-justify="auto"/>
      <style:paragraph-properties fo:text-align="center"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8]=MIN([$Calculator.$B$47:.$B$49]);1;0))" style:apply-style-name="Excel_5f_CondFormat_5f_1_5f_2_5f_1" style:base-cell-address="Calculator.A48"/>
    </style:style>
    <style:style style:name="ce58" style:family="table-cell" style:parent-style-name="Default">
      <style:table-cell-properties style:glyph-orientation-vertical="0" fo:border-bottom="0.74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06pt solid #4c4c4c" style:vertical-align="automatic" loext:vertical-justify="auto"/>
      <style:paragraph-properties fo:text-align="center"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9]=MIN([$Calculator.$B$47:.$B$49]);1;0))" style:apply-style-name="Excel_5f_CondFormat_5f_1_5f_3_5f_1" style:base-cell-address="Calculator.A49"/>
    </style:style>
    <style:style style:name="ce16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4c4c4c"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data-style-name="N147">
      <style:table-cell-properties fo:background-color="#c0c0c0" style:diagonal-bl-tr="none" style:diagonal-tl-br="none" fo:border="0.74pt solid #4c4c4c" fo:padding="0.71mm" style:rotation-align="none"/>
    </style:style>
    <style:style style:name="ce62" style:family="table-cell" style:parent-style-name="Excel_5f_BuiltIn_5f_Hyperlink" style:data-style-name="N0">
      <style:table-cell-properties style:glyph-orientation-vertical="0" fo:border-bottom="0.74pt solid #4c4c4c" fo:background-color="#c0c0c0" style:cell-protect="protected" style:print-content="true" style:diagonal-bl-tr="none" style:diagonal-tl-br="none" style:text-align-source="fix" style:repeat-content="false" fo:wrap-option="no-wrap" fo:border-left="none" style:direction="ltr" fo:padding="0.71mm" fo:border-right="0.74pt solid #4c4c4c" style:rotation-angle="0" style:rotation-align="none" style:shrink-to-fit="false" fo:border-top="0.74pt solid #4c4c4c" style:vertical-align="automatic" loext:vertical-justify="auto">
        <style:hyperlink xlink:href="#Copyright" xlink:type="simple"/>
      </style:table-cell-properties>
      <style:paragraph-properties fo:text-align="center" css3t:text-justify="auto" fo:margin-left="0mm" style:writing-mode="page"/>
    </style:style>
    <style:style style:name="ce63"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6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d4"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Default">
      <style:table-cell-properties style:glyph-orientation-vertical="0" fo:background-color="#ffffff" style:text-align-source="fix" style:repeat-content="false" fo:wrap-option="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06pt solid #4c4c4c" fo:background-color="#fcf305" style:diagonal-bl-tr="none" style:diagonal-tl-br="none" fo:border-left="0.74pt solid #4c4c4c" fo:padding="0.71mm" fo:border-right="0.74pt solid #4c4c4c" style:rotation-align="none" fo:border-top="0.74pt solid #4c4c4c"/>
    </style:style>
    <style:style style:name="ce67" style:family="table-cell" style:parent-style-name="Default">
      <style:table-cell-properties fo:border-bottom="0.06pt solid #4c4c4c" fo:background-color="#fcf305" style:diagonal-bl-tr="none" style:diagonal-tl-br="none" fo:border-left="0.74pt solid #4c4c4c" fo:padding="0.71mm" fo:border-right="0.74pt solid #4c4c4c" style:rotation-align="none" fo:border-top="0.06pt solid #4c4c4c"/>
    </style:style>
    <style:style style:name="ce68" style:family="table-cell" style:parent-style-name="Default">
      <style:table-cell-properties fo:border-bottom="0.74pt solid #4c4c4c" fo:background-color="#fcf305" style:diagonal-bl-tr="none" style:diagonal-tl-br="none" fo:border-left="0.74pt solid #4c4c4c" fo:padding="0.71mm" fo:border-right="0.74pt solid #4c4c4c" style:rotation-align="none" fo:border-top="0.06pt solid #4c4c4c"/>
    </style:style>
    <style:style style:name="ce69"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0.06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74pt solid #4c4c4c" style:vertical-align="automatic" loext:vertical-justify="auto"/>
      <style:paragraph-properties fo:text-align="center" css3t:text-justify="auto" fo:margin-left="0mm"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7]=MIN([$Calculator.$B$47:.$B$49]);1;0))" style:apply-style-name="Excel_5f_CondFormat_5f_1_5f_1_5f_1" style:base-cell-address="Calculator.A47"/>
    </style:style>
    <style:style style:name="ce71" style:family="table-cell" style:parent-style-name="Default">
      <style:table-cell-properties style:glyph-orientation-vertical="0" fo:border-bottom="0.06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06pt solid #4c4c4c" style:vertical-align="automatic" loext:vertical-justify="auto"/>
      <style:paragraph-properties fo:text-align="center" css3t:text-justify="auto" fo:margin-left="0mm"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8]=MIN([$Calculator.$B$47:.$B$49]);1;0))" style:apply-style-name="Excel_5f_CondFormat_5f_1_5f_2_5f_1" style:base-cell-address="Calculator.A48"/>
    </style:style>
    <style:style style:name="ce72" style:family="table-cell" style:parent-style-name="Default">
      <style:table-cell-properties style:glyph-orientation-vertical="0" fo:border-bottom="0.74pt solid #4c4c4c" fo:background-color="#fcf305"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0.06pt solid #4c4c4c" style:vertical-align="automatic" loext:vertical-justify="auto"/>
      <style:paragraph-properties fo:text-align="center" css3t:text-justify="auto" fo:margin-left="0mm"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Calculator.$B$49]=MIN([$Calculator.$B$47:.$B$49]);1;0))" style:apply-style-name="Excel_5f_CondFormat_5f_1_5f_3_5f_1" style:base-cell-address="Calculator.A49"/>
    </style:style>
    <style:style style:name="ce182"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8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185"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ackground-color="#ffffff"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Default">
      <style:table-cell-properties style:glyph-orientation-vertical="0" fo:background-color="#ffffff" style:text-align-source="fix" style:repeat-content="false"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8"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80" style:family="table-cell" style:parent-style-name="Default" style:data-style-name="N3">
      <style:table-cell-properties fo:background-color="#ffffff" fo:padding="0.71mm"/>
    </style:style>
    <style:style style:name="ce81" style:family="table-cell" style:parent-style-name="Default" style:data-style-name="N112">
      <style:table-cell-properties fo:background-color="#ffffff" fo:padding="0.71mm"/>
    </style:style>
    <style:style style:name="ce8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8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19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fo:background-color="#99cc00"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01"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fo:padding="0.71mm"/>
      <style:text-properties style:use-window-font-color="true"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97" style:family="table-cell" style:parent-style-name="Default">
      <style:table-cell-properties fo:background-color="transparent" fo:padding="0.71mm"/>
    </style:style>
    <style:style style:name="ce98" style:family="table-cell" style:parent-style-name="Default">
      <style:table-cell-properties fo:background-color="transparent"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147">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00"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01" style:family="table-cell" style:parent-style-name="Default">
      <style:table-cell-properties fo:padding="0.71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padding="0.71m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table-cell-properties fo:background-color="#99cc00" fo:padding="0.71mm"/>
    </style:style>
    <style:style style:name="ce227"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29" style:family="table-cell" style:parent-style-name="Default" style:data-style-name="N0">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3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style:style style:name="T19" style:family="text">
      <style:text-properties style:use-window-font-color="true"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0"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2" style:family="text">
      <style:text-properties fo:color="#006411"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3"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5" style:family="text">
      <style:text-properties fo:color="#0000d4" style:text-outline="false" style:text-line-through-style="none" style:text-line-through-type="none" style:font-name="Arial"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ff66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 style:family="text">
      <style:text-properties fo:color="#0000d4" style:text-outline="false" style:text-line-through-style="none" style:text-line-through-type="none" style:font-name="Arial"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font-name="Arial" fo:font-size="10pt" fo:font-weight="bold"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color="#0000d4" style:font-name="Arial" fo:font-size="10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0000d4" style:font-name="Arial" fo:font-size="8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fo:color="#0000d4" style:font-name="Arial" fo:font-size="10pt" fo:font-weight="bold"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4" style:family="text">
      <style:text-properties style:font-style-complex="italic" style:font-name="Arial" style:font-style-asian="italic" style:font-weight-complex="normal" style:font-weight-asian="normal" style:font-size-complex="10pt" style:font-size-asian="10pt" style:font-name-complex="Arial" style:text-position="0% 100%" style:use-window-font-color="true" style:text-outline="false" fo:font-style="italic" style:text-line-through-type="none" style:text-underline-style="none" style:text-underline-color="font-color" fo:font-weight="normal" fo:font-size="10pt" fo:text-shadow="none"/>
    </style:style>
    <style:style style:name="T16" style:family="text">
      <style:text-properties style:font-name="Arial" style:font-weight-complex="normal" style:font-weight-asian="normal" style:font-size-complex="10pt" style:font-size-asian="10pt" style:font-name-complex="Arial" style:text-position="0% 100%" style:use-window-font-color="true" style:text-outline="false" style:text-line-through-type="none" style:text-underline-style="none" style:text-underline-color="font-color" fo:font-weight="normal" fo:font-size="10pt" fo:text-shadow="none" fo:font-style="normal" style:font-style-asian="normal" style:font-style-complex="normal"/>
    </style:style>
    <style:style style:name="T17" style:family="text">
      <style:text-properties fo:text-shadow="none" style:font-style-complex="normal" fo:font-size="10pt" fo:font-weight="normal" style:text-underline-style="none" style:text-underline-color="font-color" style:text-line-through-type="none" fo:font-style="normal" style:text-outline="false" style:use-window-font-color="true" style:text-position="0% 100%" style:font-name-complex="Arial" style:font-size-asian="10pt" style:font-size-complex="10pt" style:font-weight-asian="normal" style:font-weight-complex="normal" style:font-style-asian="normal" style:font-name="Arial"/>
    </style:style>
    <style:style style:name="T25"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fo:color="#006411"/>
    </style:style>
    <style:style style:name="T26"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style:use-window-font-color="true"/>
    </style:style>
    <style:style style:name="T27"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fo:color="#ff6600"/>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omputeCapabilities)" table:allow-empty-cell="true" table:display-list="unsorted" table:base-cell-address="Calculator.B6">
          <table:error-message table:message-type="stop" table:display="true"/>
        </table:content-validation>
        <table:content-validation table:name="val2" table:condition="of:cell-content-is-in-list(INDIRECT(HLOOKUP(computeCapability;GPUData;MATCH(&quot;SM Version&quot;;GPUData_labels;0))&amp;&quot;_SharedMem_Configs&quot;))" table:allow-empty-cell="true" table:display-list="unsorted" table:base-cell-address="Calculator.B7">
          <table:error-message table:message-type="stop" table:display="true"/>
        </table:content-validation>
        <table:content-validation table:name="val3" table:condition="of:cell-content-is-in-list(&quot;L2 only (cg)&quot;;&quot;L1+L2 (ca)&quot;)" table:allow-empty-cell="true" table:display-list="unsorted" table:base-cell-address="Calculator.B8">
          <table:error-message table:message-type="stop" table:display="true"/>
        </table:content-validation>
        <table:content-validation table:name="val4" table:condition="of:cell-content-is-whole-number() and cell-content-is-between(0,maxThreadsPerBlock)" table:allow-empty-cell="true" table:base-cell-address="Calculator.B11">
          <table:error-message table:message-type="stop" table:display="true"/>
        </table:content-validation>
      </table:content-validations>
      <table:table table:name="Calculator" table:style-name="ta5">
        <office:forms form:automatic-focus="false" form:apply-design-mode="false"/>
        <table:shapes>
          <draw:frame draw:z-index="0" draw:name="Chart Block Size" draw:style-name="gr1" draw:text-style-name="P1" svg:width="143.47mm" svg:height="95.08mm" svg:x="177.13mm" svg:y="36.33mm">
            <draw:object draw:notify-on-update-of-ranges="Calculator.A88:Calculator.A183 Calculator.B88:Calculator.B183 Calculator.A87:Calculator.A87 Calculator.B87:Calculator.B87" xlink:href="./Object 1" xlink:type="simple" xlink:show="embed" xlink:actuate="onLoad">
              <loext:p/>
            </draw:object>
            <draw:image xlink:href="./ObjectReplacements/Object 1" xlink:type="simple" xlink:show="embed" xlink:actuate="onLoad"/>
          </draw:frame>
          <draw:frame draw:z-index="1" draw:name="Chart Register Count" draw:style-name="gr1" draw:text-style-name="P1" svg:width="143.47mm" svg:height="90.32mm" svg:x="177.13mm" svg:y="133.52mm">
            <draw:object draw:notify-on-update-of-ranges="Calculator.F86:Calculator.F340 Calculator.G86:Calculator.G340 Calculator.F85:Calculator.F85 Calculator.G85:Calculator.G85" xlink:href="./Object 2" xlink:type="simple" xlink:show="embed" xlink:actuate="onLoad">
              <loext:p/>
            </draw:object>
            <draw:image xlink:href="./ObjectReplacements/Object 2" xlink:type="simple" xlink:show="embed" xlink:actuate="onLoad"/>
          </draw:frame>
          <draw:frame draw:z-index="2" draw:name="Chart Shared Memory" draw:style-name="gr1" draw:text-style-name="P1" svg:width="143.16mm" svg:height="95.07mm" svg:x="322.85mm" svg:y="34.92mm">
            <draw:object draw:notify-on-update-of-ranges="Calculator.J87:Calculator.J278 Calculator.O85:Calculator.O85 Calculator.O87:Calculator.O278 Calculator.J87:Calculator.J278 Calculator.N85:Calculator.N85 Calculator.N87:Calculator.N278 Calculator.J87:Calculator.J278 Calculator.M85:Calculator.M85 Calculator.M87:Calculator.M278 Calculator.J87:Calculator.J278 Calculator.L85:Calculator.L85 Calculator.L87:Calculator.L278 Calculator.J87:Calculator.J278 Calculator.K85:Calculator.K85 Calculator.K87:Calculator.K278 Calculator.B13:Calculator.B13 Calculator.B19:Calculator.B19" xlink:href="./Object 3" xlink:type="simple" xlink:show="embed" xlink:actuate="onLoad">
              <loext:p/>
            </draw:object>
            <draw:image xlink:href="./ObjectReplacements/Object 3" xlink:type="simple" xlink:show="embed" xlink:actuate="onLoad"/>
          </draw:frame>
        </table:shapes>
        <table:table-column table:style-name="co5" table:default-cell-style-name="ce141"/>
        <table:table-column table:style-name="co8" table:default-cell-style-name="ce141"/>
        <table:table-column table:style-name="co9" table:default-cell-style-name="ce141"/>
        <table:table-column table:style-name="co10" table:default-cell-style-name="ce141"/>
        <table:table-column table:style-name="co11" table:number-columns-repeated="16" table:default-cell-style-name="ce141"/>
        <table:table-column table:style-name="co6" table:number-columns-repeated="237" table:default-cell-style-name="ce141"/>
        <table:table-column table:style-name="co6" table:number-columns-repeated="767" table:default-cell-style-name="Default"/>
        <table:table-row table:style-name="ro22">
          <table:table-cell table:style-name="ce1" office:value-type="string" calcext:value-type="string" table:number-columns-spanned="2" table:number-rows-spanned="1">
            <text:p>CUDA Occupancy Calculator</text:p>
          </table:table-cell>
          <table:covered-table-cell table:style-name="ce36"/>
          <table:table-cell table:style-name="ce63" table:number-columns-repeated="2"/>
          <table:table-cell table:style-name="ce184" office:value-type="string" calcext:value-type="string" table:number-columns-spanned="8" table:number-rows-spanned="1">
            <text:p><text:span text:style-name="T12"><text:a xlink:href="#Overview" xlink:type="simple">Click Here for detailed instructions on how to use this occupancy calculator.</text:a></text:span></text:p>
          </table:table-cell>
          <table:covered-table-cell table:number-columns-repeated="7" table:style-name="ce184"/>
          <table:table-cell table:style-name="ce83" table:number-columns-repeated="3"/>
          <table:table-cell table:style-name="ce105" table:number-columns-repeated="14"/>
          <table:table-cell table:number-columns-repeated="995"/>
        </table:table-row>
        <table:table-row table:style-name="ro2">
          <table:table-cell table:style-name="ce105" table:number-columns-repeated="4"/>
          <table:table-cell table:style-name="ce185" office:value-type="string" calcext:value-type="string" table:number-columns-spanned="8" table:number-rows-spanned="1">
            <text:p><text:span text:style-name="T13"><text:a xlink:href="http://developer.nvidia.com/cuda" xlink:type="simple">For more information on NVIDIA CUDA, visit http://developer.nvidia.com/cuda</text:a></text:span></text:p>
          </table:table-cell>
          <table:covered-table-cell table:number-columns-repeated="7" table:style-name="ce185"/>
          <table:table-cell table:style-name="ce193" table:number-columns-repeated="3"/>
          <table:table-cell table:style-name="ce105" table:number-columns-repeated="14"/>
          <table:table-cell table:number-columns-repeated="995"/>
        </table:table-row>
        <table:table-row table:style-name="ro3">
          <table:table-cell table:style-name="ce105" table:number-columns-repeated="29"/>
          <table:table-cell table:number-columns-repeated="995"/>
        </table:table-row>
        <table:table-row table:style-name="ro2">
          <table:table-cell table:style-name="ce3" office:value-type="string" calcext:value-type="string" table:number-columns-spanned="2" table:number-rows-spanned="1">
            <text:p><text:span text:style-name="T9"><text:a xlink:href="#Overview" xlink:type="simple">Just follow steps 1, 2, and 3 below! (or click here for help)</text:a></text:span></text:p>
          </table:table-cell>
          <table:covered-table-cell table:style-name="ce37"/>
          <table:table-cell table:style-name="ce105" table:number-columns-repeated="2"/>
          <table:table-cell table:style-name="ce77" office:value-type="string" calcext:value-type="string" table:number-columns-spanned="8" table:number-rows-spanned="3">
            <text:p>Your chosen resource usage is indicated by the red triangle on the graphs. <text:s/>The other data points represent the range of possible block sizes, register counts, and shared memory allocation.</text:p>
          </table:table-cell>
          <table:covered-table-cell table:number-columns-repeated="7" table:style-name="ce187"/>
          <table:table-cell table:style-name="ce85" table:number-columns-repeated="5"/>
          <table:table-cell table:style-name="ce105" table:number-columns-repeated="12"/>
          <table:table-cell table:number-columns-repeated="995"/>
        </table:table-row>
        <table:table-row table:style-name="ro2">
          <table:table-cell table:style-name="ce4"/>
          <table:table-cell table:style-name="ce105" table:number-columns-repeated="3"/>
          <table:covered-table-cell table:number-columns-repeated="8" table:style-name="ce187"/>
          <table:table-cell table:style-name="ce85" table:number-columns-repeated="5"/>
          <table:table-cell table:style-name="ce105" table:number-columns-repeated="12"/>
          <table:table-cell table:number-columns-repeated="995"/>
        </table:table-row>
        <table:table-row table:style-name="ro23">
          <table:table-cell table:style-name="ce5" office:value-type="string" calcext:value-type="string">
            <text:p>1.) Select Compute Capability (click):</text:p>
          </table:table-cell>
          <table:table-cell table:style-name="ce38" table:content-validation-name="val1" office:value-type="float" office:value="6.1" calcext:value-type="float">
            <text:p>6,1</text:p>
          </table:table-cell>
          <table:table-cell table:style-name="ce64" office:value-type="string" calcext:value-type="string">
            <text:p><text:span text:style-name="T11"><text:a xlink:href="#HelpSelectGPU" xlink:type="simple">(Help)</text:a></text:span></text:p>
          </table:table-cell>
          <table:table-cell table:style-name="ce105"/>
          <table:covered-table-cell table:number-columns-repeated="8" table:style-name="ce187"/>
          <table:table-cell table:style-name="ce105" table:number-columns-repeated="17"/>
          <table:table-cell table:number-columns-repeated="995"/>
        </table:table-row>
        <table:table-row table:style-name="ro23">
          <table:table-cell table:style-name="ce5" office:value-type="string" calcext:value-type="string">
            <text:p>1.b) Select Shared Memory Size Config (bytes)</text:p>
          </table:table-cell>
          <table:table-cell table:style-name="ce39" table:content-validation-name="val2" office:value-type="float" office:value="98304" calcext:value-type="float">
            <text:p>98304</text:p>
          </table:table-cell>
          <table:table-cell table:style-name="ce64"/>
          <table:table-cell table:style-name="ce105" table:number-columns-repeated="26"/>
          <table:table-cell table:number-columns-repeated="995"/>
        </table:table-row>
        <table:table-row table:style-name="ro3">
          <table:table-cell table:style-name="ce6" office:value-type="string" calcext:value-type="string">
            <text:p>1.c) Select Global Load Caching Mode</text:p>
          </table:table-cell>
          <table:table-cell table:style-name="ce40" table:content-validation-name="val3" office:value-type="string" calcext:value-type="string">
            <text:p>L2 only (cg)</text:p>
          </table:table-cell>
          <table:table-cell table:style-name="ce64"/>
          <table:table-cell table:style-name="ce105" table:number-columns-repeated="26"/>
          <table:table-cell table:number-columns-repeated="995"/>
        </table:table-row>
        <table:table-row table:style-name="ro24">
          <table:table-cell table:style-name="ce105" table:number-columns-repeated="29"/>
          <table:table-cell table:number-columns-repeated="995"/>
        </table:table-row>
        <table:table-row table:style-name="ro2">
          <table:table-cell table:style-name="ce7" office:value-type="string" calcext:value-type="string">
            <text:p>2.) Enter your resource usage:</text:p>
          </table:table-cell>
          <table:table-cell table:style-name="ce41"/>
          <table:table-cell table:style-name="ce105" table:number-columns-repeated="27"/>
          <table:table-cell table:number-columns-repeated="995"/>
        </table:table-row>
        <table:table-row table:style-name="ro23">
          <table:table-cell table:style-name="ce8" office:value-type="string" calcext:value-type="string">
            <text:p>Threads Per Block</text:p>
          </table:table-cell>
          <table:table-cell table:style-name="ce150" table:content-validation-name="val4" office:value-type="float" office:value="256" calcext:value-type="float">
            <text:p>256</text:p>
          </table:table-cell>
          <table:table-cell table:style-name="ce64" office:value-type="string" calcext:value-type="string">
            <text:p><text:span text:style-name="T11"><text:a xlink:href="#HelpEnterStats" xlink:type="simple">(Help)</text:a></text:span></text:p>
          </table:table-cell>
          <table:table-cell table:style-name="ce105" table:number-columns-repeated="26"/>
          <table:table-cell table:number-columns-repeated="995"/>
        </table:table-row>
        <table:table-row table:style-name="ro23">
          <table:table-cell table:style-name="ce8" office:value-type="string" calcext:value-type="string">
            <text:p>Registers Per Thread</text:p>
          </table:table-cell>
          <table:table-cell table:style-name="ce150" office:value-type="float" office:value="32" calcext:value-type="float">
            <text:p>32</text:p>
          </table:table-cell>
          <table:table-cell table:style-name="ce105" table:number-columns-repeated="27"/>
          <table:table-cell table:number-columns-repeated="995"/>
        </table:table-row>
        <table:table-row table:style-name="ro2">
          <table:table-cell table:style-name="ce8" office:value-type="string" calcext:value-type="string">
            <text:p>Shared Memory Per Block (bytes)</text:p>
          </table:table-cell>
          <table:table-cell table:style-name="ce150" office:value-type="float" office:value="4096" calcext:value-type="float">
            <text:p>4096</text:p>
          </table:table-cell>
          <table:table-cell table:style-name="ce105" table:number-columns-repeated="27"/>
          <table:table-cell table:number-columns-repeated="995"/>
        </table:table-row>
        <table:table-row table:style-name="ro2">
          <table:table-cell table:style-name="ce112"/>
          <table:table-cell table:style-name="ce4"/>
          <table:table-cell table:style-name="ce105" table:number-columns-repeated="27"/>
          <table:table-cell table:number-columns-repeated="995"/>
        </table:table-row>
        <table:table-row table:style-name="ro2">
          <table:table-cell table:style-name="ce10" office:value-type="string" calcext:value-type="string">
            <text:p>(Don't edit anything below this line)</text:p>
          </table:table-cell>
          <table:table-cell table:style-name="ce4"/>
          <table:table-cell table:style-name="ce105" table:number-columns-repeated="27"/>
          <table:table-cell table:number-columns-repeated="995"/>
        </table:table-row>
        <table:table-row table:style-name="ro2">
          <table:table-cell table:style-name="ce114"/>
          <table:table-cell table:style-name="ce105" table:number-columns-repeated="28"/>
          <table:table-cell table:number-columns-repeated="995"/>
        </table:table-row>
        <table:table-row table:style-name="ro2">
          <table:table-cell table:style-name="ce12" office:value-type="string" calcext:value-type="string">
            <text:p>3.) GPU Occupancy Data is displayed here and in the graphs:</text:p>
          </table:table-cell>
          <table:table-cell table:style-name="ce43"/>
          <table:table-cell table:style-name="ce105" table:number-columns-repeated="27"/>
          <table:table-cell table:number-columns-repeated="995"/>
        </table:table-row>
        <table:table-row table:style-name="ro2">
          <table:table-cell table:style-name="ce13" office:value-type="string" calcext:value-type="string">
            <text:p>Active Threads per Multiprocessor</text:p>
          </table:table-cell>
          <table:table-cell table:style-name="ce44" table:formula="of:=[.B19]*limitThreadsPerWarp" office:value-type="float" office:value="2048" calcext:value-type="float">
            <text:p>2048</text:p>
          </table:table-cell>
          <table:table-cell table:style-name="ce64" office:value-type="string" calcext:value-type="string">
            <text:p><text:span text:style-name="T11"><text:a xlink:href="#HelpOccupancyData" xlink:type="simple">(Help)</text:a></text:span></text:p>
          </table:table-cell>
          <table:table-cell table:style-name="ce105" table:number-columns-repeated="26"/>
          <table:table-cell table:number-columns-repeated="995"/>
        </table:table-row>
        <table:table-row table:style-name="ro2">
          <table:table-cell table:style-name="ce14" office:value-type="string" calcext:value-type="string">
            <text:p>Active Warps per Multiprocessor</text:p>
          </table:table-cell>
          <table:table-cell table:style-name="ce45" table:formula="of:=[.B20]*MyWarpsPerBlock" office:value-type="float" office:value="64" calcext:value-type="float">
            <text:p>64</text:p>
          </table:table-cell>
          <table:table-cell table:style-name="ce105" table:number-columns-repeated="27"/>
          <table:table-cell table:number-columns-repeated="995"/>
        </table:table-row>
        <table:table-row table:style-name="ro2">
          <table:table-cell table:style-name="ce14" office:value-type="string" calcext:value-type="string">
            <text:p>Active Thread Blocks per Multiprocessor</text:p>
          </table:table-cell>
          <table:table-cell table:style-name="ce45" table:formula="of:=MIN([.B47:.B49])" office:value-type="float" office:value="8" calcext:value-type="float">
            <text:p>8</text:p>
          </table:table-cell>
          <table:table-cell table:style-name="ce105" table:number-columns-repeated="27"/>
          <table:table-cell table:number-columns-repeated="995"/>
        </table:table-row>
        <table:table-row table:style-name="ro2">
          <table:table-cell table:style-name="ce15" office:value-type="string" calcext:value-type="string">
            <text:p>Occupancy of each Multiprocessor</text:p>
          </table:table-cell>
          <table:table-cell table:style-name="ce46" table:formula="of:=[.B19]/limitWarpsPerMultiprocessor" office:value-type="percentage" office:value="1" calcext:value-type="percentage">
            <text:p>100 %</text:p>
          </table:table-cell>
          <table:table-cell table:style-name="ce105" table:number-columns-repeated="27"/>
          <table:table-cell table:number-columns-repeated="995"/>
        </table:table-row>
        <table:table-row table:style-name="ro2">
          <table:table-cell table:style-name="ce16"/>
          <table:table-cell table:style-name="ce105" table:number-columns-repeated="28"/>
          <table:table-cell table:number-columns-repeated="995"/>
        </table:table-row>
        <table:table-row table:style-name="ro2">
          <table:table-cell table:style-name="ce120"/>
          <table:table-cell table:style-name="ce105" table:number-columns-repeated="28"/>
          <table:table-cell table:number-columns-repeated="995"/>
        </table:table-row>
        <table:table-row table:style-name="ro2">
          <table:table-cell table:style-name="ce18" office:value-type="string" calcext:value-type="string">
            <text:p>Physical Limits for GPU Compute Capability:</text:p>
          </table:table-cell>
          <table:table-cell table:style-name="ce47" table:formula="of:=computeCapability" office:value-type="float" office:value="6.1" calcext:value-type="float">
            <text:p>6,1</text:p>
          </table:table-cell>
          <table:table-cell table:style-name="ce105" table:number-columns-repeated="26"/>
          <table:table-cell table:number-columns-repeated="996"/>
        </table:table-row>
        <table:table-row table:style-name="ro2">
          <table:table-cell table:style-name="ce19" office:value-type="string" calcext:value-type="string">
            <text:p>Threads per Warp</text:p>
          </table:table-cell>
          <table:table-cell table:style-name="ce48" table:formula="of:=HLOOKUP(computeCapability;GPUData;MATCH(&quot;Threads / Warp&quot;;GPUData_labels;FALSE()))" office:value-type="float" office:value="32" calcext:value-type="float">
            <text:p>32</text:p>
          </table:table-cell>
          <table:table-cell table:style-name="ce105" table:number-columns-repeated="26"/>
          <table:table-cell table:number-columns-repeated="996"/>
        </table:table-row>
        <table:table-row table:style-name="ro2">
          <table:table-cell table:style-name="ce20" office:value-type="string" calcext:value-type="string">
            <text:p>Max Warps per Multiprocessor</text:p>
          </table:table-cell>
          <table:table-cell table:style-name="ce49" table:formula="of:=HLOOKUP(computeCapability;GPUData;MATCH(&quot;Warps / Multiprocessor&quot;;GPUData_labels;FALSE()))" office:value-type="float" office:value="64" calcext:value-type="float">
            <text:p>64</text:p>
          </table:table-cell>
          <table:table-cell table:style-name="ce105" table:number-columns-repeated="26"/>
          <table:table-cell table:number-columns-repeated="996"/>
        </table:table-row>
        <table:table-row table:style-name="ro2">
          <table:table-cell table:style-name="ce20" office:value-type="string" calcext:value-type="string">
            <text:p>Max Thread Blocks per Multiprocessor</text:p>
          </table:table-cell>
          <table:table-cell table:style-name="ce49" table:formula="of:=HLOOKUP(computeCapability;GPUData;MATCH(&quot;Thread Blocks / Multiprocessor&quot;;GPUData_labels;FALSE()))" office:value-type="float" office:value="32" calcext:value-type="float">
            <text:p>32</text:p>
          </table:table-cell>
          <table:table-cell table:style-name="ce105" table:number-columns-repeated="26"/>
          <table:table-cell table:number-columns-repeated="996"/>
        </table:table-row>
        <table:table-row table:style-name="ro2">
          <table:table-cell table:style-name="ce20" office:value-type="string" calcext:value-type="string">
            <text:p>Max Threads per Multiprocessor</text:p>
          </table:table-cell>
          <table:table-cell table:style-name="ce49" table:formula="of:=HLOOKUP(computeCapability;GPUData;MATCH(&quot;Threads / Multiprocessor&quot;;GPUData_labels;FALSE()))" office:value-type="float" office:value="2048" calcext:value-type="float">
            <text:p>2048</text:p>
          </table:table-cell>
          <table:table-cell table:style-name="ce105" table:number-columns-repeated="26"/>
          <table:table-cell table:number-columns-repeated="996"/>
        </table:table-row>
        <table:table-row table:style-name="ro2">
          <table:table-cell table:style-name="ce20" office:value-type="string" calcext:value-type="string">
            <text:p>Maximum Thread Block Size</text:p>
          </table:table-cell>
          <table:table-cell table:style-name="ce49" table:formula="of:=HLOOKUP(computeCapability;GPUData;MATCH(&quot;Max Thread Block Size&quot;;GPUData_labels;FALSE()))" office:value-type="float" office:value="1024" calcext:value-type="float">
            <text:p>1024</text:p>
          </table:table-cell>
          <table:table-cell table:style-name="ce105" table:number-columns-repeated="26"/>
          <table:table-cell table:number-columns-repeated="996"/>
        </table:table-row>
        <table:table-row table:style-name="ro2">
          <table:table-cell table:style-name="ce20" office:value-type="string" calcext:value-type="string">
            <text:p>Registers per Multiprocessor</text:p>
          </table:table-cell>
          <table:table-cell table:style-name="ce49" table:formula="of:=HLOOKUP(computeCapability;GPUData;MATCH(&quot;Register File Size / Multiprocessor (32-bit registers)&quot;;GPUData_labels;FALSE()))" office:value-type="float" office:value="65536" calcext:value-type="float">
            <text:p>65536</text:p>
          </table:table-cell>
          <table:table-cell table:style-name="ce105" table:number-columns-repeated="26"/>
          <table:table-cell table:number-columns-repeated="996"/>
        </table:table-row>
        <table:table-row table:style-name="ro2">
          <table:table-cell table:style-name="ce21" office:value-type="string" calcext:value-type="string">
            <text:p>Max Registers per Thread Block</text:p>
          </table:table-cell>
          <table:table-cell table:style-name="ce49" table:formula="of:=HLOOKUP(computeCapability;GPUData;MATCH(&quot;Max Registers / Block&quot;;GPUData_labels;FALSE()))" office:value-type="float" office:value="65536" calcext:value-type="float">
            <text:p>65536</text:p>
          </table:table-cell>
          <table:table-cell table:style-name="ce105" table:number-columns-repeated="26"/>
          <table:table-cell table:number-columns-repeated="996"/>
        </table:table-row>
        <table:table-row table:style-name="ro2">
          <table:table-cell table:style-name="ce21" office:value-type="string" calcext:value-type="string">
            <text:p>Max Registers per Thread</text:p>
          </table:table-cell>
          <table:table-cell table:style-name="ce49" table:formula="of:=HLOOKUP(computeCapability;GPUData;MATCH(&quot;Max Registers / Thread&quot;;GPUData_labels;FALSE()))" office:value-type="float" office:value="255" calcext:value-type="float">
            <text:p>255</text:p>
          </table:table-cell>
          <table:table-cell table:style-name="ce105" table:number-columns-repeated="26"/>
          <table:table-cell table:number-columns-repeated="996"/>
        </table:table-row>
        <table:table-row table:style-name="ro2">
          <table:table-cell table:style-name="ce20" office:value-type="string" calcext:value-type="string">
            <text:p>Shared Memory per Multiprocessor (bytes)</text:p>
          </table:table-cell>
          <table:table-cell table:style-name="ce49" table:formula="of:=MIN(sharedSize;HLOOKUP(computeCapability;GPUData;MATCH(&quot;Shared Memory / Multiprocessor (bytes)&quot;;GPUData_labels;FALSE())))" office:value-type="float" office:value="98304" calcext:value-type="float">
            <text:p>98304</text:p>
          </table:table-cell>
          <table:table-cell table:style-name="ce105" table:number-columns-repeated="26"/>
          <table:table-cell table:number-columns-repeated="996"/>
        </table:table-row>
        <table:table-row table:style-name="ro2">
          <table:table-cell table:style-name="ce21" office:value-type="string" calcext:value-type="string">
            <text:p>Max Shared Memory per Block</text:p>
          </table:table-cell>
          <table:table-cell table:style-name="ce49" table:formula="of:=MIN(HLOOKUP(computeCapability;GPUData;MATCH(&quot;Max Shared Memory / Block (bytes)&quot;;GPUData_labels;FALSE()));limitTotalSharedMemory)" office:value-type="float" office:value="49152" calcext:value-type="float">
            <text:p>49152</text:p>
          </table:table-cell>
          <table:table-cell table:style-name="ce105" table:number-columns-repeated="26"/>
          <table:table-cell table:number-columns-repeated="996"/>
        </table:table-row>
        <table:table-row table:style-name="ro2">
          <table:table-cell table:style-name="ce21" office:value-type="string" calcext:value-type="string">
            <text:p>Register allocation unit size</text:p>
          </table:table-cell>
          <table:table-cell table:style-name="ce49" table:formula="of:=HLOOKUP(computeCapability;GPUData;MATCH(&quot;Register Allocation Unit Size&quot;;GPUData_labels;FALSE()))" office:value-type="float" office:value="256" calcext:value-type="float">
            <text:p>256</text:p>
          </table:table-cell>
          <table:table-cell table:style-name="ce105" table:number-columns-repeated="26"/>
          <table:table-cell table:number-columns-repeated="996"/>
        </table:table-row>
        <table:table-row table:style-name="ro2">
          <table:table-cell table:style-name="ce21" office:value-type="string" calcext:value-type="string">
            <text:p>Register allocation granularity</text:p>
          </table:table-cell>
          <table:table-cell table:style-name="ce50" table:formula="of:=HLOOKUP(computeCapability;GPUData;MATCH(&quot;Register Allocation Granularity&quot;;GPUData_labels;FALSE()))" office:value-type="string" office:string-value="warp" calcext:value-type="string">
            <text:p>warp</text:p>
          </table:table-cell>
          <table:table-cell table:style-name="ce105" table:number-columns-repeated="26"/>
          <table:table-cell table:number-columns-repeated="996"/>
        </table:table-row>
        <table:table-row table:style-name="ro2">
          <table:table-cell table:style-name="ce21" office:value-type="string" calcext:value-type="string">
            <text:p>Shared Memory allocation unit size</text:p>
          </table:table-cell>
          <table:table-cell table:style-name="ce49" table:formula="of:=HLOOKUP(computeCapability;GPUData;MATCH(&quot;Shared Memory Allocation unit size&quot;;GPUData_labels;FALSE()))" office:value-type="float" office:value="256" calcext:value-type="float">
            <text:p>256</text:p>
          </table:table-cell>
          <table:table-cell table:style-name="ce105" table:number-columns-repeated="27"/>
          <table:table-cell table:number-columns-repeated="995"/>
        </table:table-row>
        <table:table-row table:style-name="ro25">
          <table:table-cell table:style-name="ce22" office:value-type="string" calcext:value-type="string">
            <text:p>Warp allocation granularity</text:p>
          </table:table-cell>
          <table:table-cell table:style-name="ce51" table:formula="of:=HLOOKUP(computeCapability;GPUData;MATCH(&quot;Warp allocation granularity&quot;;GPUData_labels;FALSE()))" office:value-type="float" office:value="4" calcext:value-type="float">
            <text:p>4</text:p>
          </table:table-cell>
          <table:table-cell table:style-name="ce105" table:number-columns-repeated="27"/>
          <table:table-cell table:number-columns-repeated="995"/>
        </table:table-row>
        <table:table-row table:style-name="ro2">
          <table:table-cell table:style-name="ce105" table:number-columns-repeated="29"/>
          <table:table-cell table:number-columns-repeated="995"/>
        </table:table-row>
        <table:table-row table:style-name="ro26">
          <table:table-cell table:style-name="ce126" office:value-type="string" calcext:value-type="string">
            <text:p>Allocated Resources</text:p>
          </table:table-cell>
          <table:table-cell table:style-name="ce52" office:value-type="string" calcext:value-type="string">
            <text:p>Per Block</text:p>
          </table:table-cell>
          <table:table-cell table:style-name="ce65" office:value-type="string" calcext:value-type="string">
            <text:p>Limit Per SM</text:p>
          </table:table-cell>
          <table:table-cell table:style-name="ce65" table:formula="of:=&quot;= Allocatable Blocks Per SM&quot;" office:value-type="string" office:string-value="= Allocatable Blocks Per SM" calcext:value-type="string">
            <text:p>= Allocatable Blocks Per SM</text:p>
          </table:table-cell>
          <table:table-cell table:style-name="ce105" table:number-columns-repeated="4"/>
          <table:table-cell table:style-name="ce82" table:number-columns-repeated="2"/>
          <table:table-cell table:style-name="ce105" table:number-columns-repeated="19"/>
          <table:table-cell table:number-columns-repeated="995"/>
        </table:table-row>
        <table:table-row table:style-name="ro2">
          <table:table-cell table:style-name="ce24" office:value-type="string" calcext:value-type="string">
            <text:p>Warps <text:s text:c="13"/>(Threads Per Block / Threads Per Warp)</text:p>
          </table:table-cell>
          <table:table-cell table:style-name="ce53" table:formula="of:=COM.MICROSOFT.CEILING(MyThreadCount/limitThreadsPerWarp;1)" office:value-type="float" office:value="8" calcext:value-type="float">
            <text:p>8</text:p>
          </table:table-cell>
          <table:table-cell table:style-name="ce66" table:formula="of:=limitWarpsPerMultiprocessor" office:value-type="float" office:value="64" calcext:value-type="float">
            <text:p>64</text:p>
          </table:table-cell>
          <table:table-cell table:style-name="ce66" table:formula="of:=MIN(limitBlocksPerMultiprocessor;COM.MICROSOFT.FLOOR(limitWarpsPerMultiprocessor/MyWarpsPerBlock;1))" office:value-type="float" office:value="8" calcext:value-type="float">
            <text:p>8</text:p>
          </table:table-cell>
          <table:table-cell table:style-name="ce105" table:number-columns-repeated="25"/>
          <table:table-cell table:number-columns-repeated="995"/>
        </table:table-row>
        <table:table-row table:style-name="ro2">
          <table:table-cell table:style-name="ce25" table:formula="of:=IF(myAllocationGranularity=&quot;block&quot;;&quot;Registers          (≈Registers Per Thread * Threads Per Block)&quot;;&quot;Registers          (Warp limit per SM due to per-warp reg count)&quot;)" office:value-type="string" office:string-value="Registers          (Warp limit per SM due to per-warp reg count)" calcext:value-type="string">
            <text:p>Registers <text:s text:c="9"/>(Warp limit per SM due to per-warp reg count)</text:p>
          </table:table-cell>
          <table:table-cell table:style-name="ce54" table:formula="of:=IF(myAllocationGranularity=&quot;block&quot;;COM.MICROSOFT.CEILING(COM.MICROSOFT.CEILING(MyWarpsPerBlock;myWarpAllocationGranularity)*MyRegCount*limitThreadsPerWarp;myAllocationSize);MyWarpsPerBlock)" office:value-type="float" office:value="8" calcext:value-type="float">
            <text:p>8</text:p>
          </table:table-cell>
          <table:table-cell table:style-name="ce67" table:formula="of:=IF(myAllocationGranularity=&quot;block&quot;;limitRegsPerBlock;COM.MICROSOFT.FLOOR(limitRegsPerBlock/COM.MICROSOFT.CEILING(MyRegCount*limitThreadsPerWarp;myAllocationSize);myWarpAllocationGranularity))" office:value-type="float" office:value="64" calcext:value-type="float">
            <text:p>64</text:p>
          </table:table-cell>
          <table:table-cell table:style-name="ce67" table:formula="of:=IF(MyRegCount&gt;limitRegsPerThread;0;IF(MyRegCount&gt;0;COM.MICROSOFT.FLOOR([.C42]/MyRegsPerBlock;1)*COM.MICROSOFT.FLOOR(limitTotalRegisters/limitRegsPerBlock;1);limitBlocksPerMultiprocessor))" office:value-type="float" office:value="8" calcext:value-type="float">
            <text:p>8</text:p>
          </table:table-cell>
          <table:table-cell table:style-name="ce105" table:number-columns-repeated="25"/>
          <table:table-cell table:number-columns-repeated="995"/>
        </table:table-row>
        <table:table-row table:style-name="ro2">
          <table:table-cell table:style-name="ce26" office:value-type="string" calcext:value-type="string">
            <text:p>Shared Memory (Bytes)</text:p>
          </table:table-cell>
          <table:table-cell table:style-name="ce55" table:formula="of:=COM.MICROSOFT.CEILING(MySharedMemory;mySharedMemAllocationSize)" office:value-type="float" office:value="4096" calcext:value-type="float">
            <text:p>4096</text:p>
          </table:table-cell>
          <table:table-cell table:style-name="ce68" table:formula="of:=limitSharedMemoryPerBlock" office:value-type="float" office:value="49152" calcext:value-type="float">
            <text:p>49152</text:p>
          </table:table-cell>
          <table:table-cell table:style-name="ce68" table:formula="of:=IF(MySharedMemPerBlock&gt;limitSharedMemoryPerBlock;0;IF(MySharedMemPerBlock&gt;0;COM.MICROSOFT.FLOOR(limitTotalSharedMemory/MySharedMemPerBlock;1);limitBlocksPerMultiprocessor))" office:value-type="float" office:value="24" calcext:value-type="float">
            <text:p>24</text:p>
          </table:table-cell>
          <table:table-cell table:style-name="ce105" table:number-columns-repeated="26"/>
          <table:table-cell table:number-columns-repeated="994"/>
        </table:table-row>
        <table:table-row table:style-name="ro2">
          <table:table-cell table:style-name="ce27" office:value-type="string" calcext:value-type="string">
            <text:p>Note: SM is an abbreviation for (Streaming) Multiprocessor</text:p>
          </table:table-cell>
          <table:table-cell table:style-name="ce105" table:number-columns-repeated="29"/>
          <table:table-cell table:number-columns-repeated="994"/>
        </table:table-row>
        <table:table-row table:style-name="ro2">
          <table:table-cell table:style-name="ce105" table:number-columns-repeated="30"/>
          <table:table-cell table:number-columns-repeated="994"/>
        </table:table-row>
        <table:table-row table:style-name="ro8">
          <table:table-cell table:style-name="ce126" office:value-type="string" calcext:value-type="string">
            <text:p>Maximum Thread Blocks Per Multiprocessor</text:p>
          </table:table-cell>
          <table:table-cell table:style-name="ce52" office:value-type="string" calcext:value-type="string">
            <text:p>Blocks/SM</text:p>
          </table:table-cell>
          <table:table-cell table:style-name="ce69" office:value-type="string" calcext:value-type="string">
            <text:p>* Warps/Block</text:p>
          </table:table-cell>
          <table:table-cell table:style-name="ce74" table:formula="of:=&quot;= Warps/SM&quot;" office:value-type="string" office:string-value="= Warps/SM" calcext:value-type="string">
            <text:p>= Warps/SM</text:p>
          </table:table-cell>
          <table:table-cell table:style-name="ce188" table:number-columns-spanned="7" table:number-rows-spanned="1"/>
          <table:covered-table-cell table:number-columns-repeated="6" table:style-name="ce188"/>
          <table:table-cell table:style-name="ce105" table:number-columns-repeated="19"/>
          <table:table-cell table:number-columns-repeated="994"/>
        </table:table-row>
        <table:table-row table:style-name="ro2">
          <table:table-cell table:style-name="ce28" office:value-type="string" calcext:value-type="string">
            <text:p>Limited by Max Warps or Max Blocks per Multiprocessor</text:p>
          </table:table-cell>
          <table:table-cell table:style-name="ce56" table:formula="of:=limitBlocksDueToWarps" office:value-type="float" office:value="8" calcext:value-type="float">
            <text:p>8</text:p>
          </table:table-cell>
          <table:table-cell table:style-name="ce70" table:formula="of:=MyWarpsPerBlock" office:value-type="float" office:value="8" calcext:value-type="float">
            <text:p>8</text:p>
          </table:table-cell>
          <table:table-cell table:style-name="ce70" table:formula="of:=IF([.$B47]=MIN([.$B$47:.$B$49]);[.B47]*[.C47];0)" office:value-type="float" office:value="64" calcext:value-type="float">
            <text:p>64</text:p>
          </table:table-cell>
          <table:table-cell table:style-name="ce105" table:number-columns-repeated="26"/>
          <table:table-cell table:number-columns-repeated="994"/>
        </table:table-row>
        <table:table-row table:style-name="ro2">
          <table:table-cell table:style-name="ce29" office:value-type="string" calcext:value-type="string">
            <text:p>Limited by Registers per Multiprocessor</text:p>
          </table:table-cell>
          <table:table-cell table:style-name="ce57" table:formula="of:=limitBlocksDueToRegs" office:value-type="float" office:value="8" calcext:value-type="float">
            <text:p>8</text:p>
          </table:table-cell>
          <table:table-cell table:style-name="ce71" table:formula="of:=MyWarpsPerBlock" office:value-type="float" office:value="8" calcext:value-type="float">
            <text:p>8</text:p>
          </table:table-cell>
          <table:table-cell table:style-name="ce71" table:formula="of:=IF([.$B48]=MIN([.$B$47:.$B$49]);[.B48]*[.C48];0)" office:value-type="float" office:value="64" calcext:value-type="float">
            <text:p>64</text:p>
          </table:table-cell>
          <table:table-cell table:style-name="ce105" table:number-columns-repeated="26"/>
          <table:table-cell table:number-columns-repeated="994"/>
        </table:table-row>
        <table:table-row table:style-name="ro2">
          <table:table-cell table:style-name="ce30" office:value-type="string" calcext:value-type="string">
            <text:p>Limited by Shared Memory per Multiprocessor</text:p>
          </table:table-cell>
          <table:table-cell table:style-name="ce58" table:formula="of:=limitBlocksDueToSMem" office:value-type="float" office:value="24" calcext:value-type="float">
            <text:p>24</text:p>
          </table:table-cell>
          <table:table-cell table:style-name="ce72" table:formula="of:=MyWarpsPerBlock" office:value-type="float" office:value="8" calcext:value-type="float">
            <text:p>8</text:p>
          </table:table-cell>
          <table:table-cell table:style-name="ce72" table:formula="of:=IF([.$B49]=MIN([.$B$47:.$B$49]);[.B49]*[.C49];0)" office:value-type="float" office:value="0" calcext:value-type="float">
            <text:p>0</text:p>
          </table:table-cell>
          <table:table-cell table:style-name="ce185" table:number-columns-spanned="7" table:number-rows-spanned="1"/>
          <table:covered-table-cell table:number-columns-repeated="6" table:style-name="ce185"/>
          <table:table-cell table:style-name="ce105" table:number-columns-repeated="19"/>
          <table:table-cell table:number-columns-repeated="994"/>
        </table:table-row>
        <table:table-row table:style-name="ro2">
          <table:table-cell table:style-name="ce31" office:value-type="string" calcext:value-type="string">
            <text:p>Note: Occupancy limiter is shown in orange</text:p>
          </table:table-cell>
          <table:table-cell table:style-name="ce168" table:formula="of:=CONCATENATE(&quot;Physical Max Warps/SM = &quot;;limitWarpsPerMultiprocessor)" office:value-type="string" office:string-value="Physical Max Warps/SM = 64" calcext:value-type="string" table:number-columns-spanned="3" table:number-rows-spanned="1">
            <text:p>Physical Max Warps/SM = 64</text:p>
          </table:table-cell>
          <table:covered-table-cell table:number-columns-repeated="2" table:style-name="ce168"/>
          <table:table-cell table:style-name="ce185" table:number-columns-repeated="7"/>
          <table:table-cell table:style-name="ce105" table:number-columns-repeated="19"/>
          <table:table-cell table:number-columns-repeated="994"/>
        </table:table-row>
        <table:table-row table:style-name="ro2">
          <table:table-cell table:style-name="ce105"/>
          <table:table-cell table:style-name="ce60" table:formula="of:=CONCATENATE(&quot;Occupancy = &quot;;MAX([.D47:.D49]);&quot; / &quot;;limitWarpsPerMultiprocessor;&quot; = &quot;;ROUND([.B21]*100;0);&quot;%&quot;)" office:value-type="string" office:string-value="Occupancy = 64 / 64 = 100%" calcext:value-type="string" table:number-columns-spanned="3" table:number-rows-spanned="1">
            <text:p>Occupancy = 64 / 64 = 100%</text:p>
          </table:table-cell>
          <table:covered-table-cell table:number-columns-repeated="2" table:style-name="ce182"/>
          <table:table-cell table:style-name="ce105" table:number-columns-repeated="26"/>
          <table:table-cell table:number-columns-repeated="994"/>
        </table:table-row>
        <table:table-row table:style-name="ro2">
          <table:table-cell table:style-name="ce105" table:number-columns-repeated="2"/>
          <table:table-cell table:style-name="ce182" table:number-columns-repeated="2"/>
          <table:table-cell table:style-name="ce105" table:number-columns-repeated="3"/>
          <table:table-cell table:style-name="ce81"/>
          <table:table-cell table:style-name="ce105" table:number-columns-repeated="22"/>
          <table:table-cell table:number-columns-repeated="994"/>
        </table:table-row>
        <table:table-row table:style-name="ro2">
          <table:table-cell table:style-name="ce32" office:value-type="string" calcext:value-type="string">
            <text:p>CUDA Occupancy Calculator</text:p>
          </table:table-cell>
          <table:table-cell table:style-name="ce32"/>
          <table:table-cell table:style-name="ce105" table:number-columns-repeated="28"/>
          <table:table-cell table:number-columns-repeated="994"/>
        </table:table-row>
        <table:table-row table:style-name="ro23">
          <table:table-cell table:style-name="ce32" office:value-type="string" calcext:value-type="string">
            <text:p>Version:</text:p>
          </table:table-cell>
          <table:table-cell table:style-name="ce61" office:value-type="float" office:value="9" calcext:value-type="float">
            <text:p>9,0</text:p>
          </table:table-cell>
          <table:table-cell table:style-name="ce105" table:number-columns-repeated="28"/>
          <table:table-cell table:number-columns-repeated="994"/>
        </table:table-row>
        <table:table-row table:style-name="ro2">
          <table:table-cell table:style-name="ce33" office:value-type="string" calcext:value-type="string" table:number-columns-spanned="2" table:number-rows-spanned="1">
            <text:p><text:span text:style-name="T10"><text:a xlink:href="#Copyright" xlink:type="simple">Copyright and License</text:a></text:span></text:p>
          </table:table-cell>
          <table:covered-table-cell table:style-name="ce62"/>
          <table:table-cell table:style-name="ce105" table:number-columns-repeated="3"/>
          <table:table-cell table:style-name="ce80"/>
          <table:table-cell table:style-name="ce105" table:number-columns-repeated="24"/>
          <table:table-cell table:number-columns-repeated="994"/>
        </table:table-row>
        <table:table-row table:style-name="ro2" table:number-rows-repeated="5">
          <table:table-cell table:style-name="ce105" table:number-columns-repeated="30"/>
          <table:table-cell table:number-columns-repeated="994"/>
        </table:table-row>
        <table:table-row table:style-name="ro2">
          <table:table-cell table:style-name="ce105" table:number-columns-repeated="5"/>
          <table:table-cell table:style-name="ce112"/>
          <table:table-cell table:style-name="ce105" table:number-columns-repeated="24"/>
          <table:table-cell table:number-columns-repeated="994"/>
        </table:table-row>
        <table:table-row table:style-name="ro2" table:number-rows-repeated="20">
          <table:table-cell table:style-name="ce105" table:number-columns-repeated="30"/>
          <table:table-cell table:number-columns-repeated="994"/>
        </table:table-row>
        <table:table-row table:style-name="ro2">
          <table:table-cell table:style-name="ce105" table:number-columns-repeated="30"/>
          <table:table-cell table:style-name="ce34" table:number-columns-repeated="994"/>
        </table:table-row>
        <table:table-row table:style-name="ro2">
          <table:table-cell table:style-name="ce34" table:number-columns-repeated="1024"/>
        </table:table-row>
        <table:table-row table:style-name="ro2">
          <table:table-cell table:style-name="ce34" table:number-columns-repeated="5"/>
          <table:table-cell table:style-name="ce34" office:value-type="string" calcext:value-type="string">
            <text:p>Registers</text:p>
          </table:table-cell>
          <table:table-cell table:style-name="ce34" office:value-type="string" calcext:value-type="string">
            <text:p>Warps/Multiprocessor</text:p>
          </table:table-cell>
          <table:table-cell table:style-name="ce34" table:number-columns-repeated="2"/>
          <table:table-cell table:style-name="ce34" office:value-type="string" calcext:value-type="string">
            <text:p>Shared Memory</text:p>
          </table:table-cell>
          <table:table-cell table:style-name="ce34" office:value-type="string" calcext:value-type="string">
            <text:p>Warps/Multiprocessor</text:p>
          </table:table-cell>
          <table:table-cell table:style-name="ce34" table:number-columns-repeated="1013"/>
        </table:table-row>
        <table:table-row table:style-name="ro2">
          <table:table-cell table:style-name="ce34" table:number-columns-repeated="5"/>
          <table:table-cell table:style-name="ce34" table:formula="of:=MyRegCount" office:value-type="float" office:value="32" calcext:value-type="float">
            <text:p>32</text:p>
          </table:table-cell>
          <table:table-cell table:style-name="ce34" table:formula="of:=[.B19]" office:value-type="float" office:value="64" calcext:value-type="float">
            <text:p>64</text:p>
          </table:table-cell>
          <table:table-cell table:style-name="ce34" table:number-columns-repeated="2"/>
          <table:table-cell table:style-name="ce34" table:formula="of:=[.B19]" office:value-type="float" office:value="64" calcext:value-type="float">
            <text:p>64</text:p>
          </table:table-cell>
          <table:table-cell table:style-name="ce34" table:formula="of:=HLOOKUP(computeCapability;GPUData;MATCH(&quot;Shared Memory Size Configurations (bytes)&quot;;GPUData_labels;FALSE()))" office:value-type="float" office:value="98304" calcext:value-type="float">
            <text:p>98304</text:p>
          </table:table-cell>
          <table:table-cell table:style-name="ce34" table:formula="of:=HLOOKUP(computeCapability;GPUData;MATCH(&quot;Shared Memory Size Configurations (bytes)&quot;;GPUData_labels;FALSE())+1)" office:value-type="string" office:string-value="" calcext:value-type="error">
            <text:p>#N/D</text:p>
          </table:table-cell>
          <table:table-cell table:style-name="ce34" table:formula="of:=HLOOKUP(computeCapability;GPUData;MATCH(&quot;Shared Memory Size Configurations (bytes)&quot;;GPUData_labels;FALSE())+2)" office:value-type="string" office:string-value="" calcext:value-type="error">
            <text:p>#N/D</text:p>
          </table:table-cell>
          <table:table-cell table:style-name="ce34" table:formula="of:=HLOOKUP(computeCapability;GPUData;MATCH(&quot;Shared Memory Size Configurations (bytes)&quot;;GPUData_labels;FALSE())+3)" office:value-type="string" office:string-value="" calcext:value-type="error">
            <text:p>#N/D</text:p>
          </table:table-cell>
          <table:table-cell table:style-name="ce34" table:formula="of:=HLOOKUP(computeCapability;GPUData;MATCH(&quot;Shared Memory Size Configurations (bytes)&quot;;GPUData_labels;FALSE())+4)" office:value-type="string" office:string-value="" calcext:value-type="error">
            <text:p>#N/D</text:p>
          </table:table-cell>
          <table:table-cell table:style-name="ce34" table:formula="of:=HLOOKUP(computeCapability;GPUData;MATCH(&quot;Shared Memory Size Configurations (bytes)&quot;;GPUData_labels;FALSE())+5)" office:value-type="string" office:string-value="" calcext:value-type="error">
            <text:p>#N/D</text:p>
          </table:table-cell>
          <table:table-cell table:style-name="ce34" table:number-columns-repeated="1008"/>
        </table:table-row>
        <table:table-row table:style-name="ro2">
          <table:table-cell table:style-name="ce34" office:value-type="string" calcext:value-type="string">
            <text:p>Threads</text:p>
          </table:table-cell>
          <table:table-cell table:style-name="ce34" office:value-type="string" calcext:value-type="string">
            <text:p>Warps/Multiprocessor</text:p>
          </table:table-cell>
          <table:table-cell table:style-name="ce34" table:number-columns-repeated="3"/>
          <table:table-cell table:style-name="ce34" office:value-type="float" office:value="1" calcext:value-type="float">
            <text:p>1</text:p>
          </table:table-cell>
          <table:table-cell table:style-name="ce34" table:formula="of:=MULTIPLE.OPERATIONS([.G$85];[.$B$12];[.$F86])" office:value-type="float" office:value="64" calcext:value-type="float">
            <text:p>64</text:p>
          </table:table-cell>
          <table:table-cell table:style-name="ce34" table:number-columns-repeated="2"/>
          <table:table-cell table:style-name="ce34" office:value-type="float" office:value="0" calcext:value-type="float">
            <text:p>0</text:p>
          </table:table-cell>
          <table:table-cell table:style-name="ce34" table:formula="of:=MULTIPLE.OPERATIONS([.$J$85];[.$B$13];[.$J86];[.$B$7];[.K$85])" office:value-type="float" office:value="64" calcext:value-type="float">
            <text:p>64</text:p>
          </table:table-cell>
          <table:table-cell table:style-name="ce34" table:formula="of:=MULTIPLE.OPERATIONS([.$J$85];[.$B$13];[.$J86];[.$B$7];[.L$85])" office:value-type="string" office:string-value="" calcext:value-type="error">
            <text:p>#N/D</text:p>
          </table:table-cell>
          <table:table-cell table:style-name="ce34" table:formula="of:=MULTIPLE.OPERATIONS([.$J$85];[.$B$13];[.$J86];[.$B$7];[.M$85])" office:value-type="string" office:string-value="" calcext:value-type="error">
            <text:p>#N/D</text:p>
          </table:table-cell>
          <table:table-cell table:style-name="ce34" table:formula="of:=MULTIPLE.OPERATIONS([.$J$85];[.$B$13];[.$J86];[.$B$7];[.N$85])" office:value-type="string" office:string-value="" calcext:value-type="error">
            <text:p>#N/D</text:p>
          </table:table-cell>
          <table:table-cell table:style-name="ce34" table:formula="of:=MULTIPLE.OPERATIONS([.$J$85];[.$B$13];[.$J86];[.$B$7];[.O$85])" office:value-type="string" office:string-value="" calcext:value-type="error">
            <text:p>#N/D</text:p>
          </table:table-cell>
          <table:table-cell table:style-name="ce34" table:formula="of:=MULTIPLE.OPERATIONS([.$J$85];[.$B$13];[.$J86];[.$B$7];[.P$85])" office:value-type="string" office:string-value="" calcext:value-type="error">
            <text:p>#N/D</text:p>
          </table:table-cell>
          <table:table-cell table:style-name="ce34" table:number-columns-repeated="1008"/>
        </table:table-row>
        <table:table-row table:style-name="ro2">
          <table:table-cell table:style-name="ce34" table:formula="of:=MyThreadCount" office:value-type="float" office:value="256" calcext:value-type="float">
            <text:p>256</text:p>
          </table:table-cell>
          <table:table-cell table:style-name="ce34" table:formula="of:=[.B19]" office:value-type="float" office:value="64" calcext:value-type="float">
            <text:p>64</text:p>
          </table:table-cell>
          <table:table-cell table:style-name="ce34" table:number-columns-repeated="3"/>
          <table:table-cell table:style-name="ce34" table:formula="of:=[.F86]+1" office:value-type="float" office:value="2" calcext:value-type="float">
            <text:p>2</text:p>
          </table:table-cell>
          <table:table-cell table:style-name="ce34" table:formula="of:=MULTIPLE.OPERATIONS([.G$85];[.$B$12];[.$F87])" office:value-type="float" office:value="64" calcext:value-type="float">
            <text:p>64</text:p>
          </table:table-cell>
          <table:table-cell table:style-name="ce34" table:number-columns-repeated="2"/>
          <table:table-cell table:style-name="ce34" table:formula="of:=[.J86]+512" office:value-type="float" office:value="512" calcext:value-type="float">
            <text:p>512</text:p>
          </table:table-cell>
          <table:table-cell table:style-name="ce34" table:formula="of:=MULTIPLE.OPERATIONS([.$J$85];[.$B$13];[.$J87];[.$B$7];[.K$85])" office:value-type="float" office:value="64" calcext:value-type="float">
            <text:p>64</text:p>
          </table:table-cell>
          <table:table-cell table:style-name="ce34" table:formula="of:=MULTIPLE.OPERATIONS([.$J$85];[.$B$13];[.$J87];[.$B$7];[.L$85])" office:value-type="string" office:string-value="" calcext:value-type="error">
            <text:p>#N/D</text:p>
          </table:table-cell>
          <table:table-cell table:style-name="ce34" table:formula="of:=MULTIPLE.OPERATIONS([.$J$85];[.$B$13];[.$J87];[.$B$7];[.M$85])" office:value-type="string" office:string-value="" calcext:value-type="error">
            <text:p>#N/D</text:p>
          </table:table-cell>
          <table:table-cell table:style-name="ce34" table:formula="of:=MULTIPLE.OPERATIONS([.$J$85];[.$B$13];[.$J87];[.$B$7];[.N$85])" office:value-type="string" office:string-value="" calcext:value-type="error">
            <text:p>#N/D</text:p>
          </table:table-cell>
          <table:table-cell table:style-name="ce34" table:formula="of:=MULTIPLE.OPERATIONS([.$J$85];[.$B$13];[.$J87];[.$B$7];[.O$85])" office:value-type="string" office:string-value="" calcext:value-type="error">
            <text:p>#N/D</text:p>
          </table:table-cell>
          <table:table-cell table:style-name="ce34" table:formula="of:=MULTIPLE.OPERATIONS([.$J$85];[.$B$13];[.$J87];[.$B$7];[.P$85])" office:value-type="string" office:string-value="" calcext:value-type="error">
            <text:p>#N/D</text:p>
          </table:table-cell>
          <table:table-cell table:style-name="ce34" table:number-columns-repeated="1008"/>
        </table:table-row>
        <table:table-row table:style-name="ro2">
          <table:table-cell table:style-name="ce34" office:value-type="float" office:value="32" calcext:value-type="float">
            <text:p>32</text:p>
          </table:table-cell>
          <table:table-cell table:style-name="ce34" table:formula="of:=MULTIPLE.OPERATIONS([.B$87];[.$B$11];[.$A88])" office:value-type="float" office:value="24" calcext:value-type="float">
            <text:p>24</text:p>
          </table:table-cell>
          <table:table-cell table:style-name="ce34" table:number-columns-repeated="3"/>
          <table:table-cell table:style-name="ce34" table:formula="of:=[.F87]+1" office:value-type="float" office:value="3" calcext:value-type="float">
            <text:p>3</text:p>
          </table:table-cell>
          <table:table-cell table:style-name="ce34" table:formula="of:=MULTIPLE.OPERATIONS([.G$85];[.$B$12];[.$F88])" office:value-type="float" office:value="64" calcext:value-type="float">
            <text:p>64</text:p>
          </table:table-cell>
          <table:table-cell table:style-name="ce34" table:number-columns-repeated="2"/>
          <table:table-cell table:style-name="ce34" table:formula="of:=[.J87]+512" office:value-type="float" office:value="1024" calcext:value-type="float">
            <text:p>1024</text:p>
          </table:table-cell>
          <table:table-cell table:style-name="ce34" table:formula="of:=MULTIPLE.OPERATIONS([.$J$85];[.$B$13];[.$J88];[.$B$7];[.K$85])" office:value-type="float" office:value="64" calcext:value-type="float">
            <text:p>64</text:p>
          </table:table-cell>
          <table:table-cell table:style-name="ce34" table:formula="of:=MULTIPLE.OPERATIONS([.$J$85];[.$B$13];[.$J88];[.$B$7];[.L$85])" office:value-type="string" office:string-value="" calcext:value-type="error">
            <text:p>#N/D</text:p>
          </table:table-cell>
          <table:table-cell table:style-name="ce34" table:formula="of:=MULTIPLE.OPERATIONS([.$J$85];[.$B$13];[.$J88];[.$B$7];[.M$85])" office:value-type="string" office:string-value="" calcext:value-type="error">
            <text:p>#N/D</text:p>
          </table:table-cell>
          <table:table-cell table:style-name="ce34" table:formula="of:=MULTIPLE.OPERATIONS([.$J$85];[.$B$13];[.$J88];[.$B$7];[.N$85])" office:value-type="string" office:string-value="" calcext:value-type="error">
            <text:p>#N/D</text:p>
          </table:table-cell>
          <table:table-cell table:style-name="ce34" table:formula="of:=MULTIPLE.OPERATIONS([.$J$85];[.$B$13];[.$J88];[.$B$7];[.O$85])" office:value-type="string" office:string-value="" calcext:value-type="error">
            <text:p>#N/D</text:p>
          </table:table-cell>
          <table:table-cell table:style-name="ce34" table:formula="of:=MULTIPLE.OPERATIONS([.$J$85];[.$B$13];[.$J88];[.$B$7];[.P$85])" office:value-type="string" office:string-value="" calcext:value-type="error">
            <text:p>#N/D</text:p>
          </table:table-cell>
          <table:table-cell table:style-name="ce34" table:number-columns-repeated="1008"/>
        </table:table-row>
        <table:table-row table:style-name="ro2">
          <table:table-cell table:style-name="ce34" table:formula="of:=[.A88]+32" office:value-type="float" office:value="64" calcext:value-type="float">
            <text:p>64</text:p>
          </table:table-cell>
          <table:table-cell table:style-name="ce34" table:formula="of:=MULTIPLE.OPERATIONS([.B$87];[.$B$11];[.$A89])" office:value-type="float" office:value="48" calcext:value-type="float">
            <text:p>48</text:p>
          </table:table-cell>
          <table:table-cell table:style-name="ce34" table:number-columns-repeated="3"/>
          <table:table-cell table:style-name="ce34" table:formula="of:=[.F88]+1" office:value-type="float" office:value="4" calcext:value-type="float">
            <text:p>4</text:p>
          </table:table-cell>
          <table:table-cell table:style-name="ce34" table:formula="of:=MULTIPLE.OPERATIONS([.G$85];[.$B$12];[.$F89])" office:value-type="float" office:value="64" calcext:value-type="float">
            <text:p>64</text:p>
          </table:table-cell>
          <table:table-cell table:style-name="ce34" table:number-columns-repeated="2"/>
          <table:table-cell table:style-name="ce34" table:formula="of:=[.J88]+512" office:value-type="float" office:value="1536" calcext:value-type="float">
            <text:p>1536</text:p>
          </table:table-cell>
          <table:table-cell table:style-name="ce34" table:formula="of:=MULTIPLE.OPERATIONS([.$J$85];[.$B$13];[.$J89];[.$B$7];[.K$85])" office:value-type="float" office:value="64" calcext:value-type="float">
            <text:p>64</text:p>
          </table:table-cell>
          <table:table-cell table:style-name="ce34" table:formula="of:=MULTIPLE.OPERATIONS([.$J$85];[.$B$13];[.$J89];[.$B$7];[.L$85])" office:value-type="string" office:string-value="" calcext:value-type="error">
            <text:p>#N/D</text:p>
          </table:table-cell>
          <table:table-cell table:style-name="ce34" table:formula="of:=MULTIPLE.OPERATIONS([.$J$85];[.$B$13];[.$J89];[.$B$7];[.M$85])" office:value-type="string" office:string-value="" calcext:value-type="error">
            <text:p>#N/D</text:p>
          </table:table-cell>
          <table:table-cell table:style-name="ce34" table:formula="of:=MULTIPLE.OPERATIONS([.$J$85];[.$B$13];[.$J89];[.$B$7];[.N$85])" office:value-type="string" office:string-value="" calcext:value-type="error">
            <text:p>#N/D</text:p>
          </table:table-cell>
          <table:table-cell table:style-name="ce34" table:formula="of:=MULTIPLE.OPERATIONS([.$J$85];[.$B$13];[.$J89];[.$B$7];[.O$85])" office:value-type="string" office:string-value="" calcext:value-type="error">
            <text:p>#N/D</text:p>
          </table:table-cell>
          <table:table-cell table:style-name="ce34" table:formula="of:=MULTIPLE.OPERATIONS([.$J$85];[.$B$13];[.$J89];[.$B$7];[.P$85])" office:value-type="string" office:string-value="" calcext:value-type="error">
            <text:p>#N/D</text:p>
          </table:table-cell>
          <table:table-cell table:style-name="ce34" table:number-columns-repeated="1008"/>
        </table:table-row>
        <table:table-row table:style-name="ro2">
          <table:table-cell table:style-name="ce34" table:formula="of:=[.A89]+32" office:value-type="float" office:value="96" calcext:value-type="float">
            <text:p>96</text:p>
          </table:table-cell>
          <table:table-cell table:style-name="ce34" table:formula="of:=MULTIPLE.OPERATIONS([.B$87];[.$B$11];[.$A90])" office:value-type="float" office:value="63" calcext:value-type="float">
            <text:p>63</text:p>
          </table:table-cell>
          <table:table-cell table:style-name="ce34" table:number-columns-repeated="3"/>
          <table:table-cell table:style-name="ce34" table:formula="of:=[.F89]+1" office:value-type="float" office:value="5" calcext:value-type="float">
            <text:p>5</text:p>
          </table:table-cell>
          <table:table-cell table:style-name="ce34" table:formula="of:=MULTIPLE.OPERATIONS([.G$85];[.$B$12];[.$F90])" office:value-type="float" office:value="64" calcext:value-type="float">
            <text:p>64</text:p>
          </table:table-cell>
          <table:table-cell table:style-name="ce34" table:number-columns-repeated="2"/>
          <table:table-cell table:style-name="ce34" table:formula="of:=[.J89]+512" office:value-type="float" office:value="2048" calcext:value-type="float">
            <text:p>2048</text:p>
          </table:table-cell>
          <table:table-cell table:style-name="ce34" table:formula="of:=MULTIPLE.OPERATIONS([.$J$85];[.$B$13];[.$J90];[.$B$7];[.K$85])" office:value-type="float" office:value="64" calcext:value-type="float">
            <text:p>64</text:p>
          </table:table-cell>
          <table:table-cell table:style-name="ce34" table:formula="of:=MULTIPLE.OPERATIONS([.$J$85];[.$B$13];[.$J90];[.$B$7];[.L$85])" office:value-type="string" office:string-value="" calcext:value-type="error">
            <text:p>#N/D</text:p>
          </table:table-cell>
          <table:table-cell table:style-name="ce34" table:formula="of:=MULTIPLE.OPERATIONS([.$J$85];[.$B$13];[.$J90];[.$B$7];[.M$85])" office:value-type="string" office:string-value="" calcext:value-type="error">
            <text:p>#N/D</text:p>
          </table:table-cell>
          <table:table-cell table:style-name="ce34" table:formula="of:=MULTIPLE.OPERATIONS([.$J$85];[.$B$13];[.$J90];[.$B$7];[.N$85])" office:value-type="string" office:string-value="" calcext:value-type="error">
            <text:p>#N/D</text:p>
          </table:table-cell>
          <table:table-cell table:style-name="ce34" table:formula="of:=MULTIPLE.OPERATIONS([.$J$85];[.$B$13];[.$J90];[.$B$7];[.O$85])" office:value-type="string" office:string-value="" calcext:value-type="error">
            <text:p>#N/D</text:p>
          </table:table-cell>
          <table:table-cell table:style-name="ce34" table:formula="of:=MULTIPLE.OPERATIONS([.$J$85];[.$B$13];[.$J90];[.$B$7];[.P$85])" office:value-type="string" office:string-value="" calcext:value-type="error">
            <text:p>#N/D</text:p>
          </table:table-cell>
          <table:table-cell table:style-name="ce34" table:number-columns-repeated="1008"/>
        </table:table-row>
        <table:table-row table:style-name="ro2">
          <table:table-cell table:style-name="ce34" table:formula="of:=[.A90]+32" office:value-type="float" office:value="128" calcext:value-type="float">
            <text:p>128</text:p>
          </table:table-cell>
          <table:table-cell table:style-name="ce34" table:formula="of:=MULTIPLE.OPERATIONS([.B$87];[.$B$11];[.$A91])" office:value-type="float" office:value="64" calcext:value-type="float">
            <text:p>64</text:p>
          </table:table-cell>
          <table:table-cell table:style-name="ce34" table:number-columns-repeated="3"/>
          <table:table-cell table:style-name="ce34" table:formula="of:=[.F90]+1" office:value-type="float" office:value="6" calcext:value-type="float">
            <text:p>6</text:p>
          </table:table-cell>
          <table:table-cell table:style-name="ce34" table:formula="of:=MULTIPLE.OPERATIONS([.G$85];[.$B$12];[.$F91])" office:value-type="float" office:value="64" calcext:value-type="float">
            <text:p>64</text:p>
          </table:table-cell>
          <table:table-cell table:style-name="ce34" table:number-columns-repeated="2"/>
          <table:table-cell table:style-name="ce34" table:formula="of:=[.J90]+512" office:value-type="float" office:value="2560" calcext:value-type="float">
            <text:p>2560</text:p>
          </table:table-cell>
          <table:table-cell table:style-name="ce34" table:formula="of:=MULTIPLE.OPERATIONS([.$J$85];[.$B$13];[.$J91];[.$B$7];[.K$85])" office:value-type="float" office:value="64" calcext:value-type="float">
            <text:p>64</text:p>
          </table:table-cell>
          <table:table-cell table:style-name="ce34" table:formula="of:=MULTIPLE.OPERATIONS([.$J$85];[.$B$13];[.$J91];[.$B$7];[.L$85])" office:value-type="string" office:string-value="" calcext:value-type="error">
            <text:p>#N/D</text:p>
          </table:table-cell>
          <table:table-cell table:style-name="ce34" table:formula="of:=MULTIPLE.OPERATIONS([.$J$85];[.$B$13];[.$J91];[.$B$7];[.M$85])" office:value-type="string" office:string-value="" calcext:value-type="error">
            <text:p>#N/D</text:p>
          </table:table-cell>
          <table:table-cell table:style-name="ce34" table:formula="of:=MULTIPLE.OPERATIONS([.$J$85];[.$B$13];[.$J91];[.$B$7];[.N$85])" office:value-type="string" office:string-value="" calcext:value-type="error">
            <text:p>#N/D</text:p>
          </table:table-cell>
          <table:table-cell table:style-name="ce34" table:formula="of:=MULTIPLE.OPERATIONS([.$J$85];[.$B$13];[.$J91];[.$B$7];[.O$85])" office:value-type="string" office:string-value="" calcext:value-type="error">
            <text:p>#N/D</text:p>
          </table:table-cell>
          <table:table-cell table:style-name="ce34" table:formula="of:=MULTIPLE.OPERATIONS([.$J$85];[.$B$13];[.$J91];[.$B$7];[.P$85])" office:value-type="string" office:string-value="" calcext:value-type="error">
            <text:p>#N/D</text:p>
          </table:table-cell>
          <table:table-cell table:style-name="ce34" table:number-columns-repeated="1008"/>
        </table:table-row>
        <table:table-row table:style-name="ro2">
          <table:table-cell table:style-name="ce34" table:formula="of:=[.A91]+32" office:value-type="float" office:value="160" calcext:value-type="float">
            <text:p>160</text:p>
          </table:table-cell>
          <table:table-cell table:style-name="ce34" table:formula="of:=MULTIPLE.OPERATIONS([.B$87];[.$B$11];[.$A92])" office:value-type="float" office:value="60" calcext:value-type="float">
            <text:p>60</text:p>
          </table:table-cell>
          <table:table-cell table:style-name="ce34" table:number-columns-repeated="3"/>
          <table:table-cell table:style-name="ce34" table:formula="of:=[.F91]+1" office:value-type="float" office:value="7" calcext:value-type="float">
            <text:p>7</text:p>
          </table:table-cell>
          <table:table-cell table:style-name="ce34" table:formula="of:=MULTIPLE.OPERATIONS([.G$85];[.$B$12];[.$F92])" office:value-type="float" office:value="64" calcext:value-type="float">
            <text:p>64</text:p>
          </table:table-cell>
          <table:table-cell table:style-name="ce34" table:number-columns-repeated="2"/>
          <table:table-cell table:style-name="ce34" table:formula="of:=[.J91]+512" office:value-type="float" office:value="3072" calcext:value-type="float">
            <text:p>3072</text:p>
          </table:table-cell>
          <table:table-cell table:style-name="ce34" table:formula="of:=MULTIPLE.OPERATIONS([.$J$85];[.$B$13];[.$J92];[.$B$7];[.K$85])" office:value-type="float" office:value="64" calcext:value-type="float">
            <text:p>64</text:p>
          </table:table-cell>
          <table:table-cell table:style-name="ce34" table:formula="of:=MULTIPLE.OPERATIONS([.$J$85];[.$B$13];[.$J92];[.$B$7];[.L$85])" office:value-type="string" office:string-value="" calcext:value-type="error">
            <text:p>#N/D</text:p>
          </table:table-cell>
          <table:table-cell table:style-name="ce34" table:formula="of:=MULTIPLE.OPERATIONS([.$J$85];[.$B$13];[.$J92];[.$B$7];[.M$85])" office:value-type="string" office:string-value="" calcext:value-type="error">
            <text:p>#N/D</text:p>
          </table:table-cell>
          <table:table-cell table:style-name="ce34" table:formula="of:=MULTIPLE.OPERATIONS([.$J$85];[.$B$13];[.$J92];[.$B$7];[.N$85])" office:value-type="string" office:string-value="" calcext:value-type="error">
            <text:p>#N/D</text:p>
          </table:table-cell>
          <table:table-cell table:style-name="ce34" table:formula="of:=MULTIPLE.OPERATIONS([.$J$85];[.$B$13];[.$J92];[.$B$7];[.O$85])" office:value-type="string" office:string-value="" calcext:value-type="error">
            <text:p>#N/D</text:p>
          </table:table-cell>
          <table:table-cell table:style-name="ce34" table:formula="of:=MULTIPLE.OPERATIONS([.$J$85];[.$B$13];[.$J92];[.$B$7];[.P$85])" office:value-type="string" office:string-value="" calcext:value-type="error">
            <text:p>#N/D</text:p>
          </table:table-cell>
          <table:table-cell table:style-name="ce34" table:number-columns-repeated="1008"/>
        </table:table-row>
        <table:table-row table:style-name="ro2">
          <table:table-cell table:style-name="ce34" table:formula="of:=[.A92]+32" office:value-type="float" office:value="192" calcext:value-type="float">
            <text:p>192</text:p>
          </table:table-cell>
          <table:table-cell table:style-name="ce34" table:formula="of:=MULTIPLE.OPERATIONS([.B$87];[.$B$11];[.$A93])" office:value-type="float" office:value="60" calcext:value-type="float">
            <text:p>60</text:p>
          </table:table-cell>
          <table:table-cell table:style-name="ce34" table:number-columns-repeated="3"/>
          <table:table-cell table:style-name="ce34" table:formula="of:=[.F92]+1" office:value-type="float" office:value="8" calcext:value-type="float">
            <text:p>8</text:p>
          </table:table-cell>
          <table:table-cell table:style-name="ce34" table:formula="of:=MULTIPLE.OPERATIONS([.G$85];[.$B$12];[.$F93])" office:value-type="float" office:value="64" calcext:value-type="float">
            <text:p>64</text:p>
          </table:table-cell>
          <table:table-cell table:style-name="ce34" table:number-columns-repeated="2"/>
          <table:table-cell table:style-name="ce34" table:formula="of:=[.J92]+512" office:value-type="float" office:value="3584" calcext:value-type="float">
            <text:p>3584</text:p>
          </table:table-cell>
          <table:table-cell table:style-name="ce34" table:formula="of:=MULTIPLE.OPERATIONS([.$J$85];[.$B$13];[.$J93];[.$B$7];[.K$85])" office:value-type="float" office:value="64" calcext:value-type="float">
            <text:p>64</text:p>
          </table:table-cell>
          <table:table-cell table:style-name="ce34" table:formula="of:=MULTIPLE.OPERATIONS([.$J$85];[.$B$13];[.$J93];[.$B$7];[.L$85])" office:value-type="string" office:string-value="" calcext:value-type="error">
            <text:p>#N/D</text:p>
          </table:table-cell>
          <table:table-cell table:style-name="ce34" table:formula="of:=MULTIPLE.OPERATIONS([.$J$85];[.$B$13];[.$J93];[.$B$7];[.M$85])" office:value-type="string" office:string-value="" calcext:value-type="error">
            <text:p>#N/D</text:p>
          </table:table-cell>
          <table:table-cell table:style-name="ce34" table:formula="of:=MULTIPLE.OPERATIONS([.$J$85];[.$B$13];[.$J93];[.$B$7];[.N$85])" office:value-type="string" office:string-value="" calcext:value-type="error">
            <text:p>#N/D</text:p>
          </table:table-cell>
          <table:table-cell table:style-name="ce34" table:formula="of:=MULTIPLE.OPERATIONS([.$J$85];[.$B$13];[.$J93];[.$B$7];[.O$85])" office:value-type="string" office:string-value="" calcext:value-type="error">
            <text:p>#N/D</text:p>
          </table:table-cell>
          <table:table-cell table:style-name="ce34" table:formula="of:=MULTIPLE.OPERATIONS([.$J$85];[.$B$13];[.$J93];[.$B$7];[.P$85])" office:value-type="string" office:string-value="" calcext:value-type="error">
            <text:p>#N/D</text:p>
          </table:table-cell>
          <table:table-cell table:style-name="ce34" table:number-columns-repeated="1008"/>
        </table:table-row>
        <table:table-row table:style-name="ro2">
          <table:table-cell table:style-name="ce34" table:formula="of:=[.A93]+32" office:value-type="float" office:value="224" calcext:value-type="float">
            <text:p>224</text:p>
          </table:table-cell>
          <table:table-cell table:style-name="ce34" table:formula="of:=MULTIPLE.OPERATIONS([.B$87];[.$B$11];[.$A94])" office:value-type="float" office:value="63" calcext:value-type="float">
            <text:p>63</text:p>
          </table:table-cell>
          <table:table-cell table:style-name="ce34" table:number-columns-repeated="3"/>
          <table:table-cell table:style-name="ce34" table:formula="of:=[.F93]+1" office:value-type="float" office:value="9" calcext:value-type="float">
            <text:p>9</text:p>
          </table:table-cell>
          <table:table-cell table:style-name="ce34" table:formula="of:=MULTIPLE.OPERATIONS([.G$85];[.$B$12];[.$F94])" office:value-type="float" office:value="64" calcext:value-type="float">
            <text:p>64</text:p>
          </table:table-cell>
          <table:table-cell table:style-name="ce34" table:number-columns-repeated="2"/>
          <table:table-cell table:style-name="ce34" table:formula="of:=[.J93]+512" office:value-type="float" office:value="4096" calcext:value-type="float">
            <text:p>4096</text:p>
          </table:table-cell>
          <table:table-cell table:style-name="ce34" table:formula="of:=MULTIPLE.OPERATIONS([.$J$85];[.$B$13];[.$J94];[.$B$7];[.K$85])" office:value-type="float" office:value="64" calcext:value-type="float">
            <text:p>64</text:p>
          </table:table-cell>
          <table:table-cell table:style-name="ce34" table:formula="of:=MULTIPLE.OPERATIONS([.$J$85];[.$B$13];[.$J94];[.$B$7];[.L$85])" office:value-type="string" office:string-value="" calcext:value-type="error">
            <text:p>#N/D</text:p>
          </table:table-cell>
          <table:table-cell table:style-name="ce34" table:formula="of:=MULTIPLE.OPERATIONS([.$J$85];[.$B$13];[.$J94];[.$B$7];[.M$85])" office:value-type="string" office:string-value="" calcext:value-type="error">
            <text:p>#N/D</text:p>
          </table:table-cell>
          <table:table-cell table:style-name="ce34" table:formula="of:=MULTIPLE.OPERATIONS([.$J$85];[.$B$13];[.$J94];[.$B$7];[.N$85])" office:value-type="string" office:string-value="" calcext:value-type="error">
            <text:p>#N/D</text:p>
          </table:table-cell>
          <table:table-cell table:style-name="ce34" table:formula="of:=MULTIPLE.OPERATIONS([.$J$85];[.$B$13];[.$J94];[.$B$7];[.O$85])" office:value-type="string" office:string-value="" calcext:value-type="error">
            <text:p>#N/D</text:p>
          </table:table-cell>
          <table:table-cell table:style-name="ce34" table:formula="of:=MULTIPLE.OPERATIONS([.$J$85];[.$B$13];[.$J94];[.$B$7];[.P$85])" office:value-type="string" office:string-value="" calcext:value-type="error">
            <text:p>#N/D</text:p>
          </table:table-cell>
          <table:table-cell table:style-name="ce34" table:number-columns-repeated="1008"/>
        </table:table-row>
        <table:table-row table:style-name="ro2">
          <table:table-cell table:style-name="ce34" table:formula="of:=[.A94]+32" office:value-type="float" office:value="256" calcext:value-type="float">
            <text:p>256</text:p>
          </table:table-cell>
          <table:table-cell table:style-name="ce34" table:formula="of:=MULTIPLE.OPERATIONS([.B$87];[.$B$11];[.$A95])" office:value-type="float" office:value="64" calcext:value-type="float">
            <text:p>64</text:p>
          </table:table-cell>
          <table:table-cell table:style-name="ce34" table:number-columns-repeated="3"/>
          <table:table-cell table:style-name="ce34" table:formula="of:=[.F94]+1" office:value-type="float" office:value="10" calcext:value-type="float">
            <text:p>10</text:p>
          </table:table-cell>
          <table:table-cell table:style-name="ce34" table:formula="of:=MULTIPLE.OPERATIONS([.G$85];[.$B$12];[.$F95])" office:value-type="float" office:value="64" calcext:value-type="float">
            <text:p>64</text:p>
          </table:table-cell>
          <table:table-cell table:style-name="ce34" table:number-columns-repeated="2"/>
          <table:table-cell table:style-name="ce34" table:formula="of:=[.J94]+512" office:value-type="float" office:value="4608" calcext:value-type="float">
            <text:p>4608</text:p>
          </table:table-cell>
          <table:table-cell table:style-name="ce34" table:formula="of:=MULTIPLE.OPERATIONS([.$J$85];[.$B$13];[.$J95];[.$B$7];[.K$85])" office:value-type="float" office:value="64" calcext:value-type="float">
            <text:p>64</text:p>
          </table:table-cell>
          <table:table-cell table:style-name="ce34" table:formula="of:=MULTIPLE.OPERATIONS([.$J$85];[.$B$13];[.$J95];[.$B$7];[.L$85])" office:value-type="string" office:string-value="" calcext:value-type="error">
            <text:p>#N/D</text:p>
          </table:table-cell>
          <table:table-cell table:style-name="ce34" table:formula="of:=MULTIPLE.OPERATIONS([.$J$85];[.$B$13];[.$J95];[.$B$7];[.M$85])" office:value-type="string" office:string-value="" calcext:value-type="error">
            <text:p>#N/D</text:p>
          </table:table-cell>
          <table:table-cell table:style-name="ce34" table:formula="of:=MULTIPLE.OPERATIONS([.$J$85];[.$B$13];[.$J95];[.$B$7];[.N$85])" office:value-type="string" office:string-value="" calcext:value-type="error">
            <text:p>#N/D</text:p>
          </table:table-cell>
          <table:table-cell table:style-name="ce34" table:formula="of:=MULTIPLE.OPERATIONS([.$J$85];[.$B$13];[.$J95];[.$B$7];[.O$85])" office:value-type="string" office:string-value="" calcext:value-type="error">
            <text:p>#N/D</text:p>
          </table:table-cell>
          <table:table-cell table:style-name="ce34" table:formula="of:=MULTIPLE.OPERATIONS([.$J$85];[.$B$13];[.$J95];[.$B$7];[.P$85])" office:value-type="string" office:string-value="" calcext:value-type="error">
            <text:p>#N/D</text:p>
          </table:table-cell>
          <table:table-cell table:style-name="ce34" table:number-columns-repeated="1008"/>
        </table:table-row>
        <table:table-row table:style-name="ro2">
          <table:table-cell table:style-name="ce34" table:formula="of:=[.A95]+32" office:value-type="float" office:value="288" calcext:value-type="float">
            <text:p>288</text:p>
          </table:table-cell>
          <table:table-cell table:style-name="ce34" table:formula="of:=MULTIPLE.OPERATIONS([.B$87];[.$B$11];[.$A96])" office:value-type="float" office:value="63" calcext:value-type="float">
            <text:p>63</text:p>
          </table:table-cell>
          <table:table-cell table:style-name="ce34" table:number-columns-repeated="3"/>
          <table:table-cell table:style-name="ce34" table:formula="of:=[.F95]+1" office:value-type="float" office:value="11" calcext:value-type="float">
            <text:p>11</text:p>
          </table:table-cell>
          <table:table-cell table:style-name="ce34" table:formula="of:=MULTIPLE.OPERATIONS([.G$85];[.$B$12];[.$F96])" office:value-type="float" office:value="64" calcext:value-type="float">
            <text:p>64</text:p>
          </table:table-cell>
          <table:table-cell table:style-name="ce34" table:number-columns-repeated="2"/>
          <table:table-cell table:style-name="ce34" table:formula="of:=[.J95]+512" office:value-type="float" office:value="5120" calcext:value-type="float">
            <text:p>5120</text:p>
          </table:table-cell>
          <table:table-cell table:style-name="ce34" table:formula="of:=MULTIPLE.OPERATIONS([.$J$85];[.$B$13];[.$J96];[.$B$7];[.K$85])" office:value-type="float" office:value="64" calcext:value-type="float">
            <text:p>64</text:p>
          </table:table-cell>
          <table:table-cell table:style-name="ce34" table:formula="of:=MULTIPLE.OPERATIONS([.$J$85];[.$B$13];[.$J96];[.$B$7];[.L$85])" office:value-type="string" office:string-value="" calcext:value-type="error">
            <text:p>#N/D</text:p>
          </table:table-cell>
          <table:table-cell table:style-name="ce34" table:formula="of:=MULTIPLE.OPERATIONS([.$J$85];[.$B$13];[.$J96];[.$B$7];[.M$85])" office:value-type="string" office:string-value="" calcext:value-type="error">
            <text:p>#N/D</text:p>
          </table:table-cell>
          <table:table-cell table:style-name="ce34" table:formula="of:=MULTIPLE.OPERATIONS([.$J$85];[.$B$13];[.$J96];[.$B$7];[.N$85])" office:value-type="string" office:string-value="" calcext:value-type="error">
            <text:p>#N/D</text:p>
          </table:table-cell>
          <table:table-cell table:style-name="ce34" table:formula="of:=MULTIPLE.OPERATIONS([.$J$85];[.$B$13];[.$J96];[.$B$7];[.O$85])" office:value-type="string" office:string-value="" calcext:value-type="error">
            <text:p>#N/D</text:p>
          </table:table-cell>
          <table:table-cell table:style-name="ce34" table:formula="of:=MULTIPLE.OPERATIONS([.$J$85];[.$B$13];[.$J96];[.$B$7];[.P$85])" office:value-type="string" office:string-value="" calcext:value-type="error">
            <text:p>#N/D</text:p>
          </table:table-cell>
          <table:table-cell table:style-name="ce34" table:number-columns-repeated="1008"/>
        </table:table-row>
        <table:table-row table:style-name="ro2">
          <table:table-cell table:style-name="ce34" table:formula="of:=[.A96]+32" office:value-type="float" office:value="320" calcext:value-type="float">
            <text:p>320</text:p>
          </table:table-cell>
          <table:table-cell table:style-name="ce34" table:formula="of:=MULTIPLE.OPERATIONS([.B$87];[.$B$11];[.$A97])" office:value-type="float" office:value="60" calcext:value-type="float">
            <text:p>60</text:p>
          </table:table-cell>
          <table:table-cell table:style-name="ce34" table:number-columns-repeated="3"/>
          <table:table-cell table:style-name="ce34" table:formula="of:=[.F96]+1" office:value-type="float" office:value="12" calcext:value-type="float">
            <text:p>12</text:p>
          </table:table-cell>
          <table:table-cell table:style-name="ce34" table:formula="of:=MULTIPLE.OPERATIONS([.G$85];[.$B$12];[.$F97])" office:value-type="float" office:value="64" calcext:value-type="float">
            <text:p>64</text:p>
          </table:table-cell>
          <table:table-cell table:style-name="ce34" table:number-columns-repeated="2"/>
          <table:table-cell table:style-name="ce34" table:formula="of:=[.J96]+512" office:value-type="float" office:value="5632" calcext:value-type="float">
            <text:p>5632</text:p>
          </table:table-cell>
          <table:table-cell table:style-name="ce34" table:formula="of:=MULTIPLE.OPERATIONS([.$J$85];[.$B$13];[.$J97];[.$B$7];[.K$85])" office:value-type="float" office:value="64" calcext:value-type="float">
            <text:p>64</text:p>
          </table:table-cell>
          <table:table-cell table:style-name="ce34" table:formula="of:=MULTIPLE.OPERATIONS([.$J$85];[.$B$13];[.$J97];[.$B$7];[.L$85])" office:value-type="string" office:string-value="" calcext:value-type="error">
            <text:p>#N/D</text:p>
          </table:table-cell>
          <table:table-cell table:style-name="ce34" table:formula="of:=MULTIPLE.OPERATIONS([.$J$85];[.$B$13];[.$J97];[.$B$7];[.M$85])" office:value-type="string" office:string-value="" calcext:value-type="error">
            <text:p>#N/D</text:p>
          </table:table-cell>
          <table:table-cell table:style-name="ce34" table:formula="of:=MULTIPLE.OPERATIONS([.$J$85];[.$B$13];[.$J97];[.$B$7];[.N$85])" office:value-type="string" office:string-value="" calcext:value-type="error">
            <text:p>#N/D</text:p>
          </table:table-cell>
          <table:table-cell table:style-name="ce34" table:formula="of:=MULTIPLE.OPERATIONS([.$J$85];[.$B$13];[.$J97];[.$B$7];[.O$85])" office:value-type="string" office:string-value="" calcext:value-type="error">
            <text:p>#N/D</text:p>
          </table:table-cell>
          <table:table-cell table:style-name="ce34" table:formula="of:=MULTIPLE.OPERATIONS([.$J$85];[.$B$13];[.$J97];[.$B$7];[.P$85])" office:value-type="string" office:string-value="" calcext:value-type="error">
            <text:p>#N/D</text:p>
          </table:table-cell>
          <table:table-cell table:style-name="ce34" table:number-columns-repeated="1008"/>
        </table:table-row>
        <table:table-row table:style-name="ro2">
          <table:table-cell table:style-name="ce34" table:formula="of:=[.A97]+32" office:value-type="float" office:value="352" calcext:value-type="float">
            <text:p>352</text:p>
          </table:table-cell>
          <table:table-cell table:style-name="ce34" table:formula="of:=MULTIPLE.OPERATIONS([.B$87];[.$B$11];[.$A98])" office:value-type="float" office:value="55" calcext:value-type="float">
            <text:p>55</text:p>
          </table:table-cell>
          <table:table-cell table:style-name="ce34" table:number-columns-repeated="3"/>
          <table:table-cell table:style-name="ce34" table:formula="of:=[.F97]+1" office:value-type="float" office:value="13" calcext:value-type="float">
            <text:p>13</text:p>
          </table:table-cell>
          <table:table-cell table:style-name="ce34" table:formula="of:=MULTIPLE.OPERATIONS([.G$85];[.$B$12];[.$F98])" office:value-type="float" office:value="64" calcext:value-type="float">
            <text:p>64</text:p>
          </table:table-cell>
          <table:table-cell table:style-name="ce34" table:number-columns-repeated="2"/>
          <table:table-cell table:style-name="ce34" table:formula="of:=[.J97]+512" office:value-type="float" office:value="6144" calcext:value-type="float">
            <text:p>6144</text:p>
          </table:table-cell>
          <table:table-cell table:style-name="ce34" table:formula="of:=MULTIPLE.OPERATIONS([.$J$85];[.$B$13];[.$J98];[.$B$7];[.K$85])" office:value-type="float" office:value="64" calcext:value-type="float">
            <text:p>64</text:p>
          </table:table-cell>
          <table:table-cell table:style-name="ce34" table:formula="of:=MULTIPLE.OPERATIONS([.$J$85];[.$B$13];[.$J98];[.$B$7];[.L$85])" office:value-type="string" office:string-value="" calcext:value-type="error">
            <text:p>#N/D</text:p>
          </table:table-cell>
          <table:table-cell table:style-name="ce34" table:formula="of:=MULTIPLE.OPERATIONS([.$J$85];[.$B$13];[.$J98];[.$B$7];[.M$85])" office:value-type="string" office:string-value="" calcext:value-type="error">
            <text:p>#N/D</text:p>
          </table:table-cell>
          <table:table-cell table:style-name="ce34" table:formula="of:=MULTIPLE.OPERATIONS([.$J$85];[.$B$13];[.$J98];[.$B$7];[.N$85])" office:value-type="string" office:string-value="" calcext:value-type="error">
            <text:p>#N/D</text:p>
          </table:table-cell>
          <table:table-cell table:style-name="ce34" table:formula="of:=MULTIPLE.OPERATIONS([.$J$85];[.$B$13];[.$J98];[.$B$7];[.O$85])" office:value-type="string" office:string-value="" calcext:value-type="error">
            <text:p>#N/D</text:p>
          </table:table-cell>
          <table:table-cell table:style-name="ce34" table:formula="of:=MULTIPLE.OPERATIONS([.$J$85];[.$B$13];[.$J98];[.$B$7];[.P$85])" office:value-type="string" office:string-value="" calcext:value-type="error">
            <text:p>#N/D</text:p>
          </table:table-cell>
          <table:table-cell table:style-name="ce34" table:number-columns-repeated="1008"/>
        </table:table-row>
        <table:table-row table:style-name="ro2">
          <table:table-cell table:style-name="ce34" table:formula="of:=[.A98]+32" office:value-type="float" office:value="384" calcext:value-type="float">
            <text:p>384</text:p>
          </table:table-cell>
          <table:table-cell table:style-name="ce34" table:formula="of:=MULTIPLE.OPERATIONS([.B$87];[.$B$11];[.$A99])" office:value-type="float" office:value="60" calcext:value-type="float">
            <text:p>60</text:p>
          </table:table-cell>
          <table:table-cell table:style-name="ce34" table:number-columns-repeated="3"/>
          <table:table-cell table:style-name="ce34" table:formula="of:=[.F98]+1" office:value-type="float" office:value="14" calcext:value-type="float">
            <text:p>14</text:p>
          </table:table-cell>
          <table:table-cell table:style-name="ce34" table:formula="of:=MULTIPLE.OPERATIONS([.G$85];[.$B$12];[.$F99])" office:value-type="float" office:value="64" calcext:value-type="float">
            <text:p>64</text:p>
          </table:table-cell>
          <table:table-cell table:style-name="ce34" table:number-columns-repeated="2"/>
          <table:table-cell table:style-name="ce34" table:formula="of:=[.J98]+512" office:value-type="float" office:value="6656" calcext:value-type="float">
            <text:p>6656</text:p>
          </table:table-cell>
          <table:table-cell table:style-name="ce34" table:formula="of:=MULTIPLE.OPERATIONS([.$J$85];[.$B$13];[.$J99];[.$B$7];[.K$85])" office:value-type="float" office:value="64" calcext:value-type="float">
            <text:p>64</text:p>
          </table:table-cell>
          <table:table-cell table:style-name="ce34" table:formula="of:=MULTIPLE.OPERATIONS([.$J$85];[.$B$13];[.$J99];[.$B$7];[.L$85])" office:value-type="string" office:string-value="" calcext:value-type="error">
            <text:p>#N/D</text:p>
          </table:table-cell>
          <table:table-cell table:style-name="ce34" table:formula="of:=MULTIPLE.OPERATIONS([.$J$85];[.$B$13];[.$J99];[.$B$7];[.M$85])" office:value-type="string" office:string-value="" calcext:value-type="error">
            <text:p>#N/D</text:p>
          </table:table-cell>
          <table:table-cell table:style-name="ce34" table:formula="of:=MULTIPLE.OPERATIONS([.$J$85];[.$B$13];[.$J99];[.$B$7];[.N$85])" office:value-type="string" office:string-value="" calcext:value-type="error">
            <text:p>#N/D</text:p>
          </table:table-cell>
          <table:table-cell table:style-name="ce34" table:formula="of:=MULTIPLE.OPERATIONS([.$J$85];[.$B$13];[.$J99];[.$B$7];[.O$85])" office:value-type="string" office:string-value="" calcext:value-type="error">
            <text:p>#N/D</text:p>
          </table:table-cell>
          <table:table-cell table:style-name="ce34" table:formula="of:=MULTIPLE.OPERATIONS([.$J$85];[.$B$13];[.$J99];[.$B$7];[.P$85])" office:value-type="string" office:string-value="" calcext:value-type="error">
            <text:p>#N/D</text:p>
          </table:table-cell>
          <table:table-cell table:style-name="ce34" table:number-columns-repeated="1008"/>
        </table:table-row>
        <table:table-row table:style-name="ro2">
          <table:table-cell table:style-name="ce34" table:formula="of:=[.A99]+32" office:value-type="float" office:value="416" calcext:value-type="float">
            <text:p>416</text:p>
          </table:table-cell>
          <table:table-cell table:style-name="ce34" table:formula="of:=MULTIPLE.OPERATIONS([.B$87];[.$B$11];[.$A100])" office:value-type="float" office:value="52" calcext:value-type="float">
            <text:p>52</text:p>
          </table:table-cell>
          <table:table-cell table:style-name="ce34" table:number-columns-repeated="3"/>
          <table:table-cell table:style-name="ce34" table:formula="of:=[.F99]+1" office:value-type="float" office:value="15" calcext:value-type="float">
            <text:p>15</text:p>
          </table:table-cell>
          <table:table-cell table:style-name="ce34" table:formula="of:=MULTIPLE.OPERATIONS([.G$85];[.$B$12];[.$F100])" office:value-type="float" office:value="64" calcext:value-type="float">
            <text:p>64</text:p>
          </table:table-cell>
          <table:table-cell table:style-name="ce34" table:number-columns-repeated="2"/>
          <table:table-cell table:style-name="ce34" table:formula="of:=[.J99]+512" office:value-type="float" office:value="7168" calcext:value-type="float">
            <text:p>7168</text:p>
          </table:table-cell>
          <table:table-cell table:style-name="ce34" table:formula="of:=MULTIPLE.OPERATIONS([.$J$85];[.$B$13];[.$J100];[.$B$7];[.K$85])" office:value-type="float" office:value="64" calcext:value-type="float">
            <text:p>64</text:p>
          </table:table-cell>
          <table:table-cell table:style-name="ce34" table:formula="of:=MULTIPLE.OPERATIONS([.$J$85];[.$B$13];[.$J100];[.$B$7];[.L$85])" office:value-type="string" office:string-value="" calcext:value-type="error">
            <text:p>#N/D</text:p>
          </table:table-cell>
          <table:table-cell table:style-name="ce34" table:formula="of:=MULTIPLE.OPERATIONS([.$J$85];[.$B$13];[.$J100];[.$B$7];[.M$85])" office:value-type="string" office:string-value="" calcext:value-type="error">
            <text:p>#N/D</text:p>
          </table:table-cell>
          <table:table-cell table:style-name="ce34" table:formula="of:=MULTIPLE.OPERATIONS([.$J$85];[.$B$13];[.$J100];[.$B$7];[.N$85])" office:value-type="string" office:string-value="" calcext:value-type="error">
            <text:p>#N/D</text:p>
          </table:table-cell>
          <table:table-cell table:style-name="ce34" table:formula="of:=MULTIPLE.OPERATIONS([.$J$85];[.$B$13];[.$J100];[.$B$7];[.O$85])" office:value-type="string" office:string-value="" calcext:value-type="error">
            <text:p>#N/D</text:p>
          </table:table-cell>
          <table:table-cell table:style-name="ce34" table:formula="of:=MULTIPLE.OPERATIONS([.$J$85];[.$B$13];[.$J100];[.$B$7];[.P$85])" office:value-type="string" office:string-value="" calcext:value-type="error">
            <text:p>#N/D</text:p>
          </table:table-cell>
          <table:table-cell table:style-name="ce34" table:number-columns-repeated="1008"/>
        </table:table-row>
        <table:table-row table:style-name="ro2">
          <table:table-cell table:style-name="ce34" table:formula="of:=[.A100]+32" office:value-type="float" office:value="448" calcext:value-type="float">
            <text:p>448</text:p>
          </table:table-cell>
          <table:table-cell table:style-name="ce34" table:formula="of:=MULTIPLE.OPERATIONS([.B$87];[.$B$11];[.$A101])" office:value-type="float" office:value="56" calcext:value-type="float">
            <text:p>56</text:p>
          </table:table-cell>
          <table:table-cell table:style-name="ce34" table:number-columns-repeated="3"/>
          <table:table-cell table:style-name="ce34" table:formula="of:=[.F100]+1" office:value-type="float" office:value="16" calcext:value-type="float">
            <text:p>16</text:p>
          </table:table-cell>
          <table:table-cell table:style-name="ce34" table:formula="of:=MULTIPLE.OPERATIONS([.G$85];[.$B$12];[.$F101])" office:value-type="float" office:value="64" calcext:value-type="float">
            <text:p>64</text:p>
          </table:table-cell>
          <table:table-cell table:style-name="ce34" table:number-columns-repeated="2"/>
          <table:table-cell table:style-name="ce34" table:formula="of:=[.J100]+512" office:value-type="float" office:value="7680" calcext:value-type="float">
            <text:p>7680</text:p>
          </table:table-cell>
          <table:table-cell table:style-name="ce34" table:formula="of:=MULTIPLE.OPERATIONS([.$J$85];[.$B$13];[.$J101];[.$B$7];[.K$85])" office:value-type="float" office:value="64" calcext:value-type="float">
            <text:p>64</text:p>
          </table:table-cell>
          <table:table-cell table:style-name="ce34" table:formula="of:=MULTIPLE.OPERATIONS([.$J$85];[.$B$13];[.$J101];[.$B$7];[.L$85])" office:value-type="string" office:string-value="" calcext:value-type="error">
            <text:p>#N/D</text:p>
          </table:table-cell>
          <table:table-cell table:style-name="ce34" table:formula="of:=MULTIPLE.OPERATIONS([.$J$85];[.$B$13];[.$J101];[.$B$7];[.M$85])" office:value-type="string" office:string-value="" calcext:value-type="error">
            <text:p>#N/D</text:p>
          </table:table-cell>
          <table:table-cell table:style-name="ce34" table:formula="of:=MULTIPLE.OPERATIONS([.$J$85];[.$B$13];[.$J101];[.$B$7];[.N$85])" office:value-type="string" office:string-value="" calcext:value-type="error">
            <text:p>#N/D</text:p>
          </table:table-cell>
          <table:table-cell table:style-name="ce34" table:formula="of:=MULTIPLE.OPERATIONS([.$J$85];[.$B$13];[.$J101];[.$B$7];[.O$85])" office:value-type="string" office:string-value="" calcext:value-type="error">
            <text:p>#N/D</text:p>
          </table:table-cell>
          <table:table-cell table:style-name="ce34" table:formula="of:=MULTIPLE.OPERATIONS([.$J$85];[.$B$13];[.$J101];[.$B$7];[.P$85])" office:value-type="string" office:string-value="" calcext:value-type="error">
            <text:p>#N/D</text:p>
          </table:table-cell>
          <table:table-cell table:style-name="ce34" table:number-columns-repeated="1008"/>
        </table:table-row>
        <table:table-row table:style-name="ro2">
          <table:table-cell table:style-name="ce34" table:formula="of:=[.A101]+32" office:value-type="float" office:value="480" calcext:value-type="float">
            <text:p>480</text:p>
          </table:table-cell>
          <table:table-cell table:style-name="ce34" table:formula="of:=MULTIPLE.OPERATIONS([.B$87];[.$B$11];[.$A102])" office:value-type="float" office:value="60" calcext:value-type="float">
            <text:p>60</text:p>
          </table:table-cell>
          <table:table-cell table:style-name="ce34" table:number-columns-repeated="3"/>
          <table:table-cell table:style-name="ce34" table:formula="of:=[.F101]+1" office:value-type="float" office:value="17" calcext:value-type="float">
            <text:p>17</text:p>
          </table:table-cell>
          <table:table-cell table:style-name="ce34" table:formula="of:=MULTIPLE.OPERATIONS([.G$85];[.$B$12];[.$F102])" office:value-type="float" office:value="64" calcext:value-type="float">
            <text:p>64</text:p>
          </table:table-cell>
          <table:table-cell table:style-name="ce34" table:number-columns-repeated="2"/>
          <table:table-cell table:style-name="ce34" table:formula="of:=[.J101]+512" office:value-type="float" office:value="8192" calcext:value-type="float">
            <text:p>8192</text:p>
          </table:table-cell>
          <table:table-cell table:style-name="ce34" table:formula="of:=MULTIPLE.OPERATIONS([.$J$85];[.$B$13];[.$J102];[.$B$7];[.K$85])" office:value-type="float" office:value="64" calcext:value-type="float">
            <text:p>64</text:p>
          </table:table-cell>
          <table:table-cell table:style-name="ce34" table:formula="of:=MULTIPLE.OPERATIONS([.$J$85];[.$B$13];[.$J102];[.$B$7];[.L$85])" office:value-type="string" office:string-value="" calcext:value-type="error">
            <text:p>#N/D</text:p>
          </table:table-cell>
          <table:table-cell table:style-name="ce34" table:formula="of:=MULTIPLE.OPERATIONS([.$J$85];[.$B$13];[.$J102];[.$B$7];[.M$85])" office:value-type="string" office:string-value="" calcext:value-type="error">
            <text:p>#N/D</text:p>
          </table:table-cell>
          <table:table-cell table:style-name="ce34" table:formula="of:=MULTIPLE.OPERATIONS([.$J$85];[.$B$13];[.$J102];[.$B$7];[.N$85])" office:value-type="string" office:string-value="" calcext:value-type="error">
            <text:p>#N/D</text:p>
          </table:table-cell>
          <table:table-cell table:style-name="ce34" table:formula="of:=MULTIPLE.OPERATIONS([.$J$85];[.$B$13];[.$J102];[.$B$7];[.O$85])" office:value-type="string" office:string-value="" calcext:value-type="error">
            <text:p>#N/D</text:p>
          </table:table-cell>
          <table:table-cell table:style-name="ce34" table:formula="of:=MULTIPLE.OPERATIONS([.$J$85];[.$B$13];[.$J102];[.$B$7];[.P$85])" office:value-type="string" office:string-value="" calcext:value-type="error">
            <text:p>#N/D</text:p>
          </table:table-cell>
          <table:table-cell table:style-name="ce34" table:number-columns-repeated="1008"/>
        </table:table-row>
        <table:table-row table:style-name="ro2">
          <table:table-cell table:style-name="ce34" table:formula="of:=[.A102]+32" office:value-type="float" office:value="512" calcext:value-type="float">
            <text:p>512</text:p>
          </table:table-cell>
          <table:table-cell table:style-name="ce34" table:formula="of:=MULTIPLE.OPERATIONS([.B$87];[.$B$11];[.$A103])" office:value-type="float" office:value="64" calcext:value-type="float">
            <text:p>64</text:p>
          </table:table-cell>
          <table:table-cell table:style-name="ce34" table:number-columns-repeated="3"/>
          <table:table-cell table:style-name="ce34" table:formula="of:=[.F102]+1" office:value-type="float" office:value="18" calcext:value-type="float">
            <text:p>18</text:p>
          </table:table-cell>
          <table:table-cell table:style-name="ce34" table:formula="of:=MULTIPLE.OPERATIONS([.G$85];[.$B$12];[.$F103])" office:value-type="float" office:value="64" calcext:value-type="float">
            <text:p>64</text:p>
          </table:table-cell>
          <table:table-cell table:style-name="ce34" table:number-columns-repeated="2"/>
          <table:table-cell table:style-name="ce34" table:formula="of:=[.J102]+512" office:value-type="float" office:value="8704" calcext:value-type="float">
            <text:p>8704</text:p>
          </table:table-cell>
          <table:table-cell table:style-name="ce34" table:formula="of:=MULTIPLE.OPERATIONS([.$J$85];[.$B$13];[.$J103];[.$B$7];[.K$85])" office:value-type="float" office:value="64" calcext:value-type="float">
            <text:p>64</text:p>
          </table:table-cell>
          <table:table-cell table:style-name="ce34" table:formula="of:=MULTIPLE.OPERATIONS([.$J$85];[.$B$13];[.$J103];[.$B$7];[.L$85])" office:value-type="string" office:string-value="" calcext:value-type="error">
            <text:p>#N/D</text:p>
          </table:table-cell>
          <table:table-cell table:style-name="ce34" table:formula="of:=MULTIPLE.OPERATIONS([.$J$85];[.$B$13];[.$J103];[.$B$7];[.M$85])" office:value-type="string" office:string-value="" calcext:value-type="error">
            <text:p>#N/D</text:p>
          </table:table-cell>
          <table:table-cell table:style-name="ce34" table:formula="of:=MULTIPLE.OPERATIONS([.$J$85];[.$B$13];[.$J103];[.$B$7];[.N$85])" office:value-type="string" office:string-value="" calcext:value-type="error">
            <text:p>#N/D</text:p>
          </table:table-cell>
          <table:table-cell table:style-name="ce34" table:formula="of:=MULTIPLE.OPERATIONS([.$J$85];[.$B$13];[.$J103];[.$B$7];[.O$85])" office:value-type="string" office:string-value="" calcext:value-type="error">
            <text:p>#N/D</text:p>
          </table:table-cell>
          <table:table-cell table:style-name="ce34" table:formula="of:=MULTIPLE.OPERATIONS([.$J$85];[.$B$13];[.$J103];[.$B$7];[.P$85])" office:value-type="string" office:string-value="" calcext:value-type="error">
            <text:p>#N/D</text:p>
          </table:table-cell>
          <table:table-cell table:style-name="ce34" table:number-columns-repeated="1008"/>
        </table:table-row>
        <table:table-row table:style-name="ro2">
          <table:table-cell table:style-name="ce34" table:formula="of:=[.A103]+32" office:value-type="float" office:value="544" calcext:value-type="float">
            <text:p>544</text:p>
          </table:table-cell>
          <table:table-cell table:style-name="ce34" table:formula="of:=MULTIPLE.OPERATIONS([.B$87];[.$B$11];[.$A104])" office:value-type="float" office:value="51" calcext:value-type="float">
            <text:p>51</text:p>
          </table:table-cell>
          <table:table-cell table:style-name="ce34" table:number-columns-repeated="3"/>
          <table:table-cell table:style-name="ce34" table:formula="of:=[.F103]+1" office:value-type="float" office:value="19" calcext:value-type="float">
            <text:p>19</text:p>
          </table:table-cell>
          <table:table-cell table:style-name="ce34" table:formula="of:=MULTIPLE.OPERATIONS([.G$85];[.$B$12];[.$F104])" office:value-type="float" office:value="64" calcext:value-type="float">
            <text:p>64</text:p>
          </table:table-cell>
          <table:table-cell table:style-name="ce34" table:number-columns-repeated="2"/>
          <table:table-cell table:style-name="ce34" table:formula="of:=[.J103]+512" office:value-type="float" office:value="9216" calcext:value-type="float">
            <text:p>9216</text:p>
          </table:table-cell>
          <table:table-cell table:style-name="ce34" table:formula="of:=MULTIPLE.OPERATIONS([.$J$85];[.$B$13];[.$J104];[.$B$7];[.K$85])" office:value-type="float" office:value="64" calcext:value-type="float">
            <text:p>64</text:p>
          </table:table-cell>
          <table:table-cell table:style-name="ce34" table:formula="of:=MULTIPLE.OPERATIONS([.$J$85];[.$B$13];[.$J104];[.$B$7];[.L$85])" office:value-type="string" office:string-value="" calcext:value-type="error">
            <text:p>#N/D</text:p>
          </table:table-cell>
          <table:table-cell table:style-name="ce34" table:formula="of:=MULTIPLE.OPERATIONS([.$J$85];[.$B$13];[.$J104];[.$B$7];[.M$85])" office:value-type="string" office:string-value="" calcext:value-type="error">
            <text:p>#N/D</text:p>
          </table:table-cell>
          <table:table-cell table:style-name="ce34" table:formula="of:=MULTIPLE.OPERATIONS([.$J$85];[.$B$13];[.$J104];[.$B$7];[.N$85])" office:value-type="string" office:string-value="" calcext:value-type="error">
            <text:p>#N/D</text:p>
          </table:table-cell>
          <table:table-cell table:style-name="ce34" table:formula="of:=MULTIPLE.OPERATIONS([.$J$85];[.$B$13];[.$J104];[.$B$7];[.O$85])" office:value-type="string" office:string-value="" calcext:value-type="error">
            <text:p>#N/D</text:p>
          </table:table-cell>
          <table:table-cell table:style-name="ce34" table:formula="of:=MULTIPLE.OPERATIONS([.$J$85];[.$B$13];[.$J104];[.$B$7];[.P$85])" office:value-type="string" office:string-value="" calcext:value-type="error">
            <text:p>#N/D</text:p>
          </table:table-cell>
          <table:table-cell table:style-name="ce34" table:number-columns-repeated="1008"/>
        </table:table-row>
        <table:table-row table:style-name="ro2">
          <table:table-cell table:style-name="ce34" table:formula="of:=[.A104]+32" office:value-type="float" office:value="576" calcext:value-type="float">
            <text:p>576</text:p>
          </table:table-cell>
          <table:table-cell table:style-name="ce34" table:formula="of:=MULTIPLE.OPERATIONS([.B$87];[.$B$11];[.$A105])" office:value-type="float" office:value="54" calcext:value-type="float">
            <text:p>54</text:p>
          </table:table-cell>
          <table:table-cell table:style-name="ce34" table:number-columns-repeated="3"/>
          <table:table-cell table:style-name="ce34" table:formula="of:=[.F104]+1" office:value-type="float" office:value="20" calcext:value-type="float">
            <text:p>20</text:p>
          </table:table-cell>
          <table:table-cell table:style-name="ce34" table:formula="of:=MULTIPLE.OPERATIONS([.G$85];[.$B$12];[.$F105])" office:value-type="float" office:value="64" calcext:value-type="float">
            <text:p>64</text:p>
          </table:table-cell>
          <table:table-cell table:style-name="ce34" table:number-columns-repeated="2"/>
          <table:table-cell table:style-name="ce34" table:formula="of:=[.J104]+512" office:value-type="float" office:value="9728" calcext:value-type="float">
            <text:p>9728</text:p>
          </table:table-cell>
          <table:table-cell table:style-name="ce34" table:formula="of:=MULTIPLE.OPERATIONS([.$J$85];[.$B$13];[.$J105];[.$B$7];[.K$85])" office:value-type="float" office:value="64" calcext:value-type="float">
            <text:p>64</text:p>
          </table:table-cell>
          <table:table-cell table:style-name="ce34" table:formula="of:=MULTIPLE.OPERATIONS([.$J$85];[.$B$13];[.$J105];[.$B$7];[.L$85])" office:value-type="string" office:string-value="" calcext:value-type="error">
            <text:p>#N/D</text:p>
          </table:table-cell>
          <table:table-cell table:style-name="ce34" table:formula="of:=MULTIPLE.OPERATIONS([.$J$85];[.$B$13];[.$J105];[.$B$7];[.M$85])" office:value-type="string" office:string-value="" calcext:value-type="error">
            <text:p>#N/D</text:p>
          </table:table-cell>
          <table:table-cell table:style-name="ce34" table:formula="of:=MULTIPLE.OPERATIONS([.$J$85];[.$B$13];[.$J105];[.$B$7];[.N$85])" office:value-type="string" office:string-value="" calcext:value-type="error">
            <text:p>#N/D</text:p>
          </table:table-cell>
          <table:table-cell table:style-name="ce34" table:formula="of:=MULTIPLE.OPERATIONS([.$J$85];[.$B$13];[.$J105];[.$B$7];[.O$85])" office:value-type="string" office:string-value="" calcext:value-type="error">
            <text:p>#N/D</text:p>
          </table:table-cell>
          <table:table-cell table:style-name="ce34" table:formula="of:=MULTIPLE.OPERATIONS([.$J$85];[.$B$13];[.$J105];[.$B$7];[.P$85])" office:value-type="string" office:string-value="" calcext:value-type="error">
            <text:p>#N/D</text:p>
          </table:table-cell>
          <table:table-cell table:style-name="ce34" table:number-columns-repeated="1008"/>
        </table:table-row>
        <table:table-row table:style-name="ro2">
          <table:table-cell table:style-name="ce34" table:formula="of:=[.A105]+32" office:value-type="float" office:value="608" calcext:value-type="float">
            <text:p>608</text:p>
          </table:table-cell>
          <table:table-cell table:style-name="ce34" table:formula="of:=MULTIPLE.OPERATIONS([.B$87];[.$B$11];[.$A106])" office:value-type="float" office:value="57" calcext:value-type="float">
            <text:p>57</text:p>
          </table:table-cell>
          <table:table-cell table:style-name="ce34" table:number-columns-repeated="3"/>
          <table:table-cell table:style-name="ce34" table:formula="of:=[.F105]+1" office:value-type="float" office:value="21" calcext:value-type="float">
            <text:p>21</text:p>
          </table:table-cell>
          <table:table-cell table:style-name="ce34" table:formula="of:=MULTIPLE.OPERATIONS([.G$85];[.$B$12];[.$F106])" office:value-type="float" office:value="64" calcext:value-type="float">
            <text:p>64</text:p>
          </table:table-cell>
          <table:table-cell table:style-name="ce34" table:number-columns-repeated="2"/>
          <table:table-cell table:style-name="ce34" table:formula="of:=[.J105]+512" office:value-type="float" office:value="10240" calcext:value-type="float">
            <text:p>10240</text:p>
          </table:table-cell>
          <table:table-cell table:style-name="ce34" table:formula="of:=MULTIPLE.OPERATIONS([.$J$85];[.$B$13];[.$J106];[.$B$7];[.K$85])" office:value-type="float" office:value="64" calcext:value-type="float">
            <text:p>64</text:p>
          </table:table-cell>
          <table:table-cell table:style-name="ce34" table:formula="of:=MULTIPLE.OPERATIONS([.$J$85];[.$B$13];[.$J106];[.$B$7];[.L$85])" office:value-type="string" office:string-value="" calcext:value-type="error">
            <text:p>#N/D</text:p>
          </table:table-cell>
          <table:table-cell table:style-name="ce34" table:formula="of:=MULTIPLE.OPERATIONS([.$J$85];[.$B$13];[.$J106];[.$B$7];[.M$85])" office:value-type="string" office:string-value="" calcext:value-type="error">
            <text:p>#N/D</text:p>
          </table:table-cell>
          <table:table-cell table:style-name="ce34" table:formula="of:=MULTIPLE.OPERATIONS([.$J$85];[.$B$13];[.$J106];[.$B$7];[.N$85])" office:value-type="string" office:string-value="" calcext:value-type="error">
            <text:p>#N/D</text:p>
          </table:table-cell>
          <table:table-cell table:style-name="ce34" table:formula="of:=MULTIPLE.OPERATIONS([.$J$85];[.$B$13];[.$J106];[.$B$7];[.O$85])" office:value-type="string" office:string-value="" calcext:value-type="error">
            <text:p>#N/D</text:p>
          </table:table-cell>
          <table:table-cell table:style-name="ce34" table:formula="of:=MULTIPLE.OPERATIONS([.$J$85];[.$B$13];[.$J106];[.$B$7];[.P$85])" office:value-type="string" office:string-value="" calcext:value-type="error">
            <text:p>#N/D</text:p>
          </table:table-cell>
          <table:table-cell table:style-name="ce34" table:number-columns-repeated="1008"/>
        </table:table-row>
        <table:table-row table:style-name="ro2">
          <table:table-cell table:style-name="ce34" table:formula="of:=[.A106]+32" office:value-type="float" office:value="640" calcext:value-type="float">
            <text:p>640</text:p>
          </table:table-cell>
          <table:table-cell table:style-name="ce34" table:formula="of:=MULTIPLE.OPERATIONS([.B$87];[.$B$11];[.$A107])" office:value-type="float" office:value="60" calcext:value-type="float">
            <text:p>60</text:p>
          </table:table-cell>
          <table:table-cell table:style-name="ce34" table:number-columns-repeated="3"/>
          <table:table-cell table:style-name="ce34" table:formula="of:=[.F106]+1" office:value-type="float" office:value="22" calcext:value-type="float">
            <text:p>22</text:p>
          </table:table-cell>
          <table:table-cell table:style-name="ce34" table:formula="of:=MULTIPLE.OPERATIONS([.G$85];[.$B$12];[.$F107])" office:value-type="float" office:value="64" calcext:value-type="float">
            <text:p>64</text:p>
          </table:table-cell>
          <table:table-cell table:style-name="ce34" table:number-columns-repeated="2"/>
          <table:table-cell table:style-name="ce34" table:formula="of:=[.J106]+512" office:value-type="float" office:value="10752" calcext:value-type="float">
            <text:p>10752</text:p>
          </table:table-cell>
          <table:table-cell table:style-name="ce34" table:formula="of:=MULTIPLE.OPERATIONS([.$J$85];[.$B$13];[.$J107];[.$B$7];[.K$85])" office:value-type="float" office:value="64" calcext:value-type="float">
            <text:p>64</text:p>
          </table:table-cell>
          <table:table-cell table:style-name="ce34" table:formula="of:=MULTIPLE.OPERATIONS([.$J$85];[.$B$13];[.$J107];[.$B$7];[.L$85])" office:value-type="string" office:string-value="" calcext:value-type="error">
            <text:p>#N/D</text:p>
          </table:table-cell>
          <table:table-cell table:style-name="ce34" table:formula="of:=MULTIPLE.OPERATIONS([.$J$85];[.$B$13];[.$J107];[.$B$7];[.M$85])" office:value-type="string" office:string-value="" calcext:value-type="error">
            <text:p>#N/D</text:p>
          </table:table-cell>
          <table:table-cell table:style-name="ce34" table:formula="of:=MULTIPLE.OPERATIONS([.$J$85];[.$B$13];[.$J107];[.$B$7];[.N$85])" office:value-type="string" office:string-value="" calcext:value-type="error">
            <text:p>#N/D</text:p>
          </table:table-cell>
          <table:table-cell table:style-name="ce34" table:formula="of:=MULTIPLE.OPERATIONS([.$J$85];[.$B$13];[.$J107];[.$B$7];[.O$85])" office:value-type="string" office:string-value="" calcext:value-type="error">
            <text:p>#N/D</text:p>
          </table:table-cell>
          <table:table-cell table:style-name="ce34" table:formula="of:=MULTIPLE.OPERATIONS([.$J$85];[.$B$13];[.$J107];[.$B$7];[.P$85])" office:value-type="string" office:string-value="" calcext:value-type="error">
            <text:p>#N/D</text:p>
          </table:table-cell>
          <table:table-cell table:style-name="ce34" table:number-columns-repeated="1008"/>
        </table:table-row>
        <table:table-row table:style-name="ro2">
          <table:table-cell table:style-name="ce34" table:formula="of:=[.A107]+32" office:value-type="float" office:value="672" calcext:value-type="float">
            <text:p>672</text:p>
          </table:table-cell>
          <table:table-cell table:style-name="ce34" table:formula="of:=MULTIPLE.OPERATIONS([.B$87];[.$B$11];[.$A108])" office:value-type="float" office:value="63" calcext:value-type="float">
            <text:p>63</text:p>
          </table:table-cell>
          <table:table-cell table:style-name="ce34" table:number-columns-repeated="3"/>
          <table:table-cell table:style-name="ce34" table:formula="of:=[.F107]+1" office:value-type="float" office:value="23" calcext:value-type="float">
            <text:p>23</text:p>
          </table:table-cell>
          <table:table-cell table:style-name="ce34" table:formula="of:=MULTIPLE.OPERATIONS([.G$85];[.$B$12];[.$F108])" office:value-type="float" office:value="64" calcext:value-type="float">
            <text:p>64</text:p>
          </table:table-cell>
          <table:table-cell table:style-name="ce34" table:number-columns-repeated="2"/>
          <table:table-cell table:style-name="ce34" table:formula="of:=[.J107]+512" office:value-type="float" office:value="11264" calcext:value-type="float">
            <text:p>11264</text:p>
          </table:table-cell>
          <table:table-cell table:style-name="ce34" table:formula="of:=MULTIPLE.OPERATIONS([.$J$85];[.$B$13];[.$J108];[.$B$7];[.K$85])" office:value-type="float" office:value="64" calcext:value-type="float">
            <text:p>64</text:p>
          </table:table-cell>
          <table:table-cell table:style-name="ce34" table:formula="of:=MULTIPLE.OPERATIONS([.$J$85];[.$B$13];[.$J108];[.$B$7];[.L$85])" office:value-type="string" office:string-value="" calcext:value-type="error">
            <text:p>#N/D</text:p>
          </table:table-cell>
          <table:table-cell table:style-name="ce34" table:formula="of:=MULTIPLE.OPERATIONS([.$J$85];[.$B$13];[.$J108];[.$B$7];[.M$85])" office:value-type="string" office:string-value="" calcext:value-type="error">
            <text:p>#N/D</text:p>
          </table:table-cell>
          <table:table-cell table:style-name="ce34" table:formula="of:=MULTIPLE.OPERATIONS([.$J$85];[.$B$13];[.$J108];[.$B$7];[.N$85])" office:value-type="string" office:string-value="" calcext:value-type="error">
            <text:p>#N/D</text:p>
          </table:table-cell>
          <table:table-cell table:style-name="ce34" table:formula="of:=MULTIPLE.OPERATIONS([.$J$85];[.$B$13];[.$J108];[.$B$7];[.O$85])" office:value-type="string" office:string-value="" calcext:value-type="error">
            <text:p>#N/D</text:p>
          </table:table-cell>
          <table:table-cell table:style-name="ce34" table:formula="of:=MULTIPLE.OPERATIONS([.$J$85];[.$B$13];[.$J108];[.$B$7];[.P$85])" office:value-type="string" office:string-value="" calcext:value-type="error">
            <text:p>#N/D</text:p>
          </table:table-cell>
          <table:table-cell table:style-name="ce34" table:number-columns-repeated="1008"/>
        </table:table-row>
        <table:table-row table:style-name="ro2">
          <table:table-cell table:style-name="ce34" table:formula="of:=[.A108]+32" office:value-type="float" office:value="704" calcext:value-type="float">
            <text:p>704</text:p>
          </table:table-cell>
          <table:table-cell table:style-name="ce34" table:formula="of:=MULTIPLE.OPERATIONS([.B$87];[.$B$11];[.$A109])" office:value-type="float" office:value="44" calcext:value-type="float">
            <text:p>44</text:p>
          </table:table-cell>
          <table:table-cell table:style-name="ce34" table:number-columns-repeated="3"/>
          <table:table-cell table:style-name="ce34" table:formula="of:=[.F108]+1" office:value-type="float" office:value="24" calcext:value-type="float">
            <text:p>24</text:p>
          </table:table-cell>
          <table:table-cell table:style-name="ce34" table:formula="of:=MULTIPLE.OPERATIONS([.G$85];[.$B$12];[.$F109])" office:value-type="float" office:value="64" calcext:value-type="float">
            <text:p>64</text:p>
          </table:table-cell>
          <table:table-cell table:style-name="ce34" table:number-columns-repeated="2"/>
          <table:table-cell table:style-name="ce34" table:formula="of:=[.J108]+512" office:value-type="float" office:value="11776" calcext:value-type="float">
            <text:p>11776</text:p>
          </table:table-cell>
          <table:table-cell table:style-name="ce34" table:formula="of:=MULTIPLE.OPERATIONS([.$J$85];[.$B$13];[.$J109];[.$B$7];[.K$85])" office:value-type="float" office:value="64" calcext:value-type="float">
            <text:p>64</text:p>
          </table:table-cell>
          <table:table-cell table:style-name="ce34" table:formula="of:=MULTIPLE.OPERATIONS([.$J$85];[.$B$13];[.$J109];[.$B$7];[.L$85])" office:value-type="string" office:string-value="" calcext:value-type="error">
            <text:p>#N/D</text:p>
          </table:table-cell>
          <table:table-cell table:style-name="ce34" table:formula="of:=MULTIPLE.OPERATIONS([.$J$85];[.$B$13];[.$J109];[.$B$7];[.M$85])" office:value-type="string" office:string-value="" calcext:value-type="error">
            <text:p>#N/D</text:p>
          </table:table-cell>
          <table:table-cell table:style-name="ce34" table:formula="of:=MULTIPLE.OPERATIONS([.$J$85];[.$B$13];[.$J109];[.$B$7];[.N$85])" office:value-type="string" office:string-value="" calcext:value-type="error">
            <text:p>#N/D</text:p>
          </table:table-cell>
          <table:table-cell table:style-name="ce34" table:formula="of:=MULTIPLE.OPERATIONS([.$J$85];[.$B$13];[.$J109];[.$B$7];[.O$85])" office:value-type="string" office:string-value="" calcext:value-type="error">
            <text:p>#N/D</text:p>
          </table:table-cell>
          <table:table-cell table:style-name="ce34" table:formula="of:=MULTIPLE.OPERATIONS([.$J$85];[.$B$13];[.$J109];[.$B$7];[.P$85])" office:value-type="string" office:string-value="" calcext:value-type="error">
            <text:p>#N/D</text:p>
          </table:table-cell>
          <table:table-cell table:style-name="ce34" table:number-columns-repeated="1008"/>
        </table:table-row>
        <table:table-row table:style-name="ro2">
          <table:table-cell table:style-name="ce34" table:formula="of:=[.A109]+32" office:value-type="float" office:value="736" calcext:value-type="float">
            <text:p>736</text:p>
          </table:table-cell>
          <table:table-cell table:style-name="ce34" table:formula="of:=MULTIPLE.OPERATIONS([.B$87];[.$B$11];[.$A110])" office:value-type="float" office:value="46" calcext:value-type="float">
            <text:p>46</text:p>
          </table:table-cell>
          <table:table-cell table:style-name="ce34" table:number-columns-repeated="3"/>
          <table:table-cell table:style-name="ce34" table:formula="of:=[.F109]+1" office:value-type="float" office:value="25" calcext:value-type="float">
            <text:p>25</text:p>
          </table:table-cell>
          <table:table-cell table:style-name="ce34" table:formula="of:=MULTIPLE.OPERATIONS([.G$85];[.$B$12];[.$F110])" office:value-type="float" office:value="64" calcext:value-type="float">
            <text:p>64</text:p>
          </table:table-cell>
          <table:table-cell table:style-name="ce34" table:number-columns-repeated="2"/>
          <table:table-cell table:style-name="ce34" table:formula="of:=[.J109]+512" office:value-type="float" office:value="12288" calcext:value-type="float">
            <text:p>12288</text:p>
          </table:table-cell>
          <table:table-cell table:style-name="ce34" table:formula="of:=MULTIPLE.OPERATIONS([.$J$85];[.$B$13];[.$J110];[.$B$7];[.K$85])" office:value-type="float" office:value="64" calcext:value-type="float">
            <text:p>64</text:p>
          </table:table-cell>
          <table:table-cell table:style-name="ce34" table:formula="of:=MULTIPLE.OPERATIONS([.$J$85];[.$B$13];[.$J110];[.$B$7];[.L$85])" office:value-type="string" office:string-value="" calcext:value-type="error">
            <text:p>#N/D</text:p>
          </table:table-cell>
          <table:table-cell table:style-name="ce34" table:formula="of:=MULTIPLE.OPERATIONS([.$J$85];[.$B$13];[.$J110];[.$B$7];[.M$85])" office:value-type="string" office:string-value="" calcext:value-type="error">
            <text:p>#N/D</text:p>
          </table:table-cell>
          <table:table-cell table:style-name="ce34" table:formula="of:=MULTIPLE.OPERATIONS([.$J$85];[.$B$13];[.$J110];[.$B$7];[.N$85])" office:value-type="string" office:string-value="" calcext:value-type="error">
            <text:p>#N/D</text:p>
          </table:table-cell>
          <table:table-cell table:style-name="ce34" table:formula="of:=MULTIPLE.OPERATIONS([.$J$85];[.$B$13];[.$J110];[.$B$7];[.O$85])" office:value-type="string" office:string-value="" calcext:value-type="error">
            <text:p>#N/D</text:p>
          </table:table-cell>
          <table:table-cell table:style-name="ce34" table:formula="of:=MULTIPLE.OPERATIONS([.$J$85];[.$B$13];[.$J110];[.$B$7];[.P$85])" office:value-type="string" office:string-value="" calcext:value-type="error">
            <text:p>#N/D</text:p>
          </table:table-cell>
          <table:table-cell table:style-name="ce34" table:number-columns-repeated="1008"/>
        </table:table-row>
        <table:table-row table:style-name="ro2">
          <table:table-cell table:style-name="ce34" table:formula="of:=[.A110]+32" office:value-type="float" office:value="768" calcext:value-type="float">
            <text:p>768</text:p>
          </table:table-cell>
          <table:table-cell table:style-name="ce34" table:formula="of:=MULTIPLE.OPERATIONS([.B$87];[.$B$11];[.$A111])" office:value-type="float" office:value="48" calcext:value-type="float">
            <text:p>48</text:p>
          </table:table-cell>
          <table:table-cell table:style-name="ce34" table:number-columns-repeated="3"/>
          <table:table-cell table:style-name="ce34" table:formula="of:=[.F110]+1" office:value-type="float" office:value="26" calcext:value-type="float">
            <text:p>26</text:p>
          </table:table-cell>
          <table:table-cell table:style-name="ce34" table:formula="of:=MULTIPLE.OPERATIONS([.G$85];[.$B$12];[.$F111])" office:value-type="float" office:value="64" calcext:value-type="float">
            <text:p>64</text:p>
          </table:table-cell>
          <table:table-cell table:style-name="ce34" table:number-columns-repeated="2"/>
          <table:table-cell table:style-name="ce34" table:formula="of:=[.J110]+512" office:value-type="float" office:value="12800" calcext:value-type="float">
            <text:p>12800</text:p>
          </table:table-cell>
          <table:table-cell table:style-name="ce34" table:formula="of:=MULTIPLE.OPERATIONS([.$J$85];[.$B$13];[.$J111];[.$B$7];[.K$85])" office:value-type="float" office:value="56" calcext:value-type="float">
            <text:p>56</text:p>
          </table:table-cell>
          <table:table-cell table:style-name="ce34" table:formula="of:=MULTIPLE.OPERATIONS([.$J$85];[.$B$13];[.$J111];[.$B$7];[.L$85])" office:value-type="string" office:string-value="" calcext:value-type="error">
            <text:p>#N/D</text:p>
          </table:table-cell>
          <table:table-cell table:style-name="ce34" table:formula="of:=MULTIPLE.OPERATIONS([.$J$85];[.$B$13];[.$J111];[.$B$7];[.M$85])" office:value-type="string" office:string-value="" calcext:value-type="error">
            <text:p>#N/D</text:p>
          </table:table-cell>
          <table:table-cell table:style-name="ce34" table:formula="of:=MULTIPLE.OPERATIONS([.$J$85];[.$B$13];[.$J111];[.$B$7];[.N$85])" office:value-type="string" office:string-value="" calcext:value-type="error">
            <text:p>#N/D</text:p>
          </table:table-cell>
          <table:table-cell table:style-name="ce34" table:formula="of:=MULTIPLE.OPERATIONS([.$J$85];[.$B$13];[.$J111];[.$B$7];[.O$85])" office:value-type="string" office:string-value="" calcext:value-type="error">
            <text:p>#N/D</text:p>
          </table:table-cell>
          <table:table-cell table:style-name="ce34" table:formula="of:=MULTIPLE.OPERATIONS([.$J$85];[.$B$13];[.$J111];[.$B$7];[.P$85])" office:value-type="string" office:string-value="" calcext:value-type="error">
            <text:p>#N/D</text:p>
          </table:table-cell>
          <table:table-cell table:style-name="ce34" table:number-columns-repeated="1008"/>
        </table:table-row>
        <table:table-row table:style-name="ro2">
          <table:table-cell table:style-name="ce34" table:formula="of:=[.A111]+32" office:value-type="float" office:value="800" calcext:value-type="float">
            <text:p>800</text:p>
          </table:table-cell>
          <table:table-cell table:style-name="ce34" table:formula="of:=MULTIPLE.OPERATIONS([.B$87];[.$B$11];[.$A112])" office:value-type="float" office:value="50" calcext:value-type="float">
            <text:p>50</text:p>
          </table:table-cell>
          <table:table-cell table:style-name="ce34" table:number-columns-repeated="3"/>
          <table:table-cell table:style-name="ce34" table:formula="of:=[.F111]+1" office:value-type="float" office:value="27" calcext:value-type="float">
            <text:p>27</text:p>
          </table:table-cell>
          <table:table-cell table:style-name="ce34" table:formula="of:=MULTIPLE.OPERATIONS([.G$85];[.$B$12];[.$F112])" office:value-type="float" office:value="64" calcext:value-type="float">
            <text:p>64</text:p>
          </table:table-cell>
          <table:table-cell table:style-name="ce34" table:number-columns-repeated="2"/>
          <table:table-cell table:style-name="ce34" table:formula="of:=[.J111]+512" office:value-type="float" office:value="13312" calcext:value-type="float">
            <text:p>13312</text:p>
          </table:table-cell>
          <table:table-cell table:style-name="ce34" table:formula="of:=MULTIPLE.OPERATIONS([.$J$85];[.$B$13];[.$J112];[.$B$7];[.K$85])" office:value-type="float" office:value="56" calcext:value-type="float">
            <text:p>56</text:p>
          </table:table-cell>
          <table:table-cell table:style-name="ce34" table:formula="of:=MULTIPLE.OPERATIONS([.$J$85];[.$B$13];[.$J112];[.$B$7];[.L$85])" office:value-type="string" office:string-value="" calcext:value-type="error">
            <text:p>#N/D</text:p>
          </table:table-cell>
          <table:table-cell table:style-name="ce34" table:formula="of:=MULTIPLE.OPERATIONS([.$J$85];[.$B$13];[.$J112];[.$B$7];[.M$85])" office:value-type="string" office:string-value="" calcext:value-type="error">
            <text:p>#N/D</text:p>
          </table:table-cell>
          <table:table-cell table:style-name="ce34" table:formula="of:=MULTIPLE.OPERATIONS([.$J$85];[.$B$13];[.$J112];[.$B$7];[.N$85])" office:value-type="string" office:string-value="" calcext:value-type="error">
            <text:p>#N/D</text:p>
          </table:table-cell>
          <table:table-cell table:style-name="ce34" table:formula="of:=MULTIPLE.OPERATIONS([.$J$85];[.$B$13];[.$J112];[.$B$7];[.O$85])" office:value-type="string" office:string-value="" calcext:value-type="error">
            <text:p>#N/D</text:p>
          </table:table-cell>
          <table:table-cell table:style-name="ce34" table:formula="of:=MULTIPLE.OPERATIONS([.$J$85];[.$B$13];[.$J112];[.$B$7];[.P$85])" office:value-type="string" office:string-value="" calcext:value-type="error">
            <text:p>#N/D</text:p>
          </table:table-cell>
          <table:table-cell table:style-name="ce34" table:number-columns-repeated="1008"/>
        </table:table-row>
        <table:table-row table:style-name="ro2">
          <table:table-cell table:style-name="ce34" table:formula="of:=[.A112]+32" office:value-type="float" office:value="832" calcext:value-type="float">
            <text:p>832</text:p>
          </table:table-cell>
          <table:table-cell table:style-name="ce34" table:formula="of:=MULTIPLE.OPERATIONS([.B$87];[.$B$11];[.$A113])" office:value-type="float" office:value="52" calcext:value-type="float">
            <text:p>52</text:p>
          </table:table-cell>
          <table:table-cell table:style-name="ce34" table:number-columns-repeated="3"/>
          <table:table-cell table:style-name="ce34" table:formula="of:=[.F112]+1" office:value-type="float" office:value="28" calcext:value-type="float">
            <text:p>28</text:p>
          </table:table-cell>
          <table:table-cell table:style-name="ce34" table:formula="of:=MULTIPLE.OPERATIONS([.G$85];[.$B$12];[.$F113])" office:value-type="float" office:value="64" calcext:value-type="float">
            <text:p>64</text:p>
          </table:table-cell>
          <table:table-cell table:style-name="ce34" table:number-columns-repeated="2"/>
          <table:table-cell table:style-name="ce34" table:formula="of:=[.J112]+512" office:value-type="float" office:value="13824" calcext:value-type="float">
            <text:p>13824</text:p>
          </table:table-cell>
          <table:table-cell table:style-name="ce34" table:formula="of:=MULTIPLE.OPERATIONS([.$J$85];[.$B$13];[.$J113];[.$B$7];[.K$85])" office:value-type="float" office:value="56" calcext:value-type="float">
            <text:p>56</text:p>
          </table:table-cell>
          <table:table-cell table:style-name="ce34" table:formula="of:=MULTIPLE.OPERATIONS([.$J$85];[.$B$13];[.$J113];[.$B$7];[.L$85])" office:value-type="string" office:string-value="" calcext:value-type="error">
            <text:p>#N/D</text:p>
          </table:table-cell>
          <table:table-cell table:style-name="ce34" table:formula="of:=MULTIPLE.OPERATIONS([.$J$85];[.$B$13];[.$J113];[.$B$7];[.M$85])" office:value-type="string" office:string-value="" calcext:value-type="error">
            <text:p>#N/D</text:p>
          </table:table-cell>
          <table:table-cell table:style-name="ce34" table:formula="of:=MULTIPLE.OPERATIONS([.$J$85];[.$B$13];[.$J113];[.$B$7];[.N$85])" office:value-type="string" office:string-value="" calcext:value-type="error">
            <text:p>#N/D</text:p>
          </table:table-cell>
          <table:table-cell table:style-name="ce34" table:formula="of:=MULTIPLE.OPERATIONS([.$J$85];[.$B$13];[.$J113];[.$B$7];[.O$85])" office:value-type="string" office:string-value="" calcext:value-type="error">
            <text:p>#N/D</text:p>
          </table:table-cell>
          <table:table-cell table:style-name="ce34" table:formula="of:=MULTIPLE.OPERATIONS([.$J$85];[.$B$13];[.$J113];[.$B$7];[.P$85])" office:value-type="string" office:string-value="" calcext:value-type="error">
            <text:p>#N/D</text:p>
          </table:table-cell>
          <table:table-cell table:style-name="ce34" table:number-columns-repeated="1008"/>
        </table:table-row>
        <table:table-row table:style-name="ro2">
          <table:table-cell table:style-name="ce34" table:formula="of:=[.A113]+32" office:value-type="float" office:value="864" calcext:value-type="float">
            <text:p>864</text:p>
          </table:table-cell>
          <table:table-cell table:style-name="ce34" table:formula="of:=MULTIPLE.OPERATIONS([.B$87];[.$B$11];[.$A114])" office:value-type="float" office:value="54" calcext:value-type="float">
            <text:p>54</text:p>
          </table:table-cell>
          <table:table-cell table:style-name="ce34" table:number-columns-repeated="3"/>
          <table:table-cell table:style-name="ce34" table:formula="of:=[.F113]+1" office:value-type="float" office:value="29" calcext:value-type="float">
            <text:p>29</text:p>
          </table:table-cell>
          <table:table-cell table:style-name="ce34" table:formula="of:=MULTIPLE.OPERATIONS([.G$85];[.$B$12];[.$F114])" office:value-type="float" office:value="64" calcext:value-type="float">
            <text:p>64</text:p>
          </table:table-cell>
          <table:table-cell table:style-name="ce34" table:number-columns-repeated="2"/>
          <table:table-cell table:style-name="ce34" table:formula="of:=[.J113]+512" office:value-type="float" office:value="14336" calcext:value-type="float">
            <text:p>14336</text:p>
          </table:table-cell>
          <table:table-cell table:style-name="ce34" table:formula="of:=MULTIPLE.OPERATIONS([.$J$85];[.$B$13];[.$J114];[.$B$7];[.K$85])" office:value-type="float" office:value="48" calcext:value-type="float">
            <text:p>48</text:p>
          </table:table-cell>
          <table:table-cell table:style-name="ce34" table:formula="of:=MULTIPLE.OPERATIONS([.$J$85];[.$B$13];[.$J114];[.$B$7];[.L$85])" office:value-type="string" office:string-value="" calcext:value-type="error">
            <text:p>#N/D</text:p>
          </table:table-cell>
          <table:table-cell table:style-name="ce34" table:formula="of:=MULTIPLE.OPERATIONS([.$J$85];[.$B$13];[.$J114];[.$B$7];[.M$85])" office:value-type="string" office:string-value="" calcext:value-type="error">
            <text:p>#N/D</text:p>
          </table:table-cell>
          <table:table-cell table:style-name="ce34" table:formula="of:=MULTIPLE.OPERATIONS([.$J$85];[.$B$13];[.$J114];[.$B$7];[.N$85])" office:value-type="string" office:string-value="" calcext:value-type="error">
            <text:p>#N/D</text:p>
          </table:table-cell>
          <table:table-cell table:style-name="ce34" table:formula="of:=MULTIPLE.OPERATIONS([.$J$85];[.$B$13];[.$J114];[.$B$7];[.O$85])" office:value-type="string" office:string-value="" calcext:value-type="error">
            <text:p>#N/D</text:p>
          </table:table-cell>
          <table:table-cell table:style-name="ce34" table:formula="of:=MULTIPLE.OPERATIONS([.$J$85];[.$B$13];[.$J114];[.$B$7];[.P$85])" office:value-type="string" office:string-value="" calcext:value-type="error">
            <text:p>#N/D</text:p>
          </table:table-cell>
          <table:table-cell table:style-name="ce34" table:number-columns-repeated="1008"/>
        </table:table-row>
        <table:table-row table:style-name="ro2">
          <table:table-cell table:style-name="ce34" table:formula="of:=[.A114]+32" office:value-type="float" office:value="896" calcext:value-type="float">
            <text:p>896</text:p>
          </table:table-cell>
          <table:table-cell table:style-name="ce34" table:formula="of:=MULTIPLE.OPERATIONS([.B$87];[.$B$11];[.$A115])" office:value-type="float" office:value="56" calcext:value-type="float">
            <text:p>56</text:p>
          </table:table-cell>
          <table:table-cell table:style-name="ce34" table:number-columns-repeated="3"/>
          <table:table-cell table:style-name="ce34" table:formula="of:=[.F114]+1" office:value-type="float" office:value="30" calcext:value-type="float">
            <text:p>30</text:p>
          </table:table-cell>
          <table:table-cell table:style-name="ce34" table:formula="of:=MULTIPLE.OPERATIONS([.G$85];[.$B$12];[.$F115])" office:value-type="float" office:value="64" calcext:value-type="float">
            <text:p>64</text:p>
          </table:table-cell>
          <table:table-cell table:style-name="ce34" table:number-columns-repeated="2"/>
          <table:table-cell table:style-name="ce34" table:formula="of:=[.J114]+512" office:value-type="float" office:value="14848" calcext:value-type="float">
            <text:p>14848</text:p>
          </table:table-cell>
          <table:table-cell table:style-name="ce34" table:formula="of:=MULTIPLE.OPERATIONS([.$J$85];[.$B$13];[.$J115];[.$B$7];[.K$85])" office:value-type="float" office:value="48" calcext:value-type="float">
            <text:p>48</text:p>
          </table:table-cell>
          <table:table-cell table:style-name="ce34" table:formula="of:=MULTIPLE.OPERATIONS([.$J$85];[.$B$13];[.$J115];[.$B$7];[.L$85])" office:value-type="string" office:string-value="" calcext:value-type="error">
            <text:p>#N/D</text:p>
          </table:table-cell>
          <table:table-cell table:style-name="ce34" table:formula="of:=MULTIPLE.OPERATIONS([.$J$85];[.$B$13];[.$J115];[.$B$7];[.M$85])" office:value-type="string" office:string-value="" calcext:value-type="error">
            <text:p>#N/D</text:p>
          </table:table-cell>
          <table:table-cell table:style-name="ce34" table:formula="of:=MULTIPLE.OPERATIONS([.$J$85];[.$B$13];[.$J115];[.$B$7];[.N$85])" office:value-type="string" office:string-value="" calcext:value-type="error">
            <text:p>#N/D</text:p>
          </table:table-cell>
          <table:table-cell table:style-name="ce34" table:formula="of:=MULTIPLE.OPERATIONS([.$J$85];[.$B$13];[.$J115];[.$B$7];[.O$85])" office:value-type="string" office:string-value="" calcext:value-type="error">
            <text:p>#N/D</text:p>
          </table:table-cell>
          <table:table-cell table:style-name="ce34" table:formula="of:=MULTIPLE.OPERATIONS([.$J$85];[.$B$13];[.$J115];[.$B$7];[.P$85])" office:value-type="string" office:string-value="" calcext:value-type="error">
            <text:p>#N/D</text:p>
          </table:table-cell>
          <table:table-cell table:style-name="ce34" table:number-columns-repeated="1008"/>
        </table:table-row>
        <table:table-row table:style-name="ro2">
          <table:table-cell table:style-name="ce34" table:formula="of:=[.A115]+32" office:value-type="float" office:value="928" calcext:value-type="float">
            <text:p>928</text:p>
          </table:table-cell>
          <table:table-cell table:style-name="ce34" table:formula="of:=MULTIPLE.OPERATIONS([.B$87];[.$B$11];[.$A116])" office:value-type="float" office:value="58" calcext:value-type="float">
            <text:p>58</text:p>
          </table:table-cell>
          <table:table-cell table:style-name="ce34" table:number-columns-repeated="3"/>
          <table:table-cell table:style-name="ce34" table:formula="of:=[.F115]+1" office:value-type="float" office:value="31" calcext:value-type="float">
            <text:p>31</text:p>
          </table:table-cell>
          <table:table-cell table:style-name="ce34" table:formula="of:=MULTIPLE.OPERATIONS([.G$85];[.$B$12];[.$F116])" office:value-type="float" office:value="64" calcext:value-type="float">
            <text:p>64</text:p>
          </table:table-cell>
          <table:table-cell table:style-name="ce34" table:number-columns-repeated="2"/>
          <table:table-cell table:style-name="ce34" table:formula="of:=[.J115]+512" office:value-type="float" office:value="15360" calcext:value-type="float">
            <text:p>15360</text:p>
          </table:table-cell>
          <table:table-cell table:style-name="ce34" table:formula="of:=MULTIPLE.OPERATIONS([.$J$85];[.$B$13];[.$J116];[.$B$7];[.K$85])" office:value-type="float" office:value="48" calcext:value-type="float">
            <text:p>48</text:p>
          </table:table-cell>
          <table:table-cell table:style-name="ce34" table:formula="of:=MULTIPLE.OPERATIONS([.$J$85];[.$B$13];[.$J116];[.$B$7];[.L$85])" office:value-type="string" office:string-value="" calcext:value-type="error">
            <text:p>#N/D</text:p>
          </table:table-cell>
          <table:table-cell table:style-name="ce34" table:formula="of:=MULTIPLE.OPERATIONS([.$J$85];[.$B$13];[.$J116];[.$B$7];[.M$85])" office:value-type="string" office:string-value="" calcext:value-type="error">
            <text:p>#N/D</text:p>
          </table:table-cell>
          <table:table-cell table:style-name="ce34" table:formula="of:=MULTIPLE.OPERATIONS([.$J$85];[.$B$13];[.$J116];[.$B$7];[.N$85])" office:value-type="string" office:string-value="" calcext:value-type="error">
            <text:p>#N/D</text:p>
          </table:table-cell>
          <table:table-cell table:style-name="ce34" table:formula="of:=MULTIPLE.OPERATIONS([.$J$85];[.$B$13];[.$J116];[.$B$7];[.O$85])" office:value-type="string" office:string-value="" calcext:value-type="error">
            <text:p>#N/D</text:p>
          </table:table-cell>
          <table:table-cell table:style-name="ce34" table:formula="of:=MULTIPLE.OPERATIONS([.$J$85];[.$B$13];[.$J116];[.$B$7];[.P$85])" office:value-type="string" office:string-value="" calcext:value-type="error">
            <text:p>#N/D</text:p>
          </table:table-cell>
          <table:table-cell table:style-name="ce34" table:number-columns-repeated="1008"/>
        </table:table-row>
        <table:table-row table:style-name="ro2">
          <table:table-cell table:style-name="ce34" table:formula="of:=[.A116]+32" office:value-type="float" office:value="960" calcext:value-type="float">
            <text:p>960</text:p>
          </table:table-cell>
          <table:table-cell table:style-name="ce34" table:formula="of:=MULTIPLE.OPERATIONS([.B$87];[.$B$11];[.$A117])" office:value-type="float" office:value="60" calcext:value-type="float">
            <text:p>60</text:p>
          </table:table-cell>
          <table:table-cell table:style-name="ce34" table:number-columns-repeated="3"/>
          <table:table-cell table:style-name="ce34" table:formula="of:=[.F116]+1" office:value-type="float" office:value="32" calcext:value-type="float">
            <text:p>32</text:p>
          </table:table-cell>
          <table:table-cell table:style-name="ce34" table:formula="of:=MULTIPLE.OPERATIONS([.G$85];[.$B$12];[.$F117])" office:value-type="float" office:value="64" calcext:value-type="float">
            <text:p>64</text:p>
          </table:table-cell>
          <table:table-cell table:style-name="ce34" table:number-columns-repeated="2"/>
          <table:table-cell table:style-name="ce34" table:formula="of:=[.J116]+512" office:value-type="float" office:value="15872" calcext:value-type="float">
            <text:p>15872</text:p>
          </table:table-cell>
          <table:table-cell table:style-name="ce34" table:formula="of:=MULTIPLE.OPERATIONS([.$J$85];[.$B$13];[.$J117];[.$B$7];[.K$85])" office:value-type="float" office:value="48" calcext:value-type="float">
            <text:p>48</text:p>
          </table:table-cell>
          <table:table-cell table:style-name="ce34" table:formula="of:=MULTIPLE.OPERATIONS([.$J$85];[.$B$13];[.$J117];[.$B$7];[.L$85])" office:value-type="string" office:string-value="" calcext:value-type="error">
            <text:p>#N/D</text:p>
          </table:table-cell>
          <table:table-cell table:style-name="ce34" table:formula="of:=MULTIPLE.OPERATIONS([.$J$85];[.$B$13];[.$J117];[.$B$7];[.M$85])" office:value-type="string" office:string-value="" calcext:value-type="error">
            <text:p>#N/D</text:p>
          </table:table-cell>
          <table:table-cell table:style-name="ce34" table:formula="of:=MULTIPLE.OPERATIONS([.$J$85];[.$B$13];[.$J117];[.$B$7];[.N$85])" office:value-type="string" office:string-value="" calcext:value-type="error">
            <text:p>#N/D</text:p>
          </table:table-cell>
          <table:table-cell table:style-name="ce34" table:formula="of:=MULTIPLE.OPERATIONS([.$J$85];[.$B$13];[.$J117];[.$B$7];[.O$85])" office:value-type="string" office:string-value="" calcext:value-type="error">
            <text:p>#N/D</text:p>
          </table:table-cell>
          <table:table-cell table:style-name="ce34" table:formula="of:=MULTIPLE.OPERATIONS([.$J$85];[.$B$13];[.$J117];[.$B$7];[.P$85])" office:value-type="string" office:string-value="" calcext:value-type="error">
            <text:p>#N/D</text:p>
          </table:table-cell>
          <table:table-cell table:style-name="ce34" table:number-columns-repeated="1008"/>
        </table:table-row>
        <table:table-row table:style-name="ro2">
          <table:table-cell table:style-name="ce34" table:formula="of:=[.A117]+32" office:value-type="float" office:value="992" calcext:value-type="float">
            <text:p>992</text:p>
          </table:table-cell>
          <table:table-cell table:style-name="ce34" table:formula="of:=MULTIPLE.OPERATIONS([.B$87];[.$B$11];[.$A118])" office:value-type="float" office:value="62" calcext:value-type="float">
            <text:p>62</text:p>
          </table:table-cell>
          <table:table-cell table:style-name="ce34" table:number-columns-repeated="3"/>
          <table:table-cell table:style-name="ce34" table:formula="of:=[.F117]+1" office:value-type="float" office:value="33" calcext:value-type="float">
            <text:p>33</text:p>
          </table:table-cell>
          <table:table-cell table:style-name="ce34" table:formula="of:=MULTIPLE.OPERATIONS([.G$85];[.$B$12];[.$F118])" office:value-type="float" office:value="48" calcext:value-type="float">
            <text:p>48</text:p>
          </table:table-cell>
          <table:table-cell table:style-name="ce34" table:number-columns-repeated="2"/>
          <table:table-cell table:style-name="ce34" table:formula="of:=[.J117]+512" office:value-type="float" office:value="16384" calcext:value-type="float">
            <text:p>16384</text:p>
          </table:table-cell>
          <table:table-cell table:style-name="ce34" table:formula="of:=MULTIPLE.OPERATIONS([.$J$85];[.$B$13];[.$J118];[.$B$7];[.K$85])" office:value-type="float" office:value="48" calcext:value-type="float">
            <text:p>48</text:p>
          </table:table-cell>
          <table:table-cell table:style-name="ce34" table:formula="of:=MULTIPLE.OPERATIONS([.$J$85];[.$B$13];[.$J118];[.$B$7];[.L$85])" office:value-type="string" office:string-value="" calcext:value-type="error">
            <text:p>#N/D</text:p>
          </table:table-cell>
          <table:table-cell table:style-name="ce34" table:formula="of:=MULTIPLE.OPERATIONS([.$J$85];[.$B$13];[.$J118];[.$B$7];[.M$85])" office:value-type="string" office:string-value="" calcext:value-type="error">
            <text:p>#N/D</text:p>
          </table:table-cell>
          <table:table-cell table:style-name="ce34" table:formula="of:=MULTIPLE.OPERATIONS([.$J$85];[.$B$13];[.$J118];[.$B$7];[.N$85])" office:value-type="string" office:string-value="" calcext:value-type="error">
            <text:p>#N/D</text:p>
          </table:table-cell>
          <table:table-cell table:style-name="ce34" table:formula="of:=MULTIPLE.OPERATIONS([.$J$85];[.$B$13];[.$J118];[.$B$7];[.O$85])" office:value-type="string" office:string-value="" calcext:value-type="error">
            <text:p>#N/D</text:p>
          </table:table-cell>
          <table:table-cell table:style-name="ce34" table:formula="of:=MULTIPLE.OPERATIONS([.$J$85];[.$B$13];[.$J118];[.$B$7];[.P$85])" office:value-type="string" office:string-value="" calcext:value-type="error">
            <text:p>#N/D</text:p>
          </table:table-cell>
          <table:table-cell table:style-name="ce34" table:number-columns-repeated="1008"/>
        </table:table-row>
        <table:table-row table:style-name="ro2">
          <table:table-cell table:style-name="ce34" table:formula="of:=[.A118]+32" office:value-type="float" office:value="1024" calcext:value-type="float">
            <text:p>1024</text:p>
          </table:table-cell>
          <table:table-cell table:style-name="ce34" table:formula="of:=MULTIPLE.OPERATIONS([.B$87];[.$B$11];[.$A119])" office:value-type="float" office:value="64" calcext:value-type="float">
            <text:p>64</text:p>
          </table:table-cell>
          <table:table-cell table:style-name="ce34" table:number-columns-repeated="3"/>
          <table:table-cell table:style-name="ce34" table:formula="of:=[.F118]+1" office:value-type="float" office:value="34" calcext:value-type="float">
            <text:p>34</text:p>
          </table:table-cell>
          <table:table-cell table:style-name="ce34" table:formula="of:=MULTIPLE.OPERATIONS([.G$85];[.$B$12];[.$F119])" office:value-type="float" office:value="48" calcext:value-type="float">
            <text:p>48</text:p>
          </table:table-cell>
          <table:table-cell table:style-name="ce34" table:number-columns-repeated="2"/>
          <table:table-cell table:style-name="ce34" table:formula="of:=[.J118]+512" office:value-type="float" office:value="16896" calcext:value-type="float">
            <text:p>16896</text:p>
          </table:table-cell>
          <table:table-cell table:style-name="ce34" table:formula="of:=MULTIPLE.OPERATIONS([.$J$85];[.$B$13];[.$J119];[.$B$7];[.K$85])" office:value-type="float" office:value="40" calcext:value-type="float">
            <text:p>40</text:p>
          </table:table-cell>
          <table:table-cell table:style-name="ce34" table:formula="of:=MULTIPLE.OPERATIONS([.$J$85];[.$B$13];[.$J119];[.$B$7];[.L$85])" office:value-type="string" office:string-value="" calcext:value-type="error">
            <text:p>#N/D</text:p>
          </table:table-cell>
          <table:table-cell table:style-name="ce34" table:formula="of:=MULTIPLE.OPERATIONS([.$J$85];[.$B$13];[.$J119];[.$B$7];[.M$85])" office:value-type="string" office:string-value="" calcext:value-type="error">
            <text:p>#N/D</text:p>
          </table:table-cell>
          <table:table-cell table:style-name="ce34" table:formula="of:=MULTIPLE.OPERATIONS([.$J$85];[.$B$13];[.$J119];[.$B$7];[.N$85])" office:value-type="string" office:string-value="" calcext:value-type="error">
            <text:p>#N/D</text:p>
          </table:table-cell>
          <table:table-cell table:style-name="ce34" table:formula="of:=MULTIPLE.OPERATIONS([.$J$85];[.$B$13];[.$J119];[.$B$7];[.O$85])" office:value-type="string" office:string-value="" calcext:value-type="error">
            <text:p>#N/D</text:p>
          </table:table-cell>
          <table:table-cell table:style-name="ce34" table:formula="of:=MULTIPLE.OPERATIONS([.$J$85];[.$B$13];[.$J119];[.$B$7];[.P$85])" office:value-type="string" office:string-value="" calcext:value-type="error">
            <text:p>#N/D</text:p>
          </table:table-cell>
          <table:table-cell table:style-name="ce34" table:number-columns-repeated="1008"/>
        </table:table-row>
        <table:table-row table:style-name="ro2">
          <table:table-cell table:style-name="ce34" table:formula="of:=[.A119]+32" office:value-type="float" office:value="1056" calcext:value-type="float">
            <text:p>1056</text:p>
          </table:table-cell>
          <table:table-cell table:style-name="ce34" table:formula="of:=MULTIPLE.OPERATIONS([.B$87];[.$B$11];[.$A120])" office:value-type="float" office:value="33" calcext:value-type="float">
            <text:p>33</text:p>
          </table:table-cell>
          <table:table-cell table:style-name="ce34" table:number-columns-repeated="3"/>
          <table:table-cell table:style-name="ce34" table:formula="of:=[.F119]+1" office:value-type="float" office:value="35" calcext:value-type="float">
            <text:p>35</text:p>
          </table:table-cell>
          <table:table-cell table:style-name="ce34" table:formula="of:=MULTIPLE.OPERATIONS([.G$85];[.$B$12];[.$F120])" office:value-type="float" office:value="48" calcext:value-type="float">
            <text:p>48</text:p>
          </table:table-cell>
          <table:table-cell table:style-name="ce34" table:number-columns-repeated="2"/>
          <table:table-cell table:style-name="ce34" table:formula="of:=[.J119]+512" office:value-type="float" office:value="17408" calcext:value-type="float">
            <text:p>17408</text:p>
          </table:table-cell>
          <table:table-cell table:style-name="ce34" table:formula="of:=MULTIPLE.OPERATIONS([.$J$85];[.$B$13];[.$J120];[.$B$7];[.K$85])" office:value-type="float" office:value="40" calcext:value-type="float">
            <text:p>40</text:p>
          </table:table-cell>
          <table:table-cell table:style-name="ce34" table:formula="of:=MULTIPLE.OPERATIONS([.$J$85];[.$B$13];[.$J120];[.$B$7];[.L$85])" office:value-type="string" office:string-value="" calcext:value-type="error">
            <text:p>#N/D</text:p>
          </table:table-cell>
          <table:table-cell table:style-name="ce34" table:formula="of:=MULTIPLE.OPERATIONS([.$J$85];[.$B$13];[.$J120];[.$B$7];[.M$85])" office:value-type="string" office:string-value="" calcext:value-type="error">
            <text:p>#N/D</text:p>
          </table:table-cell>
          <table:table-cell table:style-name="ce34" table:formula="of:=MULTIPLE.OPERATIONS([.$J$85];[.$B$13];[.$J120];[.$B$7];[.N$85])" office:value-type="string" office:string-value="" calcext:value-type="error">
            <text:p>#N/D</text:p>
          </table:table-cell>
          <table:table-cell table:style-name="ce34" table:formula="of:=MULTIPLE.OPERATIONS([.$J$85];[.$B$13];[.$J120];[.$B$7];[.O$85])" office:value-type="string" office:string-value="" calcext:value-type="error">
            <text:p>#N/D</text:p>
          </table:table-cell>
          <table:table-cell table:style-name="ce34" table:formula="of:=MULTIPLE.OPERATIONS([.$J$85];[.$B$13];[.$J120];[.$B$7];[.P$85])" office:value-type="string" office:string-value="" calcext:value-type="error">
            <text:p>#N/D</text:p>
          </table:table-cell>
          <table:table-cell table:style-name="ce34" table:number-columns-repeated="1008"/>
        </table:table-row>
        <table:table-row table:style-name="ro2">
          <table:table-cell table:style-name="ce34" table:formula="of:=[.A120]+32" office:value-type="float" office:value="1088" calcext:value-type="float">
            <text:p>1088</text:p>
          </table:table-cell>
          <table:table-cell table:style-name="ce34" table:formula="of:=MULTIPLE.OPERATIONS([.B$87];[.$B$11];[.$A121])" office:value-type="float" office:value="34" calcext:value-type="float">
            <text:p>34</text:p>
          </table:table-cell>
          <table:table-cell table:style-name="ce34" table:number-columns-repeated="3"/>
          <table:table-cell table:style-name="ce34" table:formula="of:=[.F120]+1" office:value-type="float" office:value="36" calcext:value-type="float">
            <text:p>36</text:p>
          </table:table-cell>
          <table:table-cell table:style-name="ce34" table:formula="of:=MULTIPLE.OPERATIONS([.G$85];[.$B$12];[.$F121])" office:value-type="float" office:value="48" calcext:value-type="float">
            <text:p>48</text:p>
          </table:table-cell>
          <table:table-cell table:style-name="ce34" table:number-columns-repeated="2"/>
          <table:table-cell table:style-name="ce34" table:formula="of:=[.J120]+512" office:value-type="float" office:value="17920" calcext:value-type="float">
            <text:p>17920</text:p>
          </table:table-cell>
          <table:table-cell table:style-name="ce34" table:formula="of:=MULTIPLE.OPERATIONS([.$J$85];[.$B$13];[.$J121];[.$B$7];[.K$85])" office:value-type="float" office:value="40" calcext:value-type="float">
            <text:p>40</text:p>
          </table:table-cell>
          <table:table-cell table:style-name="ce34" table:formula="of:=MULTIPLE.OPERATIONS([.$J$85];[.$B$13];[.$J121];[.$B$7];[.L$85])" office:value-type="string" office:string-value="" calcext:value-type="error">
            <text:p>#N/D</text:p>
          </table:table-cell>
          <table:table-cell table:style-name="ce34" table:formula="of:=MULTIPLE.OPERATIONS([.$J$85];[.$B$13];[.$J121];[.$B$7];[.M$85])" office:value-type="string" office:string-value="" calcext:value-type="error">
            <text:p>#N/D</text:p>
          </table:table-cell>
          <table:table-cell table:style-name="ce34" table:formula="of:=MULTIPLE.OPERATIONS([.$J$85];[.$B$13];[.$J121];[.$B$7];[.N$85])" office:value-type="string" office:string-value="" calcext:value-type="error">
            <text:p>#N/D</text:p>
          </table:table-cell>
          <table:table-cell table:style-name="ce34" table:formula="of:=MULTIPLE.OPERATIONS([.$J$85];[.$B$13];[.$J121];[.$B$7];[.O$85])" office:value-type="string" office:string-value="" calcext:value-type="error">
            <text:p>#N/D</text:p>
          </table:table-cell>
          <table:table-cell table:style-name="ce34" table:formula="of:=MULTIPLE.OPERATIONS([.$J$85];[.$B$13];[.$J121];[.$B$7];[.P$85])" office:value-type="string" office:string-value="" calcext:value-type="error">
            <text:p>#N/D</text:p>
          </table:table-cell>
          <table:table-cell table:style-name="ce34" table:number-columns-repeated="1008"/>
        </table:table-row>
        <table:table-row table:style-name="ro2">
          <table:table-cell table:style-name="ce34" table:formula="of:=[.A121]+32" office:value-type="float" office:value="1120" calcext:value-type="float">
            <text:p>1120</text:p>
          </table:table-cell>
          <table:table-cell table:style-name="ce34" table:formula="of:=MULTIPLE.OPERATIONS([.B$87];[.$B$11];[.$A122])" office:value-type="float" office:value="35" calcext:value-type="float">
            <text:p>35</text:p>
          </table:table-cell>
          <table:table-cell table:style-name="ce34" table:number-columns-repeated="3"/>
          <table:table-cell table:style-name="ce34" table:formula="of:=[.F121]+1" office:value-type="float" office:value="37" calcext:value-type="float">
            <text:p>37</text:p>
          </table:table-cell>
          <table:table-cell table:style-name="ce34" table:formula="of:=MULTIPLE.OPERATIONS([.G$85];[.$B$12];[.$F122])" office:value-type="float" office:value="48" calcext:value-type="float">
            <text:p>48</text:p>
          </table:table-cell>
          <table:table-cell table:style-name="ce34" table:number-columns-repeated="2"/>
          <table:table-cell table:style-name="ce34" table:formula="of:=[.J121]+512" office:value-type="float" office:value="18432" calcext:value-type="float">
            <text:p>18432</text:p>
          </table:table-cell>
          <table:table-cell table:style-name="ce34" table:formula="of:=MULTIPLE.OPERATIONS([.$J$85];[.$B$13];[.$J122];[.$B$7];[.K$85])" office:value-type="float" office:value="40" calcext:value-type="float">
            <text:p>40</text:p>
          </table:table-cell>
          <table:table-cell table:style-name="ce34" table:formula="of:=MULTIPLE.OPERATIONS([.$J$85];[.$B$13];[.$J122];[.$B$7];[.L$85])" office:value-type="string" office:string-value="" calcext:value-type="error">
            <text:p>#N/D</text:p>
          </table:table-cell>
          <table:table-cell table:style-name="ce34" table:formula="of:=MULTIPLE.OPERATIONS([.$J$85];[.$B$13];[.$J122];[.$B$7];[.M$85])" office:value-type="string" office:string-value="" calcext:value-type="error">
            <text:p>#N/D</text:p>
          </table:table-cell>
          <table:table-cell table:style-name="ce34" table:formula="of:=MULTIPLE.OPERATIONS([.$J$85];[.$B$13];[.$J122];[.$B$7];[.N$85])" office:value-type="string" office:string-value="" calcext:value-type="error">
            <text:p>#N/D</text:p>
          </table:table-cell>
          <table:table-cell table:style-name="ce34" table:formula="of:=MULTIPLE.OPERATIONS([.$J$85];[.$B$13];[.$J122];[.$B$7];[.O$85])" office:value-type="string" office:string-value="" calcext:value-type="error">
            <text:p>#N/D</text:p>
          </table:table-cell>
          <table:table-cell table:style-name="ce34" table:formula="of:=MULTIPLE.OPERATIONS([.$J$85];[.$B$13];[.$J122];[.$B$7];[.P$85])" office:value-type="string" office:string-value="" calcext:value-type="error">
            <text:p>#N/D</text:p>
          </table:table-cell>
          <table:table-cell table:style-name="ce34" table:number-columns-repeated="1008"/>
        </table:table-row>
        <table:table-row table:style-name="ro2">
          <table:table-cell table:style-name="ce34" table:formula="of:=[.A122]+32" office:value-type="float" office:value="1152" calcext:value-type="float">
            <text:p>1152</text:p>
          </table:table-cell>
          <table:table-cell table:style-name="ce34" table:formula="of:=MULTIPLE.OPERATIONS([.B$87];[.$B$11];[.$A123])" office:value-type="float" office:value="36" calcext:value-type="float">
            <text:p>36</text:p>
          </table:table-cell>
          <table:table-cell table:style-name="ce34" table:number-columns-repeated="3"/>
          <table:table-cell table:style-name="ce34" table:formula="of:=[.F122]+1" office:value-type="float" office:value="38" calcext:value-type="float">
            <text:p>38</text:p>
          </table:table-cell>
          <table:table-cell table:style-name="ce34" table:formula="of:=MULTIPLE.OPERATIONS([.G$85];[.$B$12];[.$F123])" office:value-type="float" office:value="48" calcext:value-type="float">
            <text:p>48</text:p>
          </table:table-cell>
          <table:table-cell table:style-name="ce34" table:number-columns-repeated="2"/>
          <table:table-cell table:style-name="ce34" table:formula="of:=[.J122]+512" office:value-type="float" office:value="18944" calcext:value-type="float">
            <text:p>18944</text:p>
          </table:table-cell>
          <table:table-cell table:style-name="ce34" table:formula="of:=MULTIPLE.OPERATIONS([.$J$85];[.$B$13];[.$J123];[.$B$7];[.K$85])" office:value-type="float" office:value="40" calcext:value-type="float">
            <text:p>40</text:p>
          </table:table-cell>
          <table:table-cell table:style-name="ce34" table:formula="of:=MULTIPLE.OPERATIONS([.$J$85];[.$B$13];[.$J123];[.$B$7];[.L$85])" office:value-type="string" office:string-value="" calcext:value-type="error">
            <text:p>#N/D</text:p>
          </table:table-cell>
          <table:table-cell table:style-name="ce34" table:formula="of:=MULTIPLE.OPERATIONS([.$J$85];[.$B$13];[.$J123];[.$B$7];[.M$85])" office:value-type="string" office:string-value="" calcext:value-type="error">
            <text:p>#N/D</text:p>
          </table:table-cell>
          <table:table-cell table:style-name="ce34" table:formula="of:=MULTIPLE.OPERATIONS([.$J$85];[.$B$13];[.$J123];[.$B$7];[.N$85])" office:value-type="string" office:string-value="" calcext:value-type="error">
            <text:p>#N/D</text:p>
          </table:table-cell>
          <table:table-cell table:style-name="ce34" table:formula="of:=MULTIPLE.OPERATIONS([.$J$85];[.$B$13];[.$J123];[.$B$7];[.O$85])" office:value-type="string" office:string-value="" calcext:value-type="error">
            <text:p>#N/D</text:p>
          </table:table-cell>
          <table:table-cell table:style-name="ce34" table:formula="of:=MULTIPLE.OPERATIONS([.$J$85];[.$B$13];[.$J123];[.$B$7];[.P$85])" office:value-type="string" office:string-value="" calcext:value-type="error">
            <text:p>#N/D</text:p>
          </table:table-cell>
          <table:table-cell table:style-name="ce34" table:number-columns-repeated="1008"/>
        </table:table-row>
        <table:table-row table:style-name="ro2">
          <table:table-cell table:style-name="ce34" table:formula="of:=[.A123]+32" office:value-type="float" office:value="1184" calcext:value-type="float">
            <text:p>1184</text:p>
          </table:table-cell>
          <table:table-cell table:style-name="ce34" table:formula="of:=MULTIPLE.OPERATIONS([.B$87];[.$B$11];[.$A124])" office:value-type="float" office:value="37" calcext:value-type="float">
            <text:p>37</text:p>
          </table:table-cell>
          <table:table-cell table:style-name="ce34" table:number-columns-repeated="3"/>
          <table:table-cell table:style-name="ce34" table:formula="of:=[.F123]+1" office:value-type="float" office:value="39" calcext:value-type="float">
            <text:p>39</text:p>
          </table:table-cell>
          <table:table-cell table:style-name="ce34" table:formula="of:=MULTIPLE.OPERATIONS([.G$85];[.$B$12];[.$F124])" office:value-type="float" office:value="48" calcext:value-type="float">
            <text:p>48</text:p>
          </table:table-cell>
          <table:table-cell table:style-name="ce34" table:number-columns-repeated="2"/>
          <table:table-cell table:style-name="ce34" table:formula="of:=[.J123]+512" office:value-type="float" office:value="19456" calcext:value-type="float">
            <text:p>19456</text:p>
          </table:table-cell>
          <table:table-cell table:style-name="ce34" table:formula="of:=MULTIPLE.OPERATIONS([.$J$85];[.$B$13];[.$J124];[.$B$7];[.K$85])" office:value-type="float" office:value="40" calcext:value-type="float">
            <text:p>40</text:p>
          </table:table-cell>
          <table:table-cell table:style-name="ce34" table:formula="of:=MULTIPLE.OPERATIONS([.$J$85];[.$B$13];[.$J124];[.$B$7];[.L$85])" office:value-type="string" office:string-value="" calcext:value-type="error">
            <text:p>#N/D</text:p>
          </table:table-cell>
          <table:table-cell table:style-name="ce34" table:formula="of:=MULTIPLE.OPERATIONS([.$J$85];[.$B$13];[.$J124];[.$B$7];[.M$85])" office:value-type="string" office:string-value="" calcext:value-type="error">
            <text:p>#N/D</text:p>
          </table:table-cell>
          <table:table-cell table:style-name="ce34" table:formula="of:=MULTIPLE.OPERATIONS([.$J$85];[.$B$13];[.$J124];[.$B$7];[.N$85])" office:value-type="string" office:string-value="" calcext:value-type="error">
            <text:p>#N/D</text:p>
          </table:table-cell>
          <table:table-cell table:style-name="ce34" table:formula="of:=MULTIPLE.OPERATIONS([.$J$85];[.$B$13];[.$J124];[.$B$7];[.O$85])" office:value-type="string" office:string-value="" calcext:value-type="error">
            <text:p>#N/D</text:p>
          </table:table-cell>
          <table:table-cell table:style-name="ce34" table:formula="of:=MULTIPLE.OPERATIONS([.$J$85];[.$B$13];[.$J124];[.$B$7];[.P$85])" office:value-type="string" office:string-value="" calcext:value-type="error">
            <text:p>#N/D</text:p>
          </table:table-cell>
          <table:table-cell table:style-name="ce34" table:number-columns-repeated="1008"/>
        </table:table-row>
        <table:table-row table:style-name="ro2">
          <table:table-cell table:style-name="ce34" table:formula="of:=[.A124]+32" office:value-type="float" office:value="1216" calcext:value-type="float">
            <text:p>1216</text:p>
          </table:table-cell>
          <table:table-cell table:style-name="ce34" table:formula="of:=MULTIPLE.OPERATIONS([.B$87];[.$B$11];[.$A125])" office:value-type="float" office:value="38" calcext:value-type="float">
            <text:p>38</text:p>
          </table:table-cell>
          <table:table-cell table:style-name="ce34" table:number-columns-repeated="3"/>
          <table:table-cell table:style-name="ce34" table:formula="of:=[.F124]+1" office:value-type="float" office:value="40" calcext:value-type="float">
            <text:p>40</text:p>
          </table:table-cell>
          <table:table-cell table:style-name="ce34" table:formula="of:=MULTIPLE.OPERATIONS([.G$85];[.$B$12];[.$F125])" office:value-type="float" office:value="48" calcext:value-type="float">
            <text:p>48</text:p>
          </table:table-cell>
          <table:table-cell table:style-name="ce34" table:number-columns-repeated="2"/>
          <table:table-cell table:style-name="ce34" table:formula="of:=[.J124]+512" office:value-type="float" office:value="19968" calcext:value-type="float">
            <text:p>19968</text:p>
          </table:table-cell>
          <table:table-cell table:style-name="ce34" table:formula="of:=MULTIPLE.OPERATIONS([.$J$85];[.$B$13];[.$J125];[.$B$7];[.K$85])" office:value-type="float" office:value="32" calcext:value-type="float">
            <text:p>32</text:p>
          </table:table-cell>
          <table:table-cell table:style-name="ce34" table:formula="of:=MULTIPLE.OPERATIONS([.$J$85];[.$B$13];[.$J125];[.$B$7];[.L$85])" office:value-type="string" office:string-value="" calcext:value-type="error">
            <text:p>#N/D</text:p>
          </table:table-cell>
          <table:table-cell table:style-name="ce34" table:formula="of:=MULTIPLE.OPERATIONS([.$J$85];[.$B$13];[.$J125];[.$B$7];[.M$85])" office:value-type="string" office:string-value="" calcext:value-type="error">
            <text:p>#N/D</text:p>
          </table:table-cell>
          <table:table-cell table:style-name="ce34" table:formula="of:=MULTIPLE.OPERATIONS([.$J$85];[.$B$13];[.$J125];[.$B$7];[.N$85])" office:value-type="string" office:string-value="" calcext:value-type="error">
            <text:p>#N/D</text:p>
          </table:table-cell>
          <table:table-cell table:style-name="ce34" table:formula="of:=MULTIPLE.OPERATIONS([.$J$85];[.$B$13];[.$J125];[.$B$7];[.O$85])" office:value-type="string" office:string-value="" calcext:value-type="error">
            <text:p>#N/D</text:p>
          </table:table-cell>
          <table:table-cell table:style-name="ce34" table:formula="of:=MULTIPLE.OPERATIONS([.$J$85];[.$B$13];[.$J125];[.$B$7];[.P$85])" office:value-type="string" office:string-value="" calcext:value-type="error">
            <text:p>#N/D</text:p>
          </table:table-cell>
          <table:table-cell table:style-name="ce34" table:number-columns-repeated="1008"/>
        </table:table-row>
        <table:table-row table:style-name="ro2">
          <table:table-cell table:style-name="ce34" table:formula="of:=[.A125]+32" office:value-type="float" office:value="1248" calcext:value-type="float">
            <text:p>1248</text:p>
          </table:table-cell>
          <table:table-cell table:style-name="ce34" table:formula="of:=MULTIPLE.OPERATIONS([.B$87];[.$B$11];[.$A126])" office:value-type="float" office:value="39" calcext:value-type="float">
            <text:p>39</text:p>
          </table:table-cell>
          <table:table-cell table:style-name="ce34" table:number-columns-repeated="3"/>
          <table:table-cell table:style-name="ce34" table:formula="of:=[.F125]+1" office:value-type="float" office:value="41" calcext:value-type="float">
            <text:p>41</text:p>
          </table:table-cell>
          <table:table-cell table:style-name="ce34" table:formula="of:=MULTIPLE.OPERATIONS([.G$85];[.$B$12];[.$F126])" office:value-type="float" office:value="40" calcext:value-type="float">
            <text:p>40</text:p>
          </table:table-cell>
          <table:table-cell table:style-name="ce34" table:number-columns-repeated="2"/>
          <table:table-cell table:style-name="ce34" table:formula="of:=[.J125]+512" office:value-type="float" office:value="20480" calcext:value-type="float">
            <text:p>20480</text:p>
          </table:table-cell>
          <table:table-cell table:style-name="ce34" table:formula="of:=MULTIPLE.OPERATIONS([.$J$85];[.$B$13];[.$J126];[.$B$7];[.K$85])" office:value-type="float" office:value="32" calcext:value-type="float">
            <text:p>32</text:p>
          </table:table-cell>
          <table:table-cell table:style-name="ce34" table:formula="of:=MULTIPLE.OPERATIONS([.$J$85];[.$B$13];[.$J126];[.$B$7];[.L$85])" office:value-type="string" office:string-value="" calcext:value-type="error">
            <text:p>#N/D</text:p>
          </table:table-cell>
          <table:table-cell table:style-name="ce34" table:formula="of:=MULTIPLE.OPERATIONS([.$J$85];[.$B$13];[.$J126];[.$B$7];[.M$85])" office:value-type="string" office:string-value="" calcext:value-type="error">
            <text:p>#N/D</text:p>
          </table:table-cell>
          <table:table-cell table:style-name="ce34" table:formula="of:=MULTIPLE.OPERATIONS([.$J$85];[.$B$13];[.$J126];[.$B$7];[.N$85])" office:value-type="string" office:string-value="" calcext:value-type="error">
            <text:p>#N/D</text:p>
          </table:table-cell>
          <table:table-cell table:style-name="ce34" table:formula="of:=MULTIPLE.OPERATIONS([.$J$85];[.$B$13];[.$J126];[.$B$7];[.O$85])" office:value-type="string" office:string-value="" calcext:value-type="error">
            <text:p>#N/D</text:p>
          </table:table-cell>
          <table:table-cell table:style-name="ce34" table:formula="of:=MULTIPLE.OPERATIONS([.$J$85];[.$B$13];[.$J126];[.$B$7];[.P$85])" office:value-type="string" office:string-value="" calcext:value-type="error">
            <text:p>#N/D</text:p>
          </table:table-cell>
          <table:table-cell table:style-name="ce34" table:number-columns-repeated="1008"/>
        </table:table-row>
        <table:table-row table:style-name="ro2">
          <table:table-cell table:style-name="ce34" table:formula="of:=[.A126]+32" office:value-type="float" office:value="1280" calcext:value-type="float">
            <text:p>1280</text:p>
          </table:table-cell>
          <table:table-cell table:style-name="ce34" table:formula="of:=MULTIPLE.OPERATIONS([.B$87];[.$B$11];[.$A127])" office:value-type="float" office:value="40" calcext:value-type="float">
            <text:p>40</text:p>
          </table:table-cell>
          <table:table-cell table:style-name="ce34" table:number-columns-repeated="3"/>
          <table:table-cell table:style-name="ce34" table:formula="of:=[.F126]+1" office:value-type="float" office:value="42" calcext:value-type="float">
            <text:p>42</text:p>
          </table:table-cell>
          <table:table-cell table:style-name="ce34" table:formula="of:=MULTIPLE.OPERATIONS([.G$85];[.$B$12];[.$F127])" office:value-type="float" office:value="40" calcext:value-type="float">
            <text:p>40</text:p>
          </table:table-cell>
          <table:table-cell table:style-name="ce34" table:number-columns-repeated="2"/>
          <table:table-cell table:style-name="ce34" table:formula="of:=[.J126]+512" office:value-type="float" office:value="20992" calcext:value-type="float">
            <text:p>20992</text:p>
          </table:table-cell>
          <table:table-cell table:style-name="ce34" table:formula="of:=MULTIPLE.OPERATIONS([.$J$85];[.$B$13];[.$J127];[.$B$7];[.K$85])" office:value-type="float" office:value="32" calcext:value-type="float">
            <text:p>32</text:p>
          </table:table-cell>
          <table:table-cell table:style-name="ce34" table:formula="of:=MULTIPLE.OPERATIONS([.$J$85];[.$B$13];[.$J127];[.$B$7];[.L$85])" office:value-type="string" office:string-value="" calcext:value-type="error">
            <text:p>#N/D</text:p>
          </table:table-cell>
          <table:table-cell table:style-name="ce34" table:formula="of:=MULTIPLE.OPERATIONS([.$J$85];[.$B$13];[.$J127];[.$B$7];[.M$85])" office:value-type="string" office:string-value="" calcext:value-type="error">
            <text:p>#N/D</text:p>
          </table:table-cell>
          <table:table-cell table:style-name="ce34" table:formula="of:=MULTIPLE.OPERATIONS([.$J$85];[.$B$13];[.$J127];[.$B$7];[.N$85])" office:value-type="string" office:string-value="" calcext:value-type="error">
            <text:p>#N/D</text:p>
          </table:table-cell>
          <table:table-cell table:style-name="ce34" table:formula="of:=MULTIPLE.OPERATIONS([.$J$85];[.$B$13];[.$J127];[.$B$7];[.O$85])" office:value-type="string" office:string-value="" calcext:value-type="error">
            <text:p>#N/D</text:p>
          </table:table-cell>
          <table:table-cell table:style-name="ce34" table:formula="of:=MULTIPLE.OPERATIONS([.$J$85];[.$B$13];[.$J127];[.$B$7];[.P$85])" office:value-type="string" office:string-value="" calcext:value-type="error">
            <text:p>#N/D</text:p>
          </table:table-cell>
          <table:table-cell table:style-name="ce34" table:number-columns-repeated="1008"/>
        </table:table-row>
        <table:table-row table:style-name="ro2">
          <table:table-cell table:style-name="ce34" table:formula="of:=[.A127]+32" office:value-type="float" office:value="1312" calcext:value-type="float">
            <text:p>1312</text:p>
          </table:table-cell>
          <table:table-cell table:style-name="ce34" table:formula="of:=MULTIPLE.OPERATIONS([.B$87];[.$B$11];[.$A128])" office:value-type="float" office:value="41" calcext:value-type="float">
            <text:p>41</text:p>
          </table:table-cell>
          <table:table-cell table:style-name="ce34" table:number-columns-repeated="3"/>
          <table:table-cell table:style-name="ce34" table:formula="of:=[.F127]+1" office:value-type="float" office:value="43" calcext:value-type="float">
            <text:p>43</text:p>
          </table:table-cell>
          <table:table-cell table:style-name="ce34" table:formula="of:=MULTIPLE.OPERATIONS([.G$85];[.$B$12];[.$F128])" office:value-type="float" office:value="40" calcext:value-type="float">
            <text:p>40</text:p>
          </table:table-cell>
          <table:table-cell table:style-name="ce34" table:number-columns-repeated="2"/>
          <table:table-cell table:style-name="ce34" table:formula="of:=[.J127]+512" office:value-type="float" office:value="21504" calcext:value-type="float">
            <text:p>21504</text:p>
          </table:table-cell>
          <table:table-cell table:style-name="ce34" table:formula="of:=MULTIPLE.OPERATIONS([.$J$85];[.$B$13];[.$J128];[.$B$7];[.K$85])" office:value-type="float" office:value="32" calcext:value-type="float">
            <text:p>32</text:p>
          </table:table-cell>
          <table:table-cell table:style-name="ce34" table:formula="of:=MULTIPLE.OPERATIONS([.$J$85];[.$B$13];[.$J128];[.$B$7];[.L$85])" office:value-type="string" office:string-value="" calcext:value-type="error">
            <text:p>#N/D</text:p>
          </table:table-cell>
          <table:table-cell table:style-name="ce34" table:formula="of:=MULTIPLE.OPERATIONS([.$J$85];[.$B$13];[.$J128];[.$B$7];[.M$85])" office:value-type="string" office:string-value="" calcext:value-type="error">
            <text:p>#N/D</text:p>
          </table:table-cell>
          <table:table-cell table:style-name="ce34" table:formula="of:=MULTIPLE.OPERATIONS([.$J$85];[.$B$13];[.$J128];[.$B$7];[.N$85])" office:value-type="string" office:string-value="" calcext:value-type="error">
            <text:p>#N/D</text:p>
          </table:table-cell>
          <table:table-cell table:style-name="ce34" table:formula="of:=MULTIPLE.OPERATIONS([.$J$85];[.$B$13];[.$J128];[.$B$7];[.O$85])" office:value-type="string" office:string-value="" calcext:value-type="error">
            <text:p>#N/D</text:p>
          </table:table-cell>
          <table:table-cell table:style-name="ce34" table:formula="of:=MULTIPLE.OPERATIONS([.$J$85];[.$B$13];[.$J128];[.$B$7];[.P$85])" office:value-type="string" office:string-value="" calcext:value-type="error">
            <text:p>#N/D</text:p>
          </table:table-cell>
          <table:table-cell table:style-name="ce34" table:number-columns-repeated="1008"/>
        </table:table-row>
        <table:table-row table:style-name="ro2">
          <table:table-cell table:style-name="ce34" table:formula="of:=[.A128]+32" office:value-type="float" office:value="1344" calcext:value-type="float">
            <text:p>1344</text:p>
          </table:table-cell>
          <table:table-cell table:style-name="ce34" table:formula="of:=MULTIPLE.OPERATIONS([.B$87];[.$B$11];[.$A129])" office:value-type="float" office:value="42" calcext:value-type="float">
            <text:p>42</text:p>
          </table:table-cell>
          <table:table-cell table:style-name="ce34" table:number-columns-repeated="3"/>
          <table:table-cell table:style-name="ce34" table:formula="of:=[.F128]+1" office:value-type="float" office:value="44" calcext:value-type="float">
            <text:p>44</text:p>
          </table:table-cell>
          <table:table-cell table:style-name="ce34" table:formula="of:=MULTIPLE.OPERATIONS([.G$85];[.$B$12];[.$F129])" office:value-type="float" office:value="40" calcext:value-type="float">
            <text:p>40</text:p>
          </table:table-cell>
          <table:table-cell table:style-name="ce34" table:number-columns-repeated="2"/>
          <table:table-cell table:style-name="ce34" table:formula="of:=[.J128]+512" office:value-type="float" office:value="22016" calcext:value-type="float">
            <text:p>22016</text:p>
          </table:table-cell>
          <table:table-cell table:style-name="ce34" table:formula="of:=MULTIPLE.OPERATIONS([.$J$85];[.$B$13];[.$J129];[.$B$7];[.K$85])" office:value-type="float" office:value="32" calcext:value-type="float">
            <text:p>32</text:p>
          </table:table-cell>
          <table:table-cell table:style-name="ce34" table:formula="of:=MULTIPLE.OPERATIONS([.$J$85];[.$B$13];[.$J129];[.$B$7];[.L$85])" office:value-type="string" office:string-value="" calcext:value-type="error">
            <text:p>#N/D</text:p>
          </table:table-cell>
          <table:table-cell table:style-name="ce34" table:formula="of:=MULTIPLE.OPERATIONS([.$J$85];[.$B$13];[.$J129];[.$B$7];[.M$85])" office:value-type="string" office:string-value="" calcext:value-type="error">
            <text:p>#N/D</text:p>
          </table:table-cell>
          <table:table-cell table:style-name="ce34" table:formula="of:=MULTIPLE.OPERATIONS([.$J$85];[.$B$13];[.$J129];[.$B$7];[.N$85])" office:value-type="string" office:string-value="" calcext:value-type="error">
            <text:p>#N/D</text:p>
          </table:table-cell>
          <table:table-cell table:style-name="ce34" table:formula="of:=MULTIPLE.OPERATIONS([.$J$85];[.$B$13];[.$J129];[.$B$7];[.O$85])" office:value-type="string" office:string-value="" calcext:value-type="error">
            <text:p>#N/D</text:p>
          </table:table-cell>
          <table:table-cell table:style-name="ce34" table:formula="of:=MULTIPLE.OPERATIONS([.$J$85];[.$B$13];[.$J129];[.$B$7];[.P$85])" office:value-type="string" office:string-value="" calcext:value-type="error">
            <text:p>#N/D</text:p>
          </table:table-cell>
          <table:table-cell table:style-name="ce34" table:number-columns-repeated="1008"/>
        </table:table-row>
        <table:table-row table:style-name="ro2">
          <table:table-cell table:style-name="ce34" table:formula="of:=[.A129]+32" office:value-type="float" office:value="1376" calcext:value-type="float">
            <text:p>1376</text:p>
          </table:table-cell>
          <table:table-cell table:style-name="ce34" table:formula="of:=MULTIPLE.OPERATIONS([.B$87];[.$B$11];[.$A130])" office:value-type="float" office:value="43" calcext:value-type="float">
            <text:p>43</text:p>
          </table:table-cell>
          <table:table-cell table:style-name="ce34" table:number-columns-repeated="3"/>
          <table:table-cell table:style-name="ce34" table:formula="of:=[.F129]+1" office:value-type="float" office:value="45" calcext:value-type="float">
            <text:p>45</text:p>
          </table:table-cell>
          <table:table-cell table:style-name="ce34" table:formula="of:=MULTIPLE.OPERATIONS([.G$85];[.$B$12];[.$F130])" office:value-type="float" office:value="40" calcext:value-type="float">
            <text:p>40</text:p>
          </table:table-cell>
          <table:table-cell table:style-name="ce34" table:number-columns-repeated="2"/>
          <table:table-cell table:style-name="ce34" table:formula="of:=[.J129]+512" office:value-type="float" office:value="22528" calcext:value-type="float">
            <text:p>22528</text:p>
          </table:table-cell>
          <table:table-cell table:style-name="ce34" table:formula="of:=MULTIPLE.OPERATIONS([.$J$85];[.$B$13];[.$J130];[.$B$7];[.K$85])" office:value-type="float" office:value="32" calcext:value-type="float">
            <text:p>32</text:p>
          </table:table-cell>
          <table:table-cell table:style-name="ce34" table:formula="of:=MULTIPLE.OPERATIONS([.$J$85];[.$B$13];[.$J130];[.$B$7];[.L$85])" office:value-type="string" office:string-value="" calcext:value-type="error">
            <text:p>#N/D</text:p>
          </table:table-cell>
          <table:table-cell table:style-name="ce34" table:formula="of:=MULTIPLE.OPERATIONS([.$J$85];[.$B$13];[.$J130];[.$B$7];[.M$85])" office:value-type="string" office:string-value="" calcext:value-type="error">
            <text:p>#N/D</text:p>
          </table:table-cell>
          <table:table-cell table:style-name="ce34" table:formula="of:=MULTIPLE.OPERATIONS([.$J$85];[.$B$13];[.$J130];[.$B$7];[.N$85])" office:value-type="string" office:string-value="" calcext:value-type="error">
            <text:p>#N/D</text:p>
          </table:table-cell>
          <table:table-cell table:style-name="ce34" table:formula="of:=MULTIPLE.OPERATIONS([.$J$85];[.$B$13];[.$J130];[.$B$7];[.O$85])" office:value-type="string" office:string-value="" calcext:value-type="error">
            <text:p>#N/D</text:p>
          </table:table-cell>
          <table:table-cell table:style-name="ce34" table:formula="of:=MULTIPLE.OPERATIONS([.$J$85];[.$B$13];[.$J130];[.$B$7];[.P$85])" office:value-type="string" office:string-value="" calcext:value-type="error">
            <text:p>#N/D</text:p>
          </table:table-cell>
          <table:table-cell table:style-name="ce34" table:number-columns-repeated="1008"/>
        </table:table-row>
        <table:table-row table:style-name="ro2">
          <table:table-cell table:style-name="ce34" table:formula="of:=[.A130]+32" office:value-type="float" office:value="1408" calcext:value-type="float">
            <text:p>1408</text:p>
          </table:table-cell>
          <table:table-cell table:style-name="ce34" table:formula="of:=MULTIPLE.OPERATIONS([.B$87];[.$B$11];[.$A131])" office:value-type="float" office:value="44" calcext:value-type="float">
            <text:p>44</text:p>
          </table:table-cell>
          <table:table-cell table:style-name="ce34" table:number-columns-repeated="3"/>
          <table:table-cell table:style-name="ce34" table:formula="of:=[.F130]+1" office:value-type="float" office:value="46" calcext:value-type="float">
            <text:p>46</text:p>
          </table:table-cell>
          <table:table-cell table:style-name="ce34" table:formula="of:=MULTIPLE.OPERATIONS([.G$85];[.$B$12];[.$F131])" office:value-type="float" office:value="40" calcext:value-type="float">
            <text:p>40</text:p>
          </table:table-cell>
          <table:table-cell table:style-name="ce34" table:number-columns-repeated="2"/>
          <table:table-cell table:style-name="ce34" table:formula="of:=[.J130]+512" office:value-type="float" office:value="23040" calcext:value-type="float">
            <text:p>23040</text:p>
          </table:table-cell>
          <table:table-cell table:style-name="ce34" table:formula="of:=MULTIPLE.OPERATIONS([.$J$85];[.$B$13];[.$J131];[.$B$7];[.K$85])" office:value-type="float" office:value="32" calcext:value-type="float">
            <text:p>32</text:p>
          </table:table-cell>
          <table:table-cell table:style-name="ce34" table:formula="of:=MULTIPLE.OPERATIONS([.$J$85];[.$B$13];[.$J131];[.$B$7];[.L$85])" office:value-type="string" office:string-value="" calcext:value-type="error">
            <text:p>#N/D</text:p>
          </table:table-cell>
          <table:table-cell table:style-name="ce34" table:formula="of:=MULTIPLE.OPERATIONS([.$J$85];[.$B$13];[.$J131];[.$B$7];[.M$85])" office:value-type="string" office:string-value="" calcext:value-type="error">
            <text:p>#N/D</text:p>
          </table:table-cell>
          <table:table-cell table:style-name="ce34" table:formula="of:=MULTIPLE.OPERATIONS([.$J$85];[.$B$13];[.$J131];[.$B$7];[.N$85])" office:value-type="string" office:string-value="" calcext:value-type="error">
            <text:p>#N/D</text:p>
          </table:table-cell>
          <table:table-cell table:style-name="ce34" table:formula="of:=MULTIPLE.OPERATIONS([.$J$85];[.$B$13];[.$J131];[.$B$7];[.O$85])" office:value-type="string" office:string-value="" calcext:value-type="error">
            <text:p>#N/D</text:p>
          </table:table-cell>
          <table:table-cell table:style-name="ce34" table:formula="of:=MULTIPLE.OPERATIONS([.$J$85];[.$B$13];[.$J131];[.$B$7];[.P$85])" office:value-type="string" office:string-value="" calcext:value-type="error">
            <text:p>#N/D</text:p>
          </table:table-cell>
          <table:table-cell table:style-name="ce34" table:number-columns-repeated="1008"/>
        </table:table-row>
        <table:table-row table:style-name="ro2">
          <table:table-cell table:style-name="ce34" table:formula="of:=[.A131]+32" office:value-type="float" office:value="1440" calcext:value-type="float">
            <text:p>1440</text:p>
          </table:table-cell>
          <table:table-cell table:style-name="ce34" table:formula="of:=MULTIPLE.OPERATIONS([.B$87];[.$B$11];[.$A132])" office:value-type="float" office:value="45" calcext:value-type="float">
            <text:p>45</text:p>
          </table:table-cell>
          <table:table-cell table:style-name="ce34" table:number-columns-repeated="3"/>
          <table:table-cell table:style-name="ce34" table:formula="of:=[.F131]+1" office:value-type="float" office:value="47" calcext:value-type="float">
            <text:p>47</text:p>
          </table:table-cell>
          <table:table-cell table:style-name="ce34" table:formula="of:=MULTIPLE.OPERATIONS([.G$85];[.$B$12];[.$F132])" office:value-type="float" office:value="40" calcext:value-type="float">
            <text:p>40</text:p>
          </table:table-cell>
          <table:table-cell table:style-name="ce34" table:number-columns-repeated="2"/>
          <table:table-cell table:style-name="ce34" table:formula="of:=[.J131]+512" office:value-type="float" office:value="23552" calcext:value-type="float">
            <text:p>23552</text:p>
          </table:table-cell>
          <table:table-cell table:style-name="ce34" table:formula="of:=MULTIPLE.OPERATIONS([.$J$85];[.$B$13];[.$J132];[.$B$7];[.K$85])" office:value-type="float" office:value="32" calcext:value-type="float">
            <text:p>32</text:p>
          </table:table-cell>
          <table:table-cell table:style-name="ce34" table:formula="of:=MULTIPLE.OPERATIONS([.$J$85];[.$B$13];[.$J132];[.$B$7];[.L$85])" office:value-type="string" office:string-value="" calcext:value-type="error">
            <text:p>#N/D</text:p>
          </table:table-cell>
          <table:table-cell table:style-name="ce34" table:formula="of:=MULTIPLE.OPERATIONS([.$J$85];[.$B$13];[.$J132];[.$B$7];[.M$85])" office:value-type="string" office:string-value="" calcext:value-type="error">
            <text:p>#N/D</text:p>
          </table:table-cell>
          <table:table-cell table:style-name="ce34" table:formula="of:=MULTIPLE.OPERATIONS([.$J$85];[.$B$13];[.$J132];[.$B$7];[.N$85])" office:value-type="string" office:string-value="" calcext:value-type="error">
            <text:p>#N/D</text:p>
          </table:table-cell>
          <table:table-cell table:style-name="ce34" table:formula="of:=MULTIPLE.OPERATIONS([.$J$85];[.$B$13];[.$J132];[.$B$7];[.O$85])" office:value-type="string" office:string-value="" calcext:value-type="error">
            <text:p>#N/D</text:p>
          </table:table-cell>
          <table:table-cell table:style-name="ce34" table:formula="of:=MULTIPLE.OPERATIONS([.$J$85];[.$B$13];[.$J132];[.$B$7];[.P$85])" office:value-type="string" office:string-value="" calcext:value-type="error">
            <text:p>#N/D</text:p>
          </table:table-cell>
          <table:table-cell table:style-name="ce34" table:number-columns-repeated="1008"/>
        </table:table-row>
        <table:table-row table:style-name="ro2">
          <table:table-cell table:style-name="ce34" table:formula="of:=[.A132]+32" office:value-type="float" office:value="1472" calcext:value-type="float">
            <text:p>1472</text:p>
          </table:table-cell>
          <table:table-cell table:style-name="ce34" table:formula="of:=MULTIPLE.OPERATIONS([.B$87];[.$B$11];[.$A133])" office:value-type="float" office:value="46" calcext:value-type="float">
            <text:p>46</text:p>
          </table:table-cell>
          <table:table-cell table:style-name="ce34" table:number-columns-repeated="3"/>
          <table:table-cell table:style-name="ce34" table:formula="of:=[.F132]+1" office:value-type="float" office:value="48" calcext:value-type="float">
            <text:p>48</text:p>
          </table:table-cell>
          <table:table-cell table:style-name="ce34" table:formula="of:=MULTIPLE.OPERATIONS([.G$85];[.$B$12];[.$F133])" office:value-type="float" office:value="40" calcext:value-type="float">
            <text:p>40</text:p>
          </table:table-cell>
          <table:table-cell table:style-name="ce34" table:number-columns-repeated="2"/>
          <table:table-cell table:style-name="ce34" table:formula="of:=[.J132]+512" office:value-type="float" office:value="24064" calcext:value-type="float">
            <text:p>24064</text:p>
          </table:table-cell>
          <table:table-cell table:style-name="ce34" table:formula="of:=MULTIPLE.OPERATIONS([.$J$85];[.$B$13];[.$J133];[.$B$7];[.K$85])" office:value-type="float" office:value="32" calcext:value-type="float">
            <text:p>32</text:p>
          </table:table-cell>
          <table:table-cell table:style-name="ce34" table:formula="of:=MULTIPLE.OPERATIONS([.$J$85];[.$B$13];[.$J133];[.$B$7];[.L$85])" office:value-type="string" office:string-value="" calcext:value-type="error">
            <text:p>#N/D</text:p>
          </table:table-cell>
          <table:table-cell table:style-name="ce34" table:formula="of:=MULTIPLE.OPERATIONS([.$J$85];[.$B$13];[.$J133];[.$B$7];[.M$85])" office:value-type="string" office:string-value="" calcext:value-type="error">
            <text:p>#N/D</text:p>
          </table:table-cell>
          <table:table-cell table:style-name="ce34" table:formula="of:=MULTIPLE.OPERATIONS([.$J$85];[.$B$13];[.$J133];[.$B$7];[.N$85])" office:value-type="string" office:string-value="" calcext:value-type="error">
            <text:p>#N/D</text:p>
          </table:table-cell>
          <table:table-cell table:style-name="ce34" table:formula="of:=MULTIPLE.OPERATIONS([.$J$85];[.$B$13];[.$J133];[.$B$7];[.O$85])" office:value-type="string" office:string-value="" calcext:value-type="error">
            <text:p>#N/D</text:p>
          </table:table-cell>
          <table:table-cell table:style-name="ce34" table:formula="of:=MULTIPLE.OPERATIONS([.$J$85];[.$B$13];[.$J133];[.$B$7];[.P$85])" office:value-type="string" office:string-value="" calcext:value-type="error">
            <text:p>#N/D</text:p>
          </table:table-cell>
          <table:table-cell table:style-name="ce34" table:number-columns-repeated="1008"/>
        </table:table-row>
        <table:table-row table:style-name="ro2">
          <table:table-cell table:style-name="ce34" table:formula="of:=[.A133]+32" office:value-type="float" office:value="1504" calcext:value-type="float">
            <text:p>1504</text:p>
          </table:table-cell>
          <table:table-cell table:style-name="ce34" table:formula="of:=MULTIPLE.OPERATIONS([.B$87];[.$B$11];[.$A134])" office:value-type="float" office:value="47" calcext:value-type="float">
            <text:p>47</text:p>
          </table:table-cell>
          <table:table-cell table:style-name="ce34" table:number-columns-repeated="3"/>
          <table:table-cell table:style-name="ce34" table:formula="of:=[.F133]+1" office:value-type="float" office:value="49" calcext:value-type="float">
            <text:p>49</text:p>
          </table:table-cell>
          <table:table-cell table:style-name="ce34" table:formula="of:=MULTIPLE.OPERATIONS([.G$85];[.$B$12];[.$F134])" office:value-type="float" office:value="32" calcext:value-type="float">
            <text:p>32</text:p>
          </table:table-cell>
          <table:table-cell table:style-name="ce34" table:number-columns-repeated="2"/>
          <table:table-cell table:style-name="ce34" table:formula="of:=[.J133]+512" office:value-type="float" office:value="24576" calcext:value-type="float">
            <text:p>24576</text:p>
          </table:table-cell>
          <table:table-cell table:style-name="ce34" table:formula="of:=MULTIPLE.OPERATIONS([.$J$85];[.$B$13];[.$J134];[.$B$7];[.K$85])" office:value-type="float" office:value="32" calcext:value-type="float">
            <text:p>32</text:p>
          </table:table-cell>
          <table:table-cell table:style-name="ce34" table:formula="of:=MULTIPLE.OPERATIONS([.$J$85];[.$B$13];[.$J134];[.$B$7];[.L$85])" office:value-type="string" office:string-value="" calcext:value-type="error">
            <text:p>#N/D</text:p>
          </table:table-cell>
          <table:table-cell table:style-name="ce34" table:formula="of:=MULTIPLE.OPERATIONS([.$J$85];[.$B$13];[.$J134];[.$B$7];[.M$85])" office:value-type="string" office:string-value="" calcext:value-type="error">
            <text:p>#N/D</text:p>
          </table:table-cell>
          <table:table-cell table:style-name="ce34" table:formula="of:=MULTIPLE.OPERATIONS([.$J$85];[.$B$13];[.$J134];[.$B$7];[.N$85])" office:value-type="string" office:string-value="" calcext:value-type="error">
            <text:p>#N/D</text:p>
          </table:table-cell>
          <table:table-cell table:style-name="ce34" table:formula="of:=MULTIPLE.OPERATIONS([.$J$85];[.$B$13];[.$J134];[.$B$7];[.O$85])" office:value-type="string" office:string-value="" calcext:value-type="error">
            <text:p>#N/D</text:p>
          </table:table-cell>
          <table:table-cell table:style-name="ce34" table:formula="of:=MULTIPLE.OPERATIONS([.$J$85];[.$B$13];[.$J134];[.$B$7];[.P$85])" office:value-type="string" office:string-value="" calcext:value-type="error">
            <text:p>#N/D</text:p>
          </table:table-cell>
          <table:table-cell table:style-name="ce34" table:number-columns-repeated="1008"/>
        </table:table-row>
        <table:table-row table:style-name="ro2">
          <table:table-cell table:style-name="ce34" table:formula="of:=[.A134]+32" office:value-type="float" office:value="1536" calcext:value-type="float">
            <text:p>1536</text:p>
          </table:table-cell>
          <table:table-cell table:style-name="ce34" table:formula="of:=MULTIPLE.OPERATIONS([.B$87];[.$B$11];[.$A135])" office:value-type="float" office:value="48" calcext:value-type="float">
            <text:p>48</text:p>
          </table:table-cell>
          <table:table-cell table:style-name="ce34" table:number-columns-repeated="3"/>
          <table:table-cell table:style-name="ce34" table:formula="of:=[.F134]+1" office:value-type="float" office:value="50" calcext:value-type="float">
            <text:p>50</text:p>
          </table:table-cell>
          <table:table-cell table:style-name="ce34" table:formula="of:=MULTIPLE.OPERATIONS([.G$85];[.$B$12];[.$F135])" office:value-type="float" office:value="32" calcext:value-type="float">
            <text:p>32</text:p>
          </table:table-cell>
          <table:table-cell table:style-name="ce34" table:number-columns-repeated="2"/>
          <table:table-cell table:style-name="ce34" table:formula="of:=[.J134]+512" office:value-type="float" office:value="25088" calcext:value-type="float">
            <text:p>25088</text:p>
          </table:table-cell>
          <table:table-cell table:style-name="ce34" table:formula="of:=MULTIPLE.OPERATIONS([.$J$85];[.$B$13];[.$J135];[.$B$7];[.K$85])" office:value-type="float" office:value="24" calcext:value-type="float">
            <text:p>24</text:p>
          </table:table-cell>
          <table:table-cell table:style-name="ce34" table:formula="of:=MULTIPLE.OPERATIONS([.$J$85];[.$B$13];[.$J135];[.$B$7];[.L$85])" office:value-type="string" office:string-value="" calcext:value-type="error">
            <text:p>#N/D</text:p>
          </table:table-cell>
          <table:table-cell table:style-name="ce34" table:formula="of:=MULTIPLE.OPERATIONS([.$J$85];[.$B$13];[.$J135];[.$B$7];[.M$85])" office:value-type="string" office:string-value="" calcext:value-type="error">
            <text:p>#N/D</text:p>
          </table:table-cell>
          <table:table-cell table:style-name="ce34" table:formula="of:=MULTIPLE.OPERATIONS([.$J$85];[.$B$13];[.$J135];[.$B$7];[.N$85])" office:value-type="string" office:string-value="" calcext:value-type="error">
            <text:p>#N/D</text:p>
          </table:table-cell>
          <table:table-cell table:style-name="ce34" table:formula="of:=MULTIPLE.OPERATIONS([.$J$85];[.$B$13];[.$J135];[.$B$7];[.O$85])" office:value-type="string" office:string-value="" calcext:value-type="error">
            <text:p>#N/D</text:p>
          </table:table-cell>
          <table:table-cell table:style-name="ce34" table:formula="of:=MULTIPLE.OPERATIONS([.$J$85];[.$B$13];[.$J135];[.$B$7];[.P$85])" office:value-type="string" office:string-value="" calcext:value-type="error">
            <text:p>#N/D</text:p>
          </table:table-cell>
          <table:table-cell table:style-name="ce34" table:number-columns-repeated="1008"/>
        </table:table-row>
        <table:table-row table:style-name="ro2">
          <table:table-cell table:style-name="ce34" table:formula="of:=[.A135]+32" office:value-type="float" office:value="1568" calcext:value-type="float">
            <text:p>1568</text:p>
          </table:table-cell>
          <table:table-cell table:style-name="ce34" table:number-columns-repeated="4"/>
          <table:table-cell table:style-name="ce34" table:formula="of:=[.F135]+1" office:value-type="float" office:value="51" calcext:value-type="float">
            <text:p>51</text:p>
          </table:table-cell>
          <table:table-cell table:style-name="ce34" table:formula="of:=MULTIPLE.OPERATIONS([.G$85];[.$B$12];[.$F136])" office:value-type="float" office:value="32" calcext:value-type="float">
            <text:p>32</text:p>
          </table:table-cell>
          <table:table-cell table:style-name="ce34" table:number-columns-repeated="2"/>
          <table:table-cell table:style-name="ce34" table:formula="of:=[.J135]+512" office:value-type="float" office:value="25600" calcext:value-type="float">
            <text:p>25600</text:p>
          </table:table-cell>
          <table:table-cell table:style-name="ce34" table:formula="of:=MULTIPLE.OPERATIONS([.$J$85];[.$B$13];[.$J136];[.$B$7];[.K$85])" office:value-type="float" office:value="24" calcext:value-type="float">
            <text:p>24</text:p>
          </table:table-cell>
          <table:table-cell table:style-name="ce34" table:formula="of:=MULTIPLE.OPERATIONS([.$J$85];[.$B$13];[.$J136];[.$B$7];[.L$85])" office:value-type="string" office:string-value="" calcext:value-type="error">
            <text:p>#N/D</text:p>
          </table:table-cell>
          <table:table-cell table:style-name="ce34" table:formula="of:=MULTIPLE.OPERATIONS([.$J$85];[.$B$13];[.$J136];[.$B$7];[.M$85])" office:value-type="string" office:string-value="" calcext:value-type="error">
            <text:p>#N/D</text:p>
          </table:table-cell>
          <table:table-cell table:style-name="ce34" table:formula="of:=MULTIPLE.OPERATIONS([.$J$85];[.$B$13];[.$J136];[.$B$7];[.N$85])" office:value-type="string" office:string-value="" calcext:value-type="error">
            <text:p>#N/D</text:p>
          </table:table-cell>
          <table:table-cell table:style-name="ce34" table:formula="of:=MULTIPLE.OPERATIONS([.$J$85];[.$B$13];[.$J136];[.$B$7];[.O$85])" office:value-type="string" office:string-value="" calcext:value-type="error">
            <text:p>#N/D</text:p>
          </table:table-cell>
          <table:table-cell table:style-name="ce34" table:formula="of:=MULTIPLE.OPERATIONS([.$J$85];[.$B$13];[.$J136];[.$B$7];[.P$85])" office:value-type="string" office:string-value="" calcext:value-type="error">
            <text:p>#N/D</text:p>
          </table:table-cell>
          <table:table-cell table:style-name="ce34" table:number-columns-repeated="1008"/>
        </table:table-row>
        <table:table-row table:style-name="ro2">
          <table:table-cell table:style-name="ce34" table:formula="of:=[.A136]+32" office:value-type="float" office:value="1600" calcext:value-type="float">
            <text:p>1600</text:p>
          </table:table-cell>
          <table:table-cell table:style-name="ce34" table:number-columns-repeated="4"/>
          <table:table-cell table:style-name="ce34" table:formula="of:=[.F136]+1" office:value-type="float" office:value="52" calcext:value-type="float">
            <text:p>52</text:p>
          </table:table-cell>
          <table:table-cell table:style-name="ce34" table:formula="of:=MULTIPLE.OPERATIONS([.G$85];[.$B$12];[.$F137])" office:value-type="float" office:value="32" calcext:value-type="float">
            <text:p>32</text:p>
          </table:table-cell>
          <table:table-cell table:style-name="ce34" table:number-columns-repeated="2"/>
          <table:table-cell table:style-name="ce34" table:formula="of:=[.J136]+512" office:value-type="float" office:value="26112" calcext:value-type="float">
            <text:p>26112</text:p>
          </table:table-cell>
          <table:table-cell table:style-name="ce34" table:formula="of:=MULTIPLE.OPERATIONS([.$J$85];[.$B$13];[.$J137];[.$B$7];[.K$85])" office:value-type="float" office:value="24" calcext:value-type="float">
            <text:p>24</text:p>
          </table:table-cell>
          <table:table-cell table:style-name="ce34" table:formula="of:=MULTIPLE.OPERATIONS([.$J$85];[.$B$13];[.$J137];[.$B$7];[.L$85])" office:value-type="string" office:string-value="" calcext:value-type="error">
            <text:p>#N/D</text:p>
          </table:table-cell>
          <table:table-cell table:style-name="ce34" table:formula="of:=MULTIPLE.OPERATIONS([.$J$85];[.$B$13];[.$J137];[.$B$7];[.M$85])" office:value-type="string" office:string-value="" calcext:value-type="error">
            <text:p>#N/D</text:p>
          </table:table-cell>
          <table:table-cell table:style-name="ce34" table:formula="of:=MULTIPLE.OPERATIONS([.$J$85];[.$B$13];[.$J137];[.$B$7];[.N$85])" office:value-type="string" office:string-value="" calcext:value-type="error">
            <text:p>#N/D</text:p>
          </table:table-cell>
          <table:table-cell table:style-name="ce34" table:formula="of:=MULTIPLE.OPERATIONS([.$J$85];[.$B$13];[.$J137];[.$B$7];[.O$85])" office:value-type="string" office:string-value="" calcext:value-type="error">
            <text:p>#N/D</text:p>
          </table:table-cell>
          <table:table-cell table:style-name="ce34" table:formula="of:=MULTIPLE.OPERATIONS([.$J$85];[.$B$13];[.$J137];[.$B$7];[.P$85])" office:value-type="string" office:string-value="" calcext:value-type="error">
            <text:p>#N/D</text:p>
          </table:table-cell>
          <table:table-cell table:style-name="ce34" table:number-columns-repeated="1008"/>
        </table:table-row>
        <table:table-row table:style-name="ro2">
          <table:table-cell table:style-name="ce34" table:formula="of:=[.A137]+32" office:value-type="float" office:value="1632" calcext:value-type="float">
            <text:p>1632</text:p>
          </table:table-cell>
          <table:table-cell table:style-name="ce34" table:number-columns-repeated="4"/>
          <table:table-cell table:style-name="ce34" table:formula="of:=[.F137]+1" office:value-type="float" office:value="53" calcext:value-type="float">
            <text:p>53</text:p>
          </table:table-cell>
          <table:table-cell table:style-name="ce34" table:formula="of:=MULTIPLE.OPERATIONS([.G$85];[.$B$12];[.$F138])" office:value-type="float" office:value="32" calcext:value-type="float">
            <text:p>32</text:p>
          </table:table-cell>
          <table:table-cell table:style-name="ce34" table:number-columns-repeated="2"/>
          <table:table-cell table:style-name="ce34" table:formula="of:=[.J137]+512" office:value-type="float" office:value="26624" calcext:value-type="float">
            <text:p>26624</text:p>
          </table:table-cell>
          <table:table-cell table:style-name="ce34" table:formula="of:=MULTIPLE.OPERATIONS([.$J$85];[.$B$13];[.$J138];[.$B$7];[.K$85])" office:value-type="float" office:value="24" calcext:value-type="float">
            <text:p>24</text:p>
          </table:table-cell>
          <table:table-cell table:style-name="ce34" table:formula="of:=MULTIPLE.OPERATIONS([.$J$85];[.$B$13];[.$J138];[.$B$7];[.L$85])" office:value-type="string" office:string-value="" calcext:value-type="error">
            <text:p>#N/D</text:p>
          </table:table-cell>
          <table:table-cell table:style-name="ce34" table:formula="of:=MULTIPLE.OPERATIONS([.$J$85];[.$B$13];[.$J138];[.$B$7];[.M$85])" office:value-type="string" office:string-value="" calcext:value-type="error">
            <text:p>#N/D</text:p>
          </table:table-cell>
          <table:table-cell table:style-name="ce34" table:formula="of:=MULTIPLE.OPERATIONS([.$J$85];[.$B$13];[.$J138];[.$B$7];[.N$85])" office:value-type="string" office:string-value="" calcext:value-type="error">
            <text:p>#N/D</text:p>
          </table:table-cell>
          <table:table-cell table:style-name="ce34" table:formula="of:=MULTIPLE.OPERATIONS([.$J$85];[.$B$13];[.$J138];[.$B$7];[.O$85])" office:value-type="string" office:string-value="" calcext:value-type="error">
            <text:p>#N/D</text:p>
          </table:table-cell>
          <table:table-cell table:style-name="ce34" table:formula="of:=MULTIPLE.OPERATIONS([.$J$85];[.$B$13];[.$J138];[.$B$7];[.P$85])" office:value-type="string" office:string-value="" calcext:value-type="error">
            <text:p>#N/D</text:p>
          </table:table-cell>
          <table:table-cell table:style-name="ce34" table:number-columns-repeated="1008"/>
        </table:table-row>
        <table:table-row table:style-name="ro2">
          <table:table-cell table:style-name="ce34" table:formula="of:=[.A138]+32" office:value-type="float" office:value="1664" calcext:value-type="float">
            <text:p>1664</text:p>
          </table:table-cell>
          <table:table-cell table:style-name="ce34" table:number-columns-repeated="4"/>
          <table:table-cell table:style-name="ce34" table:formula="of:=[.F138]+1" office:value-type="float" office:value="54" calcext:value-type="float">
            <text:p>54</text:p>
          </table:table-cell>
          <table:table-cell table:style-name="ce34" table:formula="of:=MULTIPLE.OPERATIONS([.G$85];[.$B$12];[.$F139])" office:value-type="float" office:value="32" calcext:value-type="float">
            <text:p>32</text:p>
          </table:table-cell>
          <table:table-cell table:style-name="ce34" table:number-columns-repeated="2"/>
          <table:table-cell table:style-name="ce34" table:formula="of:=[.J138]+512" office:value-type="float" office:value="27136" calcext:value-type="float">
            <text:p>27136</text:p>
          </table:table-cell>
          <table:table-cell table:style-name="ce34" table:formula="of:=MULTIPLE.OPERATIONS([.$J$85];[.$B$13];[.$J139];[.$B$7];[.K$85])" office:value-type="float" office:value="24" calcext:value-type="float">
            <text:p>24</text:p>
          </table:table-cell>
          <table:table-cell table:style-name="ce34" table:formula="of:=MULTIPLE.OPERATIONS([.$J$85];[.$B$13];[.$J139];[.$B$7];[.L$85])" office:value-type="string" office:string-value="" calcext:value-type="error">
            <text:p>#N/D</text:p>
          </table:table-cell>
          <table:table-cell table:style-name="ce34" table:formula="of:=MULTIPLE.OPERATIONS([.$J$85];[.$B$13];[.$J139];[.$B$7];[.M$85])" office:value-type="string" office:string-value="" calcext:value-type="error">
            <text:p>#N/D</text:p>
          </table:table-cell>
          <table:table-cell table:style-name="ce34" table:formula="of:=MULTIPLE.OPERATIONS([.$J$85];[.$B$13];[.$J139];[.$B$7];[.N$85])" office:value-type="string" office:string-value="" calcext:value-type="error">
            <text:p>#N/D</text:p>
          </table:table-cell>
          <table:table-cell table:style-name="ce34" table:formula="of:=MULTIPLE.OPERATIONS([.$J$85];[.$B$13];[.$J139];[.$B$7];[.O$85])" office:value-type="string" office:string-value="" calcext:value-type="error">
            <text:p>#N/D</text:p>
          </table:table-cell>
          <table:table-cell table:style-name="ce34" table:formula="of:=MULTIPLE.OPERATIONS([.$J$85];[.$B$13];[.$J139];[.$B$7];[.P$85])" office:value-type="string" office:string-value="" calcext:value-type="error">
            <text:p>#N/D</text:p>
          </table:table-cell>
          <table:table-cell table:style-name="ce34" table:number-columns-repeated="1008"/>
        </table:table-row>
        <table:table-row table:style-name="ro2">
          <table:table-cell table:style-name="ce34" table:formula="of:=[.A139]+32" office:value-type="float" office:value="1696" calcext:value-type="float">
            <text:p>1696</text:p>
          </table:table-cell>
          <table:table-cell table:style-name="ce34" table:number-columns-repeated="4"/>
          <table:table-cell table:style-name="ce34" table:formula="of:=[.F139]+1" office:value-type="float" office:value="55" calcext:value-type="float">
            <text:p>55</text:p>
          </table:table-cell>
          <table:table-cell table:style-name="ce34" table:formula="of:=MULTIPLE.OPERATIONS([.G$85];[.$B$12];[.$F140])" office:value-type="float" office:value="32" calcext:value-type="float">
            <text:p>32</text:p>
          </table:table-cell>
          <table:table-cell table:style-name="ce34" table:number-columns-repeated="2"/>
          <table:table-cell table:style-name="ce34" table:formula="of:=[.J139]+512" office:value-type="float" office:value="27648" calcext:value-type="float">
            <text:p>27648</text:p>
          </table:table-cell>
          <table:table-cell table:style-name="ce34" table:formula="of:=MULTIPLE.OPERATIONS([.$J$85];[.$B$13];[.$J140];[.$B$7];[.K$85])" office:value-type="float" office:value="24" calcext:value-type="float">
            <text:p>24</text:p>
          </table:table-cell>
          <table:table-cell table:style-name="ce34" table:formula="of:=MULTIPLE.OPERATIONS([.$J$85];[.$B$13];[.$J140];[.$B$7];[.L$85])" office:value-type="string" office:string-value="" calcext:value-type="error">
            <text:p>#N/D</text:p>
          </table:table-cell>
          <table:table-cell table:style-name="ce34" table:formula="of:=MULTIPLE.OPERATIONS([.$J$85];[.$B$13];[.$J140];[.$B$7];[.M$85])" office:value-type="string" office:string-value="" calcext:value-type="error">
            <text:p>#N/D</text:p>
          </table:table-cell>
          <table:table-cell table:style-name="ce34" table:formula="of:=MULTIPLE.OPERATIONS([.$J$85];[.$B$13];[.$J140];[.$B$7];[.N$85])" office:value-type="string" office:string-value="" calcext:value-type="error">
            <text:p>#N/D</text:p>
          </table:table-cell>
          <table:table-cell table:style-name="ce34" table:formula="of:=MULTIPLE.OPERATIONS([.$J$85];[.$B$13];[.$J140];[.$B$7];[.O$85])" office:value-type="string" office:string-value="" calcext:value-type="error">
            <text:p>#N/D</text:p>
          </table:table-cell>
          <table:table-cell table:style-name="ce34" table:formula="of:=MULTIPLE.OPERATIONS([.$J$85];[.$B$13];[.$J140];[.$B$7];[.P$85])" office:value-type="string" office:string-value="" calcext:value-type="error">
            <text:p>#N/D</text:p>
          </table:table-cell>
          <table:table-cell table:style-name="ce34" table:number-columns-repeated="1008"/>
        </table:table-row>
        <table:table-row table:style-name="ro2">
          <table:table-cell table:style-name="ce34" table:formula="of:=[.A140]+32" office:value-type="float" office:value="1728" calcext:value-type="float">
            <text:p>1728</text:p>
          </table:table-cell>
          <table:table-cell table:style-name="ce34" table:number-columns-repeated="4"/>
          <table:table-cell table:style-name="ce34" table:formula="of:=[.F140]+1" office:value-type="float" office:value="56" calcext:value-type="float">
            <text:p>56</text:p>
          </table:table-cell>
          <table:table-cell table:style-name="ce34" table:formula="of:=MULTIPLE.OPERATIONS([.G$85];[.$B$12];[.$F141])" office:value-type="float" office:value="32" calcext:value-type="float">
            <text:p>32</text:p>
          </table:table-cell>
          <table:table-cell table:style-name="ce34" table:number-columns-repeated="2"/>
          <table:table-cell table:style-name="ce34" table:formula="of:=[.J140]+512" office:value-type="float" office:value="28160" calcext:value-type="float">
            <text:p>28160</text:p>
          </table:table-cell>
          <table:table-cell table:style-name="ce34" table:formula="of:=MULTIPLE.OPERATIONS([.$J$85];[.$B$13];[.$J141];[.$B$7];[.K$85])" office:value-type="float" office:value="24" calcext:value-type="float">
            <text:p>24</text:p>
          </table:table-cell>
          <table:table-cell table:style-name="ce34" table:formula="of:=MULTIPLE.OPERATIONS([.$J$85];[.$B$13];[.$J141];[.$B$7];[.L$85])" office:value-type="string" office:string-value="" calcext:value-type="error">
            <text:p>#N/D</text:p>
          </table:table-cell>
          <table:table-cell table:style-name="ce34" table:formula="of:=MULTIPLE.OPERATIONS([.$J$85];[.$B$13];[.$J141];[.$B$7];[.M$85])" office:value-type="string" office:string-value="" calcext:value-type="error">
            <text:p>#N/D</text:p>
          </table:table-cell>
          <table:table-cell table:style-name="ce34" table:formula="of:=MULTIPLE.OPERATIONS([.$J$85];[.$B$13];[.$J141];[.$B$7];[.N$85])" office:value-type="string" office:string-value="" calcext:value-type="error">
            <text:p>#N/D</text:p>
          </table:table-cell>
          <table:table-cell table:style-name="ce34" table:formula="of:=MULTIPLE.OPERATIONS([.$J$85];[.$B$13];[.$J141];[.$B$7];[.O$85])" office:value-type="string" office:string-value="" calcext:value-type="error">
            <text:p>#N/D</text:p>
          </table:table-cell>
          <table:table-cell table:style-name="ce34" table:formula="of:=MULTIPLE.OPERATIONS([.$J$85];[.$B$13];[.$J141];[.$B$7];[.P$85])" office:value-type="string" office:string-value="" calcext:value-type="error">
            <text:p>#N/D</text:p>
          </table:table-cell>
          <table:table-cell table:style-name="ce34" table:number-columns-repeated="1008"/>
        </table:table-row>
        <table:table-row table:style-name="ro2">
          <table:table-cell table:style-name="ce34" table:formula="of:=[.A141]+32" office:value-type="float" office:value="1760" calcext:value-type="float">
            <text:p>1760</text:p>
          </table:table-cell>
          <table:table-cell table:style-name="ce34" table:number-columns-repeated="4"/>
          <table:table-cell table:style-name="ce34" table:formula="of:=[.F141]+1" office:value-type="float" office:value="57" calcext:value-type="float">
            <text:p>57</text:p>
          </table:table-cell>
          <table:table-cell table:style-name="ce34" table:formula="of:=MULTIPLE.OPERATIONS([.G$85];[.$B$12];[.$F142])" office:value-type="float" office:value="32" calcext:value-type="float">
            <text:p>32</text:p>
          </table:table-cell>
          <table:table-cell table:style-name="ce34" table:number-columns-repeated="2"/>
          <table:table-cell table:style-name="ce34" table:formula="of:=[.J141]+512" office:value-type="float" office:value="28672" calcext:value-type="float">
            <text:p>28672</text:p>
          </table:table-cell>
          <table:table-cell table:style-name="ce34" table:formula="of:=MULTIPLE.OPERATIONS([.$J$85];[.$B$13];[.$J142];[.$B$7];[.K$85])" office:value-type="float" office:value="24" calcext:value-type="float">
            <text:p>24</text:p>
          </table:table-cell>
          <table:table-cell table:style-name="ce34" table:formula="of:=MULTIPLE.OPERATIONS([.$J$85];[.$B$13];[.$J142];[.$B$7];[.L$85])" office:value-type="string" office:string-value="" calcext:value-type="error">
            <text:p>#N/D</text:p>
          </table:table-cell>
          <table:table-cell table:style-name="ce34" table:formula="of:=MULTIPLE.OPERATIONS([.$J$85];[.$B$13];[.$J142];[.$B$7];[.M$85])" office:value-type="string" office:string-value="" calcext:value-type="error">
            <text:p>#N/D</text:p>
          </table:table-cell>
          <table:table-cell table:style-name="ce34" table:formula="of:=MULTIPLE.OPERATIONS([.$J$85];[.$B$13];[.$J142];[.$B$7];[.N$85])" office:value-type="string" office:string-value="" calcext:value-type="error">
            <text:p>#N/D</text:p>
          </table:table-cell>
          <table:table-cell table:style-name="ce34" table:formula="of:=MULTIPLE.OPERATIONS([.$J$85];[.$B$13];[.$J142];[.$B$7];[.O$85])" office:value-type="string" office:string-value="" calcext:value-type="error">
            <text:p>#N/D</text:p>
          </table:table-cell>
          <table:table-cell table:style-name="ce34" table:formula="of:=MULTIPLE.OPERATIONS([.$J$85];[.$B$13];[.$J142];[.$B$7];[.P$85])" office:value-type="string" office:string-value="" calcext:value-type="error">
            <text:p>#N/D</text:p>
          </table:table-cell>
          <table:table-cell table:style-name="ce34" table:number-columns-repeated="1008"/>
        </table:table-row>
        <table:table-row table:style-name="ro2">
          <table:table-cell table:style-name="ce34" table:formula="of:=[.A142]+32" office:value-type="float" office:value="1792" calcext:value-type="float">
            <text:p>1792</text:p>
          </table:table-cell>
          <table:table-cell table:style-name="ce34" table:number-columns-repeated="4"/>
          <table:table-cell table:style-name="ce34" table:formula="of:=[.F142]+1" office:value-type="float" office:value="58" calcext:value-type="float">
            <text:p>58</text:p>
          </table:table-cell>
          <table:table-cell table:style-name="ce34" table:formula="of:=MULTIPLE.OPERATIONS([.G$85];[.$B$12];[.$F143])" office:value-type="float" office:value="32" calcext:value-type="float">
            <text:p>32</text:p>
          </table:table-cell>
          <table:table-cell table:style-name="ce34" table:number-columns-repeated="2"/>
          <table:table-cell table:style-name="ce34" table:formula="of:=[.J142]+512" office:value-type="float" office:value="29184" calcext:value-type="float">
            <text:p>29184</text:p>
          </table:table-cell>
          <table:table-cell table:style-name="ce34" table:formula="of:=MULTIPLE.OPERATIONS([.$J$85];[.$B$13];[.$J143];[.$B$7];[.K$85])" office:value-type="float" office:value="24" calcext:value-type="float">
            <text:p>24</text:p>
          </table:table-cell>
          <table:table-cell table:style-name="ce34" table:formula="of:=MULTIPLE.OPERATIONS([.$J$85];[.$B$13];[.$J143];[.$B$7];[.L$85])" office:value-type="string" office:string-value="" calcext:value-type="error">
            <text:p>#N/D</text:p>
          </table:table-cell>
          <table:table-cell table:style-name="ce34" table:formula="of:=MULTIPLE.OPERATIONS([.$J$85];[.$B$13];[.$J143];[.$B$7];[.M$85])" office:value-type="string" office:string-value="" calcext:value-type="error">
            <text:p>#N/D</text:p>
          </table:table-cell>
          <table:table-cell table:style-name="ce34" table:formula="of:=MULTIPLE.OPERATIONS([.$J$85];[.$B$13];[.$J143];[.$B$7];[.N$85])" office:value-type="string" office:string-value="" calcext:value-type="error">
            <text:p>#N/D</text:p>
          </table:table-cell>
          <table:table-cell table:style-name="ce34" table:formula="of:=MULTIPLE.OPERATIONS([.$J$85];[.$B$13];[.$J143];[.$B$7];[.O$85])" office:value-type="string" office:string-value="" calcext:value-type="error">
            <text:p>#N/D</text:p>
          </table:table-cell>
          <table:table-cell table:style-name="ce34" table:formula="of:=MULTIPLE.OPERATIONS([.$J$85];[.$B$13];[.$J143];[.$B$7];[.P$85])" office:value-type="string" office:string-value="" calcext:value-type="error">
            <text:p>#N/D</text:p>
          </table:table-cell>
          <table:table-cell table:style-name="ce34" table:number-columns-repeated="1008"/>
        </table:table-row>
        <table:table-row table:style-name="ro2">
          <table:table-cell table:style-name="ce34" table:formula="of:=[.A143]+32" office:value-type="float" office:value="1824" calcext:value-type="float">
            <text:p>1824</text:p>
          </table:table-cell>
          <table:table-cell table:style-name="ce34" table:number-columns-repeated="4"/>
          <table:table-cell table:style-name="ce34" table:formula="of:=[.F143]+1" office:value-type="float" office:value="59" calcext:value-type="float">
            <text:p>59</text:p>
          </table:table-cell>
          <table:table-cell table:style-name="ce34" table:formula="of:=MULTIPLE.OPERATIONS([.G$85];[.$B$12];[.$F144])" office:value-type="float" office:value="32" calcext:value-type="float">
            <text:p>32</text:p>
          </table:table-cell>
          <table:table-cell table:style-name="ce34" table:number-columns-repeated="2"/>
          <table:table-cell table:style-name="ce34" table:formula="of:=[.J143]+512" office:value-type="float" office:value="29696" calcext:value-type="float">
            <text:p>29696</text:p>
          </table:table-cell>
          <table:table-cell table:style-name="ce34" table:formula="of:=MULTIPLE.OPERATIONS([.$J$85];[.$B$13];[.$J144];[.$B$7];[.K$85])" office:value-type="float" office:value="24" calcext:value-type="float">
            <text:p>24</text:p>
          </table:table-cell>
          <table:table-cell table:style-name="ce34" table:formula="of:=MULTIPLE.OPERATIONS([.$J$85];[.$B$13];[.$J144];[.$B$7];[.L$85])" office:value-type="string" office:string-value="" calcext:value-type="error">
            <text:p>#N/D</text:p>
          </table:table-cell>
          <table:table-cell table:style-name="ce34" table:formula="of:=MULTIPLE.OPERATIONS([.$J$85];[.$B$13];[.$J144];[.$B$7];[.M$85])" office:value-type="string" office:string-value="" calcext:value-type="error">
            <text:p>#N/D</text:p>
          </table:table-cell>
          <table:table-cell table:style-name="ce34" table:formula="of:=MULTIPLE.OPERATIONS([.$J$85];[.$B$13];[.$J144];[.$B$7];[.N$85])" office:value-type="string" office:string-value="" calcext:value-type="error">
            <text:p>#N/D</text:p>
          </table:table-cell>
          <table:table-cell table:style-name="ce34" table:formula="of:=MULTIPLE.OPERATIONS([.$J$85];[.$B$13];[.$J144];[.$B$7];[.O$85])" office:value-type="string" office:string-value="" calcext:value-type="error">
            <text:p>#N/D</text:p>
          </table:table-cell>
          <table:table-cell table:style-name="ce34" table:formula="of:=MULTIPLE.OPERATIONS([.$J$85];[.$B$13];[.$J144];[.$B$7];[.P$85])" office:value-type="string" office:string-value="" calcext:value-type="error">
            <text:p>#N/D</text:p>
          </table:table-cell>
          <table:table-cell table:style-name="ce34" table:number-columns-repeated="1008"/>
        </table:table-row>
        <table:table-row table:style-name="ro2">
          <table:table-cell table:style-name="ce34" table:formula="of:=[.A144]+32" office:value-type="float" office:value="1856" calcext:value-type="float">
            <text:p>1856</text:p>
          </table:table-cell>
          <table:table-cell table:style-name="ce34" table:number-columns-repeated="4"/>
          <table:table-cell table:style-name="ce34" table:formula="of:=[.F144]+1" office:value-type="float" office:value="60" calcext:value-type="float">
            <text:p>60</text:p>
          </table:table-cell>
          <table:table-cell table:style-name="ce34" table:formula="of:=MULTIPLE.OPERATIONS([.G$85];[.$B$12];[.$F145])" office:value-type="float" office:value="32" calcext:value-type="float">
            <text:p>32</text:p>
          </table:table-cell>
          <table:table-cell table:style-name="ce34" table:number-columns-repeated="2"/>
          <table:table-cell table:style-name="ce34" table:formula="of:=[.J144]+512" office:value-type="float" office:value="30208" calcext:value-type="float">
            <text:p>30208</text:p>
          </table:table-cell>
          <table:table-cell table:style-name="ce34" table:formula="of:=MULTIPLE.OPERATIONS([.$J$85];[.$B$13];[.$J145];[.$B$7];[.K$85])" office:value-type="float" office:value="24" calcext:value-type="float">
            <text:p>24</text:p>
          </table:table-cell>
          <table:table-cell table:style-name="ce34" table:formula="of:=MULTIPLE.OPERATIONS([.$J$85];[.$B$13];[.$J145];[.$B$7];[.L$85])" office:value-type="string" office:string-value="" calcext:value-type="error">
            <text:p>#N/D</text:p>
          </table:table-cell>
          <table:table-cell table:style-name="ce34" table:formula="of:=MULTIPLE.OPERATIONS([.$J$85];[.$B$13];[.$J145];[.$B$7];[.M$85])" office:value-type="string" office:string-value="" calcext:value-type="error">
            <text:p>#N/D</text:p>
          </table:table-cell>
          <table:table-cell table:style-name="ce34" table:formula="of:=MULTIPLE.OPERATIONS([.$J$85];[.$B$13];[.$J145];[.$B$7];[.N$85])" office:value-type="string" office:string-value="" calcext:value-type="error">
            <text:p>#N/D</text:p>
          </table:table-cell>
          <table:table-cell table:style-name="ce34" table:formula="of:=MULTIPLE.OPERATIONS([.$J$85];[.$B$13];[.$J145];[.$B$7];[.O$85])" office:value-type="string" office:string-value="" calcext:value-type="error">
            <text:p>#N/D</text:p>
          </table:table-cell>
          <table:table-cell table:style-name="ce34" table:formula="of:=MULTIPLE.OPERATIONS([.$J$85];[.$B$13];[.$J145];[.$B$7];[.P$85])" office:value-type="string" office:string-value="" calcext:value-type="error">
            <text:p>#N/D</text:p>
          </table:table-cell>
          <table:table-cell table:style-name="ce34" table:number-columns-repeated="1008"/>
        </table:table-row>
        <table:table-row table:style-name="ro2">
          <table:table-cell table:style-name="ce34" table:formula="of:=[.A145]+32" office:value-type="float" office:value="1888" calcext:value-type="float">
            <text:p>1888</text:p>
          </table:table-cell>
          <table:table-cell table:style-name="ce34" table:number-columns-repeated="4"/>
          <table:table-cell table:style-name="ce34" table:formula="of:=[.F145]+1" office:value-type="float" office:value="61" calcext:value-type="float">
            <text:p>61</text:p>
          </table:table-cell>
          <table:table-cell table:style-name="ce34" table:formula="of:=MULTIPLE.OPERATIONS([.G$85];[.$B$12];[.$F146])" office:value-type="float" office:value="32" calcext:value-type="float">
            <text:p>32</text:p>
          </table:table-cell>
          <table:table-cell table:style-name="ce34" table:number-columns-repeated="2"/>
          <table:table-cell table:style-name="ce34" table:formula="of:=[.J145]+512" office:value-type="float" office:value="30720" calcext:value-type="float">
            <text:p>30720</text:p>
          </table:table-cell>
          <table:table-cell table:style-name="ce34" table:formula="of:=MULTIPLE.OPERATIONS([.$J$85];[.$B$13];[.$J146];[.$B$7];[.K$85])" office:value-type="float" office:value="24" calcext:value-type="float">
            <text:p>24</text:p>
          </table:table-cell>
          <table:table-cell table:style-name="ce34" table:formula="of:=MULTIPLE.OPERATIONS([.$J$85];[.$B$13];[.$J146];[.$B$7];[.L$85])" office:value-type="string" office:string-value="" calcext:value-type="error">
            <text:p>#N/D</text:p>
          </table:table-cell>
          <table:table-cell table:style-name="ce34" table:formula="of:=MULTIPLE.OPERATIONS([.$J$85];[.$B$13];[.$J146];[.$B$7];[.M$85])" office:value-type="string" office:string-value="" calcext:value-type="error">
            <text:p>#N/D</text:p>
          </table:table-cell>
          <table:table-cell table:style-name="ce34" table:formula="of:=MULTIPLE.OPERATIONS([.$J$85];[.$B$13];[.$J146];[.$B$7];[.N$85])" office:value-type="string" office:string-value="" calcext:value-type="error">
            <text:p>#N/D</text:p>
          </table:table-cell>
          <table:table-cell table:style-name="ce34" table:formula="of:=MULTIPLE.OPERATIONS([.$J$85];[.$B$13];[.$J146];[.$B$7];[.O$85])" office:value-type="string" office:string-value="" calcext:value-type="error">
            <text:p>#N/D</text:p>
          </table:table-cell>
          <table:table-cell table:style-name="ce34" table:formula="of:=MULTIPLE.OPERATIONS([.$J$85];[.$B$13];[.$J146];[.$B$7];[.P$85])" office:value-type="string" office:string-value="" calcext:value-type="error">
            <text:p>#N/D</text:p>
          </table:table-cell>
          <table:table-cell table:style-name="ce34" table:number-columns-repeated="1008"/>
        </table:table-row>
        <table:table-row table:style-name="ro2">
          <table:table-cell table:style-name="ce34" table:formula="of:=[.A146]+32" office:value-type="float" office:value="1920" calcext:value-type="float">
            <text:p>1920</text:p>
          </table:table-cell>
          <table:table-cell table:style-name="ce34" table:number-columns-repeated="4"/>
          <table:table-cell table:style-name="ce34" table:formula="of:=[.F146]+1" office:value-type="float" office:value="62" calcext:value-type="float">
            <text:p>62</text:p>
          </table:table-cell>
          <table:table-cell table:style-name="ce34" table:formula="of:=MULTIPLE.OPERATIONS([.G$85];[.$B$12];[.$F147])" office:value-type="float" office:value="32" calcext:value-type="float">
            <text:p>32</text:p>
          </table:table-cell>
          <table:table-cell table:style-name="ce34" table:number-columns-repeated="2"/>
          <table:table-cell table:style-name="ce34" table:formula="of:=[.J146]+512" office:value-type="float" office:value="31232" calcext:value-type="float">
            <text:p>31232</text:p>
          </table:table-cell>
          <table:table-cell table:style-name="ce34" table:formula="of:=MULTIPLE.OPERATIONS([.$J$85];[.$B$13];[.$J147];[.$B$7];[.K$85])" office:value-type="float" office:value="24" calcext:value-type="float">
            <text:p>24</text:p>
          </table:table-cell>
          <table:table-cell table:style-name="ce34" table:formula="of:=MULTIPLE.OPERATIONS([.$J$85];[.$B$13];[.$J147];[.$B$7];[.L$85])" office:value-type="string" office:string-value="" calcext:value-type="error">
            <text:p>#N/D</text:p>
          </table:table-cell>
          <table:table-cell table:style-name="ce34" table:formula="of:=MULTIPLE.OPERATIONS([.$J$85];[.$B$13];[.$J147];[.$B$7];[.M$85])" office:value-type="string" office:string-value="" calcext:value-type="error">
            <text:p>#N/D</text:p>
          </table:table-cell>
          <table:table-cell table:style-name="ce34" table:formula="of:=MULTIPLE.OPERATIONS([.$J$85];[.$B$13];[.$J147];[.$B$7];[.N$85])" office:value-type="string" office:string-value="" calcext:value-type="error">
            <text:p>#N/D</text:p>
          </table:table-cell>
          <table:table-cell table:style-name="ce34" table:formula="of:=MULTIPLE.OPERATIONS([.$J$85];[.$B$13];[.$J147];[.$B$7];[.O$85])" office:value-type="string" office:string-value="" calcext:value-type="error">
            <text:p>#N/D</text:p>
          </table:table-cell>
          <table:table-cell table:style-name="ce34" table:formula="of:=MULTIPLE.OPERATIONS([.$J$85];[.$B$13];[.$J147];[.$B$7];[.P$85])" office:value-type="string" office:string-value="" calcext:value-type="error">
            <text:p>#N/D</text:p>
          </table:table-cell>
          <table:table-cell table:style-name="ce34" table:number-columns-repeated="1008"/>
        </table:table-row>
        <table:table-row table:style-name="ro2">
          <table:table-cell table:style-name="ce34" table:formula="of:=[.A147]+32" office:value-type="float" office:value="1952" calcext:value-type="float">
            <text:p>1952</text:p>
          </table:table-cell>
          <table:table-cell table:style-name="ce34" table:number-columns-repeated="4"/>
          <table:table-cell table:style-name="ce34" table:formula="of:=[.F147]+1" office:value-type="float" office:value="63" calcext:value-type="float">
            <text:p>63</text:p>
          </table:table-cell>
          <table:table-cell table:style-name="ce34" table:formula="of:=MULTIPLE.OPERATIONS([.G$85];[.$B$12];[.$F148])" office:value-type="float" office:value="32" calcext:value-type="float">
            <text:p>32</text:p>
          </table:table-cell>
          <table:table-cell table:style-name="ce34" table:number-columns-repeated="2"/>
          <table:table-cell table:style-name="ce34" table:formula="of:=[.J147]+512" office:value-type="float" office:value="31744" calcext:value-type="float">
            <text:p>31744</text:p>
          </table:table-cell>
          <table:table-cell table:style-name="ce34" table:formula="of:=MULTIPLE.OPERATIONS([.$J$85];[.$B$13];[.$J148];[.$B$7];[.K$85])" office:value-type="float" office:value="24" calcext:value-type="float">
            <text:p>24</text:p>
          </table:table-cell>
          <table:table-cell table:style-name="ce34" table:formula="of:=MULTIPLE.OPERATIONS([.$J$85];[.$B$13];[.$J148];[.$B$7];[.L$85])" office:value-type="string" office:string-value="" calcext:value-type="error">
            <text:p>#N/D</text:p>
          </table:table-cell>
          <table:table-cell table:style-name="ce34" table:formula="of:=MULTIPLE.OPERATIONS([.$J$85];[.$B$13];[.$J148];[.$B$7];[.M$85])" office:value-type="string" office:string-value="" calcext:value-type="error">
            <text:p>#N/D</text:p>
          </table:table-cell>
          <table:table-cell table:style-name="ce34" table:formula="of:=MULTIPLE.OPERATIONS([.$J$85];[.$B$13];[.$J148];[.$B$7];[.N$85])" office:value-type="string" office:string-value="" calcext:value-type="error">
            <text:p>#N/D</text:p>
          </table:table-cell>
          <table:table-cell table:style-name="ce34" table:formula="of:=MULTIPLE.OPERATIONS([.$J$85];[.$B$13];[.$J148];[.$B$7];[.O$85])" office:value-type="string" office:string-value="" calcext:value-type="error">
            <text:p>#N/D</text:p>
          </table:table-cell>
          <table:table-cell table:style-name="ce34" table:formula="of:=MULTIPLE.OPERATIONS([.$J$85];[.$B$13];[.$J148];[.$B$7];[.P$85])" office:value-type="string" office:string-value="" calcext:value-type="error">
            <text:p>#N/D</text:p>
          </table:table-cell>
          <table:table-cell table:style-name="ce34" table:number-columns-repeated="1008"/>
        </table:table-row>
        <table:table-row table:style-name="ro2">
          <table:table-cell table:style-name="ce34" table:formula="of:=[.A148]+32" office:value-type="float" office:value="1984" calcext:value-type="float">
            <text:p>1984</text:p>
          </table:table-cell>
          <table:table-cell table:style-name="ce34" table:number-columns-repeated="4"/>
          <table:table-cell table:style-name="ce34" table:formula="of:=[.F148]+1" office:value-type="float" office:value="64" calcext:value-type="float">
            <text:p>64</text:p>
          </table:table-cell>
          <table:table-cell table:style-name="ce34" table:formula="of:=MULTIPLE.OPERATIONS([.G$85];[.$B$12];[.$F149])" office:value-type="float" office:value="32" calcext:value-type="float">
            <text:p>32</text:p>
          </table:table-cell>
          <table:table-cell table:style-name="ce34" table:number-columns-repeated="2"/>
          <table:table-cell table:style-name="ce34" table:formula="of:=[.J148]+512" office:value-type="float" office:value="32256" calcext:value-type="float">
            <text:p>32256</text:p>
          </table:table-cell>
          <table:table-cell table:style-name="ce34" table:formula="of:=MULTIPLE.OPERATIONS([.$J$85];[.$B$13];[.$J149];[.$B$7];[.K$85])" office:value-type="float" office:value="24" calcext:value-type="float">
            <text:p>24</text:p>
          </table:table-cell>
          <table:table-cell table:style-name="ce34" table:formula="of:=MULTIPLE.OPERATIONS([.$J$85];[.$B$13];[.$J149];[.$B$7];[.L$85])" office:value-type="string" office:string-value="" calcext:value-type="error">
            <text:p>#N/D</text:p>
          </table:table-cell>
          <table:table-cell table:style-name="ce34" table:formula="of:=MULTIPLE.OPERATIONS([.$J$85];[.$B$13];[.$J149];[.$B$7];[.M$85])" office:value-type="string" office:string-value="" calcext:value-type="error">
            <text:p>#N/D</text:p>
          </table:table-cell>
          <table:table-cell table:style-name="ce34" table:formula="of:=MULTIPLE.OPERATIONS([.$J$85];[.$B$13];[.$J149];[.$B$7];[.N$85])" office:value-type="string" office:string-value="" calcext:value-type="error">
            <text:p>#N/D</text:p>
          </table:table-cell>
          <table:table-cell table:style-name="ce34" table:formula="of:=MULTIPLE.OPERATIONS([.$J$85];[.$B$13];[.$J149];[.$B$7];[.O$85])" office:value-type="string" office:string-value="" calcext:value-type="error">
            <text:p>#N/D</text:p>
          </table:table-cell>
          <table:table-cell table:style-name="ce34" table:formula="of:=MULTIPLE.OPERATIONS([.$J$85];[.$B$13];[.$J149];[.$B$7];[.P$85])" office:value-type="string" office:string-value="" calcext:value-type="error">
            <text:p>#N/D</text:p>
          </table:table-cell>
          <table:table-cell table:style-name="ce34" table:number-columns-repeated="1008"/>
        </table:table-row>
        <table:table-row table:style-name="ro2">
          <table:table-cell table:style-name="ce34" table:formula="of:=[.A149]+32" office:value-type="float" office:value="2016" calcext:value-type="float">
            <text:p>2016</text:p>
          </table:table-cell>
          <table:table-cell table:style-name="ce34" table:number-columns-repeated="4"/>
          <table:table-cell table:style-name="ce34" table:formula="of:=[.F149]+1" office:value-type="float" office:value="65" calcext:value-type="float">
            <text:p>65</text:p>
          </table:table-cell>
          <table:table-cell table:style-name="ce34" table:formula="of:=MULTIPLE.OPERATIONS([.G$85];[.$B$12];[.$F150])" office:value-type="float" office:value="24" calcext:value-type="float">
            <text:p>24</text:p>
          </table:table-cell>
          <table:table-cell table:style-name="ce34" table:number-columns-repeated="2"/>
          <table:table-cell table:style-name="ce34" table:formula="of:=[.J149]+512" office:value-type="float" office:value="32768" calcext:value-type="float">
            <text:p>32768</text:p>
          </table:table-cell>
          <table:table-cell table:style-name="ce34" table:formula="of:=MULTIPLE.OPERATIONS([.$J$85];[.$B$13];[.$J150];[.$B$7];[.K$85])" office:value-type="float" office:value="24" calcext:value-type="float">
            <text:p>24</text:p>
          </table:table-cell>
          <table:table-cell table:style-name="ce34" table:formula="of:=MULTIPLE.OPERATIONS([.$J$85];[.$B$13];[.$J150];[.$B$7];[.L$85])" office:value-type="string" office:string-value="" calcext:value-type="error">
            <text:p>#N/D</text:p>
          </table:table-cell>
          <table:table-cell table:style-name="ce34" table:formula="of:=MULTIPLE.OPERATIONS([.$J$85];[.$B$13];[.$J150];[.$B$7];[.M$85])" office:value-type="string" office:string-value="" calcext:value-type="error">
            <text:p>#N/D</text:p>
          </table:table-cell>
          <table:table-cell table:style-name="ce34" table:formula="of:=MULTIPLE.OPERATIONS([.$J$85];[.$B$13];[.$J150];[.$B$7];[.N$85])" office:value-type="string" office:string-value="" calcext:value-type="error">
            <text:p>#N/D</text:p>
          </table:table-cell>
          <table:table-cell table:style-name="ce34" table:formula="of:=MULTIPLE.OPERATIONS([.$J$85];[.$B$13];[.$J150];[.$B$7];[.O$85])" office:value-type="string" office:string-value="" calcext:value-type="error">
            <text:p>#N/D</text:p>
          </table:table-cell>
          <table:table-cell table:style-name="ce34" table:formula="of:=MULTIPLE.OPERATIONS([.$J$85];[.$B$13];[.$J150];[.$B$7];[.P$85])" office:value-type="string" office:string-value="" calcext:value-type="error">
            <text:p>#N/D</text:p>
          </table:table-cell>
          <table:table-cell table:style-name="ce34" table:number-columns-repeated="1008"/>
        </table:table-row>
        <table:table-row table:style-name="ro2">
          <table:table-cell table:style-name="ce34" table:formula="of:=[.A150]+32" office:value-type="float" office:value="2048" calcext:value-type="float">
            <text:p>2048</text:p>
          </table:table-cell>
          <table:table-cell table:style-name="ce34" table:number-columns-repeated="4"/>
          <table:table-cell table:style-name="ce34" table:formula="of:=[.F150]+1" office:value-type="float" office:value="66" calcext:value-type="float">
            <text:p>66</text:p>
          </table:table-cell>
          <table:table-cell table:style-name="ce34" table:formula="of:=MULTIPLE.OPERATIONS([.G$85];[.$B$12];[.$F151])" office:value-type="float" office:value="24" calcext:value-type="float">
            <text:p>24</text:p>
          </table:table-cell>
          <table:table-cell table:style-name="ce34" table:number-columns-repeated="2"/>
          <table:table-cell table:style-name="ce34" table:formula="of:=[.J150]+512" office:value-type="float" office:value="33280" calcext:value-type="float">
            <text:p>33280</text:p>
          </table:table-cell>
          <table:table-cell table:style-name="ce34" table:formula="of:=MULTIPLE.OPERATIONS([.$J$85];[.$B$13];[.$J151];[.$B$7];[.K$85])" office:value-type="float" office:value="16" calcext:value-type="float">
            <text:p>16</text:p>
          </table:table-cell>
          <table:table-cell table:style-name="ce34" table:formula="of:=MULTIPLE.OPERATIONS([.$J$85];[.$B$13];[.$J151];[.$B$7];[.L$85])" office:value-type="string" office:string-value="" calcext:value-type="error">
            <text:p>#N/D</text:p>
          </table:table-cell>
          <table:table-cell table:style-name="ce34" table:formula="of:=MULTIPLE.OPERATIONS([.$J$85];[.$B$13];[.$J151];[.$B$7];[.M$85])" office:value-type="string" office:string-value="" calcext:value-type="error">
            <text:p>#N/D</text:p>
          </table:table-cell>
          <table:table-cell table:style-name="ce34" table:formula="of:=MULTIPLE.OPERATIONS([.$J$85];[.$B$13];[.$J151];[.$B$7];[.N$85])" office:value-type="string" office:string-value="" calcext:value-type="error">
            <text:p>#N/D</text:p>
          </table:table-cell>
          <table:table-cell table:style-name="ce34" table:formula="of:=MULTIPLE.OPERATIONS([.$J$85];[.$B$13];[.$J151];[.$B$7];[.O$85])" office:value-type="string" office:string-value="" calcext:value-type="error">
            <text:p>#N/D</text:p>
          </table:table-cell>
          <table:table-cell table:style-name="ce34" table:formula="of:=MULTIPLE.OPERATIONS([.$J$85];[.$B$13];[.$J151];[.$B$7];[.P$85])" office:value-type="string" office:string-value="" calcext:value-type="error">
            <text:p>#N/D</text:p>
          </table:table-cell>
          <table:table-cell table:style-name="ce34" table:number-columns-repeated="1008"/>
        </table:table-row>
        <table:table-row table:style-name="ro2">
          <table:table-cell table:style-name="ce34" table:formula="of:=[.A151]+32" office:value-type="float" office:value="2080" calcext:value-type="float">
            <text:p>2080</text:p>
          </table:table-cell>
          <table:table-cell table:style-name="ce34" table:number-columns-repeated="4"/>
          <table:table-cell table:style-name="ce34" table:formula="of:=[.F151]+1" office:value-type="float" office:value="67" calcext:value-type="float">
            <text:p>67</text:p>
          </table:table-cell>
          <table:table-cell table:style-name="ce34" table:formula="of:=MULTIPLE.OPERATIONS([.G$85];[.$B$12];[.$F152])" office:value-type="float" office:value="24" calcext:value-type="float">
            <text:p>24</text:p>
          </table:table-cell>
          <table:table-cell table:style-name="ce34" table:number-columns-repeated="2"/>
          <table:table-cell table:style-name="ce34" table:formula="of:=[.J151]+512" office:value-type="float" office:value="33792" calcext:value-type="float">
            <text:p>33792</text:p>
          </table:table-cell>
          <table:table-cell table:style-name="ce34" table:formula="of:=MULTIPLE.OPERATIONS([.$J$85];[.$B$13];[.$J152];[.$B$7];[.K$85])" office:value-type="float" office:value="16" calcext:value-type="float">
            <text:p>16</text:p>
          </table:table-cell>
          <table:table-cell table:style-name="ce34" table:formula="of:=MULTIPLE.OPERATIONS([.$J$85];[.$B$13];[.$J152];[.$B$7];[.L$85])" office:value-type="string" office:string-value="" calcext:value-type="error">
            <text:p>#N/D</text:p>
          </table:table-cell>
          <table:table-cell table:style-name="ce34" table:formula="of:=MULTIPLE.OPERATIONS([.$J$85];[.$B$13];[.$J152];[.$B$7];[.M$85])" office:value-type="string" office:string-value="" calcext:value-type="error">
            <text:p>#N/D</text:p>
          </table:table-cell>
          <table:table-cell table:style-name="ce34" table:formula="of:=MULTIPLE.OPERATIONS([.$J$85];[.$B$13];[.$J152];[.$B$7];[.N$85])" office:value-type="string" office:string-value="" calcext:value-type="error">
            <text:p>#N/D</text:p>
          </table:table-cell>
          <table:table-cell table:style-name="ce34" table:formula="of:=MULTIPLE.OPERATIONS([.$J$85];[.$B$13];[.$J152];[.$B$7];[.O$85])" office:value-type="string" office:string-value="" calcext:value-type="error">
            <text:p>#N/D</text:p>
          </table:table-cell>
          <table:table-cell table:style-name="ce34" table:formula="of:=MULTIPLE.OPERATIONS([.$J$85];[.$B$13];[.$J152];[.$B$7];[.P$85])" office:value-type="string" office:string-value="" calcext:value-type="error">
            <text:p>#N/D</text:p>
          </table:table-cell>
          <table:table-cell table:style-name="ce34" table:number-columns-repeated="1008"/>
        </table:table-row>
        <table:table-row table:style-name="ro2">
          <table:table-cell table:style-name="ce34" table:formula="of:=[.A152]+32" office:value-type="float" office:value="2112" calcext:value-type="float">
            <text:p>2112</text:p>
          </table:table-cell>
          <table:table-cell table:style-name="ce34" table:number-columns-repeated="4"/>
          <table:table-cell table:style-name="ce34" table:formula="of:=[.F152]+1" office:value-type="float" office:value="68" calcext:value-type="float">
            <text:p>68</text:p>
          </table:table-cell>
          <table:table-cell table:style-name="ce34" table:formula="of:=MULTIPLE.OPERATIONS([.G$85];[.$B$12];[.$F153])" office:value-type="float" office:value="24" calcext:value-type="float">
            <text:p>24</text:p>
          </table:table-cell>
          <table:table-cell table:style-name="ce34" table:number-columns-repeated="2"/>
          <table:table-cell table:style-name="ce34" table:formula="of:=[.J152]+512" office:value-type="float" office:value="34304" calcext:value-type="float">
            <text:p>34304</text:p>
          </table:table-cell>
          <table:table-cell table:style-name="ce34" table:formula="of:=MULTIPLE.OPERATIONS([.$J$85];[.$B$13];[.$J153];[.$B$7];[.K$85])" office:value-type="float" office:value="16" calcext:value-type="float">
            <text:p>16</text:p>
          </table:table-cell>
          <table:table-cell table:style-name="ce34" table:formula="of:=MULTIPLE.OPERATIONS([.$J$85];[.$B$13];[.$J153];[.$B$7];[.L$85])" office:value-type="string" office:string-value="" calcext:value-type="error">
            <text:p>#N/D</text:p>
          </table:table-cell>
          <table:table-cell table:style-name="ce34" table:formula="of:=MULTIPLE.OPERATIONS([.$J$85];[.$B$13];[.$J153];[.$B$7];[.M$85])" office:value-type="string" office:string-value="" calcext:value-type="error">
            <text:p>#N/D</text:p>
          </table:table-cell>
          <table:table-cell table:style-name="ce34" table:formula="of:=MULTIPLE.OPERATIONS([.$J$85];[.$B$13];[.$J153];[.$B$7];[.N$85])" office:value-type="string" office:string-value="" calcext:value-type="error">
            <text:p>#N/D</text:p>
          </table:table-cell>
          <table:table-cell table:style-name="ce34" table:formula="of:=MULTIPLE.OPERATIONS([.$J$85];[.$B$13];[.$J153];[.$B$7];[.O$85])" office:value-type="string" office:string-value="" calcext:value-type="error">
            <text:p>#N/D</text:p>
          </table:table-cell>
          <table:table-cell table:style-name="ce34" table:formula="of:=MULTIPLE.OPERATIONS([.$J$85];[.$B$13];[.$J153];[.$B$7];[.P$85])" office:value-type="string" office:string-value="" calcext:value-type="error">
            <text:p>#N/D</text:p>
          </table:table-cell>
          <table:table-cell table:style-name="ce34" table:number-columns-repeated="1008"/>
        </table:table-row>
        <table:table-row table:style-name="ro2">
          <table:table-cell table:style-name="ce34" table:formula="of:=[.A153]+32" office:value-type="float" office:value="2144" calcext:value-type="float">
            <text:p>2144</text:p>
          </table:table-cell>
          <table:table-cell table:style-name="ce34" table:number-columns-repeated="4"/>
          <table:table-cell table:style-name="ce34" table:formula="of:=[.F153]+1" office:value-type="float" office:value="69" calcext:value-type="float">
            <text:p>69</text:p>
          </table:table-cell>
          <table:table-cell table:style-name="ce34" table:formula="of:=MULTIPLE.OPERATIONS([.G$85];[.$B$12];[.$F154])" office:value-type="float" office:value="24" calcext:value-type="float">
            <text:p>24</text:p>
          </table:table-cell>
          <table:table-cell table:style-name="ce34" table:number-columns-repeated="2"/>
          <table:table-cell table:style-name="ce34" table:formula="of:=[.J153]+512" office:value-type="float" office:value="34816" calcext:value-type="float">
            <text:p>34816</text:p>
          </table:table-cell>
          <table:table-cell table:style-name="ce34" table:formula="of:=MULTIPLE.OPERATIONS([.$J$85];[.$B$13];[.$J154];[.$B$7];[.K$85])" office:value-type="float" office:value="16" calcext:value-type="float">
            <text:p>16</text:p>
          </table:table-cell>
          <table:table-cell table:style-name="ce34" table:formula="of:=MULTIPLE.OPERATIONS([.$J$85];[.$B$13];[.$J154];[.$B$7];[.L$85])" office:value-type="string" office:string-value="" calcext:value-type="error">
            <text:p>#N/D</text:p>
          </table:table-cell>
          <table:table-cell table:style-name="ce34" table:formula="of:=MULTIPLE.OPERATIONS([.$J$85];[.$B$13];[.$J154];[.$B$7];[.M$85])" office:value-type="string" office:string-value="" calcext:value-type="error">
            <text:p>#N/D</text:p>
          </table:table-cell>
          <table:table-cell table:style-name="ce34" table:formula="of:=MULTIPLE.OPERATIONS([.$J$85];[.$B$13];[.$J154];[.$B$7];[.N$85])" office:value-type="string" office:string-value="" calcext:value-type="error">
            <text:p>#N/D</text:p>
          </table:table-cell>
          <table:table-cell table:style-name="ce34" table:formula="of:=MULTIPLE.OPERATIONS([.$J$85];[.$B$13];[.$J154];[.$B$7];[.O$85])" office:value-type="string" office:string-value="" calcext:value-type="error">
            <text:p>#N/D</text:p>
          </table:table-cell>
          <table:table-cell table:style-name="ce34" table:formula="of:=MULTIPLE.OPERATIONS([.$J$85];[.$B$13];[.$J154];[.$B$7];[.P$85])" office:value-type="string" office:string-value="" calcext:value-type="error">
            <text:p>#N/D</text:p>
          </table:table-cell>
          <table:table-cell table:style-name="ce34" table:number-columns-repeated="1008"/>
        </table:table-row>
        <table:table-row table:style-name="ro2">
          <table:table-cell table:style-name="ce34" table:formula="of:=[.A154]+32" office:value-type="float" office:value="2176" calcext:value-type="float">
            <text:p>2176</text:p>
          </table:table-cell>
          <table:table-cell table:style-name="ce34" table:number-columns-repeated="4"/>
          <table:table-cell table:style-name="ce34" table:formula="of:=[.F154]+1" office:value-type="float" office:value="70" calcext:value-type="float">
            <text:p>70</text:p>
          </table:table-cell>
          <table:table-cell table:style-name="ce34" table:formula="of:=MULTIPLE.OPERATIONS([.G$85];[.$B$12];[.$F155])" office:value-type="float" office:value="24" calcext:value-type="float">
            <text:p>24</text:p>
          </table:table-cell>
          <table:table-cell table:style-name="ce34" table:number-columns-repeated="2"/>
          <table:table-cell table:style-name="ce34" table:formula="of:=[.J154]+512" office:value-type="float" office:value="35328" calcext:value-type="float">
            <text:p>35328</text:p>
          </table:table-cell>
          <table:table-cell table:style-name="ce34" table:formula="of:=MULTIPLE.OPERATIONS([.$J$85];[.$B$13];[.$J155];[.$B$7];[.K$85])" office:value-type="float" office:value="16" calcext:value-type="float">
            <text:p>16</text:p>
          </table:table-cell>
          <table:table-cell table:style-name="ce34" table:formula="of:=MULTIPLE.OPERATIONS([.$J$85];[.$B$13];[.$J155];[.$B$7];[.L$85])" office:value-type="string" office:string-value="" calcext:value-type="error">
            <text:p>#N/D</text:p>
          </table:table-cell>
          <table:table-cell table:style-name="ce34" table:formula="of:=MULTIPLE.OPERATIONS([.$J$85];[.$B$13];[.$J155];[.$B$7];[.M$85])" office:value-type="string" office:string-value="" calcext:value-type="error">
            <text:p>#N/D</text:p>
          </table:table-cell>
          <table:table-cell table:style-name="ce34" table:formula="of:=MULTIPLE.OPERATIONS([.$J$85];[.$B$13];[.$J155];[.$B$7];[.N$85])" office:value-type="string" office:string-value="" calcext:value-type="error">
            <text:p>#N/D</text:p>
          </table:table-cell>
          <table:table-cell table:style-name="ce34" table:formula="of:=MULTIPLE.OPERATIONS([.$J$85];[.$B$13];[.$J155];[.$B$7];[.O$85])" office:value-type="string" office:string-value="" calcext:value-type="error">
            <text:p>#N/D</text:p>
          </table:table-cell>
          <table:table-cell table:style-name="ce34" table:formula="of:=MULTIPLE.OPERATIONS([.$J$85];[.$B$13];[.$J155];[.$B$7];[.P$85])" office:value-type="string" office:string-value="" calcext:value-type="error">
            <text:p>#N/D</text:p>
          </table:table-cell>
          <table:table-cell table:style-name="ce34" table:number-columns-repeated="1008"/>
        </table:table-row>
        <table:table-row table:style-name="ro2">
          <table:table-cell table:style-name="ce34" table:formula="of:=[.A155]+32" office:value-type="float" office:value="2208" calcext:value-type="float">
            <text:p>2208</text:p>
          </table:table-cell>
          <table:table-cell table:style-name="ce34" table:number-columns-repeated="4"/>
          <table:table-cell table:style-name="ce34" table:formula="of:=[.F155]+1" office:value-type="float" office:value="71" calcext:value-type="float">
            <text:p>71</text:p>
          </table:table-cell>
          <table:table-cell table:style-name="ce34" table:formula="of:=MULTIPLE.OPERATIONS([.G$85];[.$B$12];[.$F156])" office:value-type="float" office:value="24" calcext:value-type="float">
            <text:p>24</text:p>
          </table:table-cell>
          <table:table-cell table:style-name="ce34" table:number-columns-repeated="2"/>
          <table:table-cell table:style-name="ce34" table:formula="of:=[.J155]+512" office:value-type="float" office:value="35840" calcext:value-type="float">
            <text:p>35840</text:p>
          </table:table-cell>
          <table:table-cell table:style-name="ce34" table:formula="of:=MULTIPLE.OPERATIONS([.$J$85];[.$B$13];[.$J156];[.$B$7];[.K$85])" office:value-type="float" office:value="16" calcext:value-type="float">
            <text:p>16</text:p>
          </table:table-cell>
          <table:table-cell table:style-name="ce34" table:formula="of:=MULTIPLE.OPERATIONS([.$J$85];[.$B$13];[.$J156];[.$B$7];[.L$85])" office:value-type="string" office:string-value="" calcext:value-type="error">
            <text:p>#N/D</text:p>
          </table:table-cell>
          <table:table-cell table:style-name="ce34" table:formula="of:=MULTIPLE.OPERATIONS([.$J$85];[.$B$13];[.$J156];[.$B$7];[.M$85])" office:value-type="string" office:string-value="" calcext:value-type="error">
            <text:p>#N/D</text:p>
          </table:table-cell>
          <table:table-cell table:style-name="ce34" table:formula="of:=MULTIPLE.OPERATIONS([.$J$85];[.$B$13];[.$J156];[.$B$7];[.N$85])" office:value-type="string" office:string-value="" calcext:value-type="error">
            <text:p>#N/D</text:p>
          </table:table-cell>
          <table:table-cell table:style-name="ce34" table:formula="of:=MULTIPLE.OPERATIONS([.$J$85];[.$B$13];[.$J156];[.$B$7];[.O$85])" office:value-type="string" office:string-value="" calcext:value-type="error">
            <text:p>#N/D</text:p>
          </table:table-cell>
          <table:table-cell table:style-name="ce34" table:formula="of:=MULTIPLE.OPERATIONS([.$J$85];[.$B$13];[.$J156];[.$B$7];[.P$85])" office:value-type="string" office:string-value="" calcext:value-type="error">
            <text:p>#N/D</text:p>
          </table:table-cell>
          <table:table-cell table:style-name="ce34" table:number-columns-repeated="1008"/>
        </table:table-row>
        <table:table-row table:style-name="ro2">
          <table:table-cell table:style-name="ce34" table:formula="of:=[.A156]+32" office:value-type="float" office:value="2240" calcext:value-type="float">
            <text:p>2240</text:p>
          </table:table-cell>
          <table:table-cell table:style-name="ce34" table:number-columns-repeated="4"/>
          <table:table-cell table:style-name="ce34" table:formula="of:=[.F156]+1" office:value-type="float" office:value="72" calcext:value-type="float">
            <text:p>72</text:p>
          </table:table-cell>
          <table:table-cell table:style-name="ce34" table:formula="of:=MULTIPLE.OPERATIONS([.G$85];[.$B$12];[.$F157])" office:value-type="float" office:value="24" calcext:value-type="float">
            <text:p>24</text:p>
          </table:table-cell>
          <table:table-cell table:style-name="ce34" table:number-columns-repeated="2"/>
          <table:table-cell table:style-name="ce34" table:formula="of:=[.J156]+512" office:value-type="float" office:value="36352" calcext:value-type="float">
            <text:p>36352</text:p>
          </table:table-cell>
          <table:table-cell table:style-name="ce34" table:formula="of:=MULTIPLE.OPERATIONS([.$J$85];[.$B$13];[.$J157];[.$B$7];[.K$85])" office:value-type="float" office:value="16" calcext:value-type="float">
            <text:p>16</text:p>
          </table:table-cell>
          <table:table-cell table:style-name="ce34" table:formula="of:=MULTIPLE.OPERATIONS([.$J$85];[.$B$13];[.$J157];[.$B$7];[.L$85])" office:value-type="string" office:string-value="" calcext:value-type="error">
            <text:p>#N/D</text:p>
          </table:table-cell>
          <table:table-cell table:style-name="ce34" table:formula="of:=MULTIPLE.OPERATIONS([.$J$85];[.$B$13];[.$J157];[.$B$7];[.M$85])" office:value-type="string" office:string-value="" calcext:value-type="error">
            <text:p>#N/D</text:p>
          </table:table-cell>
          <table:table-cell table:style-name="ce34" table:formula="of:=MULTIPLE.OPERATIONS([.$J$85];[.$B$13];[.$J157];[.$B$7];[.N$85])" office:value-type="string" office:string-value="" calcext:value-type="error">
            <text:p>#N/D</text:p>
          </table:table-cell>
          <table:table-cell table:style-name="ce34" table:formula="of:=MULTIPLE.OPERATIONS([.$J$85];[.$B$13];[.$J157];[.$B$7];[.O$85])" office:value-type="string" office:string-value="" calcext:value-type="error">
            <text:p>#N/D</text:p>
          </table:table-cell>
          <table:table-cell table:style-name="ce34" table:formula="of:=MULTIPLE.OPERATIONS([.$J$85];[.$B$13];[.$J157];[.$B$7];[.P$85])" office:value-type="string" office:string-value="" calcext:value-type="error">
            <text:p>#N/D</text:p>
          </table:table-cell>
          <table:table-cell table:style-name="ce34" table:number-columns-repeated="1008"/>
        </table:table-row>
        <table:table-row table:style-name="ro2">
          <table:table-cell table:style-name="ce34" table:formula="of:=[.A157]+32" office:value-type="float" office:value="2272" calcext:value-type="float">
            <text:p>2272</text:p>
          </table:table-cell>
          <table:table-cell table:style-name="ce34" table:number-columns-repeated="4"/>
          <table:table-cell table:style-name="ce34" table:formula="of:=[.F157]+1" office:value-type="float" office:value="73" calcext:value-type="float">
            <text:p>73</text:p>
          </table:table-cell>
          <table:table-cell table:style-name="ce34" table:formula="of:=MULTIPLE.OPERATIONS([.G$85];[.$B$12];[.$F158])" office:value-type="float" office:value="24" calcext:value-type="float">
            <text:p>24</text:p>
          </table:table-cell>
          <table:table-cell table:style-name="ce34" table:number-columns-repeated="2"/>
          <table:table-cell table:style-name="ce34" table:formula="of:=[.J157]+512" office:value-type="float" office:value="36864" calcext:value-type="float">
            <text:p>36864</text:p>
          </table:table-cell>
          <table:table-cell table:style-name="ce34" table:formula="of:=MULTIPLE.OPERATIONS([.$J$85];[.$B$13];[.$J158];[.$B$7];[.K$85])" office:value-type="float" office:value="16" calcext:value-type="float">
            <text:p>16</text:p>
          </table:table-cell>
          <table:table-cell table:style-name="ce34" table:formula="of:=MULTIPLE.OPERATIONS([.$J$85];[.$B$13];[.$J158];[.$B$7];[.L$85])" office:value-type="string" office:string-value="" calcext:value-type="error">
            <text:p>#N/D</text:p>
          </table:table-cell>
          <table:table-cell table:style-name="ce34" table:formula="of:=MULTIPLE.OPERATIONS([.$J$85];[.$B$13];[.$J158];[.$B$7];[.M$85])" office:value-type="string" office:string-value="" calcext:value-type="error">
            <text:p>#N/D</text:p>
          </table:table-cell>
          <table:table-cell table:style-name="ce34" table:formula="of:=MULTIPLE.OPERATIONS([.$J$85];[.$B$13];[.$J158];[.$B$7];[.N$85])" office:value-type="string" office:string-value="" calcext:value-type="error">
            <text:p>#N/D</text:p>
          </table:table-cell>
          <table:table-cell table:style-name="ce34" table:formula="of:=MULTIPLE.OPERATIONS([.$J$85];[.$B$13];[.$J158];[.$B$7];[.O$85])" office:value-type="string" office:string-value="" calcext:value-type="error">
            <text:p>#N/D</text:p>
          </table:table-cell>
          <table:table-cell table:style-name="ce34" table:formula="of:=MULTIPLE.OPERATIONS([.$J$85];[.$B$13];[.$J158];[.$B$7];[.P$85])" office:value-type="string" office:string-value="" calcext:value-type="error">
            <text:p>#N/D</text:p>
          </table:table-cell>
          <table:table-cell table:style-name="ce34" table:number-columns-repeated="1008"/>
        </table:table-row>
        <table:table-row table:style-name="ro2">
          <table:table-cell table:style-name="ce34" table:formula="of:=[.A158]+32" office:value-type="float" office:value="2304" calcext:value-type="float">
            <text:p>2304</text:p>
          </table:table-cell>
          <table:table-cell table:style-name="ce34" table:number-columns-repeated="4"/>
          <table:table-cell table:style-name="ce34" table:formula="of:=[.F158]+1" office:value-type="float" office:value="74" calcext:value-type="float">
            <text:p>74</text:p>
          </table:table-cell>
          <table:table-cell table:style-name="ce34" table:formula="of:=MULTIPLE.OPERATIONS([.G$85];[.$B$12];[.$F159])" office:value-type="float" office:value="24" calcext:value-type="float">
            <text:p>24</text:p>
          </table:table-cell>
          <table:table-cell table:style-name="ce34" table:number-columns-repeated="2"/>
          <table:table-cell table:style-name="ce34" table:formula="of:=[.J158]+512" office:value-type="float" office:value="37376" calcext:value-type="float">
            <text:p>37376</text:p>
          </table:table-cell>
          <table:table-cell table:style-name="ce34" table:formula="of:=MULTIPLE.OPERATIONS([.$J$85];[.$B$13];[.$J159];[.$B$7];[.K$85])" office:value-type="float" office:value="16" calcext:value-type="float">
            <text:p>16</text:p>
          </table:table-cell>
          <table:table-cell table:style-name="ce34" table:formula="of:=MULTIPLE.OPERATIONS([.$J$85];[.$B$13];[.$J159];[.$B$7];[.L$85])" office:value-type="string" office:string-value="" calcext:value-type="error">
            <text:p>#N/D</text:p>
          </table:table-cell>
          <table:table-cell table:style-name="ce34" table:formula="of:=MULTIPLE.OPERATIONS([.$J$85];[.$B$13];[.$J159];[.$B$7];[.M$85])" office:value-type="string" office:string-value="" calcext:value-type="error">
            <text:p>#N/D</text:p>
          </table:table-cell>
          <table:table-cell table:style-name="ce34" table:formula="of:=MULTIPLE.OPERATIONS([.$J$85];[.$B$13];[.$J159];[.$B$7];[.N$85])" office:value-type="string" office:string-value="" calcext:value-type="error">
            <text:p>#N/D</text:p>
          </table:table-cell>
          <table:table-cell table:style-name="ce34" table:formula="of:=MULTIPLE.OPERATIONS([.$J$85];[.$B$13];[.$J159];[.$B$7];[.O$85])" office:value-type="string" office:string-value="" calcext:value-type="error">
            <text:p>#N/D</text:p>
          </table:table-cell>
          <table:table-cell table:style-name="ce34" table:formula="of:=MULTIPLE.OPERATIONS([.$J$85];[.$B$13];[.$J159];[.$B$7];[.P$85])" office:value-type="string" office:string-value="" calcext:value-type="error">
            <text:p>#N/D</text:p>
          </table:table-cell>
          <table:table-cell table:style-name="ce34" table:number-columns-repeated="1008"/>
        </table:table-row>
        <table:table-row table:style-name="ro2">
          <table:table-cell table:style-name="ce34" table:formula="of:=[.A159]+32" office:value-type="float" office:value="2336" calcext:value-type="float">
            <text:p>2336</text:p>
          </table:table-cell>
          <table:table-cell table:style-name="ce34" table:number-columns-repeated="4"/>
          <table:table-cell table:style-name="ce34" table:formula="of:=[.F159]+1" office:value-type="float" office:value="75" calcext:value-type="float">
            <text:p>75</text:p>
          </table:table-cell>
          <table:table-cell table:style-name="ce34" table:formula="of:=MULTIPLE.OPERATIONS([.G$85];[.$B$12];[.$F160])" office:value-type="float" office:value="24" calcext:value-type="float">
            <text:p>24</text:p>
          </table:table-cell>
          <table:table-cell table:style-name="ce34" table:number-columns-repeated="2"/>
          <table:table-cell table:style-name="ce34" table:formula="of:=[.J159]+512" office:value-type="float" office:value="37888" calcext:value-type="float">
            <text:p>37888</text:p>
          </table:table-cell>
          <table:table-cell table:style-name="ce34" table:formula="of:=MULTIPLE.OPERATIONS([.$J$85];[.$B$13];[.$J160];[.$B$7];[.K$85])" office:value-type="float" office:value="16" calcext:value-type="float">
            <text:p>16</text:p>
          </table:table-cell>
          <table:table-cell table:style-name="ce34" table:formula="of:=MULTIPLE.OPERATIONS([.$J$85];[.$B$13];[.$J160];[.$B$7];[.L$85])" office:value-type="string" office:string-value="" calcext:value-type="error">
            <text:p>#N/D</text:p>
          </table:table-cell>
          <table:table-cell table:style-name="ce34" table:formula="of:=MULTIPLE.OPERATIONS([.$J$85];[.$B$13];[.$J160];[.$B$7];[.M$85])" office:value-type="string" office:string-value="" calcext:value-type="error">
            <text:p>#N/D</text:p>
          </table:table-cell>
          <table:table-cell table:style-name="ce34" table:formula="of:=MULTIPLE.OPERATIONS([.$J$85];[.$B$13];[.$J160];[.$B$7];[.N$85])" office:value-type="string" office:string-value="" calcext:value-type="error">
            <text:p>#N/D</text:p>
          </table:table-cell>
          <table:table-cell table:style-name="ce34" table:formula="of:=MULTIPLE.OPERATIONS([.$J$85];[.$B$13];[.$J160];[.$B$7];[.O$85])" office:value-type="string" office:string-value="" calcext:value-type="error">
            <text:p>#N/D</text:p>
          </table:table-cell>
          <table:table-cell table:style-name="ce34" table:formula="of:=MULTIPLE.OPERATIONS([.$J$85];[.$B$13];[.$J160];[.$B$7];[.P$85])" office:value-type="string" office:string-value="" calcext:value-type="error">
            <text:p>#N/D</text:p>
          </table:table-cell>
          <table:table-cell table:style-name="ce34" table:number-columns-repeated="1008"/>
        </table:table-row>
        <table:table-row table:style-name="ro2">
          <table:table-cell table:style-name="ce34" table:formula="of:=[.A160]+32" office:value-type="float" office:value="2368" calcext:value-type="float">
            <text:p>2368</text:p>
          </table:table-cell>
          <table:table-cell table:style-name="ce34" table:number-columns-repeated="4"/>
          <table:table-cell table:style-name="ce34" table:formula="of:=[.F160]+1" office:value-type="float" office:value="76" calcext:value-type="float">
            <text:p>76</text:p>
          </table:table-cell>
          <table:table-cell table:style-name="ce34" table:formula="of:=MULTIPLE.OPERATIONS([.G$85];[.$B$12];[.$F161])" office:value-type="float" office:value="24" calcext:value-type="float">
            <text:p>24</text:p>
          </table:table-cell>
          <table:table-cell table:style-name="ce34" table:number-columns-repeated="2"/>
          <table:table-cell table:style-name="ce34" table:formula="of:=[.J160]+512" office:value-type="float" office:value="38400" calcext:value-type="float">
            <text:p>38400</text:p>
          </table:table-cell>
          <table:table-cell table:style-name="ce34" table:formula="of:=MULTIPLE.OPERATIONS([.$J$85];[.$B$13];[.$J161];[.$B$7];[.K$85])" office:value-type="float" office:value="16" calcext:value-type="float">
            <text:p>16</text:p>
          </table:table-cell>
          <table:table-cell table:style-name="ce34" table:formula="of:=MULTIPLE.OPERATIONS([.$J$85];[.$B$13];[.$J161];[.$B$7];[.L$85])" office:value-type="string" office:string-value="" calcext:value-type="error">
            <text:p>#N/D</text:p>
          </table:table-cell>
          <table:table-cell table:style-name="ce34" table:formula="of:=MULTIPLE.OPERATIONS([.$J$85];[.$B$13];[.$J161];[.$B$7];[.M$85])" office:value-type="string" office:string-value="" calcext:value-type="error">
            <text:p>#N/D</text:p>
          </table:table-cell>
          <table:table-cell table:style-name="ce34" table:formula="of:=MULTIPLE.OPERATIONS([.$J$85];[.$B$13];[.$J161];[.$B$7];[.N$85])" office:value-type="string" office:string-value="" calcext:value-type="error">
            <text:p>#N/D</text:p>
          </table:table-cell>
          <table:table-cell table:style-name="ce34" table:formula="of:=MULTIPLE.OPERATIONS([.$J$85];[.$B$13];[.$J161];[.$B$7];[.O$85])" office:value-type="string" office:string-value="" calcext:value-type="error">
            <text:p>#N/D</text:p>
          </table:table-cell>
          <table:table-cell table:style-name="ce34" table:formula="of:=MULTIPLE.OPERATIONS([.$J$85];[.$B$13];[.$J161];[.$B$7];[.P$85])" office:value-type="string" office:string-value="" calcext:value-type="error">
            <text:p>#N/D</text:p>
          </table:table-cell>
          <table:table-cell table:style-name="ce34" table:number-columns-repeated="1008"/>
        </table:table-row>
        <table:table-row table:style-name="ro2">
          <table:table-cell table:style-name="ce34" table:formula="of:=[.A161]+32" office:value-type="float" office:value="2400" calcext:value-type="float">
            <text:p>2400</text:p>
          </table:table-cell>
          <table:table-cell table:style-name="ce34" table:number-columns-repeated="4"/>
          <table:table-cell table:style-name="ce34" table:formula="of:=[.F161]+1" office:value-type="float" office:value="77" calcext:value-type="float">
            <text:p>77</text:p>
          </table:table-cell>
          <table:table-cell table:style-name="ce34" table:formula="of:=MULTIPLE.OPERATIONS([.G$85];[.$B$12];[.$F162])" office:value-type="float" office:value="24" calcext:value-type="float">
            <text:p>24</text:p>
          </table:table-cell>
          <table:table-cell table:style-name="ce34" table:number-columns-repeated="2"/>
          <table:table-cell table:style-name="ce34" table:formula="of:=[.J161]+512" office:value-type="float" office:value="38912" calcext:value-type="float">
            <text:p>38912</text:p>
          </table:table-cell>
          <table:table-cell table:style-name="ce34" table:formula="of:=MULTIPLE.OPERATIONS([.$J$85];[.$B$13];[.$J162];[.$B$7];[.K$85])" office:value-type="float" office:value="16" calcext:value-type="float">
            <text:p>16</text:p>
          </table:table-cell>
          <table:table-cell table:style-name="ce34" table:formula="of:=MULTIPLE.OPERATIONS([.$J$85];[.$B$13];[.$J162];[.$B$7];[.L$85])" office:value-type="string" office:string-value="" calcext:value-type="error">
            <text:p>#N/D</text:p>
          </table:table-cell>
          <table:table-cell table:style-name="ce34" table:formula="of:=MULTIPLE.OPERATIONS([.$J$85];[.$B$13];[.$J162];[.$B$7];[.M$85])" office:value-type="string" office:string-value="" calcext:value-type="error">
            <text:p>#N/D</text:p>
          </table:table-cell>
          <table:table-cell table:style-name="ce34" table:formula="of:=MULTIPLE.OPERATIONS([.$J$85];[.$B$13];[.$J162];[.$B$7];[.N$85])" office:value-type="string" office:string-value="" calcext:value-type="error">
            <text:p>#N/D</text:p>
          </table:table-cell>
          <table:table-cell table:style-name="ce34" table:formula="of:=MULTIPLE.OPERATIONS([.$J$85];[.$B$13];[.$J162];[.$B$7];[.O$85])" office:value-type="string" office:string-value="" calcext:value-type="error">
            <text:p>#N/D</text:p>
          </table:table-cell>
          <table:table-cell table:style-name="ce34" table:formula="of:=MULTIPLE.OPERATIONS([.$J$85];[.$B$13];[.$J162];[.$B$7];[.P$85])" office:value-type="string" office:string-value="" calcext:value-type="error">
            <text:p>#N/D</text:p>
          </table:table-cell>
          <table:table-cell table:style-name="ce34" table:number-columns-repeated="1008"/>
        </table:table-row>
        <table:table-row table:style-name="ro2">
          <table:table-cell table:style-name="ce34" table:formula="of:=[.A162]+32" office:value-type="float" office:value="2432" calcext:value-type="float">
            <text:p>2432</text:p>
          </table:table-cell>
          <table:table-cell table:style-name="ce34" table:number-columns-repeated="4"/>
          <table:table-cell table:style-name="ce34" table:formula="of:=[.F162]+1" office:value-type="float" office:value="78" calcext:value-type="float">
            <text:p>78</text:p>
          </table:table-cell>
          <table:table-cell table:style-name="ce34" table:formula="of:=MULTIPLE.OPERATIONS([.G$85];[.$B$12];[.$F163])" office:value-type="float" office:value="24" calcext:value-type="float">
            <text:p>24</text:p>
          </table:table-cell>
          <table:table-cell table:style-name="ce34" table:number-columns-repeated="2"/>
          <table:table-cell table:style-name="ce34" table:formula="of:=[.J162]+512" office:value-type="float" office:value="39424" calcext:value-type="float">
            <text:p>39424</text:p>
          </table:table-cell>
          <table:table-cell table:style-name="ce34" table:formula="of:=MULTIPLE.OPERATIONS([.$J$85];[.$B$13];[.$J163];[.$B$7];[.K$85])" office:value-type="float" office:value="16" calcext:value-type="float">
            <text:p>16</text:p>
          </table:table-cell>
          <table:table-cell table:style-name="ce34" table:formula="of:=MULTIPLE.OPERATIONS([.$J$85];[.$B$13];[.$J163];[.$B$7];[.L$85])" office:value-type="string" office:string-value="" calcext:value-type="error">
            <text:p>#N/D</text:p>
          </table:table-cell>
          <table:table-cell table:style-name="ce34" table:formula="of:=MULTIPLE.OPERATIONS([.$J$85];[.$B$13];[.$J163];[.$B$7];[.M$85])" office:value-type="string" office:string-value="" calcext:value-type="error">
            <text:p>#N/D</text:p>
          </table:table-cell>
          <table:table-cell table:style-name="ce34" table:formula="of:=MULTIPLE.OPERATIONS([.$J$85];[.$B$13];[.$J163];[.$B$7];[.N$85])" office:value-type="string" office:string-value="" calcext:value-type="error">
            <text:p>#N/D</text:p>
          </table:table-cell>
          <table:table-cell table:style-name="ce34" table:formula="of:=MULTIPLE.OPERATIONS([.$J$85];[.$B$13];[.$J163];[.$B$7];[.O$85])" office:value-type="string" office:string-value="" calcext:value-type="error">
            <text:p>#N/D</text:p>
          </table:table-cell>
          <table:table-cell table:style-name="ce34" table:formula="of:=MULTIPLE.OPERATIONS([.$J$85];[.$B$13];[.$J163];[.$B$7];[.P$85])" office:value-type="string" office:string-value="" calcext:value-type="error">
            <text:p>#N/D</text:p>
          </table:table-cell>
          <table:table-cell table:style-name="ce34" table:number-columns-repeated="1008"/>
        </table:table-row>
        <table:table-row table:style-name="ro2">
          <table:table-cell table:style-name="ce34" table:formula="of:=[.A163]+32" office:value-type="float" office:value="2464" calcext:value-type="float">
            <text:p>2464</text:p>
          </table:table-cell>
          <table:table-cell table:style-name="ce34" table:number-columns-repeated="4"/>
          <table:table-cell table:style-name="ce34" table:formula="of:=[.F163]+1" office:value-type="float" office:value="79" calcext:value-type="float">
            <text:p>79</text:p>
          </table:table-cell>
          <table:table-cell table:style-name="ce34" table:formula="of:=MULTIPLE.OPERATIONS([.G$85];[.$B$12];[.$F164])" office:value-type="float" office:value="24" calcext:value-type="float">
            <text:p>24</text:p>
          </table:table-cell>
          <table:table-cell table:style-name="ce34" table:number-columns-repeated="2"/>
          <table:table-cell table:style-name="ce34" table:formula="of:=[.J163]+512" office:value-type="float" office:value="39936" calcext:value-type="float">
            <text:p>39936</text:p>
          </table:table-cell>
          <table:table-cell table:style-name="ce34" table:formula="of:=MULTIPLE.OPERATIONS([.$J$85];[.$B$13];[.$J164];[.$B$7];[.K$85])" office:value-type="float" office:value="16" calcext:value-type="float">
            <text:p>16</text:p>
          </table:table-cell>
          <table:table-cell table:style-name="ce34" table:formula="of:=MULTIPLE.OPERATIONS([.$J$85];[.$B$13];[.$J164];[.$B$7];[.L$85])" office:value-type="string" office:string-value="" calcext:value-type="error">
            <text:p>#N/D</text:p>
          </table:table-cell>
          <table:table-cell table:style-name="ce34" table:formula="of:=MULTIPLE.OPERATIONS([.$J$85];[.$B$13];[.$J164];[.$B$7];[.M$85])" office:value-type="string" office:string-value="" calcext:value-type="error">
            <text:p>#N/D</text:p>
          </table:table-cell>
          <table:table-cell table:style-name="ce34" table:formula="of:=MULTIPLE.OPERATIONS([.$J$85];[.$B$13];[.$J164];[.$B$7];[.N$85])" office:value-type="string" office:string-value="" calcext:value-type="error">
            <text:p>#N/D</text:p>
          </table:table-cell>
          <table:table-cell table:style-name="ce34" table:formula="of:=MULTIPLE.OPERATIONS([.$J$85];[.$B$13];[.$J164];[.$B$7];[.O$85])" office:value-type="string" office:string-value="" calcext:value-type="error">
            <text:p>#N/D</text:p>
          </table:table-cell>
          <table:table-cell table:style-name="ce34" table:formula="of:=MULTIPLE.OPERATIONS([.$J$85];[.$B$13];[.$J164];[.$B$7];[.P$85])" office:value-type="string" office:string-value="" calcext:value-type="error">
            <text:p>#N/D</text:p>
          </table:table-cell>
          <table:table-cell table:style-name="ce34" table:number-columns-repeated="1008"/>
        </table:table-row>
        <table:table-row table:style-name="ro2">
          <table:table-cell table:style-name="ce34" table:formula="of:=[.A164]+32" office:value-type="float" office:value="2496" calcext:value-type="float">
            <text:p>2496</text:p>
          </table:table-cell>
          <table:table-cell table:style-name="ce34" table:number-columns-repeated="4"/>
          <table:table-cell table:style-name="ce34" table:formula="of:=[.F164]+1" office:value-type="float" office:value="80" calcext:value-type="float">
            <text:p>80</text:p>
          </table:table-cell>
          <table:table-cell table:style-name="ce34" table:formula="of:=MULTIPLE.OPERATIONS([.G$85];[.$B$12];[.$F165])" office:value-type="float" office:value="24" calcext:value-type="float">
            <text:p>24</text:p>
          </table:table-cell>
          <table:table-cell table:style-name="ce34" table:number-columns-repeated="2"/>
          <table:table-cell table:style-name="ce34" table:formula="of:=[.J164]+512" office:value-type="float" office:value="40448" calcext:value-type="float">
            <text:p>40448</text:p>
          </table:table-cell>
          <table:table-cell table:style-name="ce34" table:formula="of:=MULTIPLE.OPERATIONS([.$J$85];[.$B$13];[.$J165];[.$B$7];[.K$85])" office:value-type="float" office:value="16" calcext:value-type="float">
            <text:p>16</text:p>
          </table:table-cell>
          <table:table-cell table:style-name="ce34" table:formula="of:=MULTIPLE.OPERATIONS([.$J$85];[.$B$13];[.$J165];[.$B$7];[.L$85])" office:value-type="string" office:string-value="" calcext:value-type="error">
            <text:p>#N/D</text:p>
          </table:table-cell>
          <table:table-cell table:style-name="ce34" table:formula="of:=MULTIPLE.OPERATIONS([.$J$85];[.$B$13];[.$J165];[.$B$7];[.M$85])" office:value-type="string" office:string-value="" calcext:value-type="error">
            <text:p>#N/D</text:p>
          </table:table-cell>
          <table:table-cell table:style-name="ce34" table:formula="of:=MULTIPLE.OPERATIONS([.$J$85];[.$B$13];[.$J165];[.$B$7];[.N$85])" office:value-type="string" office:string-value="" calcext:value-type="error">
            <text:p>#N/D</text:p>
          </table:table-cell>
          <table:table-cell table:style-name="ce34" table:formula="of:=MULTIPLE.OPERATIONS([.$J$85];[.$B$13];[.$J165];[.$B$7];[.O$85])" office:value-type="string" office:string-value="" calcext:value-type="error">
            <text:p>#N/D</text:p>
          </table:table-cell>
          <table:table-cell table:style-name="ce34" table:formula="of:=MULTIPLE.OPERATIONS([.$J$85];[.$B$13];[.$J165];[.$B$7];[.P$85])" office:value-type="string" office:string-value="" calcext:value-type="error">
            <text:p>#N/D</text:p>
          </table:table-cell>
          <table:table-cell table:style-name="ce34" table:number-columns-repeated="1008"/>
        </table:table-row>
        <table:table-row table:style-name="ro2">
          <table:table-cell table:style-name="ce34" table:formula="of:=[.A165]+32" office:value-type="float" office:value="2528" calcext:value-type="float">
            <text:p>2528</text:p>
          </table:table-cell>
          <table:table-cell table:style-name="ce34" table:number-columns-repeated="4"/>
          <table:table-cell table:style-name="ce34" table:formula="of:=[.F165]+1" office:value-type="float" office:value="81" calcext:value-type="float">
            <text:p>81</text:p>
          </table:table-cell>
          <table:table-cell table:style-name="ce34" table:formula="of:=MULTIPLE.OPERATIONS([.G$85];[.$B$12];[.$F166])" office:value-type="float" office:value="16" calcext:value-type="float">
            <text:p>16</text:p>
          </table:table-cell>
          <table:table-cell table:style-name="ce34" table:number-columns-repeated="2"/>
          <table:table-cell table:style-name="ce34" table:formula="of:=[.J165]+512" office:value-type="float" office:value="40960" calcext:value-type="float">
            <text:p>40960</text:p>
          </table:table-cell>
          <table:table-cell table:style-name="ce34" table:formula="of:=MULTIPLE.OPERATIONS([.$J$85];[.$B$13];[.$J166];[.$B$7];[.K$85])" office:value-type="float" office:value="16" calcext:value-type="float">
            <text:p>16</text:p>
          </table:table-cell>
          <table:table-cell table:style-name="ce34" table:formula="of:=MULTIPLE.OPERATIONS([.$J$85];[.$B$13];[.$J166];[.$B$7];[.L$85])" office:value-type="string" office:string-value="" calcext:value-type="error">
            <text:p>#N/D</text:p>
          </table:table-cell>
          <table:table-cell table:style-name="ce34" table:formula="of:=MULTIPLE.OPERATIONS([.$J$85];[.$B$13];[.$J166];[.$B$7];[.M$85])" office:value-type="string" office:string-value="" calcext:value-type="error">
            <text:p>#N/D</text:p>
          </table:table-cell>
          <table:table-cell table:style-name="ce34" table:formula="of:=MULTIPLE.OPERATIONS([.$J$85];[.$B$13];[.$J166];[.$B$7];[.N$85])" office:value-type="string" office:string-value="" calcext:value-type="error">
            <text:p>#N/D</text:p>
          </table:table-cell>
          <table:table-cell table:style-name="ce34" table:formula="of:=MULTIPLE.OPERATIONS([.$J$85];[.$B$13];[.$J166];[.$B$7];[.O$85])" office:value-type="string" office:string-value="" calcext:value-type="error">
            <text:p>#N/D</text:p>
          </table:table-cell>
          <table:table-cell table:style-name="ce34" table:formula="of:=MULTIPLE.OPERATIONS([.$J$85];[.$B$13];[.$J166];[.$B$7];[.P$85])" office:value-type="string" office:string-value="" calcext:value-type="error">
            <text:p>#N/D</text:p>
          </table:table-cell>
          <table:table-cell table:style-name="ce34" table:number-columns-repeated="1008"/>
        </table:table-row>
        <table:table-row table:style-name="ro2">
          <table:table-cell table:style-name="ce34" table:formula="of:=[.A166]+32" office:value-type="float" office:value="2560" calcext:value-type="float">
            <text:p>2560</text:p>
          </table:table-cell>
          <table:table-cell table:style-name="ce34" table:number-columns-repeated="4"/>
          <table:table-cell table:style-name="ce34" table:formula="of:=[.F166]+1" office:value-type="float" office:value="82" calcext:value-type="float">
            <text:p>82</text:p>
          </table:table-cell>
          <table:table-cell table:style-name="ce34" table:formula="of:=MULTIPLE.OPERATIONS([.G$85];[.$B$12];[.$F167])" office:value-type="float" office:value="16" calcext:value-type="float">
            <text:p>16</text:p>
          </table:table-cell>
          <table:table-cell table:style-name="ce34" table:number-columns-repeated="2"/>
          <table:table-cell table:style-name="ce34" table:formula="of:=[.J166]+512" office:value-type="float" office:value="41472" calcext:value-type="float">
            <text:p>41472</text:p>
          </table:table-cell>
          <table:table-cell table:style-name="ce34" table:formula="of:=MULTIPLE.OPERATIONS([.$J$85];[.$B$13];[.$J167];[.$B$7];[.K$85])" office:value-type="float" office:value="16" calcext:value-type="float">
            <text:p>16</text:p>
          </table:table-cell>
          <table:table-cell table:style-name="ce34" table:formula="of:=MULTIPLE.OPERATIONS([.$J$85];[.$B$13];[.$J167];[.$B$7];[.L$85])" office:value-type="string" office:string-value="" calcext:value-type="error">
            <text:p>#N/D</text:p>
          </table:table-cell>
          <table:table-cell table:style-name="ce34" table:formula="of:=MULTIPLE.OPERATIONS([.$J$85];[.$B$13];[.$J167];[.$B$7];[.M$85])" office:value-type="string" office:string-value="" calcext:value-type="error">
            <text:p>#N/D</text:p>
          </table:table-cell>
          <table:table-cell table:style-name="ce34" table:formula="of:=MULTIPLE.OPERATIONS([.$J$85];[.$B$13];[.$J167];[.$B$7];[.N$85])" office:value-type="string" office:string-value="" calcext:value-type="error">
            <text:p>#N/D</text:p>
          </table:table-cell>
          <table:table-cell table:style-name="ce34" table:formula="of:=MULTIPLE.OPERATIONS([.$J$85];[.$B$13];[.$J167];[.$B$7];[.O$85])" office:value-type="string" office:string-value="" calcext:value-type="error">
            <text:p>#N/D</text:p>
          </table:table-cell>
          <table:table-cell table:style-name="ce34" table:formula="of:=MULTIPLE.OPERATIONS([.$J$85];[.$B$13];[.$J167];[.$B$7];[.P$85])" office:value-type="string" office:string-value="" calcext:value-type="error">
            <text:p>#N/D</text:p>
          </table:table-cell>
          <table:table-cell table:style-name="ce34" table:number-columns-repeated="1008"/>
        </table:table-row>
        <table:table-row table:style-name="ro2">
          <table:table-cell table:style-name="ce34" table:formula="of:=[.A167]+32" office:value-type="float" office:value="2592" calcext:value-type="float">
            <text:p>2592</text:p>
          </table:table-cell>
          <table:table-cell table:style-name="ce34" table:number-columns-repeated="4"/>
          <table:table-cell table:style-name="ce34" table:formula="of:=[.F167]+1" office:value-type="float" office:value="83" calcext:value-type="float">
            <text:p>83</text:p>
          </table:table-cell>
          <table:table-cell table:style-name="ce34" table:formula="of:=MULTIPLE.OPERATIONS([.G$85];[.$B$12];[.$F168])" office:value-type="float" office:value="16" calcext:value-type="float">
            <text:p>16</text:p>
          </table:table-cell>
          <table:table-cell table:style-name="ce34" table:number-columns-repeated="2"/>
          <table:table-cell table:style-name="ce34" table:formula="of:=[.J167]+512" office:value-type="float" office:value="41984" calcext:value-type="float">
            <text:p>41984</text:p>
          </table:table-cell>
          <table:table-cell table:style-name="ce34" table:formula="of:=MULTIPLE.OPERATIONS([.$J$85];[.$B$13];[.$J168];[.$B$7];[.K$85])" office:value-type="float" office:value="16" calcext:value-type="float">
            <text:p>16</text:p>
          </table:table-cell>
          <table:table-cell table:style-name="ce34" table:formula="of:=MULTIPLE.OPERATIONS([.$J$85];[.$B$13];[.$J168];[.$B$7];[.L$85])" office:value-type="string" office:string-value="" calcext:value-type="error">
            <text:p>#N/D</text:p>
          </table:table-cell>
          <table:table-cell table:style-name="ce34" table:formula="of:=MULTIPLE.OPERATIONS([.$J$85];[.$B$13];[.$J168];[.$B$7];[.M$85])" office:value-type="string" office:string-value="" calcext:value-type="error">
            <text:p>#N/D</text:p>
          </table:table-cell>
          <table:table-cell table:style-name="ce34" table:formula="of:=MULTIPLE.OPERATIONS([.$J$85];[.$B$13];[.$J168];[.$B$7];[.N$85])" office:value-type="string" office:string-value="" calcext:value-type="error">
            <text:p>#N/D</text:p>
          </table:table-cell>
          <table:table-cell table:style-name="ce34" table:formula="of:=MULTIPLE.OPERATIONS([.$J$85];[.$B$13];[.$J168];[.$B$7];[.O$85])" office:value-type="string" office:string-value="" calcext:value-type="error">
            <text:p>#N/D</text:p>
          </table:table-cell>
          <table:table-cell table:style-name="ce34" table:formula="of:=MULTIPLE.OPERATIONS([.$J$85];[.$B$13];[.$J168];[.$B$7];[.P$85])" office:value-type="string" office:string-value="" calcext:value-type="error">
            <text:p>#N/D</text:p>
          </table:table-cell>
          <table:table-cell table:style-name="ce34" table:number-columns-repeated="1008"/>
        </table:table-row>
        <table:table-row table:style-name="ro2">
          <table:table-cell table:style-name="ce34" table:formula="of:=[.A168]+32" office:value-type="float" office:value="2624" calcext:value-type="float">
            <text:p>2624</text:p>
          </table:table-cell>
          <table:table-cell table:style-name="ce34" table:number-columns-repeated="4"/>
          <table:table-cell table:style-name="ce34" table:formula="of:=[.F168]+1" office:value-type="float" office:value="84" calcext:value-type="float">
            <text:p>84</text:p>
          </table:table-cell>
          <table:table-cell table:style-name="ce34" table:formula="of:=MULTIPLE.OPERATIONS([.G$85];[.$B$12];[.$F169])" office:value-type="float" office:value="16" calcext:value-type="float">
            <text:p>16</text:p>
          </table:table-cell>
          <table:table-cell table:style-name="ce34" table:number-columns-repeated="2"/>
          <table:table-cell table:style-name="ce34" table:formula="of:=[.J168]+512" office:value-type="float" office:value="42496" calcext:value-type="float">
            <text:p>42496</text:p>
          </table:table-cell>
          <table:table-cell table:style-name="ce34" table:formula="of:=MULTIPLE.OPERATIONS([.$J$85];[.$B$13];[.$J169];[.$B$7];[.K$85])" office:value-type="float" office:value="16" calcext:value-type="float">
            <text:p>16</text:p>
          </table:table-cell>
          <table:table-cell table:style-name="ce34" table:formula="of:=MULTIPLE.OPERATIONS([.$J$85];[.$B$13];[.$J169];[.$B$7];[.L$85])" office:value-type="string" office:string-value="" calcext:value-type="error">
            <text:p>#N/D</text:p>
          </table:table-cell>
          <table:table-cell table:style-name="ce34" table:formula="of:=MULTIPLE.OPERATIONS([.$J$85];[.$B$13];[.$J169];[.$B$7];[.M$85])" office:value-type="string" office:string-value="" calcext:value-type="error">
            <text:p>#N/D</text:p>
          </table:table-cell>
          <table:table-cell table:style-name="ce34" table:formula="of:=MULTIPLE.OPERATIONS([.$J$85];[.$B$13];[.$J169];[.$B$7];[.N$85])" office:value-type="string" office:string-value="" calcext:value-type="error">
            <text:p>#N/D</text:p>
          </table:table-cell>
          <table:table-cell table:style-name="ce34" table:formula="of:=MULTIPLE.OPERATIONS([.$J$85];[.$B$13];[.$J169];[.$B$7];[.O$85])" office:value-type="string" office:string-value="" calcext:value-type="error">
            <text:p>#N/D</text:p>
          </table:table-cell>
          <table:table-cell table:style-name="ce34" table:formula="of:=MULTIPLE.OPERATIONS([.$J$85];[.$B$13];[.$J169];[.$B$7];[.P$85])" office:value-type="string" office:string-value="" calcext:value-type="error">
            <text:p>#N/D</text:p>
          </table:table-cell>
          <table:table-cell table:style-name="ce34" table:number-columns-repeated="1008"/>
        </table:table-row>
        <table:table-row table:style-name="ro2">
          <table:table-cell table:style-name="ce34" table:formula="of:=[.A169]+32" office:value-type="float" office:value="2656" calcext:value-type="float">
            <text:p>2656</text:p>
          </table:table-cell>
          <table:table-cell table:style-name="ce34" table:number-columns-repeated="4"/>
          <table:table-cell table:style-name="ce34" table:formula="of:=[.F169]+1" office:value-type="float" office:value="85" calcext:value-type="float">
            <text:p>85</text:p>
          </table:table-cell>
          <table:table-cell table:style-name="ce34" table:formula="of:=MULTIPLE.OPERATIONS([.G$85];[.$B$12];[.$F170])" office:value-type="float" office:value="16" calcext:value-type="float">
            <text:p>16</text:p>
          </table:table-cell>
          <table:table-cell table:style-name="ce34" table:number-columns-repeated="2"/>
          <table:table-cell table:style-name="ce34" table:formula="of:=[.J169]+512" office:value-type="float" office:value="43008" calcext:value-type="float">
            <text:p>43008</text:p>
          </table:table-cell>
          <table:table-cell table:style-name="ce34" table:formula="of:=MULTIPLE.OPERATIONS([.$J$85];[.$B$13];[.$J170];[.$B$7];[.K$85])" office:value-type="float" office:value="16" calcext:value-type="float">
            <text:p>16</text:p>
          </table:table-cell>
          <table:table-cell table:style-name="ce34" table:formula="of:=MULTIPLE.OPERATIONS([.$J$85];[.$B$13];[.$J170];[.$B$7];[.L$85])" office:value-type="string" office:string-value="" calcext:value-type="error">
            <text:p>#N/D</text:p>
          </table:table-cell>
          <table:table-cell table:style-name="ce34" table:formula="of:=MULTIPLE.OPERATIONS([.$J$85];[.$B$13];[.$J170];[.$B$7];[.M$85])" office:value-type="string" office:string-value="" calcext:value-type="error">
            <text:p>#N/D</text:p>
          </table:table-cell>
          <table:table-cell table:style-name="ce34" table:formula="of:=MULTIPLE.OPERATIONS([.$J$85];[.$B$13];[.$J170];[.$B$7];[.N$85])" office:value-type="string" office:string-value="" calcext:value-type="error">
            <text:p>#N/D</text:p>
          </table:table-cell>
          <table:table-cell table:style-name="ce34" table:formula="of:=MULTIPLE.OPERATIONS([.$J$85];[.$B$13];[.$J170];[.$B$7];[.O$85])" office:value-type="string" office:string-value="" calcext:value-type="error">
            <text:p>#N/D</text:p>
          </table:table-cell>
          <table:table-cell table:style-name="ce34" table:formula="of:=MULTIPLE.OPERATIONS([.$J$85];[.$B$13];[.$J170];[.$B$7];[.P$85])" office:value-type="string" office:string-value="" calcext:value-type="error">
            <text:p>#N/D</text:p>
          </table:table-cell>
          <table:table-cell table:style-name="ce34" table:number-columns-repeated="1008"/>
        </table:table-row>
        <table:table-row table:style-name="ro2">
          <table:table-cell table:style-name="ce34" table:formula="of:=[.A170]+32" office:value-type="float" office:value="2688" calcext:value-type="float">
            <text:p>2688</text:p>
          </table:table-cell>
          <table:table-cell table:style-name="ce34" table:number-columns-repeated="4"/>
          <table:table-cell table:style-name="ce34" table:formula="of:=[.F170]+1" office:value-type="float" office:value="86" calcext:value-type="float">
            <text:p>86</text:p>
          </table:table-cell>
          <table:table-cell table:style-name="ce34" table:formula="of:=MULTIPLE.OPERATIONS([.G$85];[.$B$12];[.$F171])" office:value-type="float" office:value="16" calcext:value-type="float">
            <text:p>16</text:p>
          </table:table-cell>
          <table:table-cell table:style-name="ce34" table:number-columns-repeated="2"/>
          <table:table-cell table:style-name="ce34" table:formula="of:=[.J170]+512" office:value-type="float" office:value="43520" calcext:value-type="float">
            <text:p>43520</text:p>
          </table:table-cell>
          <table:table-cell table:style-name="ce34" table:formula="of:=MULTIPLE.OPERATIONS([.$J$85];[.$B$13];[.$J171];[.$B$7];[.K$85])" office:value-type="float" office:value="16" calcext:value-type="float">
            <text:p>16</text:p>
          </table:table-cell>
          <table:table-cell table:style-name="ce34" table:formula="of:=MULTIPLE.OPERATIONS([.$J$85];[.$B$13];[.$J171];[.$B$7];[.L$85])" office:value-type="string" office:string-value="" calcext:value-type="error">
            <text:p>#N/D</text:p>
          </table:table-cell>
          <table:table-cell table:style-name="ce34" table:formula="of:=MULTIPLE.OPERATIONS([.$J$85];[.$B$13];[.$J171];[.$B$7];[.M$85])" office:value-type="string" office:string-value="" calcext:value-type="error">
            <text:p>#N/D</text:p>
          </table:table-cell>
          <table:table-cell table:style-name="ce34" table:formula="of:=MULTIPLE.OPERATIONS([.$J$85];[.$B$13];[.$J171];[.$B$7];[.N$85])" office:value-type="string" office:string-value="" calcext:value-type="error">
            <text:p>#N/D</text:p>
          </table:table-cell>
          <table:table-cell table:style-name="ce34" table:formula="of:=MULTIPLE.OPERATIONS([.$J$85];[.$B$13];[.$J171];[.$B$7];[.O$85])" office:value-type="string" office:string-value="" calcext:value-type="error">
            <text:p>#N/D</text:p>
          </table:table-cell>
          <table:table-cell table:style-name="ce34" table:formula="of:=MULTIPLE.OPERATIONS([.$J$85];[.$B$13];[.$J171];[.$B$7];[.P$85])" office:value-type="string" office:string-value="" calcext:value-type="error">
            <text:p>#N/D</text:p>
          </table:table-cell>
          <table:table-cell table:style-name="ce34" table:number-columns-repeated="1008"/>
        </table:table-row>
        <table:table-row table:style-name="ro2">
          <table:table-cell table:style-name="ce34" table:formula="of:=[.A171]+32" office:value-type="float" office:value="2720" calcext:value-type="float">
            <text:p>2720</text:p>
          </table:table-cell>
          <table:table-cell table:style-name="ce34" table:number-columns-repeated="4"/>
          <table:table-cell table:style-name="ce34" table:formula="of:=[.F171]+1" office:value-type="float" office:value="87" calcext:value-type="float">
            <text:p>87</text:p>
          </table:table-cell>
          <table:table-cell table:style-name="ce34" table:formula="of:=MULTIPLE.OPERATIONS([.G$85];[.$B$12];[.$F172])" office:value-type="float" office:value="16" calcext:value-type="float">
            <text:p>16</text:p>
          </table:table-cell>
          <table:table-cell table:style-name="ce34" table:number-columns-repeated="2"/>
          <table:table-cell table:style-name="ce34" table:formula="of:=[.J171]+512" office:value-type="float" office:value="44032" calcext:value-type="float">
            <text:p>44032</text:p>
          </table:table-cell>
          <table:table-cell table:style-name="ce34" table:formula="of:=MULTIPLE.OPERATIONS([.$J$85];[.$B$13];[.$J172];[.$B$7];[.K$85])" office:value-type="float" office:value="16" calcext:value-type="float">
            <text:p>16</text:p>
          </table:table-cell>
          <table:table-cell table:style-name="ce34" table:formula="of:=MULTIPLE.OPERATIONS([.$J$85];[.$B$13];[.$J172];[.$B$7];[.L$85])" office:value-type="string" office:string-value="" calcext:value-type="error">
            <text:p>#N/D</text:p>
          </table:table-cell>
          <table:table-cell table:style-name="ce34" table:formula="of:=MULTIPLE.OPERATIONS([.$J$85];[.$B$13];[.$J172];[.$B$7];[.M$85])" office:value-type="string" office:string-value="" calcext:value-type="error">
            <text:p>#N/D</text:p>
          </table:table-cell>
          <table:table-cell table:style-name="ce34" table:formula="of:=MULTIPLE.OPERATIONS([.$J$85];[.$B$13];[.$J172];[.$B$7];[.N$85])" office:value-type="string" office:string-value="" calcext:value-type="error">
            <text:p>#N/D</text:p>
          </table:table-cell>
          <table:table-cell table:style-name="ce34" table:formula="of:=MULTIPLE.OPERATIONS([.$J$85];[.$B$13];[.$J172];[.$B$7];[.O$85])" office:value-type="string" office:string-value="" calcext:value-type="error">
            <text:p>#N/D</text:p>
          </table:table-cell>
          <table:table-cell table:style-name="ce34" table:formula="of:=MULTIPLE.OPERATIONS([.$J$85];[.$B$13];[.$J172];[.$B$7];[.P$85])" office:value-type="string" office:string-value="" calcext:value-type="error">
            <text:p>#N/D</text:p>
          </table:table-cell>
          <table:table-cell table:style-name="ce34" table:number-columns-repeated="1008"/>
        </table:table-row>
        <table:table-row table:style-name="ro2">
          <table:table-cell table:style-name="ce34" table:formula="of:=[.A172]+32" office:value-type="float" office:value="2752" calcext:value-type="float">
            <text:p>2752</text:p>
          </table:table-cell>
          <table:table-cell table:style-name="ce34" table:number-columns-repeated="4"/>
          <table:table-cell table:style-name="ce34" table:formula="of:=[.F172]+1" office:value-type="float" office:value="88" calcext:value-type="float">
            <text:p>88</text:p>
          </table:table-cell>
          <table:table-cell table:style-name="ce34" table:formula="of:=MULTIPLE.OPERATIONS([.G$85];[.$B$12];[.$F173])" office:value-type="float" office:value="16" calcext:value-type="float">
            <text:p>16</text:p>
          </table:table-cell>
          <table:table-cell table:style-name="ce34" table:number-columns-repeated="2"/>
          <table:table-cell table:style-name="ce34" table:formula="of:=[.J172]+512" office:value-type="float" office:value="44544" calcext:value-type="float">
            <text:p>44544</text:p>
          </table:table-cell>
          <table:table-cell table:style-name="ce34" table:formula="of:=MULTIPLE.OPERATIONS([.$J$85];[.$B$13];[.$J173];[.$B$7];[.K$85])" office:value-type="float" office:value="16" calcext:value-type="float">
            <text:p>16</text:p>
          </table:table-cell>
          <table:table-cell table:style-name="ce34" table:formula="of:=MULTIPLE.OPERATIONS([.$J$85];[.$B$13];[.$J173];[.$B$7];[.L$85])" office:value-type="string" office:string-value="" calcext:value-type="error">
            <text:p>#N/D</text:p>
          </table:table-cell>
          <table:table-cell table:style-name="ce34" table:formula="of:=MULTIPLE.OPERATIONS([.$J$85];[.$B$13];[.$J173];[.$B$7];[.M$85])" office:value-type="string" office:string-value="" calcext:value-type="error">
            <text:p>#N/D</text:p>
          </table:table-cell>
          <table:table-cell table:style-name="ce34" table:formula="of:=MULTIPLE.OPERATIONS([.$J$85];[.$B$13];[.$J173];[.$B$7];[.N$85])" office:value-type="string" office:string-value="" calcext:value-type="error">
            <text:p>#N/D</text:p>
          </table:table-cell>
          <table:table-cell table:style-name="ce34" table:formula="of:=MULTIPLE.OPERATIONS([.$J$85];[.$B$13];[.$J173];[.$B$7];[.O$85])" office:value-type="string" office:string-value="" calcext:value-type="error">
            <text:p>#N/D</text:p>
          </table:table-cell>
          <table:table-cell table:style-name="ce34" table:formula="of:=MULTIPLE.OPERATIONS([.$J$85];[.$B$13];[.$J173];[.$B$7];[.P$85])" office:value-type="string" office:string-value="" calcext:value-type="error">
            <text:p>#N/D</text:p>
          </table:table-cell>
          <table:table-cell table:style-name="ce34" table:number-columns-repeated="1008"/>
        </table:table-row>
        <table:table-row table:style-name="ro2">
          <table:table-cell table:style-name="ce34" table:formula="of:=[.A173]+32" office:value-type="float" office:value="2784" calcext:value-type="float">
            <text:p>2784</text:p>
          </table:table-cell>
          <table:table-cell table:style-name="ce34" table:number-columns-repeated="4"/>
          <table:table-cell table:style-name="ce34" table:formula="of:=[.F173]+1" office:value-type="float" office:value="89" calcext:value-type="float">
            <text:p>89</text:p>
          </table:table-cell>
          <table:table-cell table:style-name="ce34" table:formula="of:=MULTIPLE.OPERATIONS([.G$85];[.$B$12];[.$F174])" office:value-type="float" office:value="16" calcext:value-type="float">
            <text:p>16</text:p>
          </table:table-cell>
          <table:table-cell table:style-name="ce34" table:number-columns-repeated="2"/>
          <table:table-cell table:style-name="ce34" table:formula="of:=[.J173]+512" office:value-type="float" office:value="45056" calcext:value-type="float">
            <text:p>45056</text:p>
          </table:table-cell>
          <table:table-cell table:style-name="ce34" table:formula="of:=MULTIPLE.OPERATIONS([.$J$85];[.$B$13];[.$J174];[.$B$7];[.K$85])" office:value-type="float" office:value="16" calcext:value-type="float">
            <text:p>16</text:p>
          </table:table-cell>
          <table:table-cell table:style-name="ce34" table:formula="of:=MULTIPLE.OPERATIONS([.$J$85];[.$B$13];[.$J174];[.$B$7];[.L$85])" office:value-type="string" office:string-value="" calcext:value-type="error">
            <text:p>#N/D</text:p>
          </table:table-cell>
          <table:table-cell table:style-name="ce34" table:formula="of:=MULTIPLE.OPERATIONS([.$J$85];[.$B$13];[.$J174];[.$B$7];[.M$85])" office:value-type="string" office:string-value="" calcext:value-type="error">
            <text:p>#N/D</text:p>
          </table:table-cell>
          <table:table-cell table:style-name="ce34" table:formula="of:=MULTIPLE.OPERATIONS([.$J$85];[.$B$13];[.$J174];[.$B$7];[.N$85])" office:value-type="string" office:string-value="" calcext:value-type="error">
            <text:p>#N/D</text:p>
          </table:table-cell>
          <table:table-cell table:style-name="ce34" table:formula="of:=MULTIPLE.OPERATIONS([.$J$85];[.$B$13];[.$J174];[.$B$7];[.O$85])" office:value-type="string" office:string-value="" calcext:value-type="error">
            <text:p>#N/D</text:p>
          </table:table-cell>
          <table:table-cell table:style-name="ce34" table:formula="of:=MULTIPLE.OPERATIONS([.$J$85];[.$B$13];[.$J174];[.$B$7];[.P$85])" office:value-type="string" office:string-value="" calcext:value-type="error">
            <text:p>#N/D</text:p>
          </table:table-cell>
          <table:table-cell table:style-name="ce34" table:number-columns-repeated="1008"/>
        </table:table-row>
        <table:table-row table:style-name="ro2">
          <table:table-cell table:style-name="ce34" table:formula="of:=[.A174]+32" office:value-type="float" office:value="2816" calcext:value-type="float">
            <text:p>2816</text:p>
          </table:table-cell>
          <table:table-cell table:style-name="ce34" table:number-columns-repeated="4"/>
          <table:table-cell table:style-name="ce34" table:formula="of:=[.F174]+1" office:value-type="float" office:value="90" calcext:value-type="float">
            <text:p>90</text:p>
          </table:table-cell>
          <table:table-cell table:style-name="ce34" table:formula="of:=MULTIPLE.OPERATIONS([.G$85];[.$B$12];[.$F175])" office:value-type="float" office:value="16" calcext:value-type="float">
            <text:p>16</text:p>
          </table:table-cell>
          <table:table-cell table:style-name="ce34" table:number-columns-repeated="2"/>
          <table:table-cell table:style-name="ce34" table:formula="of:=[.J174]+512" office:value-type="float" office:value="45568" calcext:value-type="float">
            <text:p>45568</text:p>
          </table:table-cell>
          <table:table-cell table:style-name="ce34" table:formula="of:=MULTIPLE.OPERATIONS([.$J$85];[.$B$13];[.$J175];[.$B$7];[.K$85])" office:value-type="float" office:value="16" calcext:value-type="float">
            <text:p>16</text:p>
          </table:table-cell>
          <table:table-cell table:style-name="ce34" table:formula="of:=MULTIPLE.OPERATIONS([.$J$85];[.$B$13];[.$J175];[.$B$7];[.L$85])" office:value-type="string" office:string-value="" calcext:value-type="error">
            <text:p>#N/D</text:p>
          </table:table-cell>
          <table:table-cell table:style-name="ce34" table:formula="of:=MULTIPLE.OPERATIONS([.$J$85];[.$B$13];[.$J175];[.$B$7];[.M$85])" office:value-type="string" office:string-value="" calcext:value-type="error">
            <text:p>#N/D</text:p>
          </table:table-cell>
          <table:table-cell table:style-name="ce34" table:formula="of:=MULTIPLE.OPERATIONS([.$J$85];[.$B$13];[.$J175];[.$B$7];[.N$85])" office:value-type="string" office:string-value="" calcext:value-type="error">
            <text:p>#N/D</text:p>
          </table:table-cell>
          <table:table-cell table:style-name="ce34" table:formula="of:=MULTIPLE.OPERATIONS([.$J$85];[.$B$13];[.$J175];[.$B$7];[.O$85])" office:value-type="string" office:string-value="" calcext:value-type="error">
            <text:p>#N/D</text:p>
          </table:table-cell>
          <table:table-cell table:style-name="ce34" table:formula="of:=MULTIPLE.OPERATIONS([.$J$85];[.$B$13];[.$J175];[.$B$7];[.P$85])" office:value-type="string" office:string-value="" calcext:value-type="error">
            <text:p>#N/D</text:p>
          </table:table-cell>
          <table:table-cell table:style-name="ce34" table:number-columns-repeated="1008"/>
        </table:table-row>
        <table:table-row table:style-name="ro2">
          <table:table-cell table:style-name="ce34" table:formula="of:=[.A175]+32" office:value-type="float" office:value="2848" calcext:value-type="float">
            <text:p>2848</text:p>
          </table:table-cell>
          <table:table-cell table:style-name="ce34" table:number-columns-repeated="4"/>
          <table:table-cell table:style-name="ce34" table:formula="of:=[.F175]+1" office:value-type="float" office:value="91" calcext:value-type="float">
            <text:p>91</text:p>
          </table:table-cell>
          <table:table-cell table:style-name="ce34" table:formula="of:=MULTIPLE.OPERATIONS([.G$85];[.$B$12];[.$F176])" office:value-type="float" office:value="16" calcext:value-type="float">
            <text:p>16</text:p>
          </table:table-cell>
          <table:table-cell table:style-name="ce34" table:number-columns-repeated="2"/>
          <table:table-cell table:style-name="ce34" table:formula="of:=[.J175]+512" office:value-type="float" office:value="46080" calcext:value-type="float">
            <text:p>46080</text:p>
          </table:table-cell>
          <table:table-cell table:style-name="ce34" table:formula="of:=MULTIPLE.OPERATIONS([.$J$85];[.$B$13];[.$J176];[.$B$7];[.K$85])" office:value-type="float" office:value="16" calcext:value-type="float">
            <text:p>16</text:p>
          </table:table-cell>
          <table:table-cell table:style-name="ce34" table:formula="of:=MULTIPLE.OPERATIONS([.$J$85];[.$B$13];[.$J176];[.$B$7];[.L$85])" office:value-type="string" office:string-value="" calcext:value-type="error">
            <text:p>#N/D</text:p>
          </table:table-cell>
          <table:table-cell table:style-name="ce34" table:formula="of:=MULTIPLE.OPERATIONS([.$J$85];[.$B$13];[.$J176];[.$B$7];[.M$85])" office:value-type="string" office:string-value="" calcext:value-type="error">
            <text:p>#N/D</text:p>
          </table:table-cell>
          <table:table-cell table:style-name="ce34" table:formula="of:=MULTIPLE.OPERATIONS([.$J$85];[.$B$13];[.$J176];[.$B$7];[.N$85])" office:value-type="string" office:string-value="" calcext:value-type="error">
            <text:p>#N/D</text:p>
          </table:table-cell>
          <table:table-cell table:style-name="ce34" table:formula="of:=MULTIPLE.OPERATIONS([.$J$85];[.$B$13];[.$J176];[.$B$7];[.O$85])" office:value-type="string" office:string-value="" calcext:value-type="error">
            <text:p>#N/D</text:p>
          </table:table-cell>
          <table:table-cell table:style-name="ce34" table:formula="of:=MULTIPLE.OPERATIONS([.$J$85];[.$B$13];[.$J176];[.$B$7];[.P$85])" office:value-type="string" office:string-value="" calcext:value-type="error">
            <text:p>#N/D</text:p>
          </table:table-cell>
          <table:table-cell table:style-name="ce34" table:number-columns-repeated="1008"/>
        </table:table-row>
        <table:table-row table:style-name="ro2">
          <table:table-cell table:style-name="ce34" table:formula="of:=[.A176]+32" office:value-type="float" office:value="2880" calcext:value-type="float">
            <text:p>2880</text:p>
          </table:table-cell>
          <table:table-cell table:style-name="ce34" table:number-columns-repeated="4"/>
          <table:table-cell table:style-name="ce34" table:formula="of:=[.F176]+1" office:value-type="float" office:value="92" calcext:value-type="float">
            <text:p>92</text:p>
          </table:table-cell>
          <table:table-cell table:style-name="ce34" table:formula="of:=MULTIPLE.OPERATIONS([.G$85];[.$B$12];[.$F177])" office:value-type="float" office:value="16" calcext:value-type="float">
            <text:p>16</text:p>
          </table:table-cell>
          <table:table-cell table:style-name="ce34" table:number-columns-repeated="2"/>
          <table:table-cell table:style-name="ce34" table:formula="of:=[.J176]+512" office:value-type="float" office:value="46592" calcext:value-type="float">
            <text:p>46592</text:p>
          </table:table-cell>
          <table:table-cell table:style-name="ce34" table:formula="of:=MULTIPLE.OPERATIONS([.$J$85];[.$B$13];[.$J177];[.$B$7];[.K$85])" office:value-type="float" office:value="16" calcext:value-type="float">
            <text:p>16</text:p>
          </table:table-cell>
          <table:table-cell table:style-name="ce34" table:formula="of:=MULTIPLE.OPERATIONS([.$J$85];[.$B$13];[.$J177];[.$B$7];[.L$85])" office:value-type="string" office:string-value="" calcext:value-type="error">
            <text:p>#N/D</text:p>
          </table:table-cell>
          <table:table-cell table:style-name="ce34" table:formula="of:=MULTIPLE.OPERATIONS([.$J$85];[.$B$13];[.$J177];[.$B$7];[.M$85])" office:value-type="string" office:string-value="" calcext:value-type="error">
            <text:p>#N/D</text:p>
          </table:table-cell>
          <table:table-cell table:style-name="ce34" table:formula="of:=MULTIPLE.OPERATIONS([.$J$85];[.$B$13];[.$J177];[.$B$7];[.N$85])" office:value-type="string" office:string-value="" calcext:value-type="error">
            <text:p>#N/D</text:p>
          </table:table-cell>
          <table:table-cell table:style-name="ce34" table:formula="of:=MULTIPLE.OPERATIONS([.$J$85];[.$B$13];[.$J177];[.$B$7];[.O$85])" office:value-type="string" office:string-value="" calcext:value-type="error">
            <text:p>#N/D</text:p>
          </table:table-cell>
          <table:table-cell table:style-name="ce34" table:formula="of:=MULTIPLE.OPERATIONS([.$J$85];[.$B$13];[.$J177];[.$B$7];[.P$85])" office:value-type="string" office:string-value="" calcext:value-type="error">
            <text:p>#N/D</text:p>
          </table:table-cell>
          <table:table-cell table:style-name="ce34" table:number-columns-repeated="1008"/>
        </table:table-row>
        <table:table-row table:style-name="ro2">
          <table:table-cell table:style-name="ce34" table:formula="of:=[.A177]+32" office:value-type="float" office:value="2912" calcext:value-type="float">
            <text:p>2912</text:p>
          </table:table-cell>
          <table:table-cell table:style-name="ce34" table:number-columns-repeated="4"/>
          <table:table-cell table:style-name="ce34" table:formula="of:=[.F177]+1" office:value-type="float" office:value="93" calcext:value-type="float">
            <text:p>93</text:p>
          </table:table-cell>
          <table:table-cell table:style-name="ce34" table:formula="of:=MULTIPLE.OPERATIONS([.G$85];[.$B$12];[.$F178])" office:value-type="float" office:value="16" calcext:value-type="float">
            <text:p>16</text:p>
          </table:table-cell>
          <table:table-cell table:style-name="ce34" table:number-columns-repeated="2"/>
          <table:table-cell table:style-name="ce34" table:formula="of:=[.J177]+512" office:value-type="float" office:value="47104" calcext:value-type="float">
            <text:p>47104</text:p>
          </table:table-cell>
          <table:table-cell table:style-name="ce34" table:formula="of:=MULTIPLE.OPERATIONS([.$J$85];[.$B$13];[.$J178];[.$B$7];[.K$85])" office:value-type="float" office:value="16" calcext:value-type="float">
            <text:p>16</text:p>
          </table:table-cell>
          <table:table-cell table:style-name="ce34" table:formula="of:=MULTIPLE.OPERATIONS([.$J$85];[.$B$13];[.$J178];[.$B$7];[.L$85])" office:value-type="string" office:string-value="" calcext:value-type="error">
            <text:p>#N/D</text:p>
          </table:table-cell>
          <table:table-cell table:style-name="ce34" table:formula="of:=MULTIPLE.OPERATIONS([.$J$85];[.$B$13];[.$J178];[.$B$7];[.M$85])" office:value-type="string" office:string-value="" calcext:value-type="error">
            <text:p>#N/D</text:p>
          </table:table-cell>
          <table:table-cell table:style-name="ce34" table:formula="of:=MULTIPLE.OPERATIONS([.$J$85];[.$B$13];[.$J178];[.$B$7];[.N$85])" office:value-type="string" office:string-value="" calcext:value-type="error">
            <text:p>#N/D</text:p>
          </table:table-cell>
          <table:table-cell table:style-name="ce34" table:formula="of:=MULTIPLE.OPERATIONS([.$J$85];[.$B$13];[.$J178];[.$B$7];[.O$85])" office:value-type="string" office:string-value="" calcext:value-type="error">
            <text:p>#N/D</text:p>
          </table:table-cell>
          <table:table-cell table:style-name="ce34" table:formula="of:=MULTIPLE.OPERATIONS([.$J$85];[.$B$13];[.$J178];[.$B$7];[.P$85])" office:value-type="string" office:string-value="" calcext:value-type="error">
            <text:p>#N/D</text:p>
          </table:table-cell>
          <table:table-cell table:style-name="ce34" table:number-columns-repeated="1008"/>
        </table:table-row>
        <table:table-row table:style-name="ro2">
          <table:table-cell table:style-name="ce34" table:formula="of:=[.A178]+32" office:value-type="float" office:value="2944" calcext:value-type="float">
            <text:p>2944</text:p>
          </table:table-cell>
          <table:table-cell table:style-name="ce34" table:number-columns-repeated="4"/>
          <table:table-cell table:style-name="ce34" table:formula="of:=[.F178]+1" office:value-type="float" office:value="94" calcext:value-type="float">
            <text:p>94</text:p>
          </table:table-cell>
          <table:table-cell table:style-name="ce34" table:formula="of:=MULTIPLE.OPERATIONS([.G$85];[.$B$12];[.$F179])" office:value-type="float" office:value="16" calcext:value-type="float">
            <text:p>16</text:p>
          </table:table-cell>
          <table:table-cell table:style-name="ce34" table:number-columns-repeated="2"/>
          <table:table-cell table:style-name="ce34" table:formula="of:=[.J178]+512" office:value-type="float" office:value="47616" calcext:value-type="float">
            <text:p>47616</text:p>
          </table:table-cell>
          <table:table-cell table:style-name="ce34" table:formula="of:=MULTIPLE.OPERATIONS([.$J$85];[.$B$13];[.$J179];[.$B$7];[.K$85])" office:value-type="float" office:value="16" calcext:value-type="float">
            <text:p>16</text:p>
          </table:table-cell>
          <table:table-cell table:style-name="ce34" table:formula="of:=MULTIPLE.OPERATIONS([.$J$85];[.$B$13];[.$J179];[.$B$7];[.L$85])" office:value-type="string" office:string-value="" calcext:value-type="error">
            <text:p>#N/D</text:p>
          </table:table-cell>
          <table:table-cell table:style-name="ce34" table:formula="of:=MULTIPLE.OPERATIONS([.$J$85];[.$B$13];[.$J179];[.$B$7];[.M$85])" office:value-type="string" office:string-value="" calcext:value-type="error">
            <text:p>#N/D</text:p>
          </table:table-cell>
          <table:table-cell table:style-name="ce34" table:formula="of:=MULTIPLE.OPERATIONS([.$J$85];[.$B$13];[.$J179];[.$B$7];[.N$85])" office:value-type="string" office:string-value="" calcext:value-type="error">
            <text:p>#N/D</text:p>
          </table:table-cell>
          <table:table-cell table:style-name="ce34" table:formula="of:=MULTIPLE.OPERATIONS([.$J$85];[.$B$13];[.$J179];[.$B$7];[.O$85])" office:value-type="string" office:string-value="" calcext:value-type="error">
            <text:p>#N/D</text:p>
          </table:table-cell>
          <table:table-cell table:style-name="ce34" table:formula="of:=MULTIPLE.OPERATIONS([.$J$85];[.$B$13];[.$J179];[.$B$7];[.P$85])" office:value-type="string" office:string-value="" calcext:value-type="error">
            <text:p>#N/D</text:p>
          </table:table-cell>
          <table:table-cell table:style-name="ce34" table:number-columns-repeated="1008"/>
        </table:table-row>
        <table:table-row table:style-name="ro2">
          <table:table-cell table:style-name="ce34" table:formula="of:=[.A179]+32" office:value-type="float" office:value="2976" calcext:value-type="float">
            <text:p>2976</text:p>
          </table:table-cell>
          <table:table-cell table:style-name="ce34" table:number-columns-repeated="4"/>
          <table:table-cell table:style-name="ce34" table:formula="of:=[.F179]+1" office:value-type="float" office:value="95" calcext:value-type="float">
            <text:p>95</text:p>
          </table:table-cell>
          <table:table-cell table:style-name="ce34" table:formula="of:=MULTIPLE.OPERATIONS([.G$85];[.$B$12];[.$F180])" office:value-type="float" office:value="16" calcext:value-type="float">
            <text:p>16</text:p>
          </table:table-cell>
          <table:table-cell table:style-name="ce34" table:number-columns-repeated="2"/>
          <table:table-cell table:style-name="ce34" table:formula="of:=[.J179]+512" office:value-type="float" office:value="48128" calcext:value-type="float">
            <text:p>48128</text:p>
          </table:table-cell>
          <table:table-cell table:style-name="ce34" table:formula="of:=MULTIPLE.OPERATIONS([.$J$85];[.$B$13];[.$J180];[.$B$7];[.K$85])" office:value-type="float" office:value="16" calcext:value-type="float">
            <text:p>16</text:p>
          </table:table-cell>
          <table:table-cell table:style-name="ce34" table:formula="of:=MULTIPLE.OPERATIONS([.$J$85];[.$B$13];[.$J180];[.$B$7];[.L$85])" office:value-type="string" office:string-value="" calcext:value-type="error">
            <text:p>#N/D</text:p>
          </table:table-cell>
          <table:table-cell table:style-name="ce34" table:formula="of:=MULTIPLE.OPERATIONS([.$J$85];[.$B$13];[.$J180];[.$B$7];[.M$85])" office:value-type="string" office:string-value="" calcext:value-type="error">
            <text:p>#N/D</text:p>
          </table:table-cell>
          <table:table-cell table:style-name="ce34" table:formula="of:=MULTIPLE.OPERATIONS([.$J$85];[.$B$13];[.$J180];[.$B$7];[.N$85])" office:value-type="string" office:string-value="" calcext:value-type="error">
            <text:p>#N/D</text:p>
          </table:table-cell>
          <table:table-cell table:style-name="ce34" table:formula="of:=MULTIPLE.OPERATIONS([.$J$85];[.$B$13];[.$J180];[.$B$7];[.O$85])" office:value-type="string" office:string-value="" calcext:value-type="error">
            <text:p>#N/D</text:p>
          </table:table-cell>
          <table:table-cell table:style-name="ce34" table:formula="of:=MULTIPLE.OPERATIONS([.$J$85];[.$B$13];[.$J180];[.$B$7];[.P$85])" office:value-type="string" office:string-value="" calcext:value-type="error">
            <text:p>#N/D</text:p>
          </table:table-cell>
          <table:table-cell table:style-name="ce34" table:number-columns-repeated="1008"/>
        </table:table-row>
        <table:table-row table:style-name="ro2">
          <table:table-cell table:style-name="ce34" table:formula="of:=[.A180]+32" office:value-type="float" office:value="3008" calcext:value-type="float">
            <text:p>3008</text:p>
          </table:table-cell>
          <table:table-cell table:style-name="ce34" table:number-columns-repeated="4"/>
          <table:table-cell table:style-name="ce34" table:formula="of:=[.F180]+1" office:value-type="float" office:value="96" calcext:value-type="float">
            <text:p>96</text:p>
          </table:table-cell>
          <table:table-cell table:style-name="ce34" table:formula="of:=MULTIPLE.OPERATIONS([.G$85];[.$B$12];[.$F181])" office:value-type="float" office:value="16" calcext:value-type="float">
            <text:p>16</text:p>
          </table:table-cell>
          <table:table-cell table:style-name="ce34" table:number-columns-repeated="2"/>
          <table:table-cell table:style-name="ce34" table:formula="of:=[.J180]+512" office:value-type="float" office:value="48640" calcext:value-type="float">
            <text:p>48640</text:p>
          </table:table-cell>
          <table:table-cell table:style-name="ce34" table:formula="of:=MULTIPLE.OPERATIONS([.$J$85];[.$B$13];[.$J181];[.$B$7];[.K$85])" office:value-type="float" office:value="16" calcext:value-type="float">
            <text:p>16</text:p>
          </table:table-cell>
          <table:table-cell table:style-name="ce34" table:formula="of:=MULTIPLE.OPERATIONS([.$J$85];[.$B$13];[.$J181];[.$B$7];[.L$85])" office:value-type="string" office:string-value="" calcext:value-type="error">
            <text:p>#N/D</text:p>
          </table:table-cell>
          <table:table-cell table:style-name="ce34" table:formula="of:=MULTIPLE.OPERATIONS([.$J$85];[.$B$13];[.$J181];[.$B$7];[.M$85])" office:value-type="string" office:string-value="" calcext:value-type="error">
            <text:p>#N/D</text:p>
          </table:table-cell>
          <table:table-cell table:style-name="ce34" table:formula="of:=MULTIPLE.OPERATIONS([.$J$85];[.$B$13];[.$J181];[.$B$7];[.N$85])" office:value-type="string" office:string-value="" calcext:value-type="error">
            <text:p>#N/D</text:p>
          </table:table-cell>
          <table:table-cell table:style-name="ce34" table:formula="of:=MULTIPLE.OPERATIONS([.$J$85];[.$B$13];[.$J181];[.$B$7];[.O$85])" office:value-type="string" office:string-value="" calcext:value-type="error">
            <text:p>#N/D</text:p>
          </table:table-cell>
          <table:table-cell table:style-name="ce34" table:formula="of:=MULTIPLE.OPERATIONS([.$J$85];[.$B$13];[.$J181];[.$B$7];[.P$85])" office:value-type="string" office:string-value="" calcext:value-type="error">
            <text:p>#N/D</text:p>
          </table:table-cell>
          <table:table-cell table:style-name="ce34" table:number-columns-repeated="1008"/>
        </table:table-row>
        <table:table-row table:style-name="ro2">
          <table:table-cell table:style-name="ce34" table:formula="of:=[.A181]+32" office:value-type="float" office:value="3040" calcext:value-type="float">
            <text:p>3040</text:p>
          </table:table-cell>
          <table:table-cell table:style-name="ce34" table:number-columns-repeated="4"/>
          <table:table-cell table:style-name="ce34" table:formula="of:=[.F181]+1" office:value-type="float" office:value="97" calcext:value-type="float">
            <text:p>97</text:p>
          </table:table-cell>
          <table:table-cell table:style-name="ce34" table:formula="of:=MULTIPLE.OPERATIONS([.G$85];[.$B$12];[.$F182])" office:value-type="float" office:value="16" calcext:value-type="float">
            <text:p>16</text:p>
          </table:table-cell>
          <table:table-cell table:style-name="ce34" table:number-columns-repeated="2"/>
          <table:table-cell table:style-name="ce34" table:formula="of:=[.J181]+512" office:value-type="float" office:value="49152" calcext:value-type="float">
            <text:p>49152</text:p>
          </table:table-cell>
          <table:table-cell table:style-name="ce34" table:formula="of:=MULTIPLE.OPERATIONS([.$J$85];[.$B$13];[.$J182];[.$B$7];[.K$85])" office:value-type="float" office:value="16" calcext:value-type="float">
            <text:p>16</text:p>
          </table:table-cell>
          <table:table-cell table:style-name="ce34" table:formula="of:=MULTIPLE.OPERATIONS([.$J$85];[.$B$13];[.$J182];[.$B$7];[.L$85])" office:value-type="string" office:string-value="" calcext:value-type="error">
            <text:p>#N/D</text:p>
          </table:table-cell>
          <table:table-cell table:style-name="ce34" table:formula="of:=MULTIPLE.OPERATIONS([.$J$85];[.$B$13];[.$J182];[.$B$7];[.M$85])" office:value-type="string" office:string-value="" calcext:value-type="error">
            <text:p>#N/D</text:p>
          </table:table-cell>
          <table:table-cell table:style-name="ce34" table:formula="of:=MULTIPLE.OPERATIONS([.$J$85];[.$B$13];[.$J182];[.$B$7];[.N$85])" office:value-type="string" office:string-value="" calcext:value-type="error">
            <text:p>#N/D</text:p>
          </table:table-cell>
          <table:table-cell table:style-name="ce34" table:formula="of:=MULTIPLE.OPERATIONS([.$J$85];[.$B$13];[.$J182];[.$B$7];[.O$85])" office:value-type="string" office:string-value="" calcext:value-type="error">
            <text:p>#N/D</text:p>
          </table:table-cell>
          <table:table-cell table:style-name="ce34" table:formula="of:=MULTIPLE.OPERATIONS([.$J$85];[.$B$13];[.$J182];[.$B$7];[.P$85])" office:value-type="string" office:string-value="" calcext:value-type="error">
            <text:p>#N/D</text:p>
          </table:table-cell>
          <table:table-cell table:style-name="ce34" table:number-columns-repeated="1008"/>
        </table:table-row>
        <table:table-row table:style-name="ro2">
          <table:table-cell table:style-name="ce34" table:formula="of:=[.A182]+32" office:value-type="float" office:value="3072" calcext:value-type="float">
            <text:p>3072</text:p>
          </table:table-cell>
          <table:table-cell table:style-name="ce34" table:number-columns-repeated="4"/>
          <table:table-cell table:style-name="ce34" table:formula="of:=[.F182]+1" office:value-type="float" office:value="98" calcext:value-type="float">
            <text:p>98</text:p>
          </table:table-cell>
          <table:table-cell table:style-name="ce34" table:formula="of:=MULTIPLE.OPERATIONS([.G$85];[.$B$12];[.$F183])" office:value-type="float" office:value="16" calcext:value-type="float">
            <text:p>16</text:p>
          </table:table-cell>
          <table:table-cell table:style-name="ce34" table:number-columns-repeated="2"/>
          <table:table-cell table:style-name="ce34" table:formula="of:=[.J182]+512" office:value-type="float" office:value="49664" calcext:value-type="float">
            <text:p>49664</text:p>
          </table:table-cell>
          <table:table-cell table:style-name="ce34" table:formula="of:=MULTIPLE.OPERATIONS([.$J$85];[.$B$13];[.$J183];[.$B$7];[.K$85])" office:value-type="float" office:value="0" calcext:value-type="float">
            <text:p>0</text:p>
          </table:table-cell>
          <table:table-cell table:style-name="ce34" table:formula="of:=MULTIPLE.OPERATIONS([.$J$85];[.$B$13];[.$J183];[.$B$7];[.L$85])" office:value-type="string" office:string-value="" calcext:value-type="error">
            <text:p>#N/D</text:p>
          </table:table-cell>
          <table:table-cell table:style-name="ce34" table:formula="of:=MULTIPLE.OPERATIONS([.$J$85];[.$B$13];[.$J183];[.$B$7];[.M$85])" office:value-type="string" office:string-value="" calcext:value-type="error">
            <text:p>#N/D</text:p>
          </table:table-cell>
          <table:table-cell table:style-name="ce34" table:formula="of:=MULTIPLE.OPERATIONS([.$J$85];[.$B$13];[.$J183];[.$B$7];[.N$85])" office:value-type="string" office:string-value="" calcext:value-type="error">
            <text:p>#N/D</text:p>
          </table:table-cell>
          <table:table-cell table:style-name="ce34" table:formula="of:=MULTIPLE.OPERATIONS([.$J$85];[.$B$13];[.$J183];[.$B$7];[.O$85])" office:value-type="string" office:string-value="" calcext:value-type="error">
            <text:p>#N/D</text:p>
          </table:table-cell>
          <table:table-cell table:style-name="ce34" table:formula="of:=MULTIPLE.OPERATIONS([.$J$85];[.$B$13];[.$J18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83]+1" office:value-type="float" office:value="99" calcext:value-type="float">
            <text:p>99</text:p>
          </table:table-cell>
          <table:table-cell table:style-name="ce34" table:formula="of:=MULTIPLE.OPERATIONS([.G$85];[.$B$12];[.$F184])" office:value-type="float" office:value="16" calcext:value-type="float">
            <text:p>16</text:p>
          </table:table-cell>
          <table:table-cell table:style-name="ce34" table:number-columns-repeated="2"/>
          <table:table-cell table:style-name="ce34" table:formula="of:=[.J183]+512" office:value-type="float" office:value="50176" calcext:value-type="float">
            <text:p>50176</text:p>
          </table:table-cell>
          <table:table-cell table:style-name="ce34" table:formula="of:=MULTIPLE.OPERATIONS([.$J$85];[.$B$13];[.$J184];[.$B$7];[.K$85])" office:value-type="float" office:value="0" calcext:value-type="float">
            <text:p>0</text:p>
          </table:table-cell>
          <table:table-cell table:style-name="ce34" table:formula="of:=MULTIPLE.OPERATIONS([.$J$85];[.$B$13];[.$J184];[.$B$7];[.L$85])" office:value-type="string" office:string-value="" calcext:value-type="error">
            <text:p>#N/D</text:p>
          </table:table-cell>
          <table:table-cell table:style-name="ce34" table:formula="of:=MULTIPLE.OPERATIONS([.$J$85];[.$B$13];[.$J184];[.$B$7];[.M$85])" office:value-type="string" office:string-value="" calcext:value-type="error">
            <text:p>#N/D</text:p>
          </table:table-cell>
          <table:table-cell table:style-name="ce34" table:formula="of:=MULTIPLE.OPERATIONS([.$J$85];[.$B$13];[.$J184];[.$B$7];[.N$85])" office:value-type="string" office:string-value="" calcext:value-type="error">
            <text:p>#N/D</text:p>
          </table:table-cell>
          <table:table-cell table:style-name="ce34" table:formula="of:=MULTIPLE.OPERATIONS([.$J$85];[.$B$13];[.$J184];[.$B$7];[.O$85])" office:value-type="string" office:string-value="" calcext:value-type="error">
            <text:p>#N/D</text:p>
          </table:table-cell>
          <table:table-cell table:style-name="ce34" table:formula="of:=MULTIPLE.OPERATIONS([.$J$85];[.$B$13];[.$J18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84]+1" office:value-type="float" office:value="100" calcext:value-type="float">
            <text:p>100</text:p>
          </table:table-cell>
          <table:table-cell table:style-name="ce34" table:formula="of:=MULTIPLE.OPERATIONS([.G$85];[.$B$12];[.$F185])" office:value-type="float" office:value="16" calcext:value-type="float">
            <text:p>16</text:p>
          </table:table-cell>
          <table:table-cell table:style-name="ce34" table:number-columns-repeated="2"/>
          <table:table-cell table:style-name="ce34" table:formula="of:=[.J184]+512" office:value-type="float" office:value="50688" calcext:value-type="float">
            <text:p>50688</text:p>
          </table:table-cell>
          <table:table-cell table:style-name="ce34" table:formula="of:=MULTIPLE.OPERATIONS([.$J$85];[.$B$13];[.$J185];[.$B$7];[.K$85])" office:value-type="float" office:value="0" calcext:value-type="float">
            <text:p>0</text:p>
          </table:table-cell>
          <table:table-cell table:style-name="ce34" table:formula="of:=MULTIPLE.OPERATIONS([.$J$85];[.$B$13];[.$J185];[.$B$7];[.L$85])" office:value-type="string" office:string-value="" calcext:value-type="error">
            <text:p>#N/D</text:p>
          </table:table-cell>
          <table:table-cell table:style-name="ce34" table:formula="of:=MULTIPLE.OPERATIONS([.$J$85];[.$B$13];[.$J185];[.$B$7];[.M$85])" office:value-type="string" office:string-value="" calcext:value-type="error">
            <text:p>#N/D</text:p>
          </table:table-cell>
          <table:table-cell table:style-name="ce34" table:formula="of:=MULTIPLE.OPERATIONS([.$J$85];[.$B$13];[.$J185];[.$B$7];[.N$85])" office:value-type="string" office:string-value="" calcext:value-type="error">
            <text:p>#N/D</text:p>
          </table:table-cell>
          <table:table-cell table:style-name="ce34" table:formula="of:=MULTIPLE.OPERATIONS([.$J$85];[.$B$13];[.$J185];[.$B$7];[.O$85])" office:value-type="string" office:string-value="" calcext:value-type="error">
            <text:p>#N/D</text:p>
          </table:table-cell>
          <table:table-cell table:style-name="ce34" table:formula="of:=MULTIPLE.OPERATIONS([.$J$85];[.$B$13];[.$J18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85]+1" office:value-type="float" office:value="101" calcext:value-type="float">
            <text:p>101</text:p>
          </table:table-cell>
          <table:table-cell table:style-name="ce34" table:formula="of:=MULTIPLE.OPERATIONS([.G$85];[.$B$12];[.$F186])" office:value-type="float" office:value="16" calcext:value-type="float">
            <text:p>16</text:p>
          </table:table-cell>
          <table:table-cell table:style-name="ce34" table:number-columns-repeated="2"/>
          <table:table-cell table:style-name="ce34" table:formula="of:=[.J185]+512" office:value-type="float" office:value="51200" calcext:value-type="float">
            <text:p>51200</text:p>
          </table:table-cell>
          <table:table-cell table:style-name="ce34" table:formula="of:=MULTIPLE.OPERATIONS([.$J$85];[.$B$13];[.$J186];[.$B$7];[.K$85])" office:value-type="float" office:value="0" calcext:value-type="float">
            <text:p>0</text:p>
          </table:table-cell>
          <table:table-cell table:style-name="ce34" table:formula="of:=MULTIPLE.OPERATIONS([.$J$85];[.$B$13];[.$J186];[.$B$7];[.L$85])" office:value-type="string" office:string-value="" calcext:value-type="error">
            <text:p>#N/D</text:p>
          </table:table-cell>
          <table:table-cell table:style-name="ce34" table:formula="of:=MULTIPLE.OPERATIONS([.$J$85];[.$B$13];[.$J186];[.$B$7];[.M$85])" office:value-type="string" office:string-value="" calcext:value-type="error">
            <text:p>#N/D</text:p>
          </table:table-cell>
          <table:table-cell table:style-name="ce34" table:formula="of:=MULTIPLE.OPERATIONS([.$J$85];[.$B$13];[.$J186];[.$B$7];[.N$85])" office:value-type="string" office:string-value="" calcext:value-type="error">
            <text:p>#N/D</text:p>
          </table:table-cell>
          <table:table-cell table:style-name="ce34" table:formula="of:=MULTIPLE.OPERATIONS([.$J$85];[.$B$13];[.$J186];[.$B$7];[.O$85])" office:value-type="string" office:string-value="" calcext:value-type="error">
            <text:p>#N/D</text:p>
          </table:table-cell>
          <table:table-cell table:style-name="ce34" table:formula="of:=MULTIPLE.OPERATIONS([.$J$85];[.$B$13];[.$J18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86]+1" office:value-type="float" office:value="102" calcext:value-type="float">
            <text:p>102</text:p>
          </table:table-cell>
          <table:table-cell table:style-name="ce34" table:formula="of:=MULTIPLE.OPERATIONS([.G$85];[.$B$12];[.$F187])" office:value-type="float" office:value="16" calcext:value-type="float">
            <text:p>16</text:p>
          </table:table-cell>
          <table:table-cell table:style-name="ce34" table:number-columns-repeated="2"/>
          <table:table-cell table:style-name="ce34" table:formula="of:=[.J186]+512" office:value-type="float" office:value="51712" calcext:value-type="float">
            <text:p>51712</text:p>
          </table:table-cell>
          <table:table-cell table:style-name="ce34" table:formula="of:=MULTIPLE.OPERATIONS([.$J$85];[.$B$13];[.$J187];[.$B$7];[.K$85])" office:value-type="float" office:value="0" calcext:value-type="float">
            <text:p>0</text:p>
          </table:table-cell>
          <table:table-cell table:style-name="ce34" table:formula="of:=MULTIPLE.OPERATIONS([.$J$85];[.$B$13];[.$J187];[.$B$7];[.L$85])" office:value-type="string" office:string-value="" calcext:value-type="error">
            <text:p>#N/D</text:p>
          </table:table-cell>
          <table:table-cell table:style-name="ce34" table:formula="of:=MULTIPLE.OPERATIONS([.$J$85];[.$B$13];[.$J187];[.$B$7];[.M$85])" office:value-type="string" office:string-value="" calcext:value-type="error">
            <text:p>#N/D</text:p>
          </table:table-cell>
          <table:table-cell table:style-name="ce34" table:formula="of:=MULTIPLE.OPERATIONS([.$J$85];[.$B$13];[.$J187];[.$B$7];[.N$85])" office:value-type="string" office:string-value="" calcext:value-type="error">
            <text:p>#N/D</text:p>
          </table:table-cell>
          <table:table-cell table:style-name="ce34" table:formula="of:=MULTIPLE.OPERATIONS([.$J$85];[.$B$13];[.$J187];[.$B$7];[.O$85])" office:value-type="string" office:string-value="" calcext:value-type="error">
            <text:p>#N/D</text:p>
          </table:table-cell>
          <table:table-cell table:style-name="ce34" table:formula="of:=MULTIPLE.OPERATIONS([.$J$85];[.$B$13];[.$J18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87]+1" office:value-type="float" office:value="103" calcext:value-type="float">
            <text:p>103</text:p>
          </table:table-cell>
          <table:table-cell table:style-name="ce34" table:formula="of:=MULTIPLE.OPERATIONS([.G$85];[.$B$12];[.$F188])" office:value-type="float" office:value="16" calcext:value-type="float">
            <text:p>16</text:p>
          </table:table-cell>
          <table:table-cell table:style-name="ce34" table:number-columns-repeated="2"/>
          <table:table-cell table:style-name="ce34" table:formula="of:=[.J187]+512" office:value-type="float" office:value="52224" calcext:value-type="float">
            <text:p>52224</text:p>
          </table:table-cell>
          <table:table-cell table:style-name="ce34" table:formula="of:=MULTIPLE.OPERATIONS([.$J$85];[.$B$13];[.$J188];[.$B$7];[.K$85])" office:value-type="float" office:value="0" calcext:value-type="float">
            <text:p>0</text:p>
          </table:table-cell>
          <table:table-cell table:style-name="ce34" table:formula="of:=MULTIPLE.OPERATIONS([.$J$85];[.$B$13];[.$J188];[.$B$7];[.L$85])" office:value-type="string" office:string-value="" calcext:value-type="error">
            <text:p>#N/D</text:p>
          </table:table-cell>
          <table:table-cell table:style-name="ce34" table:formula="of:=MULTIPLE.OPERATIONS([.$J$85];[.$B$13];[.$J188];[.$B$7];[.M$85])" office:value-type="string" office:string-value="" calcext:value-type="error">
            <text:p>#N/D</text:p>
          </table:table-cell>
          <table:table-cell table:style-name="ce34" table:formula="of:=MULTIPLE.OPERATIONS([.$J$85];[.$B$13];[.$J188];[.$B$7];[.N$85])" office:value-type="string" office:string-value="" calcext:value-type="error">
            <text:p>#N/D</text:p>
          </table:table-cell>
          <table:table-cell table:style-name="ce34" table:formula="of:=MULTIPLE.OPERATIONS([.$J$85];[.$B$13];[.$J188];[.$B$7];[.O$85])" office:value-type="string" office:string-value="" calcext:value-type="error">
            <text:p>#N/D</text:p>
          </table:table-cell>
          <table:table-cell table:style-name="ce34" table:formula="of:=MULTIPLE.OPERATIONS([.$J$85];[.$B$13];[.$J18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88]+1" office:value-type="float" office:value="104" calcext:value-type="float">
            <text:p>104</text:p>
          </table:table-cell>
          <table:table-cell table:style-name="ce34" table:formula="of:=MULTIPLE.OPERATIONS([.G$85];[.$B$12];[.$F189])" office:value-type="float" office:value="16" calcext:value-type="float">
            <text:p>16</text:p>
          </table:table-cell>
          <table:table-cell table:style-name="ce34" table:number-columns-repeated="2"/>
          <table:table-cell table:style-name="ce34" table:formula="of:=[.J188]+512" office:value-type="float" office:value="52736" calcext:value-type="float">
            <text:p>52736</text:p>
          </table:table-cell>
          <table:table-cell table:style-name="ce34" table:formula="of:=MULTIPLE.OPERATIONS([.$J$85];[.$B$13];[.$J189];[.$B$7];[.K$85])" office:value-type="float" office:value="0" calcext:value-type="float">
            <text:p>0</text:p>
          </table:table-cell>
          <table:table-cell table:style-name="ce34" table:formula="of:=MULTIPLE.OPERATIONS([.$J$85];[.$B$13];[.$J189];[.$B$7];[.L$85])" office:value-type="string" office:string-value="" calcext:value-type="error">
            <text:p>#N/D</text:p>
          </table:table-cell>
          <table:table-cell table:style-name="ce34" table:formula="of:=MULTIPLE.OPERATIONS([.$J$85];[.$B$13];[.$J189];[.$B$7];[.M$85])" office:value-type="string" office:string-value="" calcext:value-type="error">
            <text:p>#N/D</text:p>
          </table:table-cell>
          <table:table-cell table:style-name="ce34" table:formula="of:=MULTIPLE.OPERATIONS([.$J$85];[.$B$13];[.$J189];[.$B$7];[.N$85])" office:value-type="string" office:string-value="" calcext:value-type="error">
            <text:p>#N/D</text:p>
          </table:table-cell>
          <table:table-cell table:style-name="ce34" table:formula="of:=MULTIPLE.OPERATIONS([.$J$85];[.$B$13];[.$J189];[.$B$7];[.O$85])" office:value-type="string" office:string-value="" calcext:value-type="error">
            <text:p>#N/D</text:p>
          </table:table-cell>
          <table:table-cell table:style-name="ce34" table:formula="of:=MULTIPLE.OPERATIONS([.$J$85];[.$B$13];[.$J18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89]+1" office:value-type="float" office:value="105" calcext:value-type="float">
            <text:p>105</text:p>
          </table:table-cell>
          <table:table-cell table:style-name="ce34" table:formula="of:=MULTIPLE.OPERATIONS([.G$85];[.$B$12];[.$F190])" office:value-type="float" office:value="16" calcext:value-type="float">
            <text:p>16</text:p>
          </table:table-cell>
          <table:table-cell table:style-name="ce34" table:number-columns-repeated="2"/>
          <table:table-cell table:style-name="ce34" table:formula="of:=[.J189]+512" office:value-type="float" office:value="53248" calcext:value-type="float">
            <text:p>53248</text:p>
          </table:table-cell>
          <table:table-cell table:style-name="ce34" table:formula="of:=MULTIPLE.OPERATIONS([.$J$85];[.$B$13];[.$J190];[.$B$7];[.K$85])" office:value-type="float" office:value="0" calcext:value-type="float">
            <text:p>0</text:p>
          </table:table-cell>
          <table:table-cell table:style-name="ce34" table:formula="of:=MULTIPLE.OPERATIONS([.$J$85];[.$B$13];[.$J190];[.$B$7];[.L$85])" office:value-type="string" office:string-value="" calcext:value-type="error">
            <text:p>#N/D</text:p>
          </table:table-cell>
          <table:table-cell table:style-name="ce34" table:formula="of:=MULTIPLE.OPERATIONS([.$J$85];[.$B$13];[.$J190];[.$B$7];[.M$85])" office:value-type="string" office:string-value="" calcext:value-type="error">
            <text:p>#N/D</text:p>
          </table:table-cell>
          <table:table-cell table:style-name="ce34" table:formula="of:=MULTIPLE.OPERATIONS([.$J$85];[.$B$13];[.$J190];[.$B$7];[.N$85])" office:value-type="string" office:string-value="" calcext:value-type="error">
            <text:p>#N/D</text:p>
          </table:table-cell>
          <table:table-cell table:style-name="ce34" table:formula="of:=MULTIPLE.OPERATIONS([.$J$85];[.$B$13];[.$J190];[.$B$7];[.O$85])" office:value-type="string" office:string-value="" calcext:value-type="error">
            <text:p>#N/D</text:p>
          </table:table-cell>
          <table:table-cell table:style-name="ce34" table:formula="of:=MULTIPLE.OPERATIONS([.$J$85];[.$B$13];[.$J19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0]+1" office:value-type="float" office:value="106" calcext:value-type="float">
            <text:p>106</text:p>
          </table:table-cell>
          <table:table-cell table:style-name="ce34" table:formula="of:=MULTIPLE.OPERATIONS([.G$85];[.$B$12];[.$F191])" office:value-type="float" office:value="16" calcext:value-type="float">
            <text:p>16</text:p>
          </table:table-cell>
          <table:table-cell table:style-name="ce34" table:number-columns-repeated="2"/>
          <table:table-cell table:style-name="ce34" table:formula="of:=[.J190]+512" office:value-type="float" office:value="53760" calcext:value-type="float">
            <text:p>53760</text:p>
          </table:table-cell>
          <table:table-cell table:style-name="ce34" table:formula="of:=MULTIPLE.OPERATIONS([.$J$85];[.$B$13];[.$J191];[.$B$7];[.K$85])" office:value-type="float" office:value="0" calcext:value-type="float">
            <text:p>0</text:p>
          </table:table-cell>
          <table:table-cell table:style-name="ce34" table:formula="of:=MULTIPLE.OPERATIONS([.$J$85];[.$B$13];[.$J191];[.$B$7];[.L$85])" office:value-type="string" office:string-value="" calcext:value-type="error">
            <text:p>#N/D</text:p>
          </table:table-cell>
          <table:table-cell table:style-name="ce34" table:formula="of:=MULTIPLE.OPERATIONS([.$J$85];[.$B$13];[.$J191];[.$B$7];[.M$85])" office:value-type="string" office:string-value="" calcext:value-type="error">
            <text:p>#N/D</text:p>
          </table:table-cell>
          <table:table-cell table:style-name="ce34" table:formula="of:=MULTIPLE.OPERATIONS([.$J$85];[.$B$13];[.$J191];[.$B$7];[.N$85])" office:value-type="string" office:string-value="" calcext:value-type="error">
            <text:p>#N/D</text:p>
          </table:table-cell>
          <table:table-cell table:style-name="ce34" table:formula="of:=MULTIPLE.OPERATIONS([.$J$85];[.$B$13];[.$J191];[.$B$7];[.O$85])" office:value-type="string" office:string-value="" calcext:value-type="error">
            <text:p>#N/D</text:p>
          </table:table-cell>
          <table:table-cell table:style-name="ce34" table:formula="of:=MULTIPLE.OPERATIONS([.$J$85];[.$B$13];[.$J19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1]+1" office:value-type="float" office:value="107" calcext:value-type="float">
            <text:p>107</text:p>
          </table:table-cell>
          <table:table-cell table:style-name="ce34" table:formula="of:=MULTIPLE.OPERATIONS([.G$85];[.$B$12];[.$F192])" office:value-type="float" office:value="16" calcext:value-type="float">
            <text:p>16</text:p>
          </table:table-cell>
          <table:table-cell table:style-name="ce34" table:number-columns-repeated="2"/>
          <table:table-cell table:style-name="ce34" table:formula="of:=[.J191]+512" office:value-type="float" office:value="54272" calcext:value-type="float">
            <text:p>54272</text:p>
          </table:table-cell>
          <table:table-cell table:style-name="ce34" table:formula="of:=MULTIPLE.OPERATIONS([.$J$85];[.$B$13];[.$J192];[.$B$7];[.K$85])" office:value-type="float" office:value="0" calcext:value-type="float">
            <text:p>0</text:p>
          </table:table-cell>
          <table:table-cell table:style-name="ce34" table:formula="of:=MULTIPLE.OPERATIONS([.$J$85];[.$B$13];[.$J192];[.$B$7];[.L$85])" office:value-type="string" office:string-value="" calcext:value-type="error">
            <text:p>#N/D</text:p>
          </table:table-cell>
          <table:table-cell table:style-name="ce34" table:formula="of:=MULTIPLE.OPERATIONS([.$J$85];[.$B$13];[.$J192];[.$B$7];[.M$85])" office:value-type="string" office:string-value="" calcext:value-type="error">
            <text:p>#N/D</text:p>
          </table:table-cell>
          <table:table-cell table:style-name="ce34" table:formula="of:=MULTIPLE.OPERATIONS([.$J$85];[.$B$13];[.$J192];[.$B$7];[.N$85])" office:value-type="string" office:string-value="" calcext:value-type="error">
            <text:p>#N/D</text:p>
          </table:table-cell>
          <table:table-cell table:style-name="ce34" table:formula="of:=MULTIPLE.OPERATIONS([.$J$85];[.$B$13];[.$J192];[.$B$7];[.O$85])" office:value-type="string" office:string-value="" calcext:value-type="error">
            <text:p>#N/D</text:p>
          </table:table-cell>
          <table:table-cell table:style-name="ce34" table:formula="of:=MULTIPLE.OPERATIONS([.$J$85];[.$B$13];[.$J19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2]+1" office:value-type="float" office:value="108" calcext:value-type="float">
            <text:p>108</text:p>
          </table:table-cell>
          <table:table-cell table:style-name="ce34" table:formula="of:=MULTIPLE.OPERATIONS([.G$85];[.$B$12];[.$F193])" office:value-type="float" office:value="16" calcext:value-type="float">
            <text:p>16</text:p>
          </table:table-cell>
          <table:table-cell table:style-name="ce34" table:number-columns-repeated="2"/>
          <table:table-cell table:style-name="ce34" table:formula="of:=[.J192]+512" office:value-type="float" office:value="54784" calcext:value-type="float">
            <text:p>54784</text:p>
          </table:table-cell>
          <table:table-cell table:style-name="ce34" table:formula="of:=MULTIPLE.OPERATIONS([.$J$85];[.$B$13];[.$J193];[.$B$7];[.K$85])" office:value-type="float" office:value="0" calcext:value-type="float">
            <text:p>0</text:p>
          </table:table-cell>
          <table:table-cell table:style-name="ce34" table:formula="of:=MULTIPLE.OPERATIONS([.$J$85];[.$B$13];[.$J193];[.$B$7];[.L$85])" office:value-type="string" office:string-value="" calcext:value-type="error">
            <text:p>#N/D</text:p>
          </table:table-cell>
          <table:table-cell table:style-name="ce34" table:formula="of:=MULTIPLE.OPERATIONS([.$J$85];[.$B$13];[.$J193];[.$B$7];[.M$85])" office:value-type="string" office:string-value="" calcext:value-type="error">
            <text:p>#N/D</text:p>
          </table:table-cell>
          <table:table-cell table:style-name="ce34" table:formula="of:=MULTIPLE.OPERATIONS([.$J$85];[.$B$13];[.$J193];[.$B$7];[.N$85])" office:value-type="string" office:string-value="" calcext:value-type="error">
            <text:p>#N/D</text:p>
          </table:table-cell>
          <table:table-cell table:style-name="ce34" table:formula="of:=MULTIPLE.OPERATIONS([.$J$85];[.$B$13];[.$J193];[.$B$7];[.O$85])" office:value-type="string" office:string-value="" calcext:value-type="error">
            <text:p>#N/D</text:p>
          </table:table-cell>
          <table:table-cell table:style-name="ce34" table:formula="of:=MULTIPLE.OPERATIONS([.$J$85];[.$B$13];[.$J19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3]+1" office:value-type="float" office:value="109" calcext:value-type="float">
            <text:p>109</text:p>
          </table:table-cell>
          <table:table-cell table:style-name="ce34" table:formula="of:=MULTIPLE.OPERATIONS([.G$85];[.$B$12];[.$F194])" office:value-type="float" office:value="16" calcext:value-type="float">
            <text:p>16</text:p>
          </table:table-cell>
          <table:table-cell table:style-name="ce34" table:number-columns-repeated="2"/>
          <table:table-cell table:style-name="ce34" table:formula="of:=[.J193]+512" office:value-type="float" office:value="55296" calcext:value-type="float">
            <text:p>55296</text:p>
          </table:table-cell>
          <table:table-cell table:style-name="ce34" table:formula="of:=MULTIPLE.OPERATIONS([.$J$85];[.$B$13];[.$J194];[.$B$7];[.K$85])" office:value-type="float" office:value="0" calcext:value-type="float">
            <text:p>0</text:p>
          </table:table-cell>
          <table:table-cell table:style-name="ce34" table:formula="of:=MULTIPLE.OPERATIONS([.$J$85];[.$B$13];[.$J194];[.$B$7];[.L$85])" office:value-type="string" office:string-value="" calcext:value-type="error">
            <text:p>#N/D</text:p>
          </table:table-cell>
          <table:table-cell table:style-name="ce34" table:formula="of:=MULTIPLE.OPERATIONS([.$J$85];[.$B$13];[.$J194];[.$B$7];[.M$85])" office:value-type="string" office:string-value="" calcext:value-type="error">
            <text:p>#N/D</text:p>
          </table:table-cell>
          <table:table-cell table:style-name="ce34" table:formula="of:=MULTIPLE.OPERATIONS([.$J$85];[.$B$13];[.$J194];[.$B$7];[.N$85])" office:value-type="string" office:string-value="" calcext:value-type="error">
            <text:p>#N/D</text:p>
          </table:table-cell>
          <table:table-cell table:style-name="ce34" table:formula="of:=MULTIPLE.OPERATIONS([.$J$85];[.$B$13];[.$J194];[.$B$7];[.O$85])" office:value-type="string" office:string-value="" calcext:value-type="error">
            <text:p>#N/D</text:p>
          </table:table-cell>
          <table:table-cell table:style-name="ce34" table:formula="of:=MULTIPLE.OPERATIONS([.$J$85];[.$B$13];[.$J19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4]+1" office:value-type="float" office:value="110" calcext:value-type="float">
            <text:p>110</text:p>
          </table:table-cell>
          <table:table-cell table:style-name="ce34" table:formula="of:=MULTIPLE.OPERATIONS([.G$85];[.$B$12];[.$F195])" office:value-type="float" office:value="16" calcext:value-type="float">
            <text:p>16</text:p>
          </table:table-cell>
          <table:table-cell table:style-name="ce34" table:number-columns-repeated="2"/>
          <table:table-cell table:style-name="ce34" table:formula="of:=[.J194]+512" office:value-type="float" office:value="55808" calcext:value-type="float">
            <text:p>55808</text:p>
          </table:table-cell>
          <table:table-cell table:style-name="ce34" table:formula="of:=MULTIPLE.OPERATIONS([.$J$85];[.$B$13];[.$J195];[.$B$7];[.K$85])" office:value-type="float" office:value="0" calcext:value-type="float">
            <text:p>0</text:p>
          </table:table-cell>
          <table:table-cell table:style-name="ce34" table:formula="of:=MULTIPLE.OPERATIONS([.$J$85];[.$B$13];[.$J195];[.$B$7];[.L$85])" office:value-type="string" office:string-value="" calcext:value-type="error">
            <text:p>#N/D</text:p>
          </table:table-cell>
          <table:table-cell table:style-name="ce34" table:formula="of:=MULTIPLE.OPERATIONS([.$J$85];[.$B$13];[.$J195];[.$B$7];[.M$85])" office:value-type="string" office:string-value="" calcext:value-type="error">
            <text:p>#N/D</text:p>
          </table:table-cell>
          <table:table-cell table:style-name="ce34" table:formula="of:=MULTIPLE.OPERATIONS([.$J$85];[.$B$13];[.$J195];[.$B$7];[.N$85])" office:value-type="string" office:string-value="" calcext:value-type="error">
            <text:p>#N/D</text:p>
          </table:table-cell>
          <table:table-cell table:style-name="ce34" table:formula="of:=MULTIPLE.OPERATIONS([.$J$85];[.$B$13];[.$J195];[.$B$7];[.O$85])" office:value-type="string" office:string-value="" calcext:value-type="error">
            <text:p>#N/D</text:p>
          </table:table-cell>
          <table:table-cell table:style-name="ce34" table:formula="of:=MULTIPLE.OPERATIONS([.$J$85];[.$B$13];[.$J19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5]+1" office:value-type="float" office:value="111" calcext:value-type="float">
            <text:p>111</text:p>
          </table:table-cell>
          <table:table-cell table:style-name="ce34" table:formula="of:=MULTIPLE.OPERATIONS([.G$85];[.$B$12];[.$F196])" office:value-type="float" office:value="16" calcext:value-type="float">
            <text:p>16</text:p>
          </table:table-cell>
          <table:table-cell table:style-name="ce34" table:number-columns-repeated="2"/>
          <table:table-cell table:style-name="ce34" table:formula="of:=[.J195]+512" office:value-type="float" office:value="56320" calcext:value-type="float">
            <text:p>56320</text:p>
          </table:table-cell>
          <table:table-cell table:style-name="ce34" table:formula="of:=MULTIPLE.OPERATIONS([.$J$85];[.$B$13];[.$J196];[.$B$7];[.K$85])" office:value-type="float" office:value="0" calcext:value-type="float">
            <text:p>0</text:p>
          </table:table-cell>
          <table:table-cell table:style-name="ce34" table:formula="of:=MULTIPLE.OPERATIONS([.$J$85];[.$B$13];[.$J196];[.$B$7];[.L$85])" office:value-type="string" office:string-value="" calcext:value-type="error">
            <text:p>#N/D</text:p>
          </table:table-cell>
          <table:table-cell table:style-name="ce34" table:formula="of:=MULTIPLE.OPERATIONS([.$J$85];[.$B$13];[.$J196];[.$B$7];[.M$85])" office:value-type="string" office:string-value="" calcext:value-type="error">
            <text:p>#N/D</text:p>
          </table:table-cell>
          <table:table-cell table:style-name="ce34" table:formula="of:=MULTIPLE.OPERATIONS([.$J$85];[.$B$13];[.$J196];[.$B$7];[.N$85])" office:value-type="string" office:string-value="" calcext:value-type="error">
            <text:p>#N/D</text:p>
          </table:table-cell>
          <table:table-cell table:style-name="ce34" table:formula="of:=MULTIPLE.OPERATIONS([.$J$85];[.$B$13];[.$J196];[.$B$7];[.O$85])" office:value-type="string" office:string-value="" calcext:value-type="error">
            <text:p>#N/D</text:p>
          </table:table-cell>
          <table:table-cell table:style-name="ce34" table:formula="of:=MULTIPLE.OPERATIONS([.$J$85];[.$B$13];[.$J19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6]+1" office:value-type="float" office:value="112" calcext:value-type="float">
            <text:p>112</text:p>
          </table:table-cell>
          <table:table-cell table:style-name="ce34" table:formula="of:=MULTIPLE.OPERATIONS([.G$85];[.$B$12];[.$F197])" office:value-type="float" office:value="16" calcext:value-type="float">
            <text:p>16</text:p>
          </table:table-cell>
          <table:table-cell table:style-name="ce34" table:number-columns-repeated="2"/>
          <table:table-cell table:style-name="ce34" table:formula="of:=[.J196]+512" office:value-type="float" office:value="56832" calcext:value-type="float">
            <text:p>56832</text:p>
          </table:table-cell>
          <table:table-cell table:style-name="ce34" table:formula="of:=MULTIPLE.OPERATIONS([.$J$85];[.$B$13];[.$J197];[.$B$7];[.K$85])" office:value-type="float" office:value="0" calcext:value-type="float">
            <text:p>0</text:p>
          </table:table-cell>
          <table:table-cell table:style-name="ce34" table:formula="of:=MULTIPLE.OPERATIONS([.$J$85];[.$B$13];[.$J197];[.$B$7];[.L$85])" office:value-type="string" office:string-value="" calcext:value-type="error">
            <text:p>#N/D</text:p>
          </table:table-cell>
          <table:table-cell table:style-name="ce34" table:formula="of:=MULTIPLE.OPERATIONS([.$J$85];[.$B$13];[.$J197];[.$B$7];[.M$85])" office:value-type="string" office:string-value="" calcext:value-type="error">
            <text:p>#N/D</text:p>
          </table:table-cell>
          <table:table-cell table:style-name="ce34" table:formula="of:=MULTIPLE.OPERATIONS([.$J$85];[.$B$13];[.$J197];[.$B$7];[.N$85])" office:value-type="string" office:string-value="" calcext:value-type="error">
            <text:p>#N/D</text:p>
          </table:table-cell>
          <table:table-cell table:style-name="ce34" table:formula="of:=MULTIPLE.OPERATIONS([.$J$85];[.$B$13];[.$J197];[.$B$7];[.O$85])" office:value-type="string" office:string-value="" calcext:value-type="error">
            <text:p>#N/D</text:p>
          </table:table-cell>
          <table:table-cell table:style-name="ce34" table:formula="of:=MULTIPLE.OPERATIONS([.$J$85];[.$B$13];[.$J19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7]+1" office:value-type="float" office:value="113" calcext:value-type="float">
            <text:p>113</text:p>
          </table:table-cell>
          <table:table-cell table:style-name="ce34" table:formula="of:=MULTIPLE.OPERATIONS([.G$85];[.$B$12];[.$F198])" office:value-type="float" office:value="16" calcext:value-type="float">
            <text:p>16</text:p>
          </table:table-cell>
          <table:table-cell table:style-name="ce34" table:number-columns-repeated="2"/>
          <table:table-cell table:style-name="ce34" table:formula="of:=[.J197]+512" office:value-type="float" office:value="57344" calcext:value-type="float">
            <text:p>57344</text:p>
          </table:table-cell>
          <table:table-cell table:style-name="ce34" table:formula="of:=MULTIPLE.OPERATIONS([.$J$85];[.$B$13];[.$J198];[.$B$7];[.K$85])" office:value-type="float" office:value="0" calcext:value-type="float">
            <text:p>0</text:p>
          </table:table-cell>
          <table:table-cell table:style-name="ce34" table:formula="of:=MULTIPLE.OPERATIONS([.$J$85];[.$B$13];[.$J198];[.$B$7];[.L$85])" office:value-type="string" office:string-value="" calcext:value-type="error">
            <text:p>#N/D</text:p>
          </table:table-cell>
          <table:table-cell table:style-name="ce34" table:formula="of:=MULTIPLE.OPERATIONS([.$J$85];[.$B$13];[.$J198];[.$B$7];[.M$85])" office:value-type="string" office:string-value="" calcext:value-type="error">
            <text:p>#N/D</text:p>
          </table:table-cell>
          <table:table-cell table:style-name="ce34" table:formula="of:=MULTIPLE.OPERATIONS([.$J$85];[.$B$13];[.$J198];[.$B$7];[.N$85])" office:value-type="string" office:string-value="" calcext:value-type="error">
            <text:p>#N/D</text:p>
          </table:table-cell>
          <table:table-cell table:style-name="ce34" table:formula="of:=MULTIPLE.OPERATIONS([.$J$85];[.$B$13];[.$J198];[.$B$7];[.O$85])" office:value-type="string" office:string-value="" calcext:value-type="error">
            <text:p>#N/D</text:p>
          </table:table-cell>
          <table:table-cell table:style-name="ce34" table:formula="of:=MULTIPLE.OPERATIONS([.$J$85];[.$B$13];[.$J19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8]+1" office:value-type="float" office:value="114" calcext:value-type="float">
            <text:p>114</text:p>
          </table:table-cell>
          <table:table-cell table:style-name="ce34" table:formula="of:=MULTIPLE.OPERATIONS([.G$85];[.$B$12];[.$F199])" office:value-type="float" office:value="16" calcext:value-type="float">
            <text:p>16</text:p>
          </table:table-cell>
          <table:table-cell table:style-name="ce34" table:number-columns-repeated="2"/>
          <table:table-cell table:style-name="ce34" table:formula="of:=[.J198]+512" office:value-type="float" office:value="57856" calcext:value-type="float">
            <text:p>57856</text:p>
          </table:table-cell>
          <table:table-cell table:style-name="ce34" table:formula="of:=MULTIPLE.OPERATIONS([.$J$85];[.$B$13];[.$J199];[.$B$7];[.K$85])" office:value-type="float" office:value="0" calcext:value-type="float">
            <text:p>0</text:p>
          </table:table-cell>
          <table:table-cell table:style-name="ce34" table:formula="of:=MULTIPLE.OPERATIONS([.$J$85];[.$B$13];[.$J199];[.$B$7];[.L$85])" office:value-type="string" office:string-value="" calcext:value-type="error">
            <text:p>#N/D</text:p>
          </table:table-cell>
          <table:table-cell table:style-name="ce34" table:formula="of:=MULTIPLE.OPERATIONS([.$J$85];[.$B$13];[.$J199];[.$B$7];[.M$85])" office:value-type="string" office:string-value="" calcext:value-type="error">
            <text:p>#N/D</text:p>
          </table:table-cell>
          <table:table-cell table:style-name="ce34" table:formula="of:=MULTIPLE.OPERATIONS([.$J$85];[.$B$13];[.$J199];[.$B$7];[.N$85])" office:value-type="string" office:string-value="" calcext:value-type="error">
            <text:p>#N/D</text:p>
          </table:table-cell>
          <table:table-cell table:style-name="ce34" table:formula="of:=MULTIPLE.OPERATIONS([.$J$85];[.$B$13];[.$J199];[.$B$7];[.O$85])" office:value-type="string" office:string-value="" calcext:value-type="error">
            <text:p>#N/D</text:p>
          </table:table-cell>
          <table:table-cell table:style-name="ce34" table:formula="of:=MULTIPLE.OPERATIONS([.$J$85];[.$B$13];[.$J19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199]+1" office:value-type="float" office:value="115" calcext:value-type="float">
            <text:p>115</text:p>
          </table:table-cell>
          <table:table-cell table:style-name="ce34" table:formula="of:=MULTIPLE.OPERATIONS([.G$85];[.$B$12];[.$F200])" office:value-type="float" office:value="16" calcext:value-type="float">
            <text:p>16</text:p>
          </table:table-cell>
          <table:table-cell table:style-name="ce34" table:number-columns-repeated="2"/>
          <table:table-cell table:style-name="ce34" table:formula="of:=[.J199]+512" office:value-type="float" office:value="58368" calcext:value-type="float">
            <text:p>58368</text:p>
          </table:table-cell>
          <table:table-cell table:style-name="ce34" table:formula="of:=MULTIPLE.OPERATIONS([.$J$85];[.$B$13];[.$J200];[.$B$7];[.K$85])" office:value-type="float" office:value="0" calcext:value-type="float">
            <text:p>0</text:p>
          </table:table-cell>
          <table:table-cell table:style-name="ce34" table:formula="of:=MULTIPLE.OPERATIONS([.$J$85];[.$B$13];[.$J200];[.$B$7];[.L$85])" office:value-type="string" office:string-value="" calcext:value-type="error">
            <text:p>#N/D</text:p>
          </table:table-cell>
          <table:table-cell table:style-name="ce34" table:formula="of:=MULTIPLE.OPERATIONS([.$J$85];[.$B$13];[.$J200];[.$B$7];[.M$85])" office:value-type="string" office:string-value="" calcext:value-type="error">
            <text:p>#N/D</text:p>
          </table:table-cell>
          <table:table-cell table:style-name="ce34" table:formula="of:=MULTIPLE.OPERATIONS([.$J$85];[.$B$13];[.$J200];[.$B$7];[.N$85])" office:value-type="string" office:string-value="" calcext:value-type="error">
            <text:p>#N/D</text:p>
          </table:table-cell>
          <table:table-cell table:style-name="ce34" table:formula="of:=MULTIPLE.OPERATIONS([.$J$85];[.$B$13];[.$J200];[.$B$7];[.O$85])" office:value-type="string" office:string-value="" calcext:value-type="error">
            <text:p>#N/D</text:p>
          </table:table-cell>
          <table:table-cell table:style-name="ce34" table:formula="of:=MULTIPLE.OPERATIONS([.$J$85];[.$B$13];[.$J20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0]+1" office:value-type="float" office:value="116" calcext:value-type="float">
            <text:p>116</text:p>
          </table:table-cell>
          <table:table-cell table:style-name="ce34" table:formula="of:=MULTIPLE.OPERATIONS([.G$85];[.$B$12];[.$F201])" office:value-type="float" office:value="16" calcext:value-type="float">
            <text:p>16</text:p>
          </table:table-cell>
          <table:table-cell table:style-name="ce34" table:number-columns-repeated="2"/>
          <table:table-cell table:style-name="ce34" table:formula="of:=[.J200]+512" office:value-type="float" office:value="58880" calcext:value-type="float">
            <text:p>58880</text:p>
          </table:table-cell>
          <table:table-cell table:style-name="ce34" table:formula="of:=MULTIPLE.OPERATIONS([.$J$85];[.$B$13];[.$J201];[.$B$7];[.K$85])" office:value-type="float" office:value="0" calcext:value-type="float">
            <text:p>0</text:p>
          </table:table-cell>
          <table:table-cell table:style-name="ce34" table:formula="of:=MULTIPLE.OPERATIONS([.$J$85];[.$B$13];[.$J201];[.$B$7];[.L$85])" office:value-type="string" office:string-value="" calcext:value-type="error">
            <text:p>#N/D</text:p>
          </table:table-cell>
          <table:table-cell table:style-name="ce34" table:formula="of:=MULTIPLE.OPERATIONS([.$J$85];[.$B$13];[.$J201];[.$B$7];[.M$85])" office:value-type="string" office:string-value="" calcext:value-type="error">
            <text:p>#N/D</text:p>
          </table:table-cell>
          <table:table-cell table:style-name="ce34" table:formula="of:=MULTIPLE.OPERATIONS([.$J$85];[.$B$13];[.$J201];[.$B$7];[.N$85])" office:value-type="string" office:string-value="" calcext:value-type="error">
            <text:p>#N/D</text:p>
          </table:table-cell>
          <table:table-cell table:style-name="ce34" table:formula="of:=MULTIPLE.OPERATIONS([.$J$85];[.$B$13];[.$J201];[.$B$7];[.O$85])" office:value-type="string" office:string-value="" calcext:value-type="error">
            <text:p>#N/D</text:p>
          </table:table-cell>
          <table:table-cell table:style-name="ce34" table:formula="of:=MULTIPLE.OPERATIONS([.$J$85];[.$B$13];[.$J20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1]+1" office:value-type="float" office:value="117" calcext:value-type="float">
            <text:p>117</text:p>
          </table:table-cell>
          <table:table-cell table:style-name="ce34" table:formula="of:=MULTIPLE.OPERATIONS([.G$85];[.$B$12];[.$F202])" office:value-type="float" office:value="16" calcext:value-type="float">
            <text:p>16</text:p>
          </table:table-cell>
          <table:table-cell table:style-name="ce34" table:number-columns-repeated="2"/>
          <table:table-cell table:style-name="ce34" table:formula="of:=[.J201]+512" office:value-type="float" office:value="59392" calcext:value-type="float">
            <text:p>59392</text:p>
          </table:table-cell>
          <table:table-cell table:style-name="ce34" table:formula="of:=MULTIPLE.OPERATIONS([.$J$85];[.$B$13];[.$J202];[.$B$7];[.K$85])" office:value-type="float" office:value="0" calcext:value-type="float">
            <text:p>0</text:p>
          </table:table-cell>
          <table:table-cell table:style-name="ce34" table:formula="of:=MULTIPLE.OPERATIONS([.$J$85];[.$B$13];[.$J202];[.$B$7];[.L$85])" office:value-type="string" office:string-value="" calcext:value-type="error">
            <text:p>#N/D</text:p>
          </table:table-cell>
          <table:table-cell table:style-name="ce34" table:formula="of:=MULTIPLE.OPERATIONS([.$J$85];[.$B$13];[.$J202];[.$B$7];[.M$85])" office:value-type="string" office:string-value="" calcext:value-type="error">
            <text:p>#N/D</text:p>
          </table:table-cell>
          <table:table-cell table:style-name="ce34" table:formula="of:=MULTIPLE.OPERATIONS([.$J$85];[.$B$13];[.$J202];[.$B$7];[.N$85])" office:value-type="string" office:string-value="" calcext:value-type="error">
            <text:p>#N/D</text:p>
          </table:table-cell>
          <table:table-cell table:style-name="ce34" table:formula="of:=MULTIPLE.OPERATIONS([.$J$85];[.$B$13];[.$J202];[.$B$7];[.O$85])" office:value-type="string" office:string-value="" calcext:value-type="error">
            <text:p>#N/D</text:p>
          </table:table-cell>
          <table:table-cell table:style-name="ce34" table:formula="of:=MULTIPLE.OPERATIONS([.$J$85];[.$B$13];[.$J20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2]+1" office:value-type="float" office:value="118" calcext:value-type="float">
            <text:p>118</text:p>
          </table:table-cell>
          <table:table-cell table:style-name="ce34" table:formula="of:=MULTIPLE.OPERATIONS([.G$85];[.$B$12];[.$F203])" office:value-type="float" office:value="16" calcext:value-type="float">
            <text:p>16</text:p>
          </table:table-cell>
          <table:table-cell table:style-name="ce34" table:number-columns-repeated="2"/>
          <table:table-cell table:style-name="ce34" table:formula="of:=[.J202]+512" office:value-type="float" office:value="59904" calcext:value-type="float">
            <text:p>59904</text:p>
          </table:table-cell>
          <table:table-cell table:style-name="ce34" table:formula="of:=MULTIPLE.OPERATIONS([.$J$85];[.$B$13];[.$J203];[.$B$7];[.K$85])" office:value-type="float" office:value="0" calcext:value-type="float">
            <text:p>0</text:p>
          </table:table-cell>
          <table:table-cell table:style-name="ce34" table:formula="of:=MULTIPLE.OPERATIONS([.$J$85];[.$B$13];[.$J203];[.$B$7];[.L$85])" office:value-type="string" office:string-value="" calcext:value-type="error">
            <text:p>#N/D</text:p>
          </table:table-cell>
          <table:table-cell table:style-name="ce34" table:formula="of:=MULTIPLE.OPERATIONS([.$J$85];[.$B$13];[.$J203];[.$B$7];[.M$85])" office:value-type="string" office:string-value="" calcext:value-type="error">
            <text:p>#N/D</text:p>
          </table:table-cell>
          <table:table-cell table:style-name="ce34" table:formula="of:=MULTIPLE.OPERATIONS([.$J$85];[.$B$13];[.$J203];[.$B$7];[.N$85])" office:value-type="string" office:string-value="" calcext:value-type="error">
            <text:p>#N/D</text:p>
          </table:table-cell>
          <table:table-cell table:style-name="ce34" table:formula="of:=MULTIPLE.OPERATIONS([.$J$85];[.$B$13];[.$J203];[.$B$7];[.O$85])" office:value-type="string" office:string-value="" calcext:value-type="error">
            <text:p>#N/D</text:p>
          </table:table-cell>
          <table:table-cell table:style-name="ce34" table:formula="of:=MULTIPLE.OPERATIONS([.$J$85];[.$B$13];[.$J20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3]+1" office:value-type="float" office:value="119" calcext:value-type="float">
            <text:p>119</text:p>
          </table:table-cell>
          <table:table-cell table:style-name="ce34" table:formula="of:=MULTIPLE.OPERATIONS([.G$85];[.$B$12];[.$F204])" office:value-type="float" office:value="16" calcext:value-type="float">
            <text:p>16</text:p>
          </table:table-cell>
          <table:table-cell table:style-name="ce34" table:number-columns-repeated="2"/>
          <table:table-cell table:style-name="ce34" table:formula="of:=[.J203]+512" office:value-type="float" office:value="60416" calcext:value-type="float">
            <text:p>60416</text:p>
          </table:table-cell>
          <table:table-cell table:style-name="ce34" table:formula="of:=MULTIPLE.OPERATIONS([.$J$85];[.$B$13];[.$J204];[.$B$7];[.K$85])" office:value-type="float" office:value="0" calcext:value-type="float">
            <text:p>0</text:p>
          </table:table-cell>
          <table:table-cell table:style-name="ce34" table:formula="of:=MULTIPLE.OPERATIONS([.$J$85];[.$B$13];[.$J204];[.$B$7];[.L$85])" office:value-type="string" office:string-value="" calcext:value-type="error">
            <text:p>#N/D</text:p>
          </table:table-cell>
          <table:table-cell table:style-name="ce34" table:formula="of:=MULTIPLE.OPERATIONS([.$J$85];[.$B$13];[.$J204];[.$B$7];[.M$85])" office:value-type="string" office:string-value="" calcext:value-type="error">
            <text:p>#N/D</text:p>
          </table:table-cell>
          <table:table-cell table:style-name="ce34" table:formula="of:=MULTIPLE.OPERATIONS([.$J$85];[.$B$13];[.$J204];[.$B$7];[.N$85])" office:value-type="string" office:string-value="" calcext:value-type="error">
            <text:p>#N/D</text:p>
          </table:table-cell>
          <table:table-cell table:style-name="ce34" table:formula="of:=MULTIPLE.OPERATIONS([.$J$85];[.$B$13];[.$J204];[.$B$7];[.O$85])" office:value-type="string" office:string-value="" calcext:value-type="error">
            <text:p>#N/D</text:p>
          </table:table-cell>
          <table:table-cell table:style-name="ce34" table:formula="of:=MULTIPLE.OPERATIONS([.$J$85];[.$B$13];[.$J20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4]+1" office:value-type="float" office:value="120" calcext:value-type="float">
            <text:p>120</text:p>
          </table:table-cell>
          <table:table-cell table:style-name="ce34" table:formula="of:=MULTIPLE.OPERATIONS([.G$85];[.$B$12];[.$F205])" office:value-type="float" office:value="16" calcext:value-type="float">
            <text:p>16</text:p>
          </table:table-cell>
          <table:table-cell table:style-name="ce34" table:number-columns-repeated="2"/>
          <table:table-cell table:style-name="ce34" table:formula="of:=[.J204]+512" office:value-type="float" office:value="60928" calcext:value-type="float">
            <text:p>60928</text:p>
          </table:table-cell>
          <table:table-cell table:style-name="ce34" table:formula="of:=MULTIPLE.OPERATIONS([.$J$85];[.$B$13];[.$J205];[.$B$7];[.K$85])" office:value-type="float" office:value="0" calcext:value-type="float">
            <text:p>0</text:p>
          </table:table-cell>
          <table:table-cell table:style-name="ce34" table:formula="of:=MULTIPLE.OPERATIONS([.$J$85];[.$B$13];[.$J205];[.$B$7];[.L$85])" office:value-type="string" office:string-value="" calcext:value-type="error">
            <text:p>#N/D</text:p>
          </table:table-cell>
          <table:table-cell table:style-name="ce34" table:formula="of:=MULTIPLE.OPERATIONS([.$J$85];[.$B$13];[.$J205];[.$B$7];[.M$85])" office:value-type="string" office:string-value="" calcext:value-type="error">
            <text:p>#N/D</text:p>
          </table:table-cell>
          <table:table-cell table:style-name="ce34" table:formula="of:=MULTIPLE.OPERATIONS([.$J$85];[.$B$13];[.$J205];[.$B$7];[.N$85])" office:value-type="string" office:string-value="" calcext:value-type="error">
            <text:p>#N/D</text:p>
          </table:table-cell>
          <table:table-cell table:style-name="ce34" table:formula="of:=MULTIPLE.OPERATIONS([.$J$85];[.$B$13];[.$J205];[.$B$7];[.O$85])" office:value-type="string" office:string-value="" calcext:value-type="error">
            <text:p>#N/D</text:p>
          </table:table-cell>
          <table:table-cell table:style-name="ce34" table:formula="of:=MULTIPLE.OPERATIONS([.$J$85];[.$B$13];[.$J20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5]+1" office:value-type="float" office:value="121" calcext:value-type="float">
            <text:p>121</text:p>
          </table:table-cell>
          <table:table-cell table:style-name="ce34" table:formula="of:=MULTIPLE.OPERATIONS([.G$85];[.$B$12];[.$F206])" office:value-type="float" office:value="16" calcext:value-type="float">
            <text:p>16</text:p>
          </table:table-cell>
          <table:table-cell table:style-name="ce34" table:number-columns-repeated="2"/>
          <table:table-cell table:style-name="ce34" table:formula="of:=[.J205]+512" office:value-type="float" office:value="61440" calcext:value-type="float">
            <text:p>61440</text:p>
          </table:table-cell>
          <table:table-cell table:style-name="ce34" table:formula="of:=MULTIPLE.OPERATIONS([.$J$85];[.$B$13];[.$J206];[.$B$7];[.K$85])" office:value-type="float" office:value="0" calcext:value-type="float">
            <text:p>0</text:p>
          </table:table-cell>
          <table:table-cell table:style-name="ce34" table:formula="of:=MULTIPLE.OPERATIONS([.$J$85];[.$B$13];[.$J206];[.$B$7];[.L$85])" office:value-type="string" office:string-value="" calcext:value-type="error">
            <text:p>#N/D</text:p>
          </table:table-cell>
          <table:table-cell table:style-name="ce34" table:formula="of:=MULTIPLE.OPERATIONS([.$J$85];[.$B$13];[.$J206];[.$B$7];[.M$85])" office:value-type="string" office:string-value="" calcext:value-type="error">
            <text:p>#N/D</text:p>
          </table:table-cell>
          <table:table-cell table:style-name="ce34" table:formula="of:=MULTIPLE.OPERATIONS([.$J$85];[.$B$13];[.$J206];[.$B$7];[.N$85])" office:value-type="string" office:string-value="" calcext:value-type="error">
            <text:p>#N/D</text:p>
          </table:table-cell>
          <table:table-cell table:style-name="ce34" table:formula="of:=MULTIPLE.OPERATIONS([.$J$85];[.$B$13];[.$J206];[.$B$7];[.O$85])" office:value-type="string" office:string-value="" calcext:value-type="error">
            <text:p>#N/D</text:p>
          </table:table-cell>
          <table:table-cell table:style-name="ce34" table:formula="of:=MULTIPLE.OPERATIONS([.$J$85];[.$B$13];[.$J20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6]+1" office:value-type="float" office:value="122" calcext:value-type="float">
            <text:p>122</text:p>
          </table:table-cell>
          <table:table-cell table:style-name="ce34" table:formula="of:=MULTIPLE.OPERATIONS([.G$85];[.$B$12];[.$F207])" office:value-type="float" office:value="16" calcext:value-type="float">
            <text:p>16</text:p>
          </table:table-cell>
          <table:table-cell table:style-name="ce34" table:number-columns-repeated="2"/>
          <table:table-cell table:style-name="ce34" table:formula="of:=[.J206]+512" office:value-type="float" office:value="61952" calcext:value-type="float">
            <text:p>61952</text:p>
          </table:table-cell>
          <table:table-cell table:style-name="ce34" table:formula="of:=MULTIPLE.OPERATIONS([.$J$85];[.$B$13];[.$J207];[.$B$7];[.K$85])" office:value-type="float" office:value="0" calcext:value-type="float">
            <text:p>0</text:p>
          </table:table-cell>
          <table:table-cell table:style-name="ce34" table:formula="of:=MULTIPLE.OPERATIONS([.$J$85];[.$B$13];[.$J207];[.$B$7];[.L$85])" office:value-type="string" office:string-value="" calcext:value-type="error">
            <text:p>#N/D</text:p>
          </table:table-cell>
          <table:table-cell table:style-name="ce34" table:formula="of:=MULTIPLE.OPERATIONS([.$J$85];[.$B$13];[.$J207];[.$B$7];[.M$85])" office:value-type="string" office:string-value="" calcext:value-type="error">
            <text:p>#N/D</text:p>
          </table:table-cell>
          <table:table-cell table:style-name="ce34" table:formula="of:=MULTIPLE.OPERATIONS([.$J$85];[.$B$13];[.$J207];[.$B$7];[.N$85])" office:value-type="string" office:string-value="" calcext:value-type="error">
            <text:p>#N/D</text:p>
          </table:table-cell>
          <table:table-cell table:style-name="ce34" table:formula="of:=MULTIPLE.OPERATIONS([.$J$85];[.$B$13];[.$J207];[.$B$7];[.O$85])" office:value-type="string" office:string-value="" calcext:value-type="error">
            <text:p>#N/D</text:p>
          </table:table-cell>
          <table:table-cell table:style-name="ce34" table:formula="of:=MULTIPLE.OPERATIONS([.$J$85];[.$B$13];[.$J20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7]+1" office:value-type="float" office:value="123" calcext:value-type="float">
            <text:p>123</text:p>
          </table:table-cell>
          <table:table-cell table:style-name="ce34" table:formula="of:=MULTIPLE.OPERATIONS([.G$85];[.$B$12];[.$F208])" office:value-type="float" office:value="16" calcext:value-type="float">
            <text:p>16</text:p>
          </table:table-cell>
          <table:table-cell table:style-name="ce34" table:number-columns-repeated="2"/>
          <table:table-cell table:style-name="ce34" table:formula="of:=[.J207]+512" office:value-type="float" office:value="62464" calcext:value-type="float">
            <text:p>62464</text:p>
          </table:table-cell>
          <table:table-cell table:style-name="ce34" table:formula="of:=MULTIPLE.OPERATIONS([.$J$85];[.$B$13];[.$J208];[.$B$7];[.K$85])" office:value-type="float" office:value="0" calcext:value-type="float">
            <text:p>0</text:p>
          </table:table-cell>
          <table:table-cell table:style-name="ce34" table:formula="of:=MULTIPLE.OPERATIONS([.$J$85];[.$B$13];[.$J208];[.$B$7];[.L$85])" office:value-type="string" office:string-value="" calcext:value-type="error">
            <text:p>#N/D</text:p>
          </table:table-cell>
          <table:table-cell table:style-name="ce34" table:formula="of:=MULTIPLE.OPERATIONS([.$J$85];[.$B$13];[.$J208];[.$B$7];[.M$85])" office:value-type="string" office:string-value="" calcext:value-type="error">
            <text:p>#N/D</text:p>
          </table:table-cell>
          <table:table-cell table:style-name="ce34" table:formula="of:=MULTIPLE.OPERATIONS([.$J$85];[.$B$13];[.$J208];[.$B$7];[.N$85])" office:value-type="string" office:string-value="" calcext:value-type="error">
            <text:p>#N/D</text:p>
          </table:table-cell>
          <table:table-cell table:style-name="ce34" table:formula="of:=MULTIPLE.OPERATIONS([.$J$85];[.$B$13];[.$J208];[.$B$7];[.O$85])" office:value-type="string" office:string-value="" calcext:value-type="error">
            <text:p>#N/D</text:p>
          </table:table-cell>
          <table:table-cell table:style-name="ce34" table:formula="of:=MULTIPLE.OPERATIONS([.$J$85];[.$B$13];[.$J20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8]+1" office:value-type="float" office:value="124" calcext:value-type="float">
            <text:p>124</text:p>
          </table:table-cell>
          <table:table-cell table:style-name="ce34" table:formula="of:=MULTIPLE.OPERATIONS([.G$85];[.$B$12];[.$F209])" office:value-type="float" office:value="16" calcext:value-type="float">
            <text:p>16</text:p>
          </table:table-cell>
          <table:table-cell table:style-name="ce34" table:number-columns-repeated="2"/>
          <table:table-cell table:style-name="ce34" table:formula="of:=[.J208]+512" office:value-type="float" office:value="62976" calcext:value-type="float">
            <text:p>62976</text:p>
          </table:table-cell>
          <table:table-cell table:style-name="ce34" table:formula="of:=MULTIPLE.OPERATIONS([.$J$85];[.$B$13];[.$J209];[.$B$7];[.K$85])" office:value-type="float" office:value="0" calcext:value-type="float">
            <text:p>0</text:p>
          </table:table-cell>
          <table:table-cell table:style-name="ce34" table:formula="of:=MULTIPLE.OPERATIONS([.$J$85];[.$B$13];[.$J209];[.$B$7];[.L$85])" office:value-type="string" office:string-value="" calcext:value-type="error">
            <text:p>#N/D</text:p>
          </table:table-cell>
          <table:table-cell table:style-name="ce34" table:formula="of:=MULTIPLE.OPERATIONS([.$J$85];[.$B$13];[.$J209];[.$B$7];[.M$85])" office:value-type="string" office:string-value="" calcext:value-type="error">
            <text:p>#N/D</text:p>
          </table:table-cell>
          <table:table-cell table:style-name="ce34" table:formula="of:=MULTIPLE.OPERATIONS([.$J$85];[.$B$13];[.$J209];[.$B$7];[.N$85])" office:value-type="string" office:string-value="" calcext:value-type="error">
            <text:p>#N/D</text:p>
          </table:table-cell>
          <table:table-cell table:style-name="ce34" table:formula="of:=MULTIPLE.OPERATIONS([.$J$85];[.$B$13];[.$J209];[.$B$7];[.O$85])" office:value-type="string" office:string-value="" calcext:value-type="error">
            <text:p>#N/D</text:p>
          </table:table-cell>
          <table:table-cell table:style-name="ce34" table:formula="of:=MULTIPLE.OPERATIONS([.$J$85];[.$B$13];[.$J20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09]+1" office:value-type="float" office:value="125" calcext:value-type="float">
            <text:p>125</text:p>
          </table:table-cell>
          <table:table-cell table:style-name="ce34" table:formula="of:=MULTIPLE.OPERATIONS([.G$85];[.$B$12];[.$F210])" office:value-type="float" office:value="16" calcext:value-type="float">
            <text:p>16</text:p>
          </table:table-cell>
          <table:table-cell table:style-name="ce34" table:number-columns-repeated="2"/>
          <table:table-cell table:style-name="ce34" table:formula="of:=[.J209]+512" office:value-type="float" office:value="63488" calcext:value-type="float">
            <text:p>63488</text:p>
          </table:table-cell>
          <table:table-cell table:style-name="ce34" table:formula="of:=MULTIPLE.OPERATIONS([.$J$85];[.$B$13];[.$J210];[.$B$7];[.K$85])" office:value-type="float" office:value="0" calcext:value-type="float">
            <text:p>0</text:p>
          </table:table-cell>
          <table:table-cell table:style-name="ce34" table:formula="of:=MULTIPLE.OPERATIONS([.$J$85];[.$B$13];[.$J210];[.$B$7];[.L$85])" office:value-type="string" office:string-value="" calcext:value-type="error">
            <text:p>#N/D</text:p>
          </table:table-cell>
          <table:table-cell table:style-name="ce34" table:formula="of:=MULTIPLE.OPERATIONS([.$J$85];[.$B$13];[.$J210];[.$B$7];[.M$85])" office:value-type="string" office:string-value="" calcext:value-type="error">
            <text:p>#N/D</text:p>
          </table:table-cell>
          <table:table-cell table:style-name="ce34" table:formula="of:=MULTIPLE.OPERATIONS([.$J$85];[.$B$13];[.$J210];[.$B$7];[.N$85])" office:value-type="string" office:string-value="" calcext:value-type="error">
            <text:p>#N/D</text:p>
          </table:table-cell>
          <table:table-cell table:style-name="ce34" table:formula="of:=MULTIPLE.OPERATIONS([.$J$85];[.$B$13];[.$J210];[.$B$7];[.O$85])" office:value-type="string" office:string-value="" calcext:value-type="error">
            <text:p>#N/D</text:p>
          </table:table-cell>
          <table:table-cell table:style-name="ce34" table:formula="of:=MULTIPLE.OPERATIONS([.$J$85];[.$B$13];[.$J21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0]+1" office:value-type="float" office:value="126" calcext:value-type="float">
            <text:p>126</text:p>
          </table:table-cell>
          <table:table-cell table:style-name="ce34" table:formula="of:=MULTIPLE.OPERATIONS([.G$85];[.$B$12];[.$F211])" office:value-type="float" office:value="16" calcext:value-type="float">
            <text:p>16</text:p>
          </table:table-cell>
          <table:table-cell table:style-name="ce34" table:number-columns-repeated="2"/>
          <table:table-cell table:style-name="ce34" table:formula="of:=[.J210]+512" office:value-type="float" office:value="64000" calcext:value-type="float">
            <text:p>64000</text:p>
          </table:table-cell>
          <table:table-cell table:style-name="ce34" table:formula="of:=MULTIPLE.OPERATIONS([.$J$85];[.$B$13];[.$J211];[.$B$7];[.K$85])" office:value-type="float" office:value="0" calcext:value-type="float">
            <text:p>0</text:p>
          </table:table-cell>
          <table:table-cell table:style-name="ce34" table:formula="of:=MULTIPLE.OPERATIONS([.$J$85];[.$B$13];[.$J211];[.$B$7];[.L$85])" office:value-type="string" office:string-value="" calcext:value-type="error">
            <text:p>#N/D</text:p>
          </table:table-cell>
          <table:table-cell table:style-name="ce34" table:formula="of:=MULTIPLE.OPERATIONS([.$J$85];[.$B$13];[.$J211];[.$B$7];[.M$85])" office:value-type="string" office:string-value="" calcext:value-type="error">
            <text:p>#N/D</text:p>
          </table:table-cell>
          <table:table-cell table:style-name="ce34" table:formula="of:=MULTIPLE.OPERATIONS([.$J$85];[.$B$13];[.$J211];[.$B$7];[.N$85])" office:value-type="string" office:string-value="" calcext:value-type="error">
            <text:p>#N/D</text:p>
          </table:table-cell>
          <table:table-cell table:style-name="ce34" table:formula="of:=MULTIPLE.OPERATIONS([.$J$85];[.$B$13];[.$J211];[.$B$7];[.O$85])" office:value-type="string" office:string-value="" calcext:value-type="error">
            <text:p>#N/D</text:p>
          </table:table-cell>
          <table:table-cell table:style-name="ce34" table:formula="of:=MULTIPLE.OPERATIONS([.$J$85];[.$B$13];[.$J21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1]+1" office:value-type="float" office:value="127" calcext:value-type="float">
            <text:p>127</text:p>
          </table:table-cell>
          <table:table-cell table:style-name="ce34" table:formula="of:=MULTIPLE.OPERATIONS([.G$85];[.$B$12];[.$F212])" office:value-type="float" office:value="16" calcext:value-type="float">
            <text:p>16</text:p>
          </table:table-cell>
          <table:table-cell table:style-name="ce34" table:number-columns-repeated="2"/>
          <table:table-cell table:style-name="ce34" table:formula="of:=[.J211]+512" office:value-type="float" office:value="64512" calcext:value-type="float">
            <text:p>64512</text:p>
          </table:table-cell>
          <table:table-cell table:style-name="ce34" table:formula="of:=MULTIPLE.OPERATIONS([.$J$85];[.$B$13];[.$J212];[.$B$7];[.K$85])" office:value-type="float" office:value="0" calcext:value-type="float">
            <text:p>0</text:p>
          </table:table-cell>
          <table:table-cell table:style-name="ce34" table:formula="of:=MULTIPLE.OPERATIONS([.$J$85];[.$B$13];[.$J212];[.$B$7];[.L$85])" office:value-type="string" office:string-value="" calcext:value-type="error">
            <text:p>#N/D</text:p>
          </table:table-cell>
          <table:table-cell table:style-name="ce34" table:formula="of:=MULTIPLE.OPERATIONS([.$J$85];[.$B$13];[.$J212];[.$B$7];[.M$85])" office:value-type="string" office:string-value="" calcext:value-type="error">
            <text:p>#N/D</text:p>
          </table:table-cell>
          <table:table-cell table:style-name="ce34" table:formula="of:=MULTIPLE.OPERATIONS([.$J$85];[.$B$13];[.$J212];[.$B$7];[.N$85])" office:value-type="string" office:string-value="" calcext:value-type="error">
            <text:p>#N/D</text:p>
          </table:table-cell>
          <table:table-cell table:style-name="ce34" table:formula="of:=MULTIPLE.OPERATIONS([.$J$85];[.$B$13];[.$J212];[.$B$7];[.O$85])" office:value-type="string" office:string-value="" calcext:value-type="error">
            <text:p>#N/D</text:p>
          </table:table-cell>
          <table:table-cell table:style-name="ce34" table:formula="of:=MULTIPLE.OPERATIONS([.$J$85];[.$B$13];[.$J21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2]+1" office:value-type="float" office:value="128" calcext:value-type="float">
            <text:p>128</text:p>
          </table:table-cell>
          <table:table-cell table:style-name="ce34" table:formula="of:=MULTIPLE.OPERATIONS([.G$85];[.$B$12];[.$F213])" office:value-type="float" office:value="16" calcext:value-type="float">
            <text:p>16</text:p>
          </table:table-cell>
          <table:table-cell table:style-name="ce34" table:number-columns-repeated="2"/>
          <table:table-cell table:style-name="ce34" table:formula="of:=[.J212]+512" office:value-type="float" office:value="65024" calcext:value-type="float">
            <text:p>65024</text:p>
          </table:table-cell>
          <table:table-cell table:style-name="ce34" table:formula="of:=MULTIPLE.OPERATIONS([.$J$85];[.$B$13];[.$J213];[.$B$7];[.K$85])" office:value-type="float" office:value="0" calcext:value-type="float">
            <text:p>0</text:p>
          </table:table-cell>
          <table:table-cell table:style-name="ce34" table:formula="of:=MULTIPLE.OPERATIONS([.$J$85];[.$B$13];[.$J213];[.$B$7];[.L$85])" office:value-type="string" office:string-value="" calcext:value-type="error">
            <text:p>#N/D</text:p>
          </table:table-cell>
          <table:table-cell table:style-name="ce34" table:formula="of:=MULTIPLE.OPERATIONS([.$J$85];[.$B$13];[.$J213];[.$B$7];[.M$85])" office:value-type="string" office:string-value="" calcext:value-type="error">
            <text:p>#N/D</text:p>
          </table:table-cell>
          <table:table-cell table:style-name="ce34" table:formula="of:=MULTIPLE.OPERATIONS([.$J$85];[.$B$13];[.$J213];[.$B$7];[.N$85])" office:value-type="string" office:string-value="" calcext:value-type="error">
            <text:p>#N/D</text:p>
          </table:table-cell>
          <table:table-cell table:style-name="ce34" table:formula="of:=MULTIPLE.OPERATIONS([.$J$85];[.$B$13];[.$J213];[.$B$7];[.O$85])" office:value-type="string" office:string-value="" calcext:value-type="error">
            <text:p>#N/D</text:p>
          </table:table-cell>
          <table:table-cell table:style-name="ce34" table:formula="of:=MULTIPLE.OPERATIONS([.$J$85];[.$B$13];[.$J21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3]+1" office:value-type="float" office:value="129" calcext:value-type="float">
            <text:p>129</text:p>
          </table:table-cell>
          <table:table-cell table:style-name="ce34" table:formula="of:=MULTIPLE.OPERATIONS([.G$85];[.$B$12];[.$F214])" office:value-type="float" office:value="8" calcext:value-type="float">
            <text:p>8</text:p>
          </table:table-cell>
          <table:table-cell table:style-name="ce34" table:number-columns-repeated="2"/>
          <table:table-cell table:style-name="ce34" table:formula="of:=[.J213]+512" office:value-type="float" office:value="65536" calcext:value-type="float">
            <text:p>65536</text:p>
          </table:table-cell>
          <table:table-cell table:style-name="ce34" table:formula="of:=MULTIPLE.OPERATIONS([.$J$85];[.$B$13];[.$J214];[.$B$7];[.K$85])" office:value-type="float" office:value="0" calcext:value-type="float">
            <text:p>0</text:p>
          </table:table-cell>
          <table:table-cell table:style-name="ce34" table:formula="of:=MULTIPLE.OPERATIONS([.$J$85];[.$B$13];[.$J214];[.$B$7];[.L$85])" office:value-type="string" office:string-value="" calcext:value-type="error">
            <text:p>#N/D</text:p>
          </table:table-cell>
          <table:table-cell table:style-name="ce34" table:formula="of:=MULTIPLE.OPERATIONS([.$J$85];[.$B$13];[.$J214];[.$B$7];[.M$85])" office:value-type="string" office:string-value="" calcext:value-type="error">
            <text:p>#N/D</text:p>
          </table:table-cell>
          <table:table-cell table:style-name="ce34" table:formula="of:=MULTIPLE.OPERATIONS([.$J$85];[.$B$13];[.$J214];[.$B$7];[.N$85])" office:value-type="string" office:string-value="" calcext:value-type="error">
            <text:p>#N/D</text:p>
          </table:table-cell>
          <table:table-cell table:style-name="ce34" table:formula="of:=MULTIPLE.OPERATIONS([.$J$85];[.$B$13];[.$J214];[.$B$7];[.O$85])" office:value-type="string" office:string-value="" calcext:value-type="error">
            <text:p>#N/D</text:p>
          </table:table-cell>
          <table:table-cell table:style-name="ce34" table:formula="of:=MULTIPLE.OPERATIONS([.$J$85];[.$B$13];[.$J21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4]+1" office:value-type="float" office:value="130" calcext:value-type="float">
            <text:p>130</text:p>
          </table:table-cell>
          <table:table-cell table:style-name="ce34" table:formula="of:=MULTIPLE.OPERATIONS([.G$85];[.$B$12];[.$F215])" office:value-type="float" office:value="8" calcext:value-type="float">
            <text:p>8</text:p>
          </table:table-cell>
          <table:table-cell table:style-name="ce34" table:number-columns-repeated="2"/>
          <table:table-cell table:style-name="ce34" table:formula="of:=[.J214]+512" office:value-type="float" office:value="66048" calcext:value-type="float">
            <text:p>66048</text:p>
          </table:table-cell>
          <table:table-cell table:style-name="ce34" table:formula="of:=MULTIPLE.OPERATIONS([.$J$85];[.$B$13];[.$J215];[.$B$7];[.K$85])" office:value-type="float" office:value="0" calcext:value-type="float">
            <text:p>0</text:p>
          </table:table-cell>
          <table:table-cell table:style-name="ce34" table:formula="of:=MULTIPLE.OPERATIONS([.$J$85];[.$B$13];[.$J215];[.$B$7];[.L$85])" office:value-type="string" office:string-value="" calcext:value-type="error">
            <text:p>#N/D</text:p>
          </table:table-cell>
          <table:table-cell table:style-name="ce34" table:formula="of:=MULTIPLE.OPERATIONS([.$J$85];[.$B$13];[.$J215];[.$B$7];[.M$85])" office:value-type="string" office:string-value="" calcext:value-type="error">
            <text:p>#N/D</text:p>
          </table:table-cell>
          <table:table-cell table:style-name="ce34" table:formula="of:=MULTIPLE.OPERATIONS([.$J$85];[.$B$13];[.$J215];[.$B$7];[.N$85])" office:value-type="string" office:string-value="" calcext:value-type="error">
            <text:p>#N/D</text:p>
          </table:table-cell>
          <table:table-cell table:style-name="ce34" table:formula="of:=MULTIPLE.OPERATIONS([.$J$85];[.$B$13];[.$J215];[.$B$7];[.O$85])" office:value-type="string" office:string-value="" calcext:value-type="error">
            <text:p>#N/D</text:p>
          </table:table-cell>
          <table:table-cell table:style-name="ce34" table:formula="of:=MULTIPLE.OPERATIONS([.$J$85];[.$B$13];[.$J21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5]+1" office:value-type="float" office:value="131" calcext:value-type="float">
            <text:p>131</text:p>
          </table:table-cell>
          <table:table-cell table:style-name="ce34" table:formula="of:=MULTIPLE.OPERATIONS([.G$85];[.$B$12];[.$F216])" office:value-type="float" office:value="8" calcext:value-type="float">
            <text:p>8</text:p>
          </table:table-cell>
          <table:table-cell table:style-name="ce34" table:number-columns-repeated="2"/>
          <table:table-cell table:style-name="ce34" table:formula="of:=[.J215]+512" office:value-type="float" office:value="66560" calcext:value-type="float">
            <text:p>66560</text:p>
          </table:table-cell>
          <table:table-cell table:style-name="ce34" table:formula="of:=MULTIPLE.OPERATIONS([.$J$85];[.$B$13];[.$J216];[.$B$7];[.K$85])" office:value-type="float" office:value="0" calcext:value-type="float">
            <text:p>0</text:p>
          </table:table-cell>
          <table:table-cell table:style-name="ce34" table:formula="of:=MULTIPLE.OPERATIONS([.$J$85];[.$B$13];[.$J216];[.$B$7];[.L$85])" office:value-type="string" office:string-value="" calcext:value-type="error">
            <text:p>#N/D</text:p>
          </table:table-cell>
          <table:table-cell table:style-name="ce34" table:formula="of:=MULTIPLE.OPERATIONS([.$J$85];[.$B$13];[.$J216];[.$B$7];[.M$85])" office:value-type="string" office:string-value="" calcext:value-type="error">
            <text:p>#N/D</text:p>
          </table:table-cell>
          <table:table-cell table:style-name="ce34" table:formula="of:=MULTIPLE.OPERATIONS([.$J$85];[.$B$13];[.$J216];[.$B$7];[.N$85])" office:value-type="string" office:string-value="" calcext:value-type="error">
            <text:p>#N/D</text:p>
          </table:table-cell>
          <table:table-cell table:style-name="ce34" table:formula="of:=MULTIPLE.OPERATIONS([.$J$85];[.$B$13];[.$J216];[.$B$7];[.O$85])" office:value-type="string" office:string-value="" calcext:value-type="error">
            <text:p>#N/D</text:p>
          </table:table-cell>
          <table:table-cell table:style-name="ce34" table:formula="of:=MULTIPLE.OPERATIONS([.$J$85];[.$B$13];[.$J21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6]+1" office:value-type="float" office:value="132" calcext:value-type="float">
            <text:p>132</text:p>
          </table:table-cell>
          <table:table-cell table:style-name="ce34" table:formula="of:=MULTIPLE.OPERATIONS([.G$85];[.$B$12];[.$F217])" office:value-type="float" office:value="8" calcext:value-type="float">
            <text:p>8</text:p>
          </table:table-cell>
          <table:table-cell table:style-name="ce34" table:number-columns-repeated="2"/>
          <table:table-cell table:style-name="ce34" table:formula="of:=[.J216]+512" office:value-type="float" office:value="67072" calcext:value-type="float">
            <text:p>67072</text:p>
          </table:table-cell>
          <table:table-cell table:style-name="ce34" table:formula="of:=MULTIPLE.OPERATIONS([.$J$85];[.$B$13];[.$J217];[.$B$7];[.K$85])" office:value-type="float" office:value="0" calcext:value-type="float">
            <text:p>0</text:p>
          </table:table-cell>
          <table:table-cell table:style-name="ce34" table:formula="of:=MULTIPLE.OPERATIONS([.$J$85];[.$B$13];[.$J217];[.$B$7];[.L$85])" office:value-type="string" office:string-value="" calcext:value-type="error">
            <text:p>#N/D</text:p>
          </table:table-cell>
          <table:table-cell table:style-name="ce34" table:formula="of:=MULTIPLE.OPERATIONS([.$J$85];[.$B$13];[.$J217];[.$B$7];[.M$85])" office:value-type="string" office:string-value="" calcext:value-type="error">
            <text:p>#N/D</text:p>
          </table:table-cell>
          <table:table-cell table:style-name="ce34" table:formula="of:=MULTIPLE.OPERATIONS([.$J$85];[.$B$13];[.$J217];[.$B$7];[.N$85])" office:value-type="string" office:string-value="" calcext:value-type="error">
            <text:p>#N/D</text:p>
          </table:table-cell>
          <table:table-cell table:style-name="ce34" table:formula="of:=MULTIPLE.OPERATIONS([.$J$85];[.$B$13];[.$J217];[.$B$7];[.O$85])" office:value-type="string" office:string-value="" calcext:value-type="error">
            <text:p>#N/D</text:p>
          </table:table-cell>
          <table:table-cell table:style-name="ce34" table:formula="of:=MULTIPLE.OPERATIONS([.$J$85];[.$B$13];[.$J21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7]+1" office:value-type="float" office:value="133" calcext:value-type="float">
            <text:p>133</text:p>
          </table:table-cell>
          <table:table-cell table:style-name="ce34" table:formula="of:=MULTIPLE.OPERATIONS([.G$85];[.$B$12];[.$F218])" office:value-type="float" office:value="8" calcext:value-type="float">
            <text:p>8</text:p>
          </table:table-cell>
          <table:table-cell table:style-name="ce34" table:number-columns-repeated="2"/>
          <table:table-cell table:style-name="ce34" table:formula="of:=[.J217]+512" office:value-type="float" office:value="67584" calcext:value-type="float">
            <text:p>67584</text:p>
          </table:table-cell>
          <table:table-cell table:style-name="ce34" table:formula="of:=MULTIPLE.OPERATIONS([.$J$85];[.$B$13];[.$J218];[.$B$7];[.K$85])" office:value-type="float" office:value="0" calcext:value-type="float">
            <text:p>0</text:p>
          </table:table-cell>
          <table:table-cell table:style-name="ce34" table:formula="of:=MULTIPLE.OPERATIONS([.$J$85];[.$B$13];[.$J218];[.$B$7];[.L$85])" office:value-type="string" office:string-value="" calcext:value-type="error">
            <text:p>#N/D</text:p>
          </table:table-cell>
          <table:table-cell table:style-name="ce34" table:formula="of:=MULTIPLE.OPERATIONS([.$J$85];[.$B$13];[.$J218];[.$B$7];[.M$85])" office:value-type="string" office:string-value="" calcext:value-type="error">
            <text:p>#N/D</text:p>
          </table:table-cell>
          <table:table-cell table:style-name="ce34" table:formula="of:=MULTIPLE.OPERATIONS([.$J$85];[.$B$13];[.$J218];[.$B$7];[.N$85])" office:value-type="string" office:string-value="" calcext:value-type="error">
            <text:p>#N/D</text:p>
          </table:table-cell>
          <table:table-cell table:style-name="ce34" table:formula="of:=MULTIPLE.OPERATIONS([.$J$85];[.$B$13];[.$J218];[.$B$7];[.O$85])" office:value-type="string" office:string-value="" calcext:value-type="error">
            <text:p>#N/D</text:p>
          </table:table-cell>
          <table:table-cell table:style-name="ce34" table:formula="of:=MULTIPLE.OPERATIONS([.$J$85];[.$B$13];[.$J21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8]+1" office:value-type="float" office:value="134" calcext:value-type="float">
            <text:p>134</text:p>
          </table:table-cell>
          <table:table-cell table:style-name="ce34" table:formula="of:=MULTIPLE.OPERATIONS([.G$85];[.$B$12];[.$F219])" office:value-type="float" office:value="8" calcext:value-type="float">
            <text:p>8</text:p>
          </table:table-cell>
          <table:table-cell table:style-name="ce34" table:number-columns-repeated="2"/>
          <table:table-cell table:style-name="ce34" table:formula="of:=[.J218]+512" office:value-type="float" office:value="68096" calcext:value-type="float">
            <text:p>68096</text:p>
          </table:table-cell>
          <table:table-cell table:style-name="ce34" table:formula="of:=MULTIPLE.OPERATIONS([.$J$85];[.$B$13];[.$J219];[.$B$7];[.K$85])" office:value-type="float" office:value="0" calcext:value-type="float">
            <text:p>0</text:p>
          </table:table-cell>
          <table:table-cell table:style-name="ce34" table:formula="of:=MULTIPLE.OPERATIONS([.$J$85];[.$B$13];[.$J219];[.$B$7];[.L$85])" office:value-type="string" office:string-value="" calcext:value-type="error">
            <text:p>#N/D</text:p>
          </table:table-cell>
          <table:table-cell table:style-name="ce34" table:formula="of:=MULTIPLE.OPERATIONS([.$J$85];[.$B$13];[.$J219];[.$B$7];[.M$85])" office:value-type="string" office:string-value="" calcext:value-type="error">
            <text:p>#N/D</text:p>
          </table:table-cell>
          <table:table-cell table:style-name="ce34" table:formula="of:=MULTIPLE.OPERATIONS([.$J$85];[.$B$13];[.$J219];[.$B$7];[.N$85])" office:value-type="string" office:string-value="" calcext:value-type="error">
            <text:p>#N/D</text:p>
          </table:table-cell>
          <table:table-cell table:style-name="ce34" table:formula="of:=MULTIPLE.OPERATIONS([.$J$85];[.$B$13];[.$J219];[.$B$7];[.O$85])" office:value-type="string" office:string-value="" calcext:value-type="error">
            <text:p>#N/D</text:p>
          </table:table-cell>
          <table:table-cell table:style-name="ce34" table:formula="of:=MULTIPLE.OPERATIONS([.$J$85];[.$B$13];[.$J21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19]+1" office:value-type="float" office:value="135" calcext:value-type="float">
            <text:p>135</text:p>
          </table:table-cell>
          <table:table-cell table:style-name="ce34" table:formula="of:=MULTIPLE.OPERATIONS([.G$85];[.$B$12];[.$F220])" office:value-type="float" office:value="8" calcext:value-type="float">
            <text:p>8</text:p>
          </table:table-cell>
          <table:table-cell table:style-name="ce34" table:number-columns-repeated="2"/>
          <table:table-cell table:style-name="ce34" table:formula="of:=[.J219]+512" office:value-type="float" office:value="68608" calcext:value-type="float">
            <text:p>68608</text:p>
          </table:table-cell>
          <table:table-cell table:style-name="ce34" table:formula="of:=MULTIPLE.OPERATIONS([.$J$85];[.$B$13];[.$J220];[.$B$7];[.K$85])" office:value-type="float" office:value="0" calcext:value-type="float">
            <text:p>0</text:p>
          </table:table-cell>
          <table:table-cell table:style-name="ce34" table:formula="of:=MULTIPLE.OPERATIONS([.$J$85];[.$B$13];[.$J220];[.$B$7];[.L$85])" office:value-type="string" office:string-value="" calcext:value-type="error">
            <text:p>#N/D</text:p>
          </table:table-cell>
          <table:table-cell table:style-name="ce34" table:formula="of:=MULTIPLE.OPERATIONS([.$J$85];[.$B$13];[.$J220];[.$B$7];[.M$85])" office:value-type="string" office:string-value="" calcext:value-type="error">
            <text:p>#N/D</text:p>
          </table:table-cell>
          <table:table-cell table:style-name="ce34" table:formula="of:=MULTIPLE.OPERATIONS([.$J$85];[.$B$13];[.$J220];[.$B$7];[.N$85])" office:value-type="string" office:string-value="" calcext:value-type="error">
            <text:p>#N/D</text:p>
          </table:table-cell>
          <table:table-cell table:style-name="ce34" table:formula="of:=MULTIPLE.OPERATIONS([.$J$85];[.$B$13];[.$J220];[.$B$7];[.O$85])" office:value-type="string" office:string-value="" calcext:value-type="error">
            <text:p>#N/D</text:p>
          </table:table-cell>
          <table:table-cell table:style-name="ce34" table:formula="of:=MULTIPLE.OPERATIONS([.$J$85];[.$B$13];[.$J22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0]+1" office:value-type="float" office:value="136" calcext:value-type="float">
            <text:p>136</text:p>
          </table:table-cell>
          <table:table-cell table:style-name="ce34" table:formula="of:=MULTIPLE.OPERATIONS([.G$85];[.$B$12];[.$F221])" office:value-type="float" office:value="8" calcext:value-type="float">
            <text:p>8</text:p>
          </table:table-cell>
          <table:table-cell table:style-name="ce34" table:number-columns-repeated="2"/>
          <table:table-cell table:style-name="ce34" table:formula="of:=[.J220]+512" office:value-type="float" office:value="69120" calcext:value-type="float">
            <text:p>69120</text:p>
          </table:table-cell>
          <table:table-cell table:style-name="ce34" table:formula="of:=MULTIPLE.OPERATIONS([.$J$85];[.$B$13];[.$J221];[.$B$7];[.K$85])" office:value-type="float" office:value="0" calcext:value-type="float">
            <text:p>0</text:p>
          </table:table-cell>
          <table:table-cell table:style-name="ce34" table:formula="of:=MULTIPLE.OPERATIONS([.$J$85];[.$B$13];[.$J221];[.$B$7];[.L$85])" office:value-type="string" office:string-value="" calcext:value-type="error">
            <text:p>#N/D</text:p>
          </table:table-cell>
          <table:table-cell table:style-name="ce34" table:formula="of:=MULTIPLE.OPERATIONS([.$J$85];[.$B$13];[.$J221];[.$B$7];[.M$85])" office:value-type="string" office:string-value="" calcext:value-type="error">
            <text:p>#N/D</text:p>
          </table:table-cell>
          <table:table-cell table:style-name="ce34" table:formula="of:=MULTIPLE.OPERATIONS([.$J$85];[.$B$13];[.$J221];[.$B$7];[.N$85])" office:value-type="string" office:string-value="" calcext:value-type="error">
            <text:p>#N/D</text:p>
          </table:table-cell>
          <table:table-cell table:style-name="ce34" table:formula="of:=MULTIPLE.OPERATIONS([.$J$85];[.$B$13];[.$J221];[.$B$7];[.O$85])" office:value-type="string" office:string-value="" calcext:value-type="error">
            <text:p>#N/D</text:p>
          </table:table-cell>
          <table:table-cell table:style-name="ce34" table:formula="of:=MULTIPLE.OPERATIONS([.$J$85];[.$B$13];[.$J22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1]+1" office:value-type="float" office:value="137" calcext:value-type="float">
            <text:p>137</text:p>
          </table:table-cell>
          <table:table-cell table:style-name="ce34" table:formula="of:=MULTIPLE.OPERATIONS([.G$85];[.$B$12];[.$F222])" office:value-type="float" office:value="8" calcext:value-type="float">
            <text:p>8</text:p>
          </table:table-cell>
          <table:table-cell table:style-name="ce34" table:number-columns-repeated="2"/>
          <table:table-cell table:style-name="ce34" table:formula="of:=[.J221]+512" office:value-type="float" office:value="69632" calcext:value-type="float">
            <text:p>69632</text:p>
          </table:table-cell>
          <table:table-cell table:style-name="ce34" table:formula="of:=MULTIPLE.OPERATIONS([.$J$85];[.$B$13];[.$J222];[.$B$7];[.K$85])" office:value-type="float" office:value="0" calcext:value-type="float">
            <text:p>0</text:p>
          </table:table-cell>
          <table:table-cell table:style-name="ce34" table:formula="of:=MULTIPLE.OPERATIONS([.$J$85];[.$B$13];[.$J222];[.$B$7];[.L$85])" office:value-type="string" office:string-value="" calcext:value-type="error">
            <text:p>#N/D</text:p>
          </table:table-cell>
          <table:table-cell table:style-name="ce34" table:formula="of:=MULTIPLE.OPERATIONS([.$J$85];[.$B$13];[.$J222];[.$B$7];[.M$85])" office:value-type="string" office:string-value="" calcext:value-type="error">
            <text:p>#N/D</text:p>
          </table:table-cell>
          <table:table-cell table:style-name="ce34" table:formula="of:=MULTIPLE.OPERATIONS([.$J$85];[.$B$13];[.$J222];[.$B$7];[.N$85])" office:value-type="string" office:string-value="" calcext:value-type="error">
            <text:p>#N/D</text:p>
          </table:table-cell>
          <table:table-cell table:style-name="ce34" table:formula="of:=MULTIPLE.OPERATIONS([.$J$85];[.$B$13];[.$J222];[.$B$7];[.O$85])" office:value-type="string" office:string-value="" calcext:value-type="error">
            <text:p>#N/D</text:p>
          </table:table-cell>
          <table:table-cell table:style-name="ce34" table:formula="of:=MULTIPLE.OPERATIONS([.$J$85];[.$B$13];[.$J22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2]+1" office:value-type="float" office:value="138" calcext:value-type="float">
            <text:p>138</text:p>
          </table:table-cell>
          <table:table-cell table:style-name="ce34" table:formula="of:=MULTIPLE.OPERATIONS([.G$85];[.$B$12];[.$F223])" office:value-type="float" office:value="8" calcext:value-type="float">
            <text:p>8</text:p>
          </table:table-cell>
          <table:table-cell table:style-name="ce34" table:number-columns-repeated="2"/>
          <table:table-cell table:style-name="ce34" table:formula="of:=[.J222]+512" office:value-type="float" office:value="70144" calcext:value-type="float">
            <text:p>70144</text:p>
          </table:table-cell>
          <table:table-cell table:style-name="ce34" table:formula="of:=MULTIPLE.OPERATIONS([.$J$85];[.$B$13];[.$J223];[.$B$7];[.K$85])" office:value-type="float" office:value="0" calcext:value-type="float">
            <text:p>0</text:p>
          </table:table-cell>
          <table:table-cell table:style-name="ce34" table:formula="of:=MULTIPLE.OPERATIONS([.$J$85];[.$B$13];[.$J223];[.$B$7];[.L$85])" office:value-type="string" office:string-value="" calcext:value-type="error">
            <text:p>#N/D</text:p>
          </table:table-cell>
          <table:table-cell table:style-name="ce34" table:formula="of:=MULTIPLE.OPERATIONS([.$J$85];[.$B$13];[.$J223];[.$B$7];[.M$85])" office:value-type="string" office:string-value="" calcext:value-type="error">
            <text:p>#N/D</text:p>
          </table:table-cell>
          <table:table-cell table:style-name="ce34" table:formula="of:=MULTIPLE.OPERATIONS([.$J$85];[.$B$13];[.$J223];[.$B$7];[.N$85])" office:value-type="string" office:string-value="" calcext:value-type="error">
            <text:p>#N/D</text:p>
          </table:table-cell>
          <table:table-cell table:style-name="ce34" table:formula="of:=MULTIPLE.OPERATIONS([.$J$85];[.$B$13];[.$J223];[.$B$7];[.O$85])" office:value-type="string" office:string-value="" calcext:value-type="error">
            <text:p>#N/D</text:p>
          </table:table-cell>
          <table:table-cell table:style-name="ce34" table:formula="of:=MULTIPLE.OPERATIONS([.$J$85];[.$B$13];[.$J22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3]+1" office:value-type="float" office:value="139" calcext:value-type="float">
            <text:p>139</text:p>
          </table:table-cell>
          <table:table-cell table:style-name="ce34" table:formula="of:=MULTIPLE.OPERATIONS([.G$85];[.$B$12];[.$F224])" office:value-type="float" office:value="8" calcext:value-type="float">
            <text:p>8</text:p>
          </table:table-cell>
          <table:table-cell table:style-name="ce34" table:number-columns-repeated="2"/>
          <table:table-cell table:style-name="ce34" table:formula="of:=[.J223]+512" office:value-type="float" office:value="70656" calcext:value-type="float">
            <text:p>70656</text:p>
          </table:table-cell>
          <table:table-cell table:style-name="ce34" table:formula="of:=MULTIPLE.OPERATIONS([.$J$85];[.$B$13];[.$J224];[.$B$7];[.K$85])" office:value-type="float" office:value="0" calcext:value-type="float">
            <text:p>0</text:p>
          </table:table-cell>
          <table:table-cell table:style-name="ce34" table:formula="of:=MULTIPLE.OPERATIONS([.$J$85];[.$B$13];[.$J224];[.$B$7];[.L$85])" office:value-type="string" office:string-value="" calcext:value-type="error">
            <text:p>#N/D</text:p>
          </table:table-cell>
          <table:table-cell table:style-name="ce34" table:formula="of:=MULTIPLE.OPERATIONS([.$J$85];[.$B$13];[.$J224];[.$B$7];[.M$85])" office:value-type="string" office:string-value="" calcext:value-type="error">
            <text:p>#N/D</text:p>
          </table:table-cell>
          <table:table-cell table:style-name="ce34" table:formula="of:=MULTIPLE.OPERATIONS([.$J$85];[.$B$13];[.$J224];[.$B$7];[.N$85])" office:value-type="string" office:string-value="" calcext:value-type="error">
            <text:p>#N/D</text:p>
          </table:table-cell>
          <table:table-cell table:style-name="ce34" table:formula="of:=MULTIPLE.OPERATIONS([.$J$85];[.$B$13];[.$J224];[.$B$7];[.O$85])" office:value-type="string" office:string-value="" calcext:value-type="error">
            <text:p>#N/D</text:p>
          </table:table-cell>
          <table:table-cell table:style-name="ce34" table:formula="of:=MULTIPLE.OPERATIONS([.$J$85];[.$B$13];[.$J22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4]+1" office:value-type="float" office:value="140" calcext:value-type="float">
            <text:p>140</text:p>
          </table:table-cell>
          <table:table-cell table:style-name="ce34" table:formula="of:=MULTIPLE.OPERATIONS([.G$85];[.$B$12];[.$F225])" office:value-type="float" office:value="8" calcext:value-type="float">
            <text:p>8</text:p>
          </table:table-cell>
          <table:table-cell table:style-name="ce34" table:number-columns-repeated="2"/>
          <table:table-cell table:style-name="ce34" table:formula="of:=[.J224]+512" office:value-type="float" office:value="71168" calcext:value-type="float">
            <text:p>71168</text:p>
          </table:table-cell>
          <table:table-cell table:style-name="ce34" table:formula="of:=MULTIPLE.OPERATIONS([.$J$85];[.$B$13];[.$J225];[.$B$7];[.K$85])" office:value-type="float" office:value="0" calcext:value-type="float">
            <text:p>0</text:p>
          </table:table-cell>
          <table:table-cell table:style-name="ce34" table:formula="of:=MULTIPLE.OPERATIONS([.$J$85];[.$B$13];[.$J225];[.$B$7];[.L$85])" office:value-type="string" office:string-value="" calcext:value-type="error">
            <text:p>#N/D</text:p>
          </table:table-cell>
          <table:table-cell table:style-name="ce34" table:formula="of:=MULTIPLE.OPERATIONS([.$J$85];[.$B$13];[.$J225];[.$B$7];[.M$85])" office:value-type="string" office:string-value="" calcext:value-type="error">
            <text:p>#N/D</text:p>
          </table:table-cell>
          <table:table-cell table:style-name="ce34" table:formula="of:=MULTIPLE.OPERATIONS([.$J$85];[.$B$13];[.$J225];[.$B$7];[.N$85])" office:value-type="string" office:string-value="" calcext:value-type="error">
            <text:p>#N/D</text:p>
          </table:table-cell>
          <table:table-cell table:style-name="ce34" table:formula="of:=MULTIPLE.OPERATIONS([.$J$85];[.$B$13];[.$J225];[.$B$7];[.O$85])" office:value-type="string" office:string-value="" calcext:value-type="error">
            <text:p>#N/D</text:p>
          </table:table-cell>
          <table:table-cell table:style-name="ce34" table:formula="of:=MULTIPLE.OPERATIONS([.$J$85];[.$B$13];[.$J22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5]+1" office:value-type="float" office:value="141" calcext:value-type="float">
            <text:p>141</text:p>
          </table:table-cell>
          <table:table-cell table:style-name="ce34" table:formula="of:=MULTIPLE.OPERATIONS([.G$85];[.$B$12];[.$F226])" office:value-type="float" office:value="8" calcext:value-type="float">
            <text:p>8</text:p>
          </table:table-cell>
          <table:table-cell table:style-name="ce34" table:number-columns-repeated="2"/>
          <table:table-cell table:style-name="ce34" table:formula="of:=[.J225]+512" office:value-type="float" office:value="71680" calcext:value-type="float">
            <text:p>71680</text:p>
          </table:table-cell>
          <table:table-cell table:style-name="ce34" table:formula="of:=MULTIPLE.OPERATIONS([.$J$85];[.$B$13];[.$J226];[.$B$7];[.K$85])" office:value-type="float" office:value="0" calcext:value-type="float">
            <text:p>0</text:p>
          </table:table-cell>
          <table:table-cell table:style-name="ce34" table:formula="of:=MULTIPLE.OPERATIONS([.$J$85];[.$B$13];[.$J226];[.$B$7];[.L$85])" office:value-type="string" office:string-value="" calcext:value-type="error">
            <text:p>#N/D</text:p>
          </table:table-cell>
          <table:table-cell table:style-name="ce34" table:formula="of:=MULTIPLE.OPERATIONS([.$J$85];[.$B$13];[.$J226];[.$B$7];[.M$85])" office:value-type="string" office:string-value="" calcext:value-type="error">
            <text:p>#N/D</text:p>
          </table:table-cell>
          <table:table-cell table:style-name="ce34" table:formula="of:=MULTIPLE.OPERATIONS([.$J$85];[.$B$13];[.$J226];[.$B$7];[.N$85])" office:value-type="string" office:string-value="" calcext:value-type="error">
            <text:p>#N/D</text:p>
          </table:table-cell>
          <table:table-cell table:style-name="ce34" table:formula="of:=MULTIPLE.OPERATIONS([.$J$85];[.$B$13];[.$J226];[.$B$7];[.O$85])" office:value-type="string" office:string-value="" calcext:value-type="error">
            <text:p>#N/D</text:p>
          </table:table-cell>
          <table:table-cell table:style-name="ce34" table:formula="of:=MULTIPLE.OPERATIONS([.$J$85];[.$B$13];[.$J22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6]+1" office:value-type="float" office:value="142" calcext:value-type="float">
            <text:p>142</text:p>
          </table:table-cell>
          <table:table-cell table:style-name="ce34" table:formula="of:=MULTIPLE.OPERATIONS([.G$85];[.$B$12];[.$F227])" office:value-type="float" office:value="8" calcext:value-type="float">
            <text:p>8</text:p>
          </table:table-cell>
          <table:table-cell table:style-name="ce34" table:number-columns-repeated="2"/>
          <table:table-cell table:style-name="ce34" table:formula="of:=[.J226]+512" office:value-type="float" office:value="72192" calcext:value-type="float">
            <text:p>72192</text:p>
          </table:table-cell>
          <table:table-cell table:style-name="ce34" table:formula="of:=MULTIPLE.OPERATIONS([.$J$85];[.$B$13];[.$J227];[.$B$7];[.K$85])" office:value-type="float" office:value="0" calcext:value-type="float">
            <text:p>0</text:p>
          </table:table-cell>
          <table:table-cell table:style-name="ce34" table:formula="of:=MULTIPLE.OPERATIONS([.$J$85];[.$B$13];[.$J227];[.$B$7];[.L$85])" office:value-type="string" office:string-value="" calcext:value-type="error">
            <text:p>#N/D</text:p>
          </table:table-cell>
          <table:table-cell table:style-name="ce34" table:formula="of:=MULTIPLE.OPERATIONS([.$J$85];[.$B$13];[.$J227];[.$B$7];[.M$85])" office:value-type="string" office:string-value="" calcext:value-type="error">
            <text:p>#N/D</text:p>
          </table:table-cell>
          <table:table-cell table:style-name="ce34" table:formula="of:=MULTIPLE.OPERATIONS([.$J$85];[.$B$13];[.$J227];[.$B$7];[.N$85])" office:value-type="string" office:string-value="" calcext:value-type="error">
            <text:p>#N/D</text:p>
          </table:table-cell>
          <table:table-cell table:style-name="ce34" table:formula="of:=MULTIPLE.OPERATIONS([.$J$85];[.$B$13];[.$J227];[.$B$7];[.O$85])" office:value-type="string" office:string-value="" calcext:value-type="error">
            <text:p>#N/D</text:p>
          </table:table-cell>
          <table:table-cell table:style-name="ce34" table:formula="of:=MULTIPLE.OPERATIONS([.$J$85];[.$B$13];[.$J22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7]+1" office:value-type="float" office:value="143" calcext:value-type="float">
            <text:p>143</text:p>
          </table:table-cell>
          <table:table-cell table:style-name="ce34" table:formula="of:=MULTIPLE.OPERATIONS([.G$85];[.$B$12];[.$F228])" office:value-type="float" office:value="8" calcext:value-type="float">
            <text:p>8</text:p>
          </table:table-cell>
          <table:table-cell table:style-name="ce34" table:number-columns-repeated="2"/>
          <table:table-cell table:style-name="ce34" table:formula="of:=[.J227]+512" office:value-type="float" office:value="72704" calcext:value-type="float">
            <text:p>72704</text:p>
          </table:table-cell>
          <table:table-cell table:style-name="ce34" table:formula="of:=MULTIPLE.OPERATIONS([.$J$85];[.$B$13];[.$J228];[.$B$7];[.K$85])" office:value-type="float" office:value="0" calcext:value-type="float">
            <text:p>0</text:p>
          </table:table-cell>
          <table:table-cell table:style-name="ce34" table:formula="of:=MULTIPLE.OPERATIONS([.$J$85];[.$B$13];[.$J228];[.$B$7];[.L$85])" office:value-type="string" office:string-value="" calcext:value-type="error">
            <text:p>#N/D</text:p>
          </table:table-cell>
          <table:table-cell table:style-name="ce34" table:formula="of:=MULTIPLE.OPERATIONS([.$J$85];[.$B$13];[.$J228];[.$B$7];[.M$85])" office:value-type="string" office:string-value="" calcext:value-type="error">
            <text:p>#N/D</text:p>
          </table:table-cell>
          <table:table-cell table:style-name="ce34" table:formula="of:=MULTIPLE.OPERATIONS([.$J$85];[.$B$13];[.$J228];[.$B$7];[.N$85])" office:value-type="string" office:string-value="" calcext:value-type="error">
            <text:p>#N/D</text:p>
          </table:table-cell>
          <table:table-cell table:style-name="ce34" table:formula="of:=MULTIPLE.OPERATIONS([.$J$85];[.$B$13];[.$J228];[.$B$7];[.O$85])" office:value-type="string" office:string-value="" calcext:value-type="error">
            <text:p>#N/D</text:p>
          </table:table-cell>
          <table:table-cell table:style-name="ce34" table:formula="of:=MULTIPLE.OPERATIONS([.$J$85];[.$B$13];[.$J22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8]+1" office:value-type="float" office:value="144" calcext:value-type="float">
            <text:p>144</text:p>
          </table:table-cell>
          <table:table-cell table:style-name="ce34" table:formula="of:=MULTIPLE.OPERATIONS([.G$85];[.$B$12];[.$F229])" office:value-type="float" office:value="8" calcext:value-type="float">
            <text:p>8</text:p>
          </table:table-cell>
          <table:table-cell table:style-name="ce34" table:number-columns-repeated="2"/>
          <table:table-cell table:style-name="ce34" table:formula="of:=[.J228]+512" office:value-type="float" office:value="73216" calcext:value-type="float">
            <text:p>73216</text:p>
          </table:table-cell>
          <table:table-cell table:style-name="ce34" table:formula="of:=MULTIPLE.OPERATIONS([.$J$85];[.$B$13];[.$J229];[.$B$7];[.K$85])" office:value-type="float" office:value="0" calcext:value-type="float">
            <text:p>0</text:p>
          </table:table-cell>
          <table:table-cell table:style-name="ce34" table:formula="of:=MULTIPLE.OPERATIONS([.$J$85];[.$B$13];[.$J229];[.$B$7];[.L$85])" office:value-type="string" office:string-value="" calcext:value-type="error">
            <text:p>#N/D</text:p>
          </table:table-cell>
          <table:table-cell table:style-name="ce34" table:formula="of:=MULTIPLE.OPERATIONS([.$J$85];[.$B$13];[.$J229];[.$B$7];[.M$85])" office:value-type="string" office:string-value="" calcext:value-type="error">
            <text:p>#N/D</text:p>
          </table:table-cell>
          <table:table-cell table:style-name="ce34" table:formula="of:=MULTIPLE.OPERATIONS([.$J$85];[.$B$13];[.$J229];[.$B$7];[.N$85])" office:value-type="string" office:string-value="" calcext:value-type="error">
            <text:p>#N/D</text:p>
          </table:table-cell>
          <table:table-cell table:style-name="ce34" table:formula="of:=MULTIPLE.OPERATIONS([.$J$85];[.$B$13];[.$J229];[.$B$7];[.O$85])" office:value-type="string" office:string-value="" calcext:value-type="error">
            <text:p>#N/D</text:p>
          </table:table-cell>
          <table:table-cell table:style-name="ce34" table:formula="of:=MULTIPLE.OPERATIONS([.$J$85];[.$B$13];[.$J22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29]+1" office:value-type="float" office:value="145" calcext:value-type="float">
            <text:p>145</text:p>
          </table:table-cell>
          <table:table-cell table:style-name="ce34" table:formula="of:=MULTIPLE.OPERATIONS([.G$85];[.$B$12];[.$F230])" office:value-type="float" office:value="8" calcext:value-type="float">
            <text:p>8</text:p>
          </table:table-cell>
          <table:table-cell table:style-name="ce34" table:number-columns-repeated="2"/>
          <table:table-cell table:style-name="ce34" table:formula="of:=[.J229]+512" office:value-type="float" office:value="73728" calcext:value-type="float">
            <text:p>73728</text:p>
          </table:table-cell>
          <table:table-cell table:style-name="ce34" table:formula="of:=MULTIPLE.OPERATIONS([.$J$85];[.$B$13];[.$J230];[.$B$7];[.K$85])" office:value-type="float" office:value="0" calcext:value-type="float">
            <text:p>0</text:p>
          </table:table-cell>
          <table:table-cell table:style-name="ce34" table:formula="of:=MULTIPLE.OPERATIONS([.$J$85];[.$B$13];[.$J230];[.$B$7];[.L$85])" office:value-type="string" office:string-value="" calcext:value-type="error">
            <text:p>#N/D</text:p>
          </table:table-cell>
          <table:table-cell table:style-name="ce34" table:formula="of:=MULTIPLE.OPERATIONS([.$J$85];[.$B$13];[.$J230];[.$B$7];[.M$85])" office:value-type="string" office:string-value="" calcext:value-type="error">
            <text:p>#N/D</text:p>
          </table:table-cell>
          <table:table-cell table:style-name="ce34" table:formula="of:=MULTIPLE.OPERATIONS([.$J$85];[.$B$13];[.$J230];[.$B$7];[.N$85])" office:value-type="string" office:string-value="" calcext:value-type="error">
            <text:p>#N/D</text:p>
          </table:table-cell>
          <table:table-cell table:style-name="ce34" table:formula="of:=MULTIPLE.OPERATIONS([.$J$85];[.$B$13];[.$J230];[.$B$7];[.O$85])" office:value-type="string" office:string-value="" calcext:value-type="error">
            <text:p>#N/D</text:p>
          </table:table-cell>
          <table:table-cell table:style-name="ce34" table:formula="of:=MULTIPLE.OPERATIONS([.$J$85];[.$B$13];[.$J23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0]+1" office:value-type="float" office:value="146" calcext:value-type="float">
            <text:p>146</text:p>
          </table:table-cell>
          <table:table-cell table:style-name="ce34" table:formula="of:=MULTIPLE.OPERATIONS([.G$85];[.$B$12];[.$F231])" office:value-type="float" office:value="8" calcext:value-type="float">
            <text:p>8</text:p>
          </table:table-cell>
          <table:table-cell table:style-name="ce34" table:number-columns-repeated="2"/>
          <table:table-cell table:style-name="ce34" table:formula="of:=[.J230]+512" office:value-type="float" office:value="74240" calcext:value-type="float">
            <text:p>74240</text:p>
          </table:table-cell>
          <table:table-cell table:style-name="ce34" table:formula="of:=MULTIPLE.OPERATIONS([.$J$85];[.$B$13];[.$J231];[.$B$7];[.K$85])" office:value-type="float" office:value="0" calcext:value-type="float">
            <text:p>0</text:p>
          </table:table-cell>
          <table:table-cell table:style-name="ce34" table:formula="of:=MULTIPLE.OPERATIONS([.$J$85];[.$B$13];[.$J231];[.$B$7];[.L$85])" office:value-type="string" office:string-value="" calcext:value-type="error">
            <text:p>#N/D</text:p>
          </table:table-cell>
          <table:table-cell table:style-name="ce34" table:formula="of:=MULTIPLE.OPERATIONS([.$J$85];[.$B$13];[.$J231];[.$B$7];[.M$85])" office:value-type="string" office:string-value="" calcext:value-type="error">
            <text:p>#N/D</text:p>
          </table:table-cell>
          <table:table-cell table:style-name="ce34" table:formula="of:=MULTIPLE.OPERATIONS([.$J$85];[.$B$13];[.$J231];[.$B$7];[.N$85])" office:value-type="string" office:string-value="" calcext:value-type="error">
            <text:p>#N/D</text:p>
          </table:table-cell>
          <table:table-cell table:style-name="ce34" table:formula="of:=MULTIPLE.OPERATIONS([.$J$85];[.$B$13];[.$J231];[.$B$7];[.O$85])" office:value-type="string" office:string-value="" calcext:value-type="error">
            <text:p>#N/D</text:p>
          </table:table-cell>
          <table:table-cell table:style-name="ce34" table:formula="of:=MULTIPLE.OPERATIONS([.$J$85];[.$B$13];[.$J23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1]+1" office:value-type="float" office:value="147" calcext:value-type="float">
            <text:p>147</text:p>
          </table:table-cell>
          <table:table-cell table:style-name="ce34" table:formula="of:=MULTIPLE.OPERATIONS([.G$85];[.$B$12];[.$F232])" office:value-type="float" office:value="8" calcext:value-type="float">
            <text:p>8</text:p>
          </table:table-cell>
          <table:table-cell table:style-name="ce34" table:number-columns-repeated="2"/>
          <table:table-cell table:style-name="ce34" table:formula="of:=[.J231]+512" office:value-type="float" office:value="74752" calcext:value-type="float">
            <text:p>74752</text:p>
          </table:table-cell>
          <table:table-cell table:style-name="ce34" table:formula="of:=MULTIPLE.OPERATIONS([.$J$85];[.$B$13];[.$J232];[.$B$7];[.K$85])" office:value-type="float" office:value="0" calcext:value-type="float">
            <text:p>0</text:p>
          </table:table-cell>
          <table:table-cell table:style-name="ce34" table:formula="of:=MULTIPLE.OPERATIONS([.$J$85];[.$B$13];[.$J232];[.$B$7];[.L$85])" office:value-type="string" office:string-value="" calcext:value-type="error">
            <text:p>#N/D</text:p>
          </table:table-cell>
          <table:table-cell table:style-name="ce34" table:formula="of:=MULTIPLE.OPERATIONS([.$J$85];[.$B$13];[.$J232];[.$B$7];[.M$85])" office:value-type="string" office:string-value="" calcext:value-type="error">
            <text:p>#N/D</text:p>
          </table:table-cell>
          <table:table-cell table:style-name="ce34" table:formula="of:=MULTIPLE.OPERATIONS([.$J$85];[.$B$13];[.$J232];[.$B$7];[.N$85])" office:value-type="string" office:string-value="" calcext:value-type="error">
            <text:p>#N/D</text:p>
          </table:table-cell>
          <table:table-cell table:style-name="ce34" table:formula="of:=MULTIPLE.OPERATIONS([.$J$85];[.$B$13];[.$J232];[.$B$7];[.O$85])" office:value-type="string" office:string-value="" calcext:value-type="error">
            <text:p>#N/D</text:p>
          </table:table-cell>
          <table:table-cell table:style-name="ce34" table:formula="of:=MULTIPLE.OPERATIONS([.$J$85];[.$B$13];[.$J23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2]+1" office:value-type="float" office:value="148" calcext:value-type="float">
            <text:p>148</text:p>
          </table:table-cell>
          <table:table-cell table:style-name="ce34" table:formula="of:=MULTIPLE.OPERATIONS([.G$85];[.$B$12];[.$F233])" office:value-type="float" office:value="8" calcext:value-type="float">
            <text:p>8</text:p>
          </table:table-cell>
          <table:table-cell table:style-name="ce34" table:number-columns-repeated="2"/>
          <table:table-cell table:style-name="ce34" table:formula="of:=[.J232]+512" office:value-type="float" office:value="75264" calcext:value-type="float">
            <text:p>75264</text:p>
          </table:table-cell>
          <table:table-cell table:style-name="ce34" table:formula="of:=MULTIPLE.OPERATIONS([.$J$85];[.$B$13];[.$J233];[.$B$7];[.K$85])" office:value-type="float" office:value="0" calcext:value-type="float">
            <text:p>0</text:p>
          </table:table-cell>
          <table:table-cell table:style-name="ce34" table:formula="of:=MULTIPLE.OPERATIONS([.$J$85];[.$B$13];[.$J233];[.$B$7];[.L$85])" office:value-type="string" office:string-value="" calcext:value-type="error">
            <text:p>#N/D</text:p>
          </table:table-cell>
          <table:table-cell table:style-name="ce34" table:formula="of:=MULTIPLE.OPERATIONS([.$J$85];[.$B$13];[.$J233];[.$B$7];[.M$85])" office:value-type="string" office:string-value="" calcext:value-type="error">
            <text:p>#N/D</text:p>
          </table:table-cell>
          <table:table-cell table:style-name="ce34" table:formula="of:=MULTIPLE.OPERATIONS([.$J$85];[.$B$13];[.$J233];[.$B$7];[.N$85])" office:value-type="string" office:string-value="" calcext:value-type="error">
            <text:p>#N/D</text:p>
          </table:table-cell>
          <table:table-cell table:style-name="ce34" table:formula="of:=MULTIPLE.OPERATIONS([.$J$85];[.$B$13];[.$J233];[.$B$7];[.O$85])" office:value-type="string" office:string-value="" calcext:value-type="error">
            <text:p>#N/D</text:p>
          </table:table-cell>
          <table:table-cell table:style-name="ce34" table:formula="of:=MULTIPLE.OPERATIONS([.$J$85];[.$B$13];[.$J23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3]+1" office:value-type="float" office:value="149" calcext:value-type="float">
            <text:p>149</text:p>
          </table:table-cell>
          <table:table-cell table:style-name="ce34" table:formula="of:=MULTIPLE.OPERATIONS([.G$85];[.$B$12];[.$F234])" office:value-type="float" office:value="8" calcext:value-type="float">
            <text:p>8</text:p>
          </table:table-cell>
          <table:table-cell table:style-name="ce34" table:number-columns-repeated="2"/>
          <table:table-cell table:style-name="ce34" table:formula="of:=[.J233]+512" office:value-type="float" office:value="75776" calcext:value-type="float">
            <text:p>75776</text:p>
          </table:table-cell>
          <table:table-cell table:style-name="ce34" table:formula="of:=MULTIPLE.OPERATIONS([.$J$85];[.$B$13];[.$J234];[.$B$7];[.K$85])" office:value-type="float" office:value="0" calcext:value-type="float">
            <text:p>0</text:p>
          </table:table-cell>
          <table:table-cell table:style-name="ce34" table:formula="of:=MULTIPLE.OPERATIONS([.$J$85];[.$B$13];[.$J234];[.$B$7];[.L$85])" office:value-type="string" office:string-value="" calcext:value-type="error">
            <text:p>#N/D</text:p>
          </table:table-cell>
          <table:table-cell table:style-name="ce34" table:formula="of:=MULTIPLE.OPERATIONS([.$J$85];[.$B$13];[.$J234];[.$B$7];[.M$85])" office:value-type="string" office:string-value="" calcext:value-type="error">
            <text:p>#N/D</text:p>
          </table:table-cell>
          <table:table-cell table:style-name="ce34" table:formula="of:=MULTIPLE.OPERATIONS([.$J$85];[.$B$13];[.$J234];[.$B$7];[.N$85])" office:value-type="string" office:string-value="" calcext:value-type="error">
            <text:p>#N/D</text:p>
          </table:table-cell>
          <table:table-cell table:style-name="ce34" table:formula="of:=MULTIPLE.OPERATIONS([.$J$85];[.$B$13];[.$J234];[.$B$7];[.O$85])" office:value-type="string" office:string-value="" calcext:value-type="error">
            <text:p>#N/D</text:p>
          </table:table-cell>
          <table:table-cell table:style-name="ce34" table:formula="of:=MULTIPLE.OPERATIONS([.$J$85];[.$B$13];[.$J23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4]+1" office:value-type="float" office:value="150" calcext:value-type="float">
            <text:p>150</text:p>
          </table:table-cell>
          <table:table-cell table:style-name="ce34" table:formula="of:=MULTIPLE.OPERATIONS([.G$85];[.$B$12];[.$F235])" office:value-type="float" office:value="8" calcext:value-type="float">
            <text:p>8</text:p>
          </table:table-cell>
          <table:table-cell table:style-name="ce34" table:number-columns-repeated="2"/>
          <table:table-cell table:style-name="ce34" table:formula="of:=[.J234]+512" office:value-type="float" office:value="76288" calcext:value-type="float">
            <text:p>76288</text:p>
          </table:table-cell>
          <table:table-cell table:style-name="ce34" table:formula="of:=MULTIPLE.OPERATIONS([.$J$85];[.$B$13];[.$J235];[.$B$7];[.K$85])" office:value-type="float" office:value="0" calcext:value-type="float">
            <text:p>0</text:p>
          </table:table-cell>
          <table:table-cell table:style-name="ce34" table:formula="of:=MULTIPLE.OPERATIONS([.$J$85];[.$B$13];[.$J235];[.$B$7];[.L$85])" office:value-type="string" office:string-value="" calcext:value-type="error">
            <text:p>#N/D</text:p>
          </table:table-cell>
          <table:table-cell table:style-name="ce34" table:formula="of:=MULTIPLE.OPERATIONS([.$J$85];[.$B$13];[.$J235];[.$B$7];[.M$85])" office:value-type="string" office:string-value="" calcext:value-type="error">
            <text:p>#N/D</text:p>
          </table:table-cell>
          <table:table-cell table:style-name="ce34" table:formula="of:=MULTIPLE.OPERATIONS([.$J$85];[.$B$13];[.$J235];[.$B$7];[.N$85])" office:value-type="string" office:string-value="" calcext:value-type="error">
            <text:p>#N/D</text:p>
          </table:table-cell>
          <table:table-cell table:style-name="ce34" table:formula="of:=MULTIPLE.OPERATIONS([.$J$85];[.$B$13];[.$J235];[.$B$7];[.O$85])" office:value-type="string" office:string-value="" calcext:value-type="error">
            <text:p>#N/D</text:p>
          </table:table-cell>
          <table:table-cell table:style-name="ce34" table:formula="of:=MULTIPLE.OPERATIONS([.$J$85];[.$B$13];[.$J23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5]+1" office:value-type="float" office:value="151" calcext:value-type="float">
            <text:p>151</text:p>
          </table:table-cell>
          <table:table-cell table:style-name="ce34" table:formula="of:=MULTIPLE.OPERATIONS([.G$85];[.$B$12];[.$F236])" office:value-type="float" office:value="8" calcext:value-type="float">
            <text:p>8</text:p>
          </table:table-cell>
          <table:table-cell table:style-name="ce34" table:number-columns-repeated="2"/>
          <table:table-cell table:style-name="ce34" table:formula="of:=[.J235]+512" office:value-type="float" office:value="76800" calcext:value-type="float">
            <text:p>76800</text:p>
          </table:table-cell>
          <table:table-cell table:style-name="ce34" table:formula="of:=MULTIPLE.OPERATIONS([.$J$85];[.$B$13];[.$J236];[.$B$7];[.K$85])" office:value-type="float" office:value="0" calcext:value-type="float">
            <text:p>0</text:p>
          </table:table-cell>
          <table:table-cell table:style-name="ce34" table:formula="of:=MULTIPLE.OPERATIONS([.$J$85];[.$B$13];[.$J236];[.$B$7];[.L$85])" office:value-type="string" office:string-value="" calcext:value-type="error">
            <text:p>#N/D</text:p>
          </table:table-cell>
          <table:table-cell table:style-name="ce34" table:formula="of:=MULTIPLE.OPERATIONS([.$J$85];[.$B$13];[.$J236];[.$B$7];[.M$85])" office:value-type="string" office:string-value="" calcext:value-type="error">
            <text:p>#N/D</text:p>
          </table:table-cell>
          <table:table-cell table:style-name="ce34" table:formula="of:=MULTIPLE.OPERATIONS([.$J$85];[.$B$13];[.$J236];[.$B$7];[.N$85])" office:value-type="string" office:string-value="" calcext:value-type="error">
            <text:p>#N/D</text:p>
          </table:table-cell>
          <table:table-cell table:style-name="ce34" table:formula="of:=MULTIPLE.OPERATIONS([.$J$85];[.$B$13];[.$J236];[.$B$7];[.O$85])" office:value-type="string" office:string-value="" calcext:value-type="error">
            <text:p>#N/D</text:p>
          </table:table-cell>
          <table:table-cell table:style-name="ce34" table:formula="of:=MULTIPLE.OPERATIONS([.$J$85];[.$B$13];[.$J23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6]+1" office:value-type="float" office:value="152" calcext:value-type="float">
            <text:p>152</text:p>
          </table:table-cell>
          <table:table-cell table:style-name="ce34" table:formula="of:=MULTIPLE.OPERATIONS([.G$85];[.$B$12];[.$F237])" office:value-type="float" office:value="8" calcext:value-type="float">
            <text:p>8</text:p>
          </table:table-cell>
          <table:table-cell table:style-name="ce34" table:number-columns-repeated="2"/>
          <table:table-cell table:style-name="ce34" table:formula="of:=[.J236]+512" office:value-type="float" office:value="77312" calcext:value-type="float">
            <text:p>77312</text:p>
          </table:table-cell>
          <table:table-cell table:style-name="ce34" table:formula="of:=MULTIPLE.OPERATIONS([.$J$85];[.$B$13];[.$J237];[.$B$7];[.K$85])" office:value-type="float" office:value="0" calcext:value-type="float">
            <text:p>0</text:p>
          </table:table-cell>
          <table:table-cell table:style-name="ce34" table:formula="of:=MULTIPLE.OPERATIONS([.$J$85];[.$B$13];[.$J237];[.$B$7];[.L$85])" office:value-type="string" office:string-value="" calcext:value-type="error">
            <text:p>#N/D</text:p>
          </table:table-cell>
          <table:table-cell table:style-name="ce34" table:formula="of:=MULTIPLE.OPERATIONS([.$J$85];[.$B$13];[.$J237];[.$B$7];[.M$85])" office:value-type="string" office:string-value="" calcext:value-type="error">
            <text:p>#N/D</text:p>
          </table:table-cell>
          <table:table-cell table:style-name="ce34" table:formula="of:=MULTIPLE.OPERATIONS([.$J$85];[.$B$13];[.$J237];[.$B$7];[.N$85])" office:value-type="string" office:string-value="" calcext:value-type="error">
            <text:p>#N/D</text:p>
          </table:table-cell>
          <table:table-cell table:style-name="ce34" table:formula="of:=MULTIPLE.OPERATIONS([.$J$85];[.$B$13];[.$J237];[.$B$7];[.O$85])" office:value-type="string" office:string-value="" calcext:value-type="error">
            <text:p>#N/D</text:p>
          </table:table-cell>
          <table:table-cell table:style-name="ce34" table:formula="of:=MULTIPLE.OPERATIONS([.$J$85];[.$B$13];[.$J23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7]+1" office:value-type="float" office:value="153" calcext:value-type="float">
            <text:p>153</text:p>
          </table:table-cell>
          <table:table-cell table:style-name="ce34" table:formula="of:=MULTIPLE.OPERATIONS([.G$85];[.$B$12];[.$F238])" office:value-type="float" office:value="8" calcext:value-type="float">
            <text:p>8</text:p>
          </table:table-cell>
          <table:table-cell table:style-name="ce34" table:number-columns-repeated="2"/>
          <table:table-cell table:style-name="ce34" table:formula="of:=[.J237]+512" office:value-type="float" office:value="77824" calcext:value-type="float">
            <text:p>77824</text:p>
          </table:table-cell>
          <table:table-cell table:style-name="ce34" table:formula="of:=MULTIPLE.OPERATIONS([.$J$85];[.$B$13];[.$J238];[.$B$7];[.K$85])" office:value-type="float" office:value="0" calcext:value-type="float">
            <text:p>0</text:p>
          </table:table-cell>
          <table:table-cell table:style-name="ce34" table:formula="of:=MULTIPLE.OPERATIONS([.$J$85];[.$B$13];[.$J238];[.$B$7];[.L$85])" office:value-type="string" office:string-value="" calcext:value-type="error">
            <text:p>#N/D</text:p>
          </table:table-cell>
          <table:table-cell table:style-name="ce34" table:formula="of:=MULTIPLE.OPERATIONS([.$J$85];[.$B$13];[.$J238];[.$B$7];[.M$85])" office:value-type="string" office:string-value="" calcext:value-type="error">
            <text:p>#N/D</text:p>
          </table:table-cell>
          <table:table-cell table:style-name="ce34" table:formula="of:=MULTIPLE.OPERATIONS([.$J$85];[.$B$13];[.$J238];[.$B$7];[.N$85])" office:value-type="string" office:string-value="" calcext:value-type="error">
            <text:p>#N/D</text:p>
          </table:table-cell>
          <table:table-cell table:style-name="ce34" table:formula="of:=MULTIPLE.OPERATIONS([.$J$85];[.$B$13];[.$J238];[.$B$7];[.O$85])" office:value-type="string" office:string-value="" calcext:value-type="error">
            <text:p>#N/D</text:p>
          </table:table-cell>
          <table:table-cell table:style-name="ce34" table:formula="of:=MULTIPLE.OPERATIONS([.$J$85];[.$B$13];[.$J23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8]+1" office:value-type="float" office:value="154" calcext:value-type="float">
            <text:p>154</text:p>
          </table:table-cell>
          <table:table-cell table:style-name="ce34" table:formula="of:=MULTIPLE.OPERATIONS([.G$85];[.$B$12];[.$F239])" office:value-type="float" office:value="8" calcext:value-type="float">
            <text:p>8</text:p>
          </table:table-cell>
          <table:table-cell table:style-name="ce34" table:number-columns-repeated="2"/>
          <table:table-cell table:style-name="ce34" table:formula="of:=[.J238]+512" office:value-type="float" office:value="78336" calcext:value-type="float">
            <text:p>78336</text:p>
          </table:table-cell>
          <table:table-cell table:style-name="ce34" table:formula="of:=MULTIPLE.OPERATIONS([.$J$85];[.$B$13];[.$J239];[.$B$7];[.K$85])" office:value-type="float" office:value="0" calcext:value-type="float">
            <text:p>0</text:p>
          </table:table-cell>
          <table:table-cell table:style-name="ce34" table:formula="of:=MULTIPLE.OPERATIONS([.$J$85];[.$B$13];[.$J239];[.$B$7];[.L$85])" office:value-type="string" office:string-value="" calcext:value-type="error">
            <text:p>#N/D</text:p>
          </table:table-cell>
          <table:table-cell table:style-name="ce34" table:formula="of:=MULTIPLE.OPERATIONS([.$J$85];[.$B$13];[.$J239];[.$B$7];[.M$85])" office:value-type="string" office:string-value="" calcext:value-type="error">
            <text:p>#N/D</text:p>
          </table:table-cell>
          <table:table-cell table:style-name="ce34" table:formula="of:=MULTIPLE.OPERATIONS([.$J$85];[.$B$13];[.$J239];[.$B$7];[.N$85])" office:value-type="string" office:string-value="" calcext:value-type="error">
            <text:p>#N/D</text:p>
          </table:table-cell>
          <table:table-cell table:style-name="ce34" table:formula="of:=MULTIPLE.OPERATIONS([.$J$85];[.$B$13];[.$J239];[.$B$7];[.O$85])" office:value-type="string" office:string-value="" calcext:value-type="error">
            <text:p>#N/D</text:p>
          </table:table-cell>
          <table:table-cell table:style-name="ce34" table:formula="of:=MULTIPLE.OPERATIONS([.$J$85];[.$B$13];[.$J23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39]+1" office:value-type="float" office:value="155" calcext:value-type="float">
            <text:p>155</text:p>
          </table:table-cell>
          <table:table-cell table:style-name="ce34" table:formula="of:=MULTIPLE.OPERATIONS([.G$85];[.$B$12];[.$F240])" office:value-type="float" office:value="8" calcext:value-type="float">
            <text:p>8</text:p>
          </table:table-cell>
          <table:table-cell table:style-name="ce34" table:number-columns-repeated="2"/>
          <table:table-cell table:style-name="ce34" table:formula="of:=[.J239]+512" office:value-type="float" office:value="78848" calcext:value-type="float">
            <text:p>78848</text:p>
          </table:table-cell>
          <table:table-cell table:style-name="ce34" table:formula="of:=MULTIPLE.OPERATIONS([.$J$85];[.$B$13];[.$J240];[.$B$7];[.K$85])" office:value-type="float" office:value="0" calcext:value-type="float">
            <text:p>0</text:p>
          </table:table-cell>
          <table:table-cell table:style-name="ce34" table:formula="of:=MULTIPLE.OPERATIONS([.$J$85];[.$B$13];[.$J240];[.$B$7];[.L$85])" office:value-type="string" office:string-value="" calcext:value-type="error">
            <text:p>#N/D</text:p>
          </table:table-cell>
          <table:table-cell table:style-name="ce34" table:formula="of:=MULTIPLE.OPERATIONS([.$J$85];[.$B$13];[.$J240];[.$B$7];[.M$85])" office:value-type="string" office:string-value="" calcext:value-type="error">
            <text:p>#N/D</text:p>
          </table:table-cell>
          <table:table-cell table:style-name="ce34" table:formula="of:=MULTIPLE.OPERATIONS([.$J$85];[.$B$13];[.$J240];[.$B$7];[.N$85])" office:value-type="string" office:string-value="" calcext:value-type="error">
            <text:p>#N/D</text:p>
          </table:table-cell>
          <table:table-cell table:style-name="ce34" table:formula="of:=MULTIPLE.OPERATIONS([.$J$85];[.$B$13];[.$J240];[.$B$7];[.O$85])" office:value-type="string" office:string-value="" calcext:value-type="error">
            <text:p>#N/D</text:p>
          </table:table-cell>
          <table:table-cell table:style-name="ce34" table:formula="of:=MULTIPLE.OPERATIONS([.$J$85];[.$B$13];[.$J24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0]+1" office:value-type="float" office:value="156" calcext:value-type="float">
            <text:p>156</text:p>
          </table:table-cell>
          <table:table-cell table:style-name="ce34" table:formula="of:=MULTIPLE.OPERATIONS([.G$85];[.$B$12];[.$F241])" office:value-type="float" office:value="8" calcext:value-type="float">
            <text:p>8</text:p>
          </table:table-cell>
          <table:table-cell table:style-name="ce34" table:number-columns-repeated="2"/>
          <table:table-cell table:style-name="ce34" table:formula="of:=[.J240]+512" office:value-type="float" office:value="79360" calcext:value-type="float">
            <text:p>79360</text:p>
          </table:table-cell>
          <table:table-cell table:style-name="ce34" table:formula="of:=MULTIPLE.OPERATIONS([.$J$85];[.$B$13];[.$J241];[.$B$7];[.K$85])" office:value-type="float" office:value="0" calcext:value-type="float">
            <text:p>0</text:p>
          </table:table-cell>
          <table:table-cell table:style-name="ce34" table:formula="of:=MULTIPLE.OPERATIONS([.$J$85];[.$B$13];[.$J241];[.$B$7];[.L$85])" office:value-type="string" office:string-value="" calcext:value-type="error">
            <text:p>#N/D</text:p>
          </table:table-cell>
          <table:table-cell table:style-name="ce34" table:formula="of:=MULTIPLE.OPERATIONS([.$J$85];[.$B$13];[.$J241];[.$B$7];[.M$85])" office:value-type="string" office:string-value="" calcext:value-type="error">
            <text:p>#N/D</text:p>
          </table:table-cell>
          <table:table-cell table:style-name="ce34" table:formula="of:=MULTIPLE.OPERATIONS([.$J$85];[.$B$13];[.$J241];[.$B$7];[.N$85])" office:value-type="string" office:string-value="" calcext:value-type="error">
            <text:p>#N/D</text:p>
          </table:table-cell>
          <table:table-cell table:style-name="ce34" table:formula="of:=MULTIPLE.OPERATIONS([.$J$85];[.$B$13];[.$J241];[.$B$7];[.O$85])" office:value-type="string" office:string-value="" calcext:value-type="error">
            <text:p>#N/D</text:p>
          </table:table-cell>
          <table:table-cell table:style-name="ce34" table:formula="of:=MULTIPLE.OPERATIONS([.$J$85];[.$B$13];[.$J24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1]+1" office:value-type="float" office:value="157" calcext:value-type="float">
            <text:p>157</text:p>
          </table:table-cell>
          <table:table-cell table:style-name="ce34" table:formula="of:=MULTIPLE.OPERATIONS([.G$85];[.$B$12];[.$F242])" office:value-type="float" office:value="8" calcext:value-type="float">
            <text:p>8</text:p>
          </table:table-cell>
          <table:table-cell table:style-name="ce34" table:number-columns-repeated="2"/>
          <table:table-cell table:style-name="ce34" table:formula="of:=[.J241]+512" office:value-type="float" office:value="79872" calcext:value-type="float">
            <text:p>79872</text:p>
          </table:table-cell>
          <table:table-cell table:style-name="ce34" table:formula="of:=MULTIPLE.OPERATIONS([.$J$85];[.$B$13];[.$J242];[.$B$7];[.K$85])" office:value-type="float" office:value="0" calcext:value-type="float">
            <text:p>0</text:p>
          </table:table-cell>
          <table:table-cell table:style-name="ce34" table:formula="of:=MULTIPLE.OPERATIONS([.$J$85];[.$B$13];[.$J242];[.$B$7];[.L$85])" office:value-type="string" office:string-value="" calcext:value-type="error">
            <text:p>#N/D</text:p>
          </table:table-cell>
          <table:table-cell table:style-name="ce34" table:formula="of:=MULTIPLE.OPERATIONS([.$J$85];[.$B$13];[.$J242];[.$B$7];[.M$85])" office:value-type="string" office:string-value="" calcext:value-type="error">
            <text:p>#N/D</text:p>
          </table:table-cell>
          <table:table-cell table:style-name="ce34" table:formula="of:=MULTIPLE.OPERATIONS([.$J$85];[.$B$13];[.$J242];[.$B$7];[.N$85])" office:value-type="string" office:string-value="" calcext:value-type="error">
            <text:p>#N/D</text:p>
          </table:table-cell>
          <table:table-cell table:style-name="ce34" table:formula="of:=MULTIPLE.OPERATIONS([.$J$85];[.$B$13];[.$J242];[.$B$7];[.O$85])" office:value-type="string" office:string-value="" calcext:value-type="error">
            <text:p>#N/D</text:p>
          </table:table-cell>
          <table:table-cell table:style-name="ce34" table:formula="of:=MULTIPLE.OPERATIONS([.$J$85];[.$B$13];[.$J24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2]+1" office:value-type="float" office:value="158" calcext:value-type="float">
            <text:p>158</text:p>
          </table:table-cell>
          <table:table-cell table:style-name="ce34" table:formula="of:=MULTIPLE.OPERATIONS([.G$85];[.$B$12];[.$F243])" office:value-type="float" office:value="8" calcext:value-type="float">
            <text:p>8</text:p>
          </table:table-cell>
          <table:table-cell table:style-name="ce34" table:number-columns-repeated="2"/>
          <table:table-cell table:style-name="ce34" table:formula="of:=[.J242]+512" office:value-type="float" office:value="80384" calcext:value-type="float">
            <text:p>80384</text:p>
          </table:table-cell>
          <table:table-cell table:style-name="ce34" table:formula="of:=MULTIPLE.OPERATIONS([.$J$85];[.$B$13];[.$J243];[.$B$7];[.K$85])" office:value-type="float" office:value="0" calcext:value-type="float">
            <text:p>0</text:p>
          </table:table-cell>
          <table:table-cell table:style-name="ce34" table:formula="of:=MULTIPLE.OPERATIONS([.$J$85];[.$B$13];[.$J243];[.$B$7];[.L$85])" office:value-type="string" office:string-value="" calcext:value-type="error">
            <text:p>#N/D</text:p>
          </table:table-cell>
          <table:table-cell table:style-name="ce34" table:formula="of:=MULTIPLE.OPERATIONS([.$J$85];[.$B$13];[.$J243];[.$B$7];[.M$85])" office:value-type="string" office:string-value="" calcext:value-type="error">
            <text:p>#N/D</text:p>
          </table:table-cell>
          <table:table-cell table:style-name="ce34" table:formula="of:=MULTIPLE.OPERATIONS([.$J$85];[.$B$13];[.$J243];[.$B$7];[.N$85])" office:value-type="string" office:string-value="" calcext:value-type="error">
            <text:p>#N/D</text:p>
          </table:table-cell>
          <table:table-cell table:style-name="ce34" table:formula="of:=MULTIPLE.OPERATIONS([.$J$85];[.$B$13];[.$J243];[.$B$7];[.O$85])" office:value-type="string" office:string-value="" calcext:value-type="error">
            <text:p>#N/D</text:p>
          </table:table-cell>
          <table:table-cell table:style-name="ce34" table:formula="of:=MULTIPLE.OPERATIONS([.$J$85];[.$B$13];[.$J24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3]+1" office:value-type="float" office:value="159" calcext:value-type="float">
            <text:p>159</text:p>
          </table:table-cell>
          <table:table-cell table:style-name="ce34" table:formula="of:=MULTIPLE.OPERATIONS([.G$85];[.$B$12];[.$F244])" office:value-type="float" office:value="8" calcext:value-type="float">
            <text:p>8</text:p>
          </table:table-cell>
          <table:table-cell table:style-name="ce34" table:number-columns-repeated="2"/>
          <table:table-cell table:style-name="ce34" table:formula="of:=[.J243]+512" office:value-type="float" office:value="80896" calcext:value-type="float">
            <text:p>80896</text:p>
          </table:table-cell>
          <table:table-cell table:style-name="ce34" table:formula="of:=MULTIPLE.OPERATIONS([.$J$85];[.$B$13];[.$J244];[.$B$7];[.K$85])" office:value-type="float" office:value="0" calcext:value-type="float">
            <text:p>0</text:p>
          </table:table-cell>
          <table:table-cell table:style-name="ce34" table:formula="of:=MULTIPLE.OPERATIONS([.$J$85];[.$B$13];[.$J244];[.$B$7];[.L$85])" office:value-type="string" office:string-value="" calcext:value-type="error">
            <text:p>#N/D</text:p>
          </table:table-cell>
          <table:table-cell table:style-name="ce34" table:formula="of:=MULTIPLE.OPERATIONS([.$J$85];[.$B$13];[.$J244];[.$B$7];[.M$85])" office:value-type="string" office:string-value="" calcext:value-type="error">
            <text:p>#N/D</text:p>
          </table:table-cell>
          <table:table-cell table:style-name="ce34" table:formula="of:=MULTIPLE.OPERATIONS([.$J$85];[.$B$13];[.$J244];[.$B$7];[.N$85])" office:value-type="string" office:string-value="" calcext:value-type="error">
            <text:p>#N/D</text:p>
          </table:table-cell>
          <table:table-cell table:style-name="ce34" table:formula="of:=MULTIPLE.OPERATIONS([.$J$85];[.$B$13];[.$J244];[.$B$7];[.O$85])" office:value-type="string" office:string-value="" calcext:value-type="error">
            <text:p>#N/D</text:p>
          </table:table-cell>
          <table:table-cell table:style-name="ce34" table:formula="of:=MULTIPLE.OPERATIONS([.$J$85];[.$B$13];[.$J24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4]+1" office:value-type="float" office:value="160" calcext:value-type="float">
            <text:p>160</text:p>
          </table:table-cell>
          <table:table-cell table:style-name="ce34" table:formula="of:=MULTIPLE.OPERATIONS([.G$85];[.$B$12];[.$F245])" office:value-type="float" office:value="8" calcext:value-type="float">
            <text:p>8</text:p>
          </table:table-cell>
          <table:table-cell table:style-name="ce34" table:number-columns-repeated="2"/>
          <table:table-cell table:style-name="ce34" table:formula="of:=[.J244]+512" office:value-type="float" office:value="81408" calcext:value-type="float">
            <text:p>81408</text:p>
          </table:table-cell>
          <table:table-cell table:style-name="ce34" table:formula="of:=MULTIPLE.OPERATIONS([.$J$85];[.$B$13];[.$J245];[.$B$7];[.K$85])" office:value-type="float" office:value="0" calcext:value-type="float">
            <text:p>0</text:p>
          </table:table-cell>
          <table:table-cell table:style-name="ce34" table:formula="of:=MULTIPLE.OPERATIONS([.$J$85];[.$B$13];[.$J245];[.$B$7];[.L$85])" office:value-type="string" office:string-value="" calcext:value-type="error">
            <text:p>#N/D</text:p>
          </table:table-cell>
          <table:table-cell table:style-name="ce34" table:formula="of:=MULTIPLE.OPERATIONS([.$J$85];[.$B$13];[.$J245];[.$B$7];[.M$85])" office:value-type="string" office:string-value="" calcext:value-type="error">
            <text:p>#N/D</text:p>
          </table:table-cell>
          <table:table-cell table:style-name="ce34" table:formula="of:=MULTIPLE.OPERATIONS([.$J$85];[.$B$13];[.$J245];[.$B$7];[.N$85])" office:value-type="string" office:string-value="" calcext:value-type="error">
            <text:p>#N/D</text:p>
          </table:table-cell>
          <table:table-cell table:style-name="ce34" table:formula="of:=MULTIPLE.OPERATIONS([.$J$85];[.$B$13];[.$J245];[.$B$7];[.O$85])" office:value-type="string" office:string-value="" calcext:value-type="error">
            <text:p>#N/D</text:p>
          </table:table-cell>
          <table:table-cell table:style-name="ce34" table:formula="of:=MULTIPLE.OPERATIONS([.$J$85];[.$B$13];[.$J24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5]+1" office:value-type="float" office:value="161" calcext:value-type="float">
            <text:p>161</text:p>
          </table:table-cell>
          <table:table-cell table:style-name="ce34" table:formula="of:=MULTIPLE.OPERATIONS([.G$85];[.$B$12];[.$F246])" office:value-type="float" office:value="8" calcext:value-type="float">
            <text:p>8</text:p>
          </table:table-cell>
          <table:table-cell table:style-name="ce34" table:number-columns-repeated="2"/>
          <table:table-cell table:style-name="ce34" table:formula="of:=[.J245]+512" office:value-type="float" office:value="81920" calcext:value-type="float">
            <text:p>81920</text:p>
          </table:table-cell>
          <table:table-cell table:style-name="ce34" table:formula="of:=MULTIPLE.OPERATIONS([.$J$85];[.$B$13];[.$J246];[.$B$7];[.K$85])" office:value-type="float" office:value="0" calcext:value-type="float">
            <text:p>0</text:p>
          </table:table-cell>
          <table:table-cell table:style-name="ce34" table:formula="of:=MULTIPLE.OPERATIONS([.$J$85];[.$B$13];[.$J246];[.$B$7];[.L$85])" office:value-type="string" office:string-value="" calcext:value-type="error">
            <text:p>#N/D</text:p>
          </table:table-cell>
          <table:table-cell table:style-name="ce34" table:formula="of:=MULTIPLE.OPERATIONS([.$J$85];[.$B$13];[.$J246];[.$B$7];[.M$85])" office:value-type="string" office:string-value="" calcext:value-type="error">
            <text:p>#N/D</text:p>
          </table:table-cell>
          <table:table-cell table:style-name="ce34" table:formula="of:=MULTIPLE.OPERATIONS([.$J$85];[.$B$13];[.$J246];[.$B$7];[.N$85])" office:value-type="string" office:string-value="" calcext:value-type="error">
            <text:p>#N/D</text:p>
          </table:table-cell>
          <table:table-cell table:style-name="ce34" table:formula="of:=MULTIPLE.OPERATIONS([.$J$85];[.$B$13];[.$J246];[.$B$7];[.O$85])" office:value-type="string" office:string-value="" calcext:value-type="error">
            <text:p>#N/D</text:p>
          </table:table-cell>
          <table:table-cell table:style-name="ce34" table:formula="of:=MULTIPLE.OPERATIONS([.$J$85];[.$B$13];[.$J24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6]+1" office:value-type="float" office:value="162" calcext:value-type="float">
            <text:p>162</text:p>
          </table:table-cell>
          <table:table-cell table:style-name="ce34" table:formula="of:=MULTIPLE.OPERATIONS([.G$85];[.$B$12];[.$F247])" office:value-type="float" office:value="8" calcext:value-type="float">
            <text:p>8</text:p>
          </table:table-cell>
          <table:table-cell table:style-name="ce34" table:number-columns-repeated="2"/>
          <table:table-cell table:style-name="ce34" table:formula="of:=[.J246]+512" office:value-type="float" office:value="82432" calcext:value-type="float">
            <text:p>82432</text:p>
          </table:table-cell>
          <table:table-cell table:style-name="ce34" table:formula="of:=MULTIPLE.OPERATIONS([.$J$85];[.$B$13];[.$J247];[.$B$7];[.K$85])" office:value-type="float" office:value="0" calcext:value-type="float">
            <text:p>0</text:p>
          </table:table-cell>
          <table:table-cell table:style-name="ce34" table:formula="of:=MULTIPLE.OPERATIONS([.$J$85];[.$B$13];[.$J247];[.$B$7];[.L$85])" office:value-type="string" office:string-value="" calcext:value-type="error">
            <text:p>#N/D</text:p>
          </table:table-cell>
          <table:table-cell table:style-name="ce34" table:formula="of:=MULTIPLE.OPERATIONS([.$J$85];[.$B$13];[.$J247];[.$B$7];[.M$85])" office:value-type="string" office:string-value="" calcext:value-type="error">
            <text:p>#N/D</text:p>
          </table:table-cell>
          <table:table-cell table:style-name="ce34" table:formula="of:=MULTIPLE.OPERATIONS([.$J$85];[.$B$13];[.$J247];[.$B$7];[.N$85])" office:value-type="string" office:string-value="" calcext:value-type="error">
            <text:p>#N/D</text:p>
          </table:table-cell>
          <table:table-cell table:style-name="ce34" table:formula="of:=MULTIPLE.OPERATIONS([.$J$85];[.$B$13];[.$J247];[.$B$7];[.O$85])" office:value-type="string" office:string-value="" calcext:value-type="error">
            <text:p>#N/D</text:p>
          </table:table-cell>
          <table:table-cell table:style-name="ce34" table:formula="of:=MULTIPLE.OPERATIONS([.$J$85];[.$B$13];[.$J24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7]+1" office:value-type="float" office:value="163" calcext:value-type="float">
            <text:p>163</text:p>
          </table:table-cell>
          <table:table-cell table:style-name="ce34" table:formula="of:=MULTIPLE.OPERATIONS([.G$85];[.$B$12];[.$F248])" office:value-type="float" office:value="8" calcext:value-type="float">
            <text:p>8</text:p>
          </table:table-cell>
          <table:table-cell table:style-name="ce34" table:number-columns-repeated="2"/>
          <table:table-cell table:style-name="ce34" table:formula="of:=[.J247]+512" office:value-type="float" office:value="82944" calcext:value-type="float">
            <text:p>82944</text:p>
          </table:table-cell>
          <table:table-cell table:style-name="ce34" table:formula="of:=MULTIPLE.OPERATIONS([.$J$85];[.$B$13];[.$J248];[.$B$7];[.K$85])" office:value-type="float" office:value="0" calcext:value-type="float">
            <text:p>0</text:p>
          </table:table-cell>
          <table:table-cell table:style-name="ce34" table:formula="of:=MULTIPLE.OPERATIONS([.$J$85];[.$B$13];[.$J248];[.$B$7];[.L$85])" office:value-type="string" office:string-value="" calcext:value-type="error">
            <text:p>#N/D</text:p>
          </table:table-cell>
          <table:table-cell table:style-name="ce34" table:formula="of:=MULTIPLE.OPERATIONS([.$J$85];[.$B$13];[.$J248];[.$B$7];[.M$85])" office:value-type="string" office:string-value="" calcext:value-type="error">
            <text:p>#N/D</text:p>
          </table:table-cell>
          <table:table-cell table:style-name="ce34" table:formula="of:=MULTIPLE.OPERATIONS([.$J$85];[.$B$13];[.$J248];[.$B$7];[.N$85])" office:value-type="string" office:string-value="" calcext:value-type="error">
            <text:p>#N/D</text:p>
          </table:table-cell>
          <table:table-cell table:style-name="ce34" table:formula="of:=MULTIPLE.OPERATIONS([.$J$85];[.$B$13];[.$J248];[.$B$7];[.O$85])" office:value-type="string" office:string-value="" calcext:value-type="error">
            <text:p>#N/D</text:p>
          </table:table-cell>
          <table:table-cell table:style-name="ce34" table:formula="of:=MULTIPLE.OPERATIONS([.$J$85];[.$B$13];[.$J24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8]+1" office:value-type="float" office:value="164" calcext:value-type="float">
            <text:p>164</text:p>
          </table:table-cell>
          <table:table-cell table:style-name="ce34" table:formula="of:=MULTIPLE.OPERATIONS([.G$85];[.$B$12];[.$F249])" office:value-type="float" office:value="8" calcext:value-type="float">
            <text:p>8</text:p>
          </table:table-cell>
          <table:table-cell table:style-name="ce34" table:number-columns-repeated="2"/>
          <table:table-cell table:style-name="ce34" table:formula="of:=[.J248]+512" office:value-type="float" office:value="83456" calcext:value-type="float">
            <text:p>83456</text:p>
          </table:table-cell>
          <table:table-cell table:style-name="ce34" table:formula="of:=MULTIPLE.OPERATIONS([.$J$85];[.$B$13];[.$J249];[.$B$7];[.K$85])" office:value-type="float" office:value="0" calcext:value-type="float">
            <text:p>0</text:p>
          </table:table-cell>
          <table:table-cell table:style-name="ce34" table:formula="of:=MULTIPLE.OPERATIONS([.$J$85];[.$B$13];[.$J249];[.$B$7];[.L$85])" office:value-type="string" office:string-value="" calcext:value-type="error">
            <text:p>#N/D</text:p>
          </table:table-cell>
          <table:table-cell table:style-name="ce34" table:formula="of:=MULTIPLE.OPERATIONS([.$J$85];[.$B$13];[.$J249];[.$B$7];[.M$85])" office:value-type="string" office:string-value="" calcext:value-type="error">
            <text:p>#N/D</text:p>
          </table:table-cell>
          <table:table-cell table:style-name="ce34" table:formula="of:=MULTIPLE.OPERATIONS([.$J$85];[.$B$13];[.$J249];[.$B$7];[.N$85])" office:value-type="string" office:string-value="" calcext:value-type="error">
            <text:p>#N/D</text:p>
          </table:table-cell>
          <table:table-cell table:style-name="ce34" table:formula="of:=MULTIPLE.OPERATIONS([.$J$85];[.$B$13];[.$J249];[.$B$7];[.O$85])" office:value-type="string" office:string-value="" calcext:value-type="error">
            <text:p>#N/D</text:p>
          </table:table-cell>
          <table:table-cell table:style-name="ce34" table:formula="of:=MULTIPLE.OPERATIONS([.$J$85];[.$B$13];[.$J24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49]+1" office:value-type="float" office:value="165" calcext:value-type="float">
            <text:p>165</text:p>
          </table:table-cell>
          <table:table-cell table:style-name="ce34" table:formula="of:=MULTIPLE.OPERATIONS([.G$85];[.$B$12];[.$F250])" office:value-type="float" office:value="8" calcext:value-type="float">
            <text:p>8</text:p>
          </table:table-cell>
          <table:table-cell table:style-name="ce34" table:number-columns-repeated="2"/>
          <table:table-cell table:style-name="ce34" table:formula="of:=[.J249]+512" office:value-type="float" office:value="83968" calcext:value-type="float">
            <text:p>83968</text:p>
          </table:table-cell>
          <table:table-cell table:style-name="ce34" table:formula="of:=MULTIPLE.OPERATIONS([.$J$85];[.$B$13];[.$J250];[.$B$7];[.K$85])" office:value-type="float" office:value="0" calcext:value-type="float">
            <text:p>0</text:p>
          </table:table-cell>
          <table:table-cell table:style-name="ce34" table:formula="of:=MULTIPLE.OPERATIONS([.$J$85];[.$B$13];[.$J250];[.$B$7];[.L$85])" office:value-type="string" office:string-value="" calcext:value-type="error">
            <text:p>#N/D</text:p>
          </table:table-cell>
          <table:table-cell table:style-name="ce34" table:formula="of:=MULTIPLE.OPERATIONS([.$J$85];[.$B$13];[.$J250];[.$B$7];[.M$85])" office:value-type="string" office:string-value="" calcext:value-type="error">
            <text:p>#N/D</text:p>
          </table:table-cell>
          <table:table-cell table:style-name="ce34" table:formula="of:=MULTIPLE.OPERATIONS([.$J$85];[.$B$13];[.$J250];[.$B$7];[.N$85])" office:value-type="string" office:string-value="" calcext:value-type="error">
            <text:p>#N/D</text:p>
          </table:table-cell>
          <table:table-cell table:style-name="ce34" table:formula="of:=MULTIPLE.OPERATIONS([.$J$85];[.$B$13];[.$J250];[.$B$7];[.O$85])" office:value-type="string" office:string-value="" calcext:value-type="error">
            <text:p>#N/D</text:p>
          </table:table-cell>
          <table:table-cell table:style-name="ce34" table:formula="of:=MULTIPLE.OPERATIONS([.$J$85];[.$B$13];[.$J25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0]+1" office:value-type="float" office:value="166" calcext:value-type="float">
            <text:p>166</text:p>
          </table:table-cell>
          <table:table-cell table:style-name="ce34" table:formula="of:=MULTIPLE.OPERATIONS([.G$85];[.$B$12];[.$F251])" office:value-type="float" office:value="8" calcext:value-type="float">
            <text:p>8</text:p>
          </table:table-cell>
          <table:table-cell table:style-name="ce34" table:number-columns-repeated="2"/>
          <table:table-cell table:style-name="ce34" table:formula="of:=[.J250]+512" office:value-type="float" office:value="84480" calcext:value-type="float">
            <text:p>84480</text:p>
          </table:table-cell>
          <table:table-cell table:style-name="ce34" table:formula="of:=MULTIPLE.OPERATIONS([.$J$85];[.$B$13];[.$J251];[.$B$7];[.K$85])" office:value-type="float" office:value="0" calcext:value-type="float">
            <text:p>0</text:p>
          </table:table-cell>
          <table:table-cell table:style-name="ce34" table:formula="of:=MULTIPLE.OPERATIONS([.$J$85];[.$B$13];[.$J251];[.$B$7];[.L$85])" office:value-type="string" office:string-value="" calcext:value-type="error">
            <text:p>#N/D</text:p>
          </table:table-cell>
          <table:table-cell table:style-name="ce34" table:formula="of:=MULTIPLE.OPERATIONS([.$J$85];[.$B$13];[.$J251];[.$B$7];[.M$85])" office:value-type="string" office:string-value="" calcext:value-type="error">
            <text:p>#N/D</text:p>
          </table:table-cell>
          <table:table-cell table:style-name="ce34" table:formula="of:=MULTIPLE.OPERATIONS([.$J$85];[.$B$13];[.$J251];[.$B$7];[.N$85])" office:value-type="string" office:string-value="" calcext:value-type="error">
            <text:p>#N/D</text:p>
          </table:table-cell>
          <table:table-cell table:style-name="ce34" table:formula="of:=MULTIPLE.OPERATIONS([.$J$85];[.$B$13];[.$J251];[.$B$7];[.O$85])" office:value-type="string" office:string-value="" calcext:value-type="error">
            <text:p>#N/D</text:p>
          </table:table-cell>
          <table:table-cell table:style-name="ce34" table:formula="of:=MULTIPLE.OPERATIONS([.$J$85];[.$B$13];[.$J25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1]+1" office:value-type="float" office:value="167" calcext:value-type="float">
            <text:p>167</text:p>
          </table:table-cell>
          <table:table-cell table:style-name="ce34" table:formula="of:=MULTIPLE.OPERATIONS([.G$85];[.$B$12];[.$F252])" office:value-type="float" office:value="8" calcext:value-type="float">
            <text:p>8</text:p>
          </table:table-cell>
          <table:table-cell table:style-name="ce34" table:number-columns-repeated="2"/>
          <table:table-cell table:style-name="ce34" table:formula="of:=[.J251]+512" office:value-type="float" office:value="84992" calcext:value-type="float">
            <text:p>84992</text:p>
          </table:table-cell>
          <table:table-cell table:style-name="ce34" table:formula="of:=MULTIPLE.OPERATIONS([.$J$85];[.$B$13];[.$J252];[.$B$7];[.K$85])" office:value-type="float" office:value="0" calcext:value-type="float">
            <text:p>0</text:p>
          </table:table-cell>
          <table:table-cell table:style-name="ce34" table:formula="of:=MULTIPLE.OPERATIONS([.$J$85];[.$B$13];[.$J252];[.$B$7];[.L$85])" office:value-type="string" office:string-value="" calcext:value-type="error">
            <text:p>#N/D</text:p>
          </table:table-cell>
          <table:table-cell table:style-name="ce34" table:formula="of:=MULTIPLE.OPERATIONS([.$J$85];[.$B$13];[.$J252];[.$B$7];[.M$85])" office:value-type="string" office:string-value="" calcext:value-type="error">
            <text:p>#N/D</text:p>
          </table:table-cell>
          <table:table-cell table:style-name="ce34" table:formula="of:=MULTIPLE.OPERATIONS([.$J$85];[.$B$13];[.$J252];[.$B$7];[.N$85])" office:value-type="string" office:string-value="" calcext:value-type="error">
            <text:p>#N/D</text:p>
          </table:table-cell>
          <table:table-cell table:style-name="ce34" table:formula="of:=MULTIPLE.OPERATIONS([.$J$85];[.$B$13];[.$J252];[.$B$7];[.O$85])" office:value-type="string" office:string-value="" calcext:value-type="error">
            <text:p>#N/D</text:p>
          </table:table-cell>
          <table:table-cell table:style-name="ce34" table:formula="of:=MULTIPLE.OPERATIONS([.$J$85];[.$B$13];[.$J25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2]+1" office:value-type="float" office:value="168" calcext:value-type="float">
            <text:p>168</text:p>
          </table:table-cell>
          <table:table-cell table:style-name="ce34" table:formula="of:=MULTIPLE.OPERATIONS([.G$85];[.$B$12];[.$F253])" office:value-type="float" office:value="8" calcext:value-type="float">
            <text:p>8</text:p>
          </table:table-cell>
          <table:table-cell table:style-name="ce34" table:number-columns-repeated="2"/>
          <table:table-cell table:style-name="ce34" table:formula="of:=[.J252]+512" office:value-type="float" office:value="85504" calcext:value-type="float">
            <text:p>85504</text:p>
          </table:table-cell>
          <table:table-cell table:style-name="ce34" table:formula="of:=MULTIPLE.OPERATIONS([.$J$85];[.$B$13];[.$J253];[.$B$7];[.K$85])" office:value-type="float" office:value="0" calcext:value-type="float">
            <text:p>0</text:p>
          </table:table-cell>
          <table:table-cell table:style-name="ce34" table:formula="of:=MULTIPLE.OPERATIONS([.$J$85];[.$B$13];[.$J253];[.$B$7];[.L$85])" office:value-type="string" office:string-value="" calcext:value-type="error">
            <text:p>#N/D</text:p>
          </table:table-cell>
          <table:table-cell table:style-name="ce34" table:formula="of:=MULTIPLE.OPERATIONS([.$J$85];[.$B$13];[.$J253];[.$B$7];[.M$85])" office:value-type="string" office:string-value="" calcext:value-type="error">
            <text:p>#N/D</text:p>
          </table:table-cell>
          <table:table-cell table:style-name="ce34" table:formula="of:=MULTIPLE.OPERATIONS([.$J$85];[.$B$13];[.$J253];[.$B$7];[.N$85])" office:value-type="string" office:string-value="" calcext:value-type="error">
            <text:p>#N/D</text:p>
          </table:table-cell>
          <table:table-cell table:style-name="ce34" table:formula="of:=MULTIPLE.OPERATIONS([.$J$85];[.$B$13];[.$J253];[.$B$7];[.O$85])" office:value-type="string" office:string-value="" calcext:value-type="error">
            <text:p>#N/D</text:p>
          </table:table-cell>
          <table:table-cell table:style-name="ce34" table:formula="of:=MULTIPLE.OPERATIONS([.$J$85];[.$B$13];[.$J25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3]+1" office:value-type="float" office:value="169" calcext:value-type="float">
            <text:p>169</text:p>
          </table:table-cell>
          <table:table-cell table:style-name="ce34" table:formula="of:=MULTIPLE.OPERATIONS([.G$85];[.$B$12];[.$F254])" office:value-type="float" office:value="8" calcext:value-type="float">
            <text:p>8</text:p>
          </table:table-cell>
          <table:table-cell table:style-name="ce34" table:number-columns-repeated="2"/>
          <table:table-cell table:style-name="ce34" table:formula="of:=[.J253]+512" office:value-type="float" office:value="86016" calcext:value-type="float">
            <text:p>86016</text:p>
          </table:table-cell>
          <table:table-cell table:style-name="ce34" table:formula="of:=MULTIPLE.OPERATIONS([.$J$85];[.$B$13];[.$J254];[.$B$7];[.K$85])" office:value-type="float" office:value="0" calcext:value-type="float">
            <text:p>0</text:p>
          </table:table-cell>
          <table:table-cell table:style-name="ce34" table:formula="of:=MULTIPLE.OPERATIONS([.$J$85];[.$B$13];[.$J254];[.$B$7];[.L$85])" office:value-type="string" office:string-value="" calcext:value-type="error">
            <text:p>#N/D</text:p>
          </table:table-cell>
          <table:table-cell table:style-name="ce34" table:formula="of:=MULTIPLE.OPERATIONS([.$J$85];[.$B$13];[.$J254];[.$B$7];[.M$85])" office:value-type="string" office:string-value="" calcext:value-type="error">
            <text:p>#N/D</text:p>
          </table:table-cell>
          <table:table-cell table:style-name="ce34" table:formula="of:=MULTIPLE.OPERATIONS([.$J$85];[.$B$13];[.$J254];[.$B$7];[.N$85])" office:value-type="string" office:string-value="" calcext:value-type="error">
            <text:p>#N/D</text:p>
          </table:table-cell>
          <table:table-cell table:style-name="ce34" table:formula="of:=MULTIPLE.OPERATIONS([.$J$85];[.$B$13];[.$J254];[.$B$7];[.O$85])" office:value-type="string" office:string-value="" calcext:value-type="error">
            <text:p>#N/D</text:p>
          </table:table-cell>
          <table:table-cell table:style-name="ce34" table:formula="of:=MULTIPLE.OPERATIONS([.$J$85];[.$B$13];[.$J25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4]+1" office:value-type="float" office:value="170" calcext:value-type="float">
            <text:p>170</text:p>
          </table:table-cell>
          <table:table-cell table:style-name="ce34" table:formula="of:=MULTIPLE.OPERATIONS([.G$85];[.$B$12];[.$F255])" office:value-type="float" office:value="8" calcext:value-type="float">
            <text:p>8</text:p>
          </table:table-cell>
          <table:table-cell table:style-name="ce34" table:number-columns-repeated="2"/>
          <table:table-cell table:style-name="ce34" table:formula="of:=[.J254]+512" office:value-type="float" office:value="86528" calcext:value-type="float">
            <text:p>86528</text:p>
          </table:table-cell>
          <table:table-cell table:style-name="ce34" table:formula="of:=MULTIPLE.OPERATIONS([.$J$85];[.$B$13];[.$J255];[.$B$7];[.K$85])" office:value-type="float" office:value="0" calcext:value-type="float">
            <text:p>0</text:p>
          </table:table-cell>
          <table:table-cell table:style-name="ce34" table:formula="of:=MULTIPLE.OPERATIONS([.$J$85];[.$B$13];[.$J255];[.$B$7];[.L$85])" office:value-type="string" office:string-value="" calcext:value-type="error">
            <text:p>#N/D</text:p>
          </table:table-cell>
          <table:table-cell table:style-name="ce34" table:formula="of:=MULTIPLE.OPERATIONS([.$J$85];[.$B$13];[.$J255];[.$B$7];[.M$85])" office:value-type="string" office:string-value="" calcext:value-type="error">
            <text:p>#N/D</text:p>
          </table:table-cell>
          <table:table-cell table:style-name="ce34" table:formula="of:=MULTIPLE.OPERATIONS([.$J$85];[.$B$13];[.$J255];[.$B$7];[.N$85])" office:value-type="string" office:string-value="" calcext:value-type="error">
            <text:p>#N/D</text:p>
          </table:table-cell>
          <table:table-cell table:style-name="ce34" table:formula="of:=MULTIPLE.OPERATIONS([.$J$85];[.$B$13];[.$J255];[.$B$7];[.O$85])" office:value-type="string" office:string-value="" calcext:value-type="error">
            <text:p>#N/D</text:p>
          </table:table-cell>
          <table:table-cell table:style-name="ce34" table:formula="of:=MULTIPLE.OPERATIONS([.$J$85];[.$B$13];[.$J25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5]+1" office:value-type="float" office:value="171" calcext:value-type="float">
            <text:p>171</text:p>
          </table:table-cell>
          <table:table-cell table:style-name="ce34" table:formula="of:=MULTIPLE.OPERATIONS([.G$85];[.$B$12];[.$F256])" office:value-type="float" office:value="8" calcext:value-type="float">
            <text:p>8</text:p>
          </table:table-cell>
          <table:table-cell table:style-name="ce34" table:number-columns-repeated="2"/>
          <table:table-cell table:style-name="ce34" table:formula="of:=[.J255]+512" office:value-type="float" office:value="87040" calcext:value-type="float">
            <text:p>87040</text:p>
          </table:table-cell>
          <table:table-cell table:style-name="ce34" table:formula="of:=MULTIPLE.OPERATIONS([.$J$85];[.$B$13];[.$J256];[.$B$7];[.K$85])" office:value-type="float" office:value="0" calcext:value-type="float">
            <text:p>0</text:p>
          </table:table-cell>
          <table:table-cell table:style-name="ce34" table:formula="of:=MULTIPLE.OPERATIONS([.$J$85];[.$B$13];[.$J256];[.$B$7];[.L$85])" office:value-type="string" office:string-value="" calcext:value-type="error">
            <text:p>#N/D</text:p>
          </table:table-cell>
          <table:table-cell table:style-name="ce34" table:formula="of:=MULTIPLE.OPERATIONS([.$J$85];[.$B$13];[.$J256];[.$B$7];[.M$85])" office:value-type="string" office:string-value="" calcext:value-type="error">
            <text:p>#N/D</text:p>
          </table:table-cell>
          <table:table-cell table:style-name="ce34" table:formula="of:=MULTIPLE.OPERATIONS([.$J$85];[.$B$13];[.$J256];[.$B$7];[.N$85])" office:value-type="string" office:string-value="" calcext:value-type="error">
            <text:p>#N/D</text:p>
          </table:table-cell>
          <table:table-cell table:style-name="ce34" table:formula="of:=MULTIPLE.OPERATIONS([.$J$85];[.$B$13];[.$J256];[.$B$7];[.O$85])" office:value-type="string" office:string-value="" calcext:value-type="error">
            <text:p>#N/D</text:p>
          </table:table-cell>
          <table:table-cell table:style-name="ce34" table:formula="of:=MULTIPLE.OPERATIONS([.$J$85];[.$B$13];[.$J25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6]+1" office:value-type="float" office:value="172" calcext:value-type="float">
            <text:p>172</text:p>
          </table:table-cell>
          <table:table-cell table:style-name="ce34" table:formula="of:=MULTIPLE.OPERATIONS([.G$85];[.$B$12];[.$F257])" office:value-type="float" office:value="8" calcext:value-type="float">
            <text:p>8</text:p>
          </table:table-cell>
          <table:table-cell table:style-name="ce34" table:number-columns-repeated="2"/>
          <table:table-cell table:style-name="ce34" table:formula="of:=[.J256]+512" office:value-type="float" office:value="87552" calcext:value-type="float">
            <text:p>87552</text:p>
          </table:table-cell>
          <table:table-cell table:style-name="ce34" table:formula="of:=MULTIPLE.OPERATIONS([.$J$85];[.$B$13];[.$J257];[.$B$7];[.K$85])" office:value-type="float" office:value="0" calcext:value-type="float">
            <text:p>0</text:p>
          </table:table-cell>
          <table:table-cell table:style-name="ce34" table:formula="of:=MULTIPLE.OPERATIONS([.$J$85];[.$B$13];[.$J257];[.$B$7];[.L$85])" office:value-type="string" office:string-value="" calcext:value-type="error">
            <text:p>#N/D</text:p>
          </table:table-cell>
          <table:table-cell table:style-name="ce34" table:formula="of:=MULTIPLE.OPERATIONS([.$J$85];[.$B$13];[.$J257];[.$B$7];[.M$85])" office:value-type="string" office:string-value="" calcext:value-type="error">
            <text:p>#N/D</text:p>
          </table:table-cell>
          <table:table-cell table:style-name="ce34" table:formula="of:=MULTIPLE.OPERATIONS([.$J$85];[.$B$13];[.$J257];[.$B$7];[.N$85])" office:value-type="string" office:string-value="" calcext:value-type="error">
            <text:p>#N/D</text:p>
          </table:table-cell>
          <table:table-cell table:style-name="ce34" table:formula="of:=MULTIPLE.OPERATIONS([.$J$85];[.$B$13];[.$J257];[.$B$7];[.O$85])" office:value-type="string" office:string-value="" calcext:value-type="error">
            <text:p>#N/D</text:p>
          </table:table-cell>
          <table:table-cell table:style-name="ce34" table:formula="of:=MULTIPLE.OPERATIONS([.$J$85];[.$B$13];[.$J25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7]+1" office:value-type="float" office:value="173" calcext:value-type="float">
            <text:p>173</text:p>
          </table:table-cell>
          <table:table-cell table:style-name="ce34" table:formula="of:=MULTIPLE.OPERATIONS([.G$85];[.$B$12];[.$F258])" office:value-type="float" office:value="8" calcext:value-type="float">
            <text:p>8</text:p>
          </table:table-cell>
          <table:table-cell table:style-name="ce34" table:number-columns-repeated="2"/>
          <table:table-cell table:style-name="ce34" table:formula="of:=[.J257]+512" office:value-type="float" office:value="88064" calcext:value-type="float">
            <text:p>88064</text:p>
          </table:table-cell>
          <table:table-cell table:style-name="ce34" table:formula="of:=MULTIPLE.OPERATIONS([.$J$85];[.$B$13];[.$J258];[.$B$7];[.K$85])" office:value-type="float" office:value="0" calcext:value-type="float">
            <text:p>0</text:p>
          </table:table-cell>
          <table:table-cell table:style-name="ce34" table:formula="of:=MULTIPLE.OPERATIONS([.$J$85];[.$B$13];[.$J258];[.$B$7];[.L$85])" office:value-type="string" office:string-value="" calcext:value-type="error">
            <text:p>#N/D</text:p>
          </table:table-cell>
          <table:table-cell table:style-name="ce34" table:formula="of:=MULTIPLE.OPERATIONS([.$J$85];[.$B$13];[.$J258];[.$B$7];[.M$85])" office:value-type="string" office:string-value="" calcext:value-type="error">
            <text:p>#N/D</text:p>
          </table:table-cell>
          <table:table-cell table:style-name="ce34" table:formula="of:=MULTIPLE.OPERATIONS([.$J$85];[.$B$13];[.$J258];[.$B$7];[.N$85])" office:value-type="string" office:string-value="" calcext:value-type="error">
            <text:p>#N/D</text:p>
          </table:table-cell>
          <table:table-cell table:style-name="ce34" table:formula="of:=MULTIPLE.OPERATIONS([.$J$85];[.$B$13];[.$J258];[.$B$7];[.O$85])" office:value-type="string" office:string-value="" calcext:value-type="error">
            <text:p>#N/D</text:p>
          </table:table-cell>
          <table:table-cell table:style-name="ce34" table:formula="of:=MULTIPLE.OPERATIONS([.$J$85];[.$B$13];[.$J25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8]+1" office:value-type="float" office:value="174" calcext:value-type="float">
            <text:p>174</text:p>
          </table:table-cell>
          <table:table-cell table:style-name="ce34" table:formula="of:=MULTIPLE.OPERATIONS([.G$85];[.$B$12];[.$F259])" office:value-type="float" office:value="8" calcext:value-type="float">
            <text:p>8</text:p>
          </table:table-cell>
          <table:table-cell table:style-name="ce34" table:number-columns-repeated="2"/>
          <table:table-cell table:style-name="ce34" table:formula="of:=[.J258]+512" office:value-type="float" office:value="88576" calcext:value-type="float">
            <text:p>88576</text:p>
          </table:table-cell>
          <table:table-cell table:style-name="ce34" table:formula="of:=MULTIPLE.OPERATIONS([.$J$85];[.$B$13];[.$J259];[.$B$7];[.K$85])" office:value-type="float" office:value="0" calcext:value-type="float">
            <text:p>0</text:p>
          </table:table-cell>
          <table:table-cell table:style-name="ce34" table:formula="of:=MULTIPLE.OPERATIONS([.$J$85];[.$B$13];[.$J259];[.$B$7];[.L$85])" office:value-type="string" office:string-value="" calcext:value-type="error">
            <text:p>#N/D</text:p>
          </table:table-cell>
          <table:table-cell table:style-name="ce34" table:formula="of:=MULTIPLE.OPERATIONS([.$J$85];[.$B$13];[.$J259];[.$B$7];[.M$85])" office:value-type="string" office:string-value="" calcext:value-type="error">
            <text:p>#N/D</text:p>
          </table:table-cell>
          <table:table-cell table:style-name="ce34" table:formula="of:=MULTIPLE.OPERATIONS([.$J$85];[.$B$13];[.$J259];[.$B$7];[.N$85])" office:value-type="string" office:string-value="" calcext:value-type="error">
            <text:p>#N/D</text:p>
          </table:table-cell>
          <table:table-cell table:style-name="ce34" table:formula="of:=MULTIPLE.OPERATIONS([.$J$85];[.$B$13];[.$J259];[.$B$7];[.O$85])" office:value-type="string" office:string-value="" calcext:value-type="error">
            <text:p>#N/D</text:p>
          </table:table-cell>
          <table:table-cell table:style-name="ce34" table:formula="of:=MULTIPLE.OPERATIONS([.$J$85];[.$B$13];[.$J25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59]+1" office:value-type="float" office:value="175" calcext:value-type="float">
            <text:p>175</text:p>
          </table:table-cell>
          <table:table-cell table:style-name="ce34" table:formula="of:=MULTIPLE.OPERATIONS([.G$85];[.$B$12];[.$F260])" office:value-type="float" office:value="8" calcext:value-type="float">
            <text:p>8</text:p>
          </table:table-cell>
          <table:table-cell table:style-name="ce34" table:number-columns-repeated="2"/>
          <table:table-cell table:style-name="ce34" table:formula="of:=[.J259]+512" office:value-type="float" office:value="89088" calcext:value-type="float">
            <text:p>89088</text:p>
          </table:table-cell>
          <table:table-cell table:style-name="ce34" table:formula="of:=MULTIPLE.OPERATIONS([.$J$85];[.$B$13];[.$J260];[.$B$7];[.K$85])" office:value-type="float" office:value="0" calcext:value-type="float">
            <text:p>0</text:p>
          </table:table-cell>
          <table:table-cell table:style-name="ce34" table:formula="of:=MULTIPLE.OPERATIONS([.$J$85];[.$B$13];[.$J260];[.$B$7];[.L$85])" office:value-type="string" office:string-value="" calcext:value-type="error">
            <text:p>#N/D</text:p>
          </table:table-cell>
          <table:table-cell table:style-name="ce34" table:formula="of:=MULTIPLE.OPERATIONS([.$J$85];[.$B$13];[.$J260];[.$B$7];[.M$85])" office:value-type="string" office:string-value="" calcext:value-type="error">
            <text:p>#N/D</text:p>
          </table:table-cell>
          <table:table-cell table:style-name="ce34" table:formula="of:=MULTIPLE.OPERATIONS([.$J$85];[.$B$13];[.$J260];[.$B$7];[.N$85])" office:value-type="string" office:string-value="" calcext:value-type="error">
            <text:p>#N/D</text:p>
          </table:table-cell>
          <table:table-cell table:style-name="ce34" table:formula="of:=MULTIPLE.OPERATIONS([.$J$85];[.$B$13];[.$J260];[.$B$7];[.O$85])" office:value-type="string" office:string-value="" calcext:value-type="error">
            <text:p>#N/D</text:p>
          </table:table-cell>
          <table:table-cell table:style-name="ce34" table:formula="of:=MULTIPLE.OPERATIONS([.$J$85];[.$B$13];[.$J26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0]+1" office:value-type="float" office:value="176" calcext:value-type="float">
            <text:p>176</text:p>
          </table:table-cell>
          <table:table-cell table:style-name="ce34" table:formula="of:=MULTIPLE.OPERATIONS([.G$85];[.$B$12];[.$F261])" office:value-type="float" office:value="8" calcext:value-type="float">
            <text:p>8</text:p>
          </table:table-cell>
          <table:table-cell table:style-name="ce34" table:number-columns-repeated="2"/>
          <table:table-cell table:style-name="ce34" table:formula="of:=[.J260]+512" office:value-type="float" office:value="89600" calcext:value-type="float">
            <text:p>89600</text:p>
          </table:table-cell>
          <table:table-cell table:style-name="ce34" table:formula="of:=MULTIPLE.OPERATIONS([.$J$85];[.$B$13];[.$J261];[.$B$7];[.K$85])" office:value-type="float" office:value="0" calcext:value-type="float">
            <text:p>0</text:p>
          </table:table-cell>
          <table:table-cell table:style-name="ce34" table:formula="of:=MULTIPLE.OPERATIONS([.$J$85];[.$B$13];[.$J261];[.$B$7];[.L$85])" office:value-type="string" office:string-value="" calcext:value-type="error">
            <text:p>#N/D</text:p>
          </table:table-cell>
          <table:table-cell table:style-name="ce34" table:formula="of:=MULTIPLE.OPERATIONS([.$J$85];[.$B$13];[.$J261];[.$B$7];[.M$85])" office:value-type="string" office:string-value="" calcext:value-type="error">
            <text:p>#N/D</text:p>
          </table:table-cell>
          <table:table-cell table:style-name="ce34" table:formula="of:=MULTIPLE.OPERATIONS([.$J$85];[.$B$13];[.$J261];[.$B$7];[.N$85])" office:value-type="string" office:string-value="" calcext:value-type="error">
            <text:p>#N/D</text:p>
          </table:table-cell>
          <table:table-cell table:style-name="ce34" table:formula="of:=MULTIPLE.OPERATIONS([.$J$85];[.$B$13];[.$J261];[.$B$7];[.O$85])" office:value-type="string" office:string-value="" calcext:value-type="error">
            <text:p>#N/D</text:p>
          </table:table-cell>
          <table:table-cell table:style-name="ce34" table:formula="of:=MULTIPLE.OPERATIONS([.$J$85];[.$B$13];[.$J26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1]+1" office:value-type="float" office:value="177" calcext:value-type="float">
            <text:p>177</text:p>
          </table:table-cell>
          <table:table-cell table:style-name="ce34" table:formula="of:=MULTIPLE.OPERATIONS([.G$85];[.$B$12];[.$F262])" office:value-type="float" office:value="8" calcext:value-type="float">
            <text:p>8</text:p>
          </table:table-cell>
          <table:table-cell table:style-name="ce34" table:number-columns-repeated="2"/>
          <table:table-cell table:style-name="ce34" table:formula="of:=[.J261]+512" office:value-type="float" office:value="90112" calcext:value-type="float">
            <text:p>90112</text:p>
          </table:table-cell>
          <table:table-cell table:style-name="ce34" table:formula="of:=MULTIPLE.OPERATIONS([.$J$85];[.$B$13];[.$J262];[.$B$7];[.K$85])" office:value-type="float" office:value="0" calcext:value-type="float">
            <text:p>0</text:p>
          </table:table-cell>
          <table:table-cell table:style-name="ce34" table:formula="of:=MULTIPLE.OPERATIONS([.$J$85];[.$B$13];[.$J262];[.$B$7];[.L$85])" office:value-type="string" office:string-value="" calcext:value-type="error">
            <text:p>#N/D</text:p>
          </table:table-cell>
          <table:table-cell table:style-name="ce34" table:formula="of:=MULTIPLE.OPERATIONS([.$J$85];[.$B$13];[.$J262];[.$B$7];[.M$85])" office:value-type="string" office:string-value="" calcext:value-type="error">
            <text:p>#N/D</text:p>
          </table:table-cell>
          <table:table-cell table:style-name="ce34" table:formula="of:=MULTIPLE.OPERATIONS([.$J$85];[.$B$13];[.$J262];[.$B$7];[.N$85])" office:value-type="string" office:string-value="" calcext:value-type="error">
            <text:p>#N/D</text:p>
          </table:table-cell>
          <table:table-cell table:style-name="ce34" table:formula="of:=MULTIPLE.OPERATIONS([.$J$85];[.$B$13];[.$J262];[.$B$7];[.O$85])" office:value-type="string" office:string-value="" calcext:value-type="error">
            <text:p>#N/D</text:p>
          </table:table-cell>
          <table:table-cell table:style-name="ce34" table:formula="of:=MULTIPLE.OPERATIONS([.$J$85];[.$B$13];[.$J26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2]+1" office:value-type="float" office:value="178" calcext:value-type="float">
            <text:p>178</text:p>
          </table:table-cell>
          <table:table-cell table:style-name="ce34" table:formula="of:=MULTIPLE.OPERATIONS([.G$85];[.$B$12];[.$F263])" office:value-type="float" office:value="8" calcext:value-type="float">
            <text:p>8</text:p>
          </table:table-cell>
          <table:table-cell table:style-name="ce34" table:number-columns-repeated="2"/>
          <table:table-cell table:style-name="ce34" table:formula="of:=[.J262]+512" office:value-type="float" office:value="90624" calcext:value-type="float">
            <text:p>90624</text:p>
          </table:table-cell>
          <table:table-cell table:style-name="ce34" table:formula="of:=MULTIPLE.OPERATIONS([.$J$85];[.$B$13];[.$J263];[.$B$7];[.K$85])" office:value-type="float" office:value="0" calcext:value-type="float">
            <text:p>0</text:p>
          </table:table-cell>
          <table:table-cell table:style-name="ce34" table:formula="of:=MULTIPLE.OPERATIONS([.$J$85];[.$B$13];[.$J263];[.$B$7];[.L$85])" office:value-type="string" office:string-value="" calcext:value-type="error">
            <text:p>#N/D</text:p>
          </table:table-cell>
          <table:table-cell table:style-name="ce34" table:formula="of:=MULTIPLE.OPERATIONS([.$J$85];[.$B$13];[.$J263];[.$B$7];[.M$85])" office:value-type="string" office:string-value="" calcext:value-type="error">
            <text:p>#N/D</text:p>
          </table:table-cell>
          <table:table-cell table:style-name="ce34" table:formula="of:=MULTIPLE.OPERATIONS([.$J$85];[.$B$13];[.$J263];[.$B$7];[.N$85])" office:value-type="string" office:string-value="" calcext:value-type="error">
            <text:p>#N/D</text:p>
          </table:table-cell>
          <table:table-cell table:style-name="ce34" table:formula="of:=MULTIPLE.OPERATIONS([.$J$85];[.$B$13];[.$J263];[.$B$7];[.O$85])" office:value-type="string" office:string-value="" calcext:value-type="error">
            <text:p>#N/D</text:p>
          </table:table-cell>
          <table:table-cell table:style-name="ce34" table:formula="of:=MULTIPLE.OPERATIONS([.$J$85];[.$B$13];[.$J26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3]+1" office:value-type="float" office:value="179" calcext:value-type="float">
            <text:p>179</text:p>
          </table:table-cell>
          <table:table-cell table:style-name="ce34" table:formula="of:=MULTIPLE.OPERATIONS([.G$85];[.$B$12];[.$F264])" office:value-type="float" office:value="8" calcext:value-type="float">
            <text:p>8</text:p>
          </table:table-cell>
          <table:table-cell table:style-name="ce34" table:number-columns-repeated="2"/>
          <table:table-cell table:style-name="ce34" table:formula="of:=[.J263]+512" office:value-type="float" office:value="91136" calcext:value-type="float">
            <text:p>91136</text:p>
          </table:table-cell>
          <table:table-cell table:style-name="ce34" table:formula="of:=MULTIPLE.OPERATIONS([.$J$85];[.$B$13];[.$J264];[.$B$7];[.K$85])" office:value-type="float" office:value="0" calcext:value-type="float">
            <text:p>0</text:p>
          </table:table-cell>
          <table:table-cell table:style-name="ce34" table:formula="of:=MULTIPLE.OPERATIONS([.$J$85];[.$B$13];[.$J264];[.$B$7];[.L$85])" office:value-type="string" office:string-value="" calcext:value-type="error">
            <text:p>#N/D</text:p>
          </table:table-cell>
          <table:table-cell table:style-name="ce34" table:formula="of:=MULTIPLE.OPERATIONS([.$J$85];[.$B$13];[.$J264];[.$B$7];[.M$85])" office:value-type="string" office:string-value="" calcext:value-type="error">
            <text:p>#N/D</text:p>
          </table:table-cell>
          <table:table-cell table:style-name="ce34" table:formula="of:=MULTIPLE.OPERATIONS([.$J$85];[.$B$13];[.$J264];[.$B$7];[.N$85])" office:value-type="string" office:string-value="" calcext:value-type="error">
            <text:p>#N/D</text:p>
          </table:table-cell>
          <table:table-cell table:style-name="ce34" table:formula="of:=MULTIPLE.OPERATIONS([.$J$85];[.$B$13];[.$J264];[.$B$7];[.O$85])" office:value-type="string" office:string-value="" calcext:value-type="error">
            <text:p>#N/D</text:p>
          </table:table-cell>
          <table:table-cell table:style-name="ce34" table:formula="of:=MULTIPLE.OPERATIONS([.$J$85];[.$B$13];[.$J26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4]+1" office:value-type="float" office:value="180" calcext:value-type="float">
            <text:p>180</text:p>
          </table:table-cell>
          <table:table-cell table:style-name="ce34" table:formula="of:=MULTIPLE.OPERATIONS([.G$85];[.$B$12];[.$F265])" office:value-type="float" office:value="8" calcext:value-type="float">
            <text:p>8</text:p>
          </table:table-cell>
          <table:table-cell table:style-name="ce34" table:number-columns-repeated="2"/>
          <table:table-cell table:style-name="ce34" table:formula="of:=[.J264]+512" office:value-type="float" office:value="91648" calcext:value-type="float">
            <text:p>91648</text:p>
          </table:table-cell>
          <table:table-cell table:style-name="ce34" table:formula="of:=MULTIPLE.OPERATIONS([.$J$85];[.$B$13];[.$J265];[.$B$7];[.K$85])" office:value-type="float" office:value="0" calcext:value-type="float">
            <text:p>0</text:p>
          </table:table-cell>
          <table:table-cell table:style-name="ce34" table:formula="of:=MULTIPLE.OPERATIONS([.$J$85];[.$B$13];[.$J265];[.$B$7];[.L$85])" office:value-type="string" office:string-value="" calcext:value-type="error">
            <text:p>#N/D</text:p>
          </table:table-cell>
          <table:table-cell table:style-name="ce34" table:formula="of:=MULTIPLE.OPERATIONS([.$J$85];[.$B$13];[.$J265];[.$B$7];[.M$85])" office:value-type="string" office:string-value="" calcext:value-type="error">
            <text:p>#N/D</text:p>
          </table:table-cell>
          <table:table-cell table:style-name="ce34" table:formula="of:=MULTIPLE.OPERATIONS([.$J$85];[.$B$13];[.$J265];[.$B$7];[.N$85])" office:value-type="string" office:string-value="" calcext:value-type="error">
            <text:p>#N/D</text:p>
          </table:table-cell>
          <table:table-cell table:style-name="ce34" table:formula="of:=MULTIPLE.OPERATIONS([.$J$85];[.$B$13];[.$J265];[.$B$7];[.O$85])" office:value-type="string" office:string-value="" calcext:value-type="error">
            <text:p>#N/D</text:p>
          </table:table-cell>
          <table:table-cell table:style-name="ce34" table:formula="of:=MULTIPLE.OPERATIONS([.$J$85];[.$B$13];[.$J26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5]+1" office:value-type="float" office:value="181" calcext:value-type="float">
            <text:p>181</text:p>
          </table:table-cell>
          <table:table-cell table:style-name="ce34" table:formula="of:=MULTIPLE.OPERATIONS([.G$85];[.$B$12];[.$F266])" office:value-type="float" office:value="8" calcext:value-type="float">
            <text:p>8</text:p>
          </table:table-cell>
          <table:table-cell table:style-name="ce34" table:number-columns-repeated="2"/>
          <table:table-cell table:style-name="ce34" table:formula="of:=[.J265]+512" office:value-type="float" office:value="92160" calcext:value-type="float">
            <text:p>92160</text:p>
          </table:table-cell>
          <table:table-cell table:style-name="ce34" table:formula="of:=MULTIPLE.OPERATIONS([.$J$85];[.$B$13];[.$J266];[.$B$7];[.K$85])" office:value-type="float" office:value="0" calcext:value-type="float">
            <text:p>0</text:p>
          </table:table-cell>
          <table:table-cell table:style-name="ce34" table:formula="of:=MULTIPLE.OPERATIONS([.$J$85];[.$B$13];[.$J266];[.$B$7];[.L$85])" office:value-type="string" office:string-value="" calcext:value-type="error">
            <text:p>#N/D</text:p>
          </table:table-cell>
          <table:table-cell table:style-name="ce34" table:formula="of:=MULTIPLE.OPERATIONS([.$J$85];[.$B$13];[.$J266];[.$B$7];[.M$85])" office:value-type="string" office:string-value="" calcext:value-type="error">
            <text:p>#N/D</text:p>
          </table:table-cell>
          <table:table-cell table:style-name="ce34" table:formula="of:=MULTIPLE.OPERATIONS([.$J$85];[.$B$13];[.$J266];[.$B$7];[.N$85])" office:value-type="string" office:string-value="" calcext:value-type="error">
            <text:p>#N/D</text:p>
          </table:table-cell>
          <table:table-cell table:style-name="ce34" table:formula="of:=MULTIPLE.OPERATIONS([.$J$85];[.$B$13];[.$J266];[.$B$7];[.O$85])" office:value-type="string" office:string-value="" calcext:value-type="error">
            <text:p>#N/D</text:p>
          </table:table-cell>
          <table:table-cell table:style-name="ce34" table:formula="of:=MULTIPLE.OPERATIONS([.$J$85];[.$B$13];[.$J26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6]+1" office:value-type="float" office:value="182" calcext:value-type="float">
            <text:p>182</text:p>
          </table:table-cell>
          <table:table-cell table:style-name="ce34" table:formula="of:=MULTIPLE.OPERATIONS([.G$85];[.$B$12];[.$F267])" office:value-type="float" office:value="8" calcext:value-type="float">
            <text:p>8</text:p>
          </table:table-cell>
          <table:table-cell table:style-name="ce34" table:number-columns-repeated="2"/>
          <table:table-cell table:style-name="ce34" table:formula="of:=[.J266]+512" office:value-type="float" office:value="92672" calcext:value-type="float">
            <text:p>92672</text:p>
          </table:table-cell>
          <table:table-cell table:style-name="ce34" table:formula="of:=MULTIPLE.OPERATIONS([.$J$85];[.$B$13];[.$J267];[.$B$7];[.K$85])" office:value-type="float" office:value="0" calcext:value-type="float">
            <text:p>0</text:p>
          </table:table-cell>
          <table:table-cell table:style-name="ce34" table:formula="of:=MULTIPLE.OPERATIONS([.$J$85];[.$B$13];[.$J267];[.$B$7];[.L$85])" office:value-type="string" office:string-value="" calcext:value-type="error">
            <text:p>#N/D</text:p>
          </table:table-cell>
          <table:table-cell table:style-name="ce34" table:formula="of:=MULTIPLE.OPERATIONS([.$J$85];[.$B$13];[.$J267];[.$B$7];[.M$85])" office:value-type="string" office:string-value="" calcext:value-type="error">
            <text:p>#N/D</text:p>
          </table:table-cell>
          <table:table-cell table:style-name="ce34" table:formula="of:=MULTIPLE.OPERATIONS([.$J$85];[.$B$13];[.$J267];[.$B$7];[.N$85])" office:value-type="string" office:string-value="" calcext:value-type="error">
            <text:p>#N/D</text:p>
          </table:table-cell>
          <table:table-cell table:style-name="ce34" table:formula="of:=MULTIPLE.OPERATIONS([.$J$85];[.$B$13];[.$J267];[.$B$7];[.O$85])" office:value-type="string" office:string-value="" calcext:value-type="error">
            <text:p>#N/D</text:p>
          </table:table-cell>
          <table:table-cell table:style-name="ce34" table:formula="of:=MULTIPLE.OPERATIONS([.$J$85];[.$B$13];[.$J26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7]+1" office:value-type="float" office:value="183" calcext:value-type="float">
            <text:p>183</text:p>
          </table:table-cell>
          <table:table-cell table:style-name="ce34" table:formula="of:=MULTIPLE.OPERATIONS([.G$85];[.$B$12];[.$F268])" office:value-type="float" office:value="8" calcext:value-type="float">
            <text:p>8</text:p>
          </table:table-cell>
          <table:table-cell table:style-name="ce34" table:number-columns-repeated="2"/>
          <table:table-cell table:style-name="ce34" table:formula="of:=[.J267]+512" office:value-type="float" office:value="93184" calcext:value-type="float">
            <text:p>93184</text:p>
          </table:table-cell>
          <table:table-cell table:style-name="ce34" table:formula="of:=MULTIPLE.OPERATIONS([.$J$85];[.$B$13];[.$J268];[.$B$7];[.K$85])" office:value-type="float" office:value="0" calcext:value-type="float">
            <text:p>0</text:p>
          </table:table-cell>
          <table:table-cell table:style-name="ce34" table:formula="of:=MULTIPLE.OPERATIONS([.$J$85];[.$B$13];[.$J268];[.$B$7];[.L$85])" office:value-type="string" office:string-value="" calcext:value-type="error">
            <text:p>#N/D</text:p>
          </table:table-cell>
          <table:table-cell table:style-name="ce34" table:formula="of:=MULTIPLE.OPERATIONS([.$J$85];[.$B$13];[.$J268];[.$B$7];[.M$85])" office:value-type="string" office:string-value="" calcext:value-type="error">
            <text:p>#N/D</text:p>
          </table:table-cell>
          <table:table-cell table:style-name="ce34" table:formula="of:=MULTIPLE.OPERATIONS([.$J$85];[.$B$13];[.$J268];[.$B$7];[.N$85])" office:value-type="string" office:string-value="" calcext:value-type="error">
            <text:p>#N/D</text:p>
          </table:table-cell>
          <table:table-cell table:style-name="ce34" table:formula="of:=MULTIPLE.OPERATIONS([.$J$85];[.$B$13];[.$J268];[.$B$7];[.O$85])" office:value-type="string" office:string-value="" calcext:value-type="error">
            <text:p>#N/D</text:p>
          </table:table-cell>
          <table:table-cell table:style-name="ce34" table:formula="of:=MULTIPLE.OPERATIONS([.$J$85];[.$B$13];[.$J26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8]+1" office:value-type="float" office:value="184" calcext:value-type="float">
            <text:p>184</text:p>
          </table:table-cell>
          <table:table-cell table:style-name="ce34" table:formula="of:=MULTIPLE.OPERATIONS([.G$85];[.$B$12];[.$F269])" office:value-type="float" office:value="8" calcext:value-type="float">
            <text:p>8</text:p>
          </table:table-cell>
          <table:table-cell table:style-name="ce34" table:number-columns-repeated="2"/>
          <table:table-cell table:style-name="ce34" table:formula="of:=[.J268]+512" office:value-type="float" office:value="93696" calcext:value-type="float">
            <text:p>93696</text:p>
          </table:table-cell>
          <table:table-cell table:style-name="ce34" table:formula="of:=MULTIPLE.OPERATIONS([.$J$85];[.$B$13];[.$J269];[.$B$7];[.K$85])" office:value-type="float" office:value="0" calcext:value-type="float">
            <text:p>0</text:p>
          </table:table-cell>
          <table:table-cell table:style-name="ce34" table:formula="of:=MULTIPLE.OPERATIONS([.$J$85];[.$B$13];[.$J269];[.$B$7];[.L$85])" office:value-type="string" office:string-value="" calcext:value-type="error">
            <text:p>#N/D</text:p>
          </table:table-cell>
          <table:table-cell table:style-name="ce34" table:formula="of:=MULTIPLE.OPERATIONS([.$J$85];[.$B$13];[.$J269];[.$B$7];[.M$85])" office:value-type="string" office:string-value="" calcext:value-type="error">
            <text:p>#N/D</text:p>
          </table:table-cell>
          <table:table-cell table:style-name="ce34" table:formula="of:=MULTIPLE.OPERATIONS([.$J$85];[.$B$13];[.$J269];[.$B$7];[.N$85])" office:value-type="string" office:string-value="" calcext:value-type="error">
            <text:p>#N/D</text:p>
          </table:table-cell>
          <table:table-cell table:style-name="ce34" table:formula="of:=MULTIPLE.OPERATIONS([.$J$85];[.$B$13];[.$J269];[.$B$7];[.O$85])" office:value-type="string" office:string-value="" calcext:value-type="error">
            <text:p>#N/D</text:p>
          </table:table-cell>
          <table:table-cell table:style-name="ce34" table:formula="of:=MULTIPLE.OPERATIONS([.$J$85];[.$B$13];[.$J269];[.$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69]+1" office:value-type="float" office:value="185" calcext:value-type="float">
            <text:p>185</text:p>
          </table:table-cell>
          <table:table-cell table:style-name="ce34" table:formula="of:=MULTIPLE.OPERATIONS([.G$85];[.$B$12];[.$F270])" office:value-type="float" office:value="8" calcext:value-type="float">
            <text:p>8</text:p>
          </table:table-cell>
          <table:table-cell table:style-name="ce34" table:number-columns-repeated="2"/>
          <table:table-cell table:style-name="ce34" table:formula="of:=[.J269]+512" office:value-type="float" office:value="94208" calcext:value-type="float">
            <text:p>94208</text:p>
          </table:table-cell>
          <table:table-cell table:style-name="ce34" table:formula="of:=MULTIPLE.OPERATIONS([.$J$85];[.$B$13];[.$J270];[.$B$7];[.K$85])" office:value-type="float" office:value="0" calcext:value-type="float">
            <text:p>0</text:p>
          </table:table-cell>
          <table:table-cell table:style-name="ce34" table:formula="of:=MULTIPLE.OPERATIONS([.$J$85];[.$B$13];[.$J270];[.$B$7];[.L$85])" office:value-type="string" office:string-value="" calcext:value-type="error">
            <text:p>#N/D</text:p>
          </table:table-cell>
          <table:table-cell table:style-name="ce34" table:formula="of:=MULTIPLE.OPERATIONS([.$J$85];[.$B$13];[.$J270];[.$B$7];[.M$85])" office:value-type="string" office:string-value="" calcext:value-type="error">
            <text:p>#N/D</text:p>
          </table:table-cell>
          <table:table-cell table:style-name="ce34" table:formula="of:=MULTIPLE.OPERATIONS([.$J$85];[.$B$13];[.$J270];[.$B$7];[.N$85])" office:value-type="string" office:string-value="" calcext:value-type="error">
            <text:p>#N/D</text:p>
          </table:table-cell>
          <table:table-cell table:style-name="ce34" table:formula="of:=MULTIPLE.OPERATIONS([.$J$85];[.$B$13];[.$J270];[.$B$7];[.O$85])" office:value-type="string" office:string-value="" calcext:value-type="error">
            <text:p>#N/D</text:p>
          </table:table-cell>
          <table:table-cell table:style-name="ce34" table:formula="of:=MULTIPLE.OPERATIONS([.$J$85];[.$B$13];[.$J270];[.$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0]+1" office:value-type="float" office:value="186" calcext:value-type="float">
            <text:p>186</text:p>
          </table:table-cell>
          <table:table-cell table:style-name="ce34" table:formula="of:=MULTIPLE.OPERATIONS([.G$85];[.$B$12];[.$F271])" office:value-type="float" office:value="8" calcext:value-type="float">
            <text:p>8</text:p>
          </table:table-cell>
          <table:table-cell table:style-name="ce34" table:number-columns-repeated="2"/>
          <table:table-cell table:style-name="ce34" table:formula="of:=[.J270]+512" office:value-type="float" office:value="94720" calcext:value-type="float">
            <text:p>94720</text:p>
          </table:table-cell>
          <table:table-cell table:style-name="ce34" table:formula="of:=MULTIPLE.OPERATIONS([.$J$85];[.$B$13];[.$J271];[.$B$7];[.K$85])" office:value-type="float" office:value="0" calcext:value-type="float">
            <text:p>0</text:p>
          </table:table-cell>
          <table:table-cell table:style-name="ce34" table:formula="of:=MULTIPLE.OPERATIONS([.$J$85];[.$B$13];[.$J271];[.$B$7];[.L$85])" office:value-type="string" office:string-value="" calcext:value-type="error">
            <text:p>#N/D</text:p>
          </table:table-cell>
          <table:table-cell table:style-name="ce34" table:formula="of:=MULTIPLE.OPERATIONS([.$J$85];[.$B$13];[.$J271];[.$B$7];[.M$85])" office:value-type="string" office:string-value="" calcext:value-type="error">
            <text:p>#N/D</text:p>
          </table:table-cell>
          <table:table-cell table:style-name="ce34" table:formula="of:=MULTIPLE.OPERATIONS([.$J$85];[.$B$13];[.$J271];[.$B$7];[.N$85])" office:value-type="string" office:string-value="" calcext:value-type="error">
            <text:p>#N/D</text:p>
          </table:table-cell>
          <table:table-cell table:style-name="ce34" table:formula="of:=MULTIPLE.OPERATIONS([.$J$85];[.$B$13];[.$J271];[.$B$7];[.O$85])" office:value-type="string" office:string-value="" calcext:value-type="error">
            <text:p>#N/D</text:p>
          </table:table-cell>
          <table:table-cell table:style-name="ce34" table:formula="of:=MULTIPLE.OPERATIONS([.$J$85];[.$B$13];[.$J271];[.$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1]+1" office:value-type="float" office:value="187" calcext:value-type="float">
            <text:p>187</text:p>
          </table:table-cell>
          <table:table-cell table:style-name="ce34" table:formula="of:=MULTIPLE.OPERATIONS([.G$85];[.$B$12];[.$F272])" office:value-type="float" office:value="8" calcext:value-type="float">
            <text:p>8</text:p>
          </table:table-cell>
          <table:table-cell table:style-name="ce34" table:number-columns-repeated="2"/>
          <table:table-cell table:style-name="ce34" table:formula="of:=[.J271]+512" office:value-type="float" office:value="95232" calcext:value-type="float">
            <text:p>95232</text:p>
          </table:table-cell>
          <table:table-cell table:style-name="ce34" table:formula="of:=MULTIPLE.OPERATIONS([.$J$85];[.$B$13];[.$J272];[.$B$7];[.K$85])" office:value-type="float" office:value="0" calcext:value-type="float">
            <text:p>0</text:p>
          </table:table-cell>
          <table:table-cell table:style-name="ce34" table:formula="of:=MULTIPLE.OPERATIONS([.$J$85];[.$B$13];[.$J272];[.$B$7];[.L$85])" office:value-type="string" office:string-value="" calcext:value-type="error">
            <text:p>#N/D</text:p>
          </table:table-cell>
          <table:table-cell table:style-name="ce34" table:formula="of:=MULTIPLE.OPERATIONS([.$J$85];[.$B$13];[.$J272];[.$B$7];[.M$85])" office:value-type="string" office:string-value="" calcext:value-type="error">
            <text:p>#N/D</text:p>
          </table:table-cell>
          <table:table-cell table:style-name="ce34" table:formula="of:=MULTIPLE.OPERATIONS([.$J$85];[.$B$13];[.$J272];[.$B$7];[.N$85])" office:value-type="string" office:string-value="" calcext:value-type="error">
            <text:p>#N/D</text:p>
          </table:table-cell>
          <table:table-cell table:style-name="ce34" table:formula="of:=MULTIPLE.OPERATIONS([.$J$85];[.$B$13];[.$J272];[.$B$7];[.O$85])" office:value-type="string" office:string-value="" calcext:value-type="error">
            <text:p>#N/D</text:p>
          </table:table-cell>
          <table:table-cell table:style-name="ce34" table:formula="of:=MULTIPLE.OPERATIONS([.$J$85];[.$B$13];[.$J272];[.$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2]+1" office:value-type="float" office:value="188" calcext:value-type="float">
            <text:p>188</text:p>
          </table:table-cell>
          <table:table-cell table:style-name="ce34" table:formula="of:=MULTIPLE.OPERATIONS([.G$85];[.$B$12];[.$F273])" office:value-type="float" office:value="8" calcext:value-type="float">
            <text:p>8</text:p>
          </table:table-cell>
          <table:table-cell table:style-name="ce34" table:number-columns-repeated="2"/>
          <table:table-cell table:style-name="ce34" table:formula="of:=[.J272]+512" office:value-type="float" office:value="95744" calcext:value-type="float">
            <text:p>95744</text:p>
          </table:table-cell>
          <table:table-cell table:style-name="ce34" table:formula="of:=MULTIPLE.OPERATIONS([.$J$85];[.$B$13];[.$J273];[.$B$7];[.K$85])" office:value-type="float" office:value="0" calcext:value-type="float">
            <text:p>0</text:p>
          </table:table-cell>
          <table:table-cell table:style-name="ce34" table:formula="of:=MULTIPLE.OPERATIONS([.$J$85];[.$B$13];[.$J273];[.$B$7];[.L$85])" office:value-type="string" office:string-value="" calcext:value-type="error">
            <text:p>#N/D</text:p>
          </table:table-cell>
          <table:table-cell table:style-name="ce34" table:formula="of:=MULTIPLE.OPERATIONS([.$J$85];[.$B$13];[.$J273];[.$B$7];[.M$85])" office:value-type="string" office:string-value="" calcext:value-type="error">
            <text:p>#N/D</text:p>
          </table:table-cell>
          <table:table-cell table:style-name="ce34" table:formula="of:=MULTIPLE.OPERATIONS([.$J$85];[.$B$13];[.$J273];[.$B$7];[.N$85])" office:value-type="string" office:string-value="" calcext:value-type="error">
            <text:p>#N/D</text:p>
          </table:table-cell>
          <table:table-cell table:style-name="ce34" table:formula="of:=MULTIPLE.OPERATIONS([.$J$85];[.$B$13];[.$J273];[.$B$7];[.O$85])" office:value-type="string" office:string-value="" calcext:value-type="error">
            <text:p>#N/D</text:p>
          </table:table-cell>
          <table:table-cell table:style-name="ce34" table:formula="of:=MULTIPLE.OPERATIONS([.$J$85];[.$B$13];[.$J273];[.$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3]+1" office:value-type="float" office:value="189" calcext:value-type="float">
            <text:p>189</text:p>
          </table:table-cell>
          <table:table-cell table:style-name="ce34" table:formula="of:=MULTIPLE.OPERATIONS([.G$85];[.$B$12];[.$F274])" office:value-type="float" office:value="8" calcext:value-type="float">
            <text:p>8</text:p>
          </table:table-cell>
          <table:table-cell table:style-name="ce34" table:number-columns-repeated="2"/>
          <table:table-cell table:style-name="ce34" table:formula="of:=[.J273]+512" office:value-type="float" office:value="96256" calcext:value-type="float">
            <text:p>96256</text:p>
          </table:table-cell>
          <table:table-cell table:style-name="ce34" table:formula="of:=MULTIPLE.OPERATIONS([.$J$85];[.$B$13];[.$J274];[.$B$7];[.K$85])" office:value-type="float" office:value="0" calcext:value-type="float">
            <text:p>0</text:p>
          </table:table-cell>
          <table:table-cell table:style-name="ce34" table:formula="of:=MULTIPLE.OPERATIONS([.$J$85];[.$B$13];[.$J274];[.$B$7];[.L$85])" office:value-type="string" office:string-value="" calcext:value-type="error">
            <text:p>#N/D</text:p>
          </table:table-cell>
          <table:table-cell table:style-name="ce34" table:formula="of:=MULTIPLE.OPERATIONS([.$J$85];[.$B$13];[.$J274];[.$B$7];[.M$85])" office:value-type="string" office:string-value="" calcext:value-type="error">
            <text:p>#N/D</text:p>
          </table:table-cell>
          <table:table-cell table:style-name="ce34" table:formula="of:=MULTIPLE.OPERATIONS([.$J$85];[.$B$13];[.$J274];[.$B$7];[.N$85])" office:value-type="string" office:string-value="" calcext:value-type="error">
            <text:p>#N/D</text:p>
          </table:table-cell>
          <table:table-cell table:style-name="ce34" table:formula="of:=MULTIPLE.OPERATIONS([.$J$85];[.$B$13];[.$J274];[.$B$7];[.O$85])" office:value-type="string" office:string-value="" calcext:value-type="error">
            <text:p>#N/D</text:p>
          </table:table-cell>
          <table:table-cell table:style-name="ce34" table:formula="of:=MULTIPLE.OPERATIONS([.$J$85];[.$B$13];[.$J274];[.$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4]+1" office:value-type="float" office:value="190" calcext:value-type="float">
            <text:p>190</text:p>
          </table:table-cell>
          <table:table-cell table:style-name="ce34" table:formula="of:=MULTIPLE.OPERATIONS([.G$85];[.$B$12];[.$F275])" office:value-type="float" office:value="8" calcext:value-type="float">
            <text:p>8</text:p>
          </table:table-cell>
          <table:table-cell table:style-name="ce34" table:number-columns-repeated="2"/>
          <table:table-cell table:style-name="ce34" table:formula="of:=[.J274]+512" office:value-type="float" office:value="96768" calcext:value-type="float">
            <text:p>96768</text:p>
          </table:table-cell>
          <table:table-cell table:style-name="ce34" table:formula="of:=MULTIPLE.OPERATIONS([.$J$85];[.$B$13];[.$J275];[.$B$7];[.K$85])" office:value-type="float" office:value="0" calcext:value-type="float">
            <text:p>0</text:p>
          </table:table-cell>
          <table:table-cell table:style-name="ce34" table:formula="of:=MULTIPLE.OPERATIONS([.$J$85];[.$B$13];[.$J275];[.$B$7];[.L$85])" office:value-type="string" office:string-value="" calcext:value-type="error">
            <text:p>#N/D</text:p>
          </table:table-cell>
          <table:table-cell table:style-name="ce34" table:formula="of:=MULTIPLE.OPERATIONS([.$J$85];[.$B$13];[.$J275];[.$B$7];[.M$85])" office:value-type="string" office:string-value="" calcext:value-type="error">
            <text:p>#N/D</text:p>
          </table:table-cell>
          <table:table-cell table:style-name="ce34" table:formula="of:=MULTIPLE.OPERATIONS([.$J$85];[.$B$13];[.$J275];[.$B$7];[.N$85])" office:value-type="string" office:string-value="" calcext:value-type="error">
            <text:p>#N/D</text:p>
          </table:table-cell>
          <table:table-cell table:style-name="ce34" table:formula="of:=MULTIPLE.OPERATIONS([.$J$85];[.$B$13];[.$J275];[.$B$7];[.O$85])" office:value-type="string" office:string-value="" calcext:value-type="error">
            <text:p>#N/D</text:p>
          </table:table-cell>
          <table:table-cell table:style-name="ce34" table:formula="of:=MULTIPLE.OPERATIONS([.$J$85];[.$B$13];[.$J275];[.$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5]+1" office:value-type="float" office:value="191" calcext:value-type="float">
            <text:p>191</text:p>
          </table:table-cell>
          <table:table-cell table:style-name="ce34" table:formula="of:=MULTIPLE.OPERATIONS([.G$85];[.$B$12];[.$F276])" office:value-type="float" office:value="8" calcext:value-type="float">
            <text:p>8</text:p>
          </table:table-cell>
          <table:table-cell table:style-name="ce34" table:number-columns-repeated="2"/>
          <table:table-cell table:style-name="ce34" table:formula="of:=[.J275]+512" office:value-type="float" office:value="97280" calcext:value-type="float">
            <text:p>97280</text:p>
          </table:table-cell>
          <table:table-cell table:style-name="ce34" table:formula="of:=MULTIPLE.OPERATIONS([.$J$85];[.$B$13];[.$J276];[.$B$7];[.K$85])" office:value-type="float" office:value="0" calcext:value-type="float">
            <text:p>0</text:p>
          </table:table-cell>
          <table:table-cell table:style-name="ce34" table:formula="of:=MULTIPLE.OPERATIONS([.$J$85];[.$B$13];[.$J276];[.$B$7];[.L$85])" office:value-type="string" office:string-value="" calcext:value-type="error">
            <text:p>#N/D</text:p>
          </table:table-cell>
          <table:table-cell table:style-name="ce34" table:formula="of:=MULTIPLE.OPERATIONS([.$J$85];[.$B$13];[.$J276];[.$B$7];[.M$85])" office:value-type="string" office:string-value="" calcext:value-type="error">
            <text:p>#N/D</text:p>
          </table:table-cell>
          <table:table-cell table:style-name="ce34" table:formula="of:=MULTIPLE.OPERATIONS([.$J$85];[.$B$13];[.$J276];[.$B$7];[.N$85])" office:value-type="string" office:string-value="" calcext:value-type="error">
            <text:p>#N/D</text:p>
          </table:table-cell>
          <table:table-cell table:style-name="ce34" table:formula="of:=MULTIPLE.OPERATIONS([.$J$85];[.$B$13];[.$J276];[.$B$7];[.O$85])" office:value-type="string" office:string-value="" calcext:value-type="error">
            <text:p>#N/D</text:p>
          </table:table-cell>
          <table:table-cell table:style-name="ce34" table:formula="of:=MULTIPLE.OPERATIONS([.$J$85];[.$B$13];[.$J276];[.$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6]+1" office:value-type="float" office:value="192" calcext:value-type="float">
            <text:p>192</text:p>
          </table:table-cell>
          <table:table-cell table:style-name="ce34" table:formula="of:=MULTIPLE.OPERATIONS([.G$85];[.$B$12];[.$F277])" office:value-type="float" office:value="8" calcext:value-type="float">
            <text:p>8</text:p>
          </table:table-cell>
          <table:table-cell table:style-name="ce34" table:number-columns-repeated="2"/>
          <table:table-cell table:style-name="ce34" table:formula="of:=[.J276]+512" office:value-type="float" office:value="97792" calcext:value-type="float">
            <text:p>97792</text:p>
          </table:table-cell>
          <table:table-cell table:style-name="ce34" table:formula="of:=MULTIPLE.OPERATIONS([.$J$85];[.$B$13];[.$J277];[.$B$7];[.K$85])" office:value-type="float" office:value="0" calcext:value-type="float">
            <text:p>0</text:p>
          </table:table-cell>
          <table:table-cell table:style-name="ce34" table:formula="of:=MULTIPLE.OPERATIONS([.$J$85];[.$B$13];[.$J277];[.$B$7];[.L$85])" office:value-type="string" office:string-value="" calcext:value-type="error">
            <text:p>#N/D</text:p>
          </table:table-cell>
          <table:table-cell table:style-name="ce34" table:formula="of:=MULTIPLE.OPERATIONS([.$J$85];[.$B$13];[.$J277];[.$B$7];[.M$85])" office:value-type="string" office:string-value="" calcext:value-type="error">
            <text:p>#N/D</text:p>
          </table:table-cell>
          <table:table-cell table:style-name="ce34" table:formula="of:=MULTIPLE.OPERATIONS([.$J$85];[.$B$13];[.$J277];[.$B$7];[.N$85])" office:value-type="string" office:string-value="" calcext:value-type="error">
            <text:p>#N/D</text:p>
          </table:table-cell>
          <table:table-cell table:style-name="ce34" table:formula="of:=MULTIPLE.OPERATIONS([.$J$85];[.$B$13];[.$J277];[.$B$7];[.O$85])" office:value-type="string" office:string-value="" calcext:value-type="error">
            <text:p>#N/D</text:p>
          </table:table-cell>
          <table:table-cell table:style-name="ce34" table:formula="of:=MULTIPLE.OPERATIONS([.$J$85];[.$B$13];[.$J277];[.$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7]+1" office:value-type="float" office:value="193" calcext:value-type="float">
            <text:p>193</text:p>
          </table:table-cell>
          <table:table-cell table:style-name="ce34" table:formula="of:=MULTIPLE.OPERATIONS([.G$85];[.$B$12];[.$F278])" office:value-type="float" office:value="8" calcext:value-type="float">
            <text:p>8</text:p>
          </table:table-cell>
          <table:table-cell table:style-name="ce34" table:number-columns-repeated="2"/>
          <table:table-cell table:style-name="ce34" table:formula="of:=[.J277]+512" office:value-type="float" office:value="98304" calcext:value-type="float">
            <text:p>98304</text:p>
          </table:table-cell>
          <table:table-cell table:style-name="ce34" table:formula="of:=MULTIPLE.OPERATIONS([.$J$85];[.$B$13];[.$J278];[.$B$7];[.K$85])" office:value-type="float" office:value="0" calcext:value-type="float">
            <text:p>0</text:p>
          </table:table-cell>
          <table:table-cell table:style-name="ce34" table:formula="of:=MULTIPLE.OPERATIONS([.$J$85];[.$B$13];[.$J278];[.$B$7];[.L$85])" office:value-type="string" office:string-value="" calcext:value-type="error">
            <text:p>#N/D</text:p>
          </table:table-cell>
          <table:table-cell table:style-name="ce34" table:formula="of:=MULTIPLE.OPERATIONS([.$J$85];[.$B$13];[.$J278];[.$B$7];[.M$85])" office:value-type="string" office:string-value="" calcext:value-type="error">
            <text:p>#N/D</text:p>
          </table:table-cell>
          <table:table-cell table:style-name="ce34" table:formula="of:=MULTIPLE.OPERATIONS([.$J$85];[.$B$13];[.$J278];[.$B$7];[.N$85])" office:value-type="string" office:string-value="" calcext:value-type="error">
            <text:p>#N/D</text:p>
          </table:table-cell>
          <table:table-cell table:style-name="ce34" table:formula="of:=MULTIPLE.OPERATIONS([.$J$85];[.$B$13];[.$J278];[.$B$7];[.O$85])" office:value-type="string" office:string-value="" calcext:value-type="error">
            <text:p>#N/D</text:p>
          </table:table-cell>
          <table:table-cell table:style-name="ce34" table:formula="of:=MULTIPLE.OPERATIONS([.$J$85];[.$B$13];[.$J278];[.$B$7];[.P$85])" office:value-type="string" office:string-value="" calcext:value-type="error">
            <text:p>#N/D</text:p>
          </table:table-cell>
          <table:table-cell table:style-name="ce34" table:number-columns-repeated="1008"/>
        </table:table-row>
        <table:table-row table:style-name="ro2">
          <table:table-cell table:style-name="ce34" table:number-columns-repeated="5"/>
          <table:table-cell table:style-name="ce34" table:formula="of:=[.F278]+1" office:value-type="float" office:value="194" calcext:value-type="float">
            <text:p>194</text:p>
          </table:table-cell>
          <table:table-cell table:style-name="ce34" table:formula="of:=MULTIPLE.OPERATIONS([.G$85];[.$B$12];[.$F27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79]+1" office:value-type="float" office:value="195" calcext:value-type="float">
            <text:p>195</text:p>
          </table:table-cell>
          <table:table-cell table:style-name="ce34" table:formula="of:=MULTIPLE.OPERATIONS([.G$85];[.$B$12];[.$F28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0]+1" office:value-type="float" office:value="196" calcext:value-type="float">
            <text:p>196</text:p>
          </table:table-cell>
          <table:table-cell table:style-name="ce34" table:formula="of:=MULTIPLE.OPERATIONS([.G$85];[.$B$12];[.$F28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1]+1" office:value-type="float" office:value="197" calcext:value-type="float">
            <text:p>197</text:p>
          </table:table-cell>
          <table:table-cell table:style-name="ce34" table:formula="of:=MULTIPLE.OPERATIONS([.G$85];[.$B$12];[.$F28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2]+1" office:value-type="float" office:value="198" calcext:value-type="float">
            <text:p>198</text:p>
          </table:table-cell>
          <table:table-cell table:style-name="ce34" table:formula="of:=MULTIPLE.OPERATIONS([.G$85];[.$B$12];[.$F28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3]+1" office:value-type="float" office:value="199" calcext:value-type="float">
            <text:p>199</text:p>
          </table:table-cell>
          <table:table-cell table:style-name="ce34" table:formula="of:=MULTIPLE.OPERATIONS([.G$85];[.$B$12];[.$F28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4]+1" office:value-type="float" office:value="200" calcext:value-type="float">
            <text:p>200</text:p>
          </table:table-cell>
          <table:table-cell table:style-name="ce34" table:formula="of:=MULTIPLE.OPERATIONS([.G$85];[.$B$12];[.$F28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5]+1" office:value-type="float" office:value="201" calcext:value-type="float">
            <text:p>201</text:p>
          </table:table-cell>
          <table:table-cell table:style-name="ce34" table:formula="of:=MULTIPLE.OPERATIONS([.G$85];[.$B$12];[.$F28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6]+1" office:value-type="float" office:value="202" calcext:value-type="float">
            <text:p>202</text:p>
          </table:table-cell>
          <table:table-cell table:style-name="ce34" table:formula="of:=MULTIPLE.OPERATIONS([.G$85];[.$B$12];[.$F28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7]+1" office:value-type="float" office:value="203" calcext:value-type="float">
            <text:p>203</text:p>
          </table:table-cell>
          <table:table-cell table:style-name="ce34" table:formula="of:=MULTIPLE.OPERATIONS([.G$85];[.$B$12];[.$F28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8]+1" office:value-type="float" office:value="204" calcext:value-type="float">
            <text:p>204</text:p>
          </table:table-cell>
          <table:table-cell table:style-name="ce34" table:formula="of:=MULTIPLE.OPERATIONS([.G$85];[.$B$12];[.$F28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9]+1" office:value-type="float" office:value="205" calcext:value-type="float">
            <text:p>205</text:p>
          </table:table-cell>
          <table:table-cell table:style-name="ce34" table:formula="of:=MULTIPLE.OPERATIONS([.G$85];[.$B$12];[.$F29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0]+1" office:value-type="float" office:value="206" calcext:value-type="float">
            <text:p>206</text:p>
          </table:table-cell>
          <table:table-cell table:style-name="ce34" table:formula="of:=MULTIPLE.OPERATIONS([.G$85];[.$B$12];[.$F29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1]+1" office:value-type="float" office:value="207" calcext:value-type="float">
            <text:p>207</text:p>
          </table:table-cell>
          <table:table-cell table:style-name="ce34" table:formula="of:=MULTIPLE.OPERATIONS([.G$85];[.$B$12];[.$F29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2]+1" office:value-type="float" office:value="208" calcext:value-type="float">
            <text:p>208</text:p>
          </table:table-cell>
          <table:table-cell table:style-name="ce34" table:formula="of:=MULTIPLE.OPERATIONS([.G$85];[.$B$12];[.$F29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3]+1" office:value-type="float" office:value="209" calcext:value-type="float">
            <text:p>209</text:p>
          </table:table-cell>
          <table:table-cell table:style-name="ce34" table:formula="of:=MULTIPLE.OPERATIONS([.G$85];[.$B$12];[.$F29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4]+1" office:value-type="float" office:value="210" calcext:value-type="float">
            <text:p>210</text:p>
          </table:table-cell>
          <table:table-cell table:style-name="ce34" table:formula="of:=MULTIPLE.OPERATIONS([.G$85];[.$B$12];[.$F29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5]+1" office:value-type="float" office:value="211" calcext:value-type="float">
            <text:p>211</text:p>
          </table:table-cell>
          <table:table-cell table:style-name="ce34" table:formula="of:=MULTIPLE.OPERATIONS([.G$85];[.$B$12];[.$F29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6]+1" office:value-type="float" office:value="212" calcext:value-type="float">
            <text:p>212</text:p>
          </table:table-cell>
          <table:table-cell table:style-name="ce34" table:formula="of:=MULTIPLE.OPERATIONS([.G$85];[.$B$12];[.$F29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7]+1" office:value-type="float" office:value="213" calcext:value-type="float">
            <text:p>213</text:p>
          </table:table-cell>
          <table:table-cell table:style-name="ce34" table:formula="of:=MULTIPLE.OPERATIONS([.G$85];[.$B$12];[.$F29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8]+1" office:value-type="float" office:value="214" calcext:value-type="float">
            <text:p>214</text:p>
          </table:table-cell>
          <table:table-cell table:style-name="ce34" table:formula="of:=MULTIPLE.OPERATIONS([.G$85];[.$B$12];[.$F29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9]+1" office:value-type="float" office:value="215" calcext:value-type="float">
            <text:p>215</text:p>
          </table:table-cell>
          <table:table-cell table:style-name="ce34" table:formula="of:=MULTIPLE.OPERATIONS([.G$85];[.$B$12];[.$F30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0]+1" office:value-type="float" office:value="216" calcext:value-type="float">
            <text:p>216</text:p>
          </table:table-cell>
          <table:table-cell table:style-name="ce34" table:formula="of:=MULTIPLE.OPERATIONS([.G$85];[.$B$12];[.$F30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1]+1" office:value-type="float" office:value="217" calcext:value-type="float">
            <text:p>217</text:p>
          </table:table-cell>
          <table:table-cell table:style-name="ce34" table:formula="of:=MULTIPLE.OPERATIONS([.G$85];[.$B$12];[.$F30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2]+1" office:value-type="float" office:value="218" calcext:value-type="float">
            <text:p>218</text:p>
          </table:table-cell>
          <table:table-cell table:style-name="ce34" table:formula="of:=MULTIPLE.OPERATIONS([.G$85];[.$B$12];[.$F30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3]+1" office:value-type="float" office:value="219" calcext:value-type="float">
            <text:p>219</text:p>
          </table:table-cell>
          <table:table-cell table:style-name="ce34" table:formula="of:=MULTIPLE.OPERATIONS([.G$85];[.$B$12];[.$F30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4]+1" office:value-type="float" office:value="220" calcext:value-type="float">
            <text:p>220</text:p>
          </table:table-cell>
          <table:table-cell table:style-name="ce34" table:formula="of:=MULTIPLE.OPERATIONS([.G$85];[.$B$12];[.$F30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5]+1" office:value-type="float" office:value="221" calcext:value-type="float">
            <text:p>221</text:p>
          </table:table-cell>
          <table:table-cell table:style-name="ce34" table:formula="of:=MULTIPLE.OPERATIONS([.G$85];[.$B$12];[.$F30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6]+1" office:value-type="float" office:value="222" calcext:value-type="float">
            <text:p>222</text:p>
          </table:table-cell>
          <table:table-cell table:style-name="ce34" table:formula="of:=MULTIPLE.OPERATIONS([.G$85];[.$B$12];[.$F30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7]+1" office:value-type="float" office:value="223" calcext:value-type="float">
            <text:p>223</text:p>
          </table:table-cell>
          <table:table-cell table:style-name="ce34" table:formula="of:=MULTIPLE.OPERATIONS([.G$85];[.$B$12];[.$F30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8]+1" office:value-type="float" office:value="224" calcext:value-type="float">
            <text:p>224</text:p>
          </table:table-cell>
          <table:table-cell table:style-name="ce34" table:formula="of:=MULTIPLE.OPERATIONS([.G$85];[.$B$12];[.$F30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9]+1" office:value-type="float" office:value="225" calcext:value-type="float">
            <text:p>225</text:p>
          </table:table-cell>
          <table:table-cell table:style-name="ce34" table:formula="of:=MULTIPLE.OPERATIONS([.G$85];[.$B$12];[.$F31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0]+1" office:value-type="float" office:value="226" calcext:value-type="float">
            <text:p>226</text:p>
          </table:table-cell>
          <table:table-cell table:style-name="ce34" table:formula="of:=MULTIPLE.OPERATIONS([.G$85];[.$B$12];[.$F31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1]+1" office:value-type="float" office:value="227" calcext:value-type="float">
            <text:p>227</text:p>
          </table:table-cell>
          <table:table-cell table:style-name="ce34" table:formula="of:=MULTIPLE.OPERATIONS([.G$85];[.$B$12];[.$F31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2]+1" office:value-type="float" office:value="228" calcext:value-type="float">
            <text:p>228</text:p>
          </table:table-cell>
          <table:table-cell table:style-name="ce34" table:formula="of:=MULTIPLE.OPERATIONS([.G$85];[.$B$12];[.$F31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3]+1" office:value-type="float" office:value="229" calcext:value-type="float">
            <text:p>229</text:p>
          </table:table-cell>
          <table:table-cell table:style-name="ce34" table:formula="of:=MULTIPLE.OPERATIONS([.G$85];[.$B$12];[.$F31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4]+1" office:value-type="float" office:value="230" calcext:value-type="float">
            <text:p>230</text:p>
          </table:table-cell>
          <table:table-cell table:style-name="ce34" table:formula="of:=MULTIPLE.OPERATIONS([.G$85];[.$B$12];[.$F31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5]+1" office:value-type="float" office:value="231" calcext:value-type="float">
            <text:p>231</text:p>
          </table:table-cell>
          <table:table-cell table:style-name="ce34" table:formula="of:=MULTIPLE.OPERATIONS([.G$85];[.$B$12];[.$F31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6]+1" office:value-type="float" office:value="232" calcext:value-type="float">
            <text:p>232</text:p>
          </table:table-cell>
          <table:table-cell table:style-name="ce34" table:formula="of:=MULTIPLE.OPERATIONS([.G$85];[.$B$12];[.$F31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7]+1" office:value-type="float" office:value="233" calcext:value-type="float">
            <text:p>233</text:p>
          </table:table-cell>
          <table:table-cell table:style-name="ce34" table:formula="of:=MULTIPLE.OPERATIONS([.G$85];[.$B$12];[.$F31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8]+1" office:value-type="float" office:value="234" calcext:value-type="float">
            <text:p>234</text:p>
          </table:table-cell>
          <table:table-cell table:style-name="ce34" table:formula="of:=MULTIPLE.OPERATIONS([.G$85];[.$B$12];[.$F31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9]+1" office:value-type="float" office:value="235" calcext:value-type="float">
            <text:p>235</text:p>
          </table:table-cell>
          <table:table-cell table:style-name="ce34" table:formula="of:=MULTIPLE.OPERATIONS([.G$85];[.$B$12];[.$F32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0]+1" office:value-type="float" office:value="236" calcext:value-type="float">
            <text:p>236</text:p>
          </table:table-cell>
          <table:table-cell table:style-name="ce34" table:formula="of:=MULTIPLE.OPERATIONS([.G$85];[.$B$12];[.$F32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1]+1" office:value-type="float" office:value="237" calcext:value-type="float">
            <text:p>237</text:p>
          </table:table-cell>
          <table:table-cell table:style-name="ce34" table:formula="of:=MULTIPLE.OPERATIONS([.G$85];[.$B$12];[.$F32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2]+1" office:value-type="float" office:value="238" calcext:value-type="float">
            <text:p>238</text:p>
          </table:table-cell>
          <table:table-cell table:style-name="ce34" table:formula="of:=MULTIPLE.OPERATIONS([.G$85];[.$B$12];[.$F32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3]+1" office:value-type="float" office:value="239" calcext:value-type="float">
            <text:p>239</text:p>
          </table:table-cell>
          <table:table-cell table:style-name="ce34" table:formula="of:=MULTIPLE.OPERATIONS([.G$85];[.$B$12];[.$F32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4]+1" office:value-type="float" office:value="240" calcext:value-type="float">
            <text:p>240</text:p>
          </table:table-cell>
          <table:table-cell table:style-name="ce34" table:formula="of:=MULTIPLE.OPERATIONS([.G$85];[.$B$12];[.$F32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5]+1" office:value-type="float" office:value="241" calcext:value-type="float">
            <text:p>241</text:p>
          </table:table-cell>
          <table:table-cell table:style-name="ce34" table:formula="of:=MULTIPLE.OPERATIONS([.G$85];[.$B$12];[.$F32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6]+1" office:value-type="float" office:value="242" calcext:value-type="float">
            <text:p>242</text:p>
          </table:table-cell>
          <table:table-cell table:style-name="ce34" table:formula="of:=MULTIPLE.OPERATIONS([.G$85];[.$B$12];[.$F32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7]+1" office:value-type="float" office:value="243" calcext:value-type="float">
            <text:p>243</text:p>
          </table:table-cell>
          <table:table-cell table:style-name="ce34" table:formula="of:=MULTIPLE.OPERATIONS([.G$85];[.$B$12];[.$F32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8]+1" office:value-type="float" office:value="244" calcext:value-type="float">
            <text:p>244</text:p>
          </table:table-cell>
          <table:table-cell table:style-name="ce34" table:formula="of:=MULTIPLE.OPERATIONS([.G$85];[.$B$12];[.$F32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9]+1" office:value-type="float" office:value="245" calcext:value-type="float">
            <text:p>245</text:p>
          </table:table-cell>
          <table:table-cell table:style-name="ce34" table:formula="of:=MULTIPLE.OPERATIONS([.G$85];[.$B$12];[.$F33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0]+1" office:value-type="float" office:value="246" calcext:value-type="float">
            <text:p>246</text:p>
          </table:table-cell>
          <table:table-cell table:style-name="ce34" table:formula="of:=MULTIPLE.OPERATIONS([.G$85];[.$B$12];[.$F33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1]+1" office:value-type="float" office:value="247" calcext:value-type="float">
            <text:p>247</text:p>
          </table:table-cell>
          <table:table-cell table:style-name="ce34" table:formula="of:=MULTIPLE.OPERATIONS([.G$85];[.$B$12];[.$F33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2]+1" office:value-type="float" office:value="248" calcext:value-type="float">
            <text:p>248</text:p>
          </table:table-cell>
          <table:table-cell table:style-name="ce34" table:formula="of:=MULTIPLE.OPERATIONS([.G$85];[.$B$12];[.$F33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3]+1" office:value-type="float" office:value="249" calcext:value-type="float">
            <text:p>249</text:p>
          </table:table-cell>
          <table:table-cell table:style-name="ce34" table:formula="of:=MULTIPLE.OPERATIONS([.G$85];[.$B$12];[.$F33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4]+1" office:value-type="float" office:value="250" calcext:value-type="float">
            <text:p>250</text:p>
          </table:table-cell>
          <table:table-cell table:style-name="ce34" table:formula="of:=MULTIPLE.OPERATIONS([.G$85];[.$B$12];[.$F33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5]+1" office:value-type="float" office:value="251" calcext:value-type="float">
            <text:p>251</text:p>
          </table:table-cell>
          <table:table-cell table:style-name="ce34" table:formula="of:=MULTIPLE.OPERATIONS([.G$85];[.$B$12];[.$F33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6]+1" office:value-type="float" office:value="252" calcext:value-type="float">
            <text:p>252</text:p>
          </table:table-cell>
          <table:table-cell table:style-name="ce34" table:formula="of:=MULTIPLE.OPERATIONS([.G$85];[.$B$12];[.$F33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7]+1" office:value-type="float" office:value="253" calcext:value-type="float">
            <text:p>253</text:p>
          </table:table-cell>
          <table:table-cell table:style-name="ce34" table:formula="of:=MULTIPLE.OPERATIONS([.G$85];[.$B$12];[.$F33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8]+1" office:value-type="float" office:value="254" calcext:value-type="float">
            <text:p>254</text:p>
          </table:table-cell>
          <table:table-cell table:style-name="ce34" table:formula="of:=MULTIPLE.OPERATIONS([.G$85];[.$B$12];[.$F33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9]+1" office:value-type="float" office:value="255" calcext:value-type="float">
            <text:p>255</text:p>
          </table:table-cell>
          <table:table-cell table:style-name="ce34" table:formula="of:=MULTIPLE.OPERATIONS([.G$85];[.$B$12];[.$F340])" office:value-type="float" office:value="8" calcext:value-type="float">
            <text:p>8</text:p>
          </table:table-cell>
          <table:table-cell table:style-name="ce34" table:number-columns-repeated="1017"/>
        </table:table-row>
        <table:table-row table:style-name="ro2">
          <table:table-cell table:style-name="ce34" table:number-columns-repeated="1024"/>
        </table:table-row>
        <table:table-row table:style-name="ro2" table:number-rows-repeated="1048234">
          <table:table-cell table:number-columns-repeated="1024"/>
        </table:table-row>
        <table:table-row table:style-name="ro2">
          <table:table-cell table:number-columns-repeated="1024"/>
        </table:table-row>
        <calcext:conditional-formats>
          <calcext:conditional-format calcext:target-range-address="Calculator.A47:Calculator.D47">
            <calcext:condition calcext:apply-style-name="Excel_CondFormat_1_1_1" calcext:value="formula-is(IF([$Calculator.$B$47]=MIN([$Calculator.$B$47:.$B$49]);1;0))" calcext:base-cell-address="Calculator.A47"/>
          </calcext:conditional-format>
          <calcext:conditional-format calcext:target-range-address="Calculator.A48:Calculator.D48">
            <calcext:condition calcext:apply-style-name="Excel_CondFormat_1_2_1" calcext:value="formula-is(IF([$Calculator.$B$48]=MIN([$Calculator.$B$47:.$B$49]);1;0))" calcext:base-cell-address="Calculator.A48"/>
          </calcext:conditional-format>
          <calcext:conditional-format calcext:target-range-address="Calculator.A49:Calculator.D49">
            <calcext:condition calcext:apply-style-name="Excel_CondFormat_1_3_1" calcext:value="formula-is(IF([$Calculator.$B$49]=MIN([$Calculator.$B$47:.$B$49]);1;0))" calcext:base-cell-address="Calculator.A49"/>
          </calcext:conditional-format>
          <calcext:conditional-format calcext:target-range-address="Calculator.A8:Calculator.B8">
            <calcext:condition calcext:apply-style-name="Excel_CondFormat_1_4_1" calcext:value="formula-is(IF(OR(computeCapability&lt;5.2;computeCapability&gt;=7);1;0))" calcext:base-cell-address="Calculator.A8"/>
          </calcext:conditional-format>
          <calcext:conditional-format calcext:target-range-address="Calculator.B7:Calculator.B7">
            <calcext:condition calcext:apply-style-name="Excel_CondFormat_1_5_1" calcext:value="formula-is(IF(ISERROR(MATCH([$Calculator.$B$7];INDIRECT(HLOOKUP(computeCapability;GPUData;MATCH(&quot;SM Version&quot;;GPUData_labels;0))&amp;&quot;_SharedMem_Configs&quot;);0));1;0))" calcext:base-cell-address="Calculator.B7"/>
          </calcext:conditional-format>
        </calcext:conditional-formats>
      </table:table>
      <table:table table:name="Help" table:style-name="ta2">
        <table:table-column table:style-name="co6" table:default-cell-style-name="ce195"/>
        <table:table-column table:style-name="co7" table:default-cell-style-name="ce195"/>
        <table:table-column table:style-name="co6" table:number-columns-repeated="255" table:default-cell-style-name="ce195"/>
        <table:table-column table:style-name="co6" table:number-columns-repeated="767" table:default-cell-style-name="Default"/>
        <table:table-row table:style-name="ro2">
          <table:table-cell table:number-columns-repeated="1024"/>
        </table:table-row>
        <table:table-row table:style-name="ro8">
          <table:table-cell table:style-name="ce196"/>
          <table:table-cell table:style-name="ce197" office:value-type="string" calcext:value-type="string">
            <text:p>IMPORTANT</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2" office:value-type="string" calcext:value-type="string">
            <text:p>This spreadsheet requires Excel macros for full functionality. <text:s/>When you load this file, make sure you enable macros </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2" office:value-type="string" calcext:value-type="string">
            <text:p>because they are often disabled by default by Excel.</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2"/>
          <table:table-cell table:style-name="ce196"/>
          <table:table-cell table:style-name="ce112" table:number-columns-repeated="18"/>
          <table:table-cell table:number-columns-repeated="1003"/>
        </table:table-row>
        <table:table-row table:style-name="ro8">
          <table:table-cell table:style-name="ce196"/>
          <table:table-cell table:style-name="ce197" office:value-type="string" calcext:value-type="string">
            <text:p>Overview</text:p>
          </table:table-cell>
          <table:table-cell table:style-name="ce196"/>
          <table:table-cell table:style-name="ce112" table:number-columns-repeated="18"/>
          <table:table-cell table:number-columns-repeated="1003"/>
        </table:table-row>
        <table:table-row table:style-name="ro9">
          <table:table-cell table:style-name="ce196"/>
          <table:table-cell table:style-name="ce198" office:value-type="string" calcext:value-type="string">
            <text:p>The CUDA Occupancy Calculator allows you to compute the multiprocessor occupancy of a GPU by a given CUDA kernel. <text:s/>The multiprocessor occupancy is the ratio of active warps to the maximum number of warps supported on a multiprocessor of the GPU. <text:s/>Each multiprocessor on the device has a set of N registers available for use by CUDA program threads. <text:s/>These registers are a shared resource that are allocated among the thread blocks executing on a multiprocessor. <text:s/>The CUDA compiler attempts to minimize register usage to maximize the number of thread blocks that can be active in the machine simultaneously. <text:s text:c="2"/>If a program tries to launch a kernel for which the registers used per thread times the thread block size is greater than N, the launch will fail. <text:s/></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4"/>
          <table:table-cell table:style-name="ce196"/>
          <table:table-cell table:style-name="ce112" table:number-columns-repeated="18"/>
          <table:table-cell table:number-columns-repeated="1003"/>
        </table:table-row>
        <table:table-row table:style-name="ro2">
          <table:table-cell table:style-name="ce196"/>
          <table:table-cell table:style-name="ce114" office:value-type="string" calcext:value-type="string">
            <text:p>The size of <text:span text:style-name="T14">N</text:span><text:span text:style-name="T16"> on GPUs with compute capability 1.0-1.1 is 8192 32-bit registers per multiprocessor.  On GPUs with compute </text:span></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4" office:value-type="string" calcext:value-type="string">
            <text:p>capability 1.2-1.3, N = 16384. <text:s/>On GPUs with compute capability 2.0-2.1, N = 32768. <text:s/>On GPUs with compute capability 3.0,</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4" office:value-type="string" calcext:value-type="string">
            <text:p>N=65536.</text:p>
          </table:table-cell>
          <table:table-cell table:style-name="ce196"/>
          <table:table-cell table:style-name="ce112" table:number-columns-repeated="18"/>
          <table:table-cell table:number-columns-repeated="1003"/>
        </table:table-row>
        <table:table-row table:style-name="ro10">
          <table:table-cell table:style-name="ce196"/>
          <table:table-cell table:style-name="ce199" office:value-type="string" calcext:value-type="string">
            <text:p>Maximizing the occupancy can help to cover latency during global memory loads that are followed by a __syncthreads(). <text:s/>The occupancy is determined by the amount of shared memory and registers used by each thread block. <text:s/>Because of this, programmers need to choose the size of thread blocks with care in order to maximize occupancy. <text:s/>This GPU Occupancy Calculator can assist in choosing thread block size based on shared memory and register requirements.</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4"/>
          <table:table-cell table:style-name="ce196"/>
          <table:table-cell table:style-name="ce112" table:number-columns-repeated="18"/>
          <table:table-cell table:number-columns-repeated="1003"/>
        </table:table-row>
        <table:table-row table:style-name="ro8">
          <table:table-cell table:style-name="ce196"/>
          <table:table-cell table:style-name="ce200" office:value-type="string" calcext:value-type="string">
            <text:p>Instructions</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4" office:value-type="string" calcext:value-type="string">
            <text:p>Using the CUDA Occupancy Calculator is as easy as 1-2-3. <text:s/>Change to the calculator sheet and follow these three steps.</text:p>
          </table:table-cell>
          <table:table-cell table:style-name="ce196"/>
          <table:table-cell table:style-name="ce112" table:number-columns-repeated="18"/>
          <table:table-cell table:number-columns-repeated="1003"/>
        </table:table-row>
        <table:table-row table:style-name="ro2">
          <table:table-cell table:style-name="ce196"/>
          <table:table-cell table:style-name="ce120" office:value-type="string" calcext:value-type="string">
            <text:p>1.)<text:span text:style-name="T17"> First select your device's compute capability in the </text:span><text:span text:style-name="T25">green</text:span><text:span text:style-name="T26"> box.</text:span></text:p>
          </table:table-cell>
          <table:table-cell table:style-name="ce196"/>
          <table:table-cell table:style-name="ce112" table:number-columns-repeated="18"/>
          <table:table-cell table:number-columns-repeated="1003"/>
        </table:table-row>
        <table:table-row table:style-name="ro11">
          <table:table-cell table:style-name="ce196"/>
          <table:table-cell table:style-name="ce201" office:value-type="string" calcext:value-type="string">
            <text:p><text:span text:style-name="T10"><text:a xlink:href="#GPU" xlink:type="simple">Click to go there…</text:a></text:span></text:p>
          </table:table-cell>
          <table:table-cell table:style-name="ce196"/>
          <table:table-cell table:style-name="ce112" table:number-columns-repeated="18"/>
          <table:table-cell table:number-columns-repeated="1003"/>
        </table:table-row>
        <table:table-row table:style-name="ro12">
          <table:table-cell table:style-name="ce196"/>
          <table:table-cell table:style-name="ce203" office:value-type="string" calcext:value-type="string">
            <text:p>1.b)<text:span text:style-name="T17"> If your compute capability supports it, you will be shown a second </text:span><text:span text:style-name="T25">green</text:span><text:span text:style-name="T26"> box in which you can select the size in bytes of the shared memory (configurable at run time in CUDA).</text:span></text:p>
          </table:table-cell>
          <table:table-cell table:style-name="ce196"/>
          <table:table-cell table:style-name="ce112" table:number-columns-repeated="18"/>
          <table:table-cell table:number-columns-repeated="1003"/>
        </table:table-row>
        <table:table-row table:style-name="ro2">
          <table:table-cell table:style-name="ce196"/>
          <table:table-cell table:style-name="ce201" office:value-type="string" calcext:value-type="string">
            <text:p><text:span text:style-name="T10"><text:a xlink:href="#sharedSize" xlink:type="simple">Click to go there…</text:a></text:span></text:p>
          </table:table-cell>
          <table:table-cell table:style-name="ce196"/>
          <table:table-cell table:style-name="ce112" table:number-columns-repeated="18"/>
          <table:table-cell table:number-columns-repeated="1003"/>
        </table:table-row>
        <table:table-row table:style-name="ro13">
          <table:table-cell table:style-name="ce196"/>
          <table:table-cell table:style-name="ce203" office:value-type="string" calcext:value-type="string">
            <text:p>2.) <text:span text:style-name="T17">For the kernel you are profiling, enter the number of threads per thread block, the registers used per thread, and the total shared memory used per thread block in bytes in the </text:span><text:span text:style-name="T27">orange block</text:span><text:span text:style-name="T26">.  See below for how to find the registers used per thread.</text:span></text:p>
          </table:table-cell>
          <table:table-cell table:style-name="ce196"/>
          <table:table-cell table:style-name="ce112" table:number-columns-repeated="18"/>
          <table:table-cell table:number-columns-repeated="1003"/>
        </table:table-row>
        <table:table-row table:style-name="ro3">
          <table:table-cell table:style-name="ce196"/>
          <table:table-cell table:style-name="ce204" office:value-type="string" calcext:value-type="string">
            <text:p><text:span text:style-name="T10"><text:a xlink:href="#MyThreadCount" xlink:type="simple">Click to go there…</text:a></text:span></text:p>
          </table:table-cell>
          <table:table-cell table:style-name="ce196"/>
          <table:table-cell table:style-name="ce112" table:number-columns-repeated="18"/>
          <table:table-cell table:number-columns-repeated="1003"/>
        </table:table-row>
        <table:table-row table:style-name="ro14">
          <table:table-cell table:style-name="ce196"/>
          <table:table-cell table:style-name="ce203" office:value-type="string" calcext:value-type="string">
            <text:p>3.) Examine the blue box and the graph to the right. <text:s/>This will tell you the occupancy, as well as the number of active threads, warps, and thread blocks per multiprocessor, and the maximum number of active blocks on the GPU. <text:s/>The graph will show you the occupancy for your chosen block size as a red triangle, and for all other possible block sizes as a line graph.</text:p>
          </table:table-cell>
          <table:table-cell table:style-name="ce196"/>
          <table:table-cell table:style-name="ce112" table:number-columns-repeated="18"/>
          <table:table-cell table:number-columns-repeated="1003"/>
        </table:table-row>
        <table:table-row table:style-name="ro2">
          <table:table-cell table:style-name="ce196"/>
          <table:table-cell table:style-name="ce204" office:value-type="string" calcext:value-type="string">
            <text:p><text:span text:style-name="T10"><text:a xlink:href="#ActiveThreads" xlink:type="simple">Click to go there…</text:a></text:span></text:p>
          </table:table-cell>
          <table:table-cell table:style-name="ce196"/>
          <table:table-cell table:style-name="ce112" table:number-columns-repeated="18"/>
          <table:table-cell table:number-columns-repeated="1003"/>
        </table:table-row>
        <table:table-row table:style-name="ro2">
          <table:table-cell table:style-name="ce196"/>
          <table:table-cell table:style-name="ce198" office:value-type="string" calcext:value-type="string">
            <text:p>You can now experiment with how different thread block sizes, register counts, and shared memory usages can affect your GPU occupancy.</text:p>
          </table:table-cell>
          <table:table-cell table:style-name="ce196"/>
          <table:table-cell table:style-name="ce112" table:number-columns-repeated="18"/>
          <table:table-cell table:number-columns-repeated="1003"/>
        </table:table-row>
        <table:table-row table:style-name="ro2">
          <table:table-cell table:style-name="ce196"/>
          <table:table-cell table:style-name="ce198"/>
          <table:table-cell table:style-name="ce196"/>
          <table:table-cell table:style-name="ce112" table:number-columns-repeated="18"/>
          <table:table-cell table:number-columns-repeated="1003"/>
        </table:table-row>
        <table:table-row table:style-name="ro2">
          <table:table-cell table:style-name="ce196"/>
          <table:table-cell table:style-name="ce203" office:value-type="string" calcext:value-type="string">
            <text:p>Determining Registers Per Thread and Shared Memory Per Thread Block</text:p>
          </table:table-cell>
          <table:table-cell table:style-name="ce196"/>
          <table:table-cell table:style-name="ce112" table:number-columns-repeated="18"/>
          <table:table-cell table:number-columns-repeated="1003"/>
        </table:table-row>
        <table:table-row table:style-name="ro15">
          <table:table-cell table:style-name="ce196"/>
          <table:table-cell table:style-name="ce198" office:value-type="string" calcext:value-type="string">
            <text:p>To determine the number of registers used per thread in your kernel, simply compile the kernel code using the option <text:s text:c="14"/>--ptxas-options=-v to nvcc. <text:s/>This will output information about register, local memory, shared memory, and constant memory usage for each kernel in the .cu file. <text:s/>However, if your kernel declares any external shared memory that is allocated dynamically, you will need to add the (statically allocated) shared memory reported by ptxas to the amount you dynamically allocate at run time to get the correct shared memory usage. <text:s/>An example of the verbose ptxas output is as follows:</text:p>
          </table:table-cell>
          <table:table-cell table:style-name="ce196"/>
          <table:table-cell table:style-name="ce112" table:number-columns-repeated="18"/>
          <table:table-cell table:number-columns-repeated="1003"/>
        </table:table-row>
        <table:table-row table:style-name="ro2">
          <table:table-cell table:style-name="ce196"/>
          <table:table-cell table:style-name="ce198"/>
          <table:table-cell table:style-name="ce196"/>
          <table:table-cell table:style-name="ce112" table:number-columns-repeated="18"/>
          <table:table-cell table:number-columns-repeated="1003"/>
        </table:table-row>
        <table:table-row table:style-name="ro2">
          <table:table-cell table:style-name="ce196"/>
          <table:table-cell table:style-name="ce198" office:value-type="string" calcext:value-type="string">
            <text:p>ptxas info <text:s text:c="3"/>: Compiling entry function '_Z8my_kernelPf' for 'sm_10'</text:p>
          </table:table-cell>
          <table:table-cell table:style-name="ce196"/>
          <table:table-cell table:style-name="ce112" table:number-columns-repeated="18"/>
          <table:table-cell table:number-columns-repeated="1003"/>
        </table:table-row>
        <table:table-row table:style-name="ro2">
          <table:table-cell table:style-name="ce196"/>
          <table:table-cell table:style-name="ce198" office:value-type="string" calcext:value-type="string">
            <text:p>ptxas info <text:s text:c="3"/>: Used 5 registers, 8+16 bytes smem</text:p>
          </table:table-cell>
          <table:table-cell table:style-name="ce196"/>
          <table:table-cell table:style-name="ce112" table:number-columns-repeated="18"/>
          <table:table-cell table:number-columns-repeated="1003"/>
        </table:table-row>
        <table:table-row table:style-name="ro2">
          <table:table-cell table:style-name="ce196"/>
          <table:table-cell table:style-name="ce114"/>
          <table:table-cell table:style-name="ce196"/>
          <table:table-cell table:style-name="ce112" table:number-columns-repeated="18"/>
          <table:table-cell table:number-columns-repeated="1003"/>
        </table:table-row>
        <table:table-row table:style-name="ro10">
          <table:table-cell table:style-name="ce196"/>
          <table:table-cell table:style-name="ce198" office:value-type="string" calcext:value-type="string">
            <text:p>Let's say "my_kernel" contains an external shared memory array which is allocated to be 2048 bytes at run time. <text:s/>Then our total shared memory usage per block is 2048+8+16 = 2072 bytes. <text:s/>We enter this into the box labeled "shared memory per block (bytes)" in this occupancy calculator, and we also enter the number of registers used by my_kernel, 5, in the box labeled registers per thread. <text:s/>We then enter our thread block size and the calculator will display the occupancy.</text:p>
          </table:table-cell>
          <table:table-cell table:style-name="ce196"/>
          <table:table-cell table:style-name="ce112" table:number-columns-repeated="18"/>
          <table:table-cell table:number-columns-repeated="1003"/>
        </table:table-row>
        <table:table-row table:style-name="ro16">
          <table:table-cell table:style-name="ce196"/>
          <table:table-cell table:style-name="ce112"/>
          <table:table-cell table:style-name="ce196"/>
          <table:table-cell table:style-name="ce112" table:number-columns-repeated="18"/>
          <table:table-cell table:number-columns-repeated="1003"/>
        </table:table-row>
        <table:table-row table:style-name="ro2">
          <table:table-cell table:style-name="ce196"/>
          <table:table-cell table:style-name="ce126" office:value-type="string" calcext:value-type="string">
            <text:p>Notes about Occupancy</text:p>
          </table:table-cell>
          <table:table-cell table:style-name="ce196"/>
          <table:table-cell table:style-name="ce112" table:number-columns-repeated="18"/>
          <table:table-cell table:number-columns-repeated="1003"/>
        </table:table-row>
        <table:table-row table:style-name="ro17">
          <table:table-cell table:style-name="ce196"/>
          <table:table-cell table:style-name="ce205" office:value-type="string" calcext:value-type="string">
            <text:p>Higher occupancy does not necessarily mean higher performance. If a kernel is not bandwidth-limited or latency-limited, then increasing occupancy will not necessarily increase performance. <text:s/>If a kernel grid is already running at least one thread block per multiprocessor in the GPU, and it is bottlenecked by computation and not by global memory accesses, then increasing occupancy may have no effect. In fact, making changes just to increase occupancy can have other effects, such as additional instructions, more register spills to local memory (which is off-chip), more divergent branches, etc. As with any optimization, you should experiment to see how changes affect the *wall clock time* of the kernel execution. <text:s/>For bandwidth-bound applications, on the other hand, increasing occupancy can help better hide the latency of memory accesses, and therefore improve performance.</text:p>
          </table:table-cell>
          <table:table-cell table:style-name="ce196"/>
          <table:table-cell table:style-name="ce193" table:number-columns-repeated="5"/>
          <table:table-cell table:style-name="ce112" table:number-columns-repeated="13"/>
          <table:table-cell table:number-columns-repeated="1003"/>
        </table:table-row>
        <table:table-row table:style-name="ro2">
          <table:table-cell table:style-name="ce112"/>
          <table:table-cell table:style-name="ce205"/>
          <table:table-cell table:style-name="ce112" table:number-columns-repeated="19"/>
          <table:table-cell table:number-columns-repeated="1003"/>
        </table:table-row>
        <table:table-row table:style-name="ro2">
          <table:table-cell table:style-name="ce112"/>
          <table:table-cell table:style-name="ce185" office:value-type="string" calcext:value-type="string">
            <text:p><text:span text:style-name="T13"><text:a xlink:href="http://developer.nvidia.com/cuda" xlink:type="simple">For more information on NVIDIA CUDA, visit http://developer.nvidia.com/cuda</text:a></text:span></text:p>
          </table:table-cell>
          <table:table-cell table:style-name="ce112" table:number-columns-repeated="19"/>
          <table:table-cell table:number-columns-repeated="1003"/>
        </table:table-row>
        <table:table-row table:style-name="ro2" table:number-rows-repeated="33">
          <table:table-cell table:style-name="ce112" table:number-columns-repeated="21"/>
          <table:table-cell table:number-columns-repeated="1003"/>
        </table:table-row>
        <table:table-row table:style-name="ro2" table:number-rows-repeated="2">
          <table:table-cell/>
          <table:table-cell table:style-name="ce112"/>
          <table:table-cell/>
          <table:table-cell table:style-name="ce112" table:number-columns-repeated="18"/>
          <table:table-cell table:number-columns-repeated="1003"/>
        </table:table-row>
        <table:table-row table:style-name="ro2" table:number-rows-repeated="17">
          <table:table-cell table:number-columns-repeated="3"/>
          <table:table-cell table:style-name="ce112" table:number-columns-repeated="18"/>
          <table:table-cell table:number-columns-repeated="1003"/>
        </table:table-row>
        <table:table-row table:style-name="ro2" table:number-rows-repeated="1048486">
          <table:table-cell table:number-columns-repeated="1024"/>
        </table:table-row>
        <table:table-row table:style-name="ro2">
          <table:table-cell table:number-columns-repeated="1024"/>
        </table:table-row>
      </table:table>
      <table:table table:name="GPU Data" table:style-name="ta6">
        <table:table-column table:style-name="co14" table:default-cell-style-name="ce141"/>
        <table:table-column table:style-name="co15" table:visibility="collapse" table:default-cell-style-name="ce141"/>
        <table:table-column table:style-name="co16" table:number-columns-repeated="2" table:default-cell-style-name="ce141"/>
        <table:table-column table:style-name="co17" table:number-columns-repeated="2" table:default-cell-style-name="ce141"/>
        <table:table-column table:style-name="co8" table:number-columns-repeated="2" table:default-cell-style-name="ce141"/>
        <table:table-column table:style-name="co6" table:number-columns-repeated="249" table:default-cell-style-name="ce141"/>
        <table:table-column table:style-name="co6" table:number-columns-repeated="767" table:default-cell-style-name="Default"/>
        <table:table-row table:style-name="ro8">
          <table:table-cell table:style-name="ce96"/>
          <table:table-cell table:number-columns-repeated="1023"/>
        </table:table-row>
        <table:table-row table:style-name="ro8">
          <table:table-cell table:style-name="ce96" office:value-type="string" calcext:value-type="string">
            <text:p>Compute Capability</text:p>
          </table:table-cell>
          <table:table-cell table:style-name="ce99"/>
          <table:table-cell table:style-name="ce99" office:value-type="float" office:value="2" calcext:value-type="float">
            <text:p>2,0</text:p>
          </table:table-cell>
          <table:table-cell table:style-name="ce99" office:value-type="float" office:value="2.1" calcext:value-type="float">
            <text:p>2,1</text:p>
          </table:table-cell>
          <table:table-cell table:style-name="ce99" office:value-type="float" office:value="3" calcext:value-type="float">
            <text:p>3,0</text:p>
          </table:table-cell>
          <table:table-cell table:style-name="ce99" office:value-type="float" office:value="3.2" calcext:value-type="float">
            <text:p>3,2</text:p>
          </table:table-cell>
          <table:table-cell table:style-name="ce99" office:value-type="float" office:value="3.5" calcext:value-type="float">
            <text:p>3,5</text:p>
          </table:table-cell>
          <table:table-cell table:style-name="ce99" office:value-type="float" office:value="3.7" calcext:value-type="float">
            <text:p>3,7</text:p>
          </table:table-cell>
          <table:table-cell table:style-name="ce99" office:value-type="float" office:value="5" calcext:value-type="float">
            <text:p>5,0</text:p>
          </table:table-cell>
          <table:table-cell table:style-name="ce99" office:value-type="float" office:value="5.2" calcext:value-type="float">
            <text:p>5,2</text:p>
          </table:table-cell>
          <table:table-cell table:style-name="ce99" office:value-type="float" office:value="5.3" calcext:value-type="float">
            <text:p>5,3</text:p>
          </table:table-cell>
          <table:table-cell table:style-name="ce99" office:value-type="float" office:value="6" calcext:value-type="float">
            <text:p>6,0</text:p>
          </table:table-cell>
          <table:table-cell table:style-name="ce99" office:value-type="float" office:value="6.1" calcext:value-type="float">
            <text:p>6,1</text:p>
          </table:table-cell>
          <table:table-cell table:style-name="ce99" office:value-type="float" office:value="6.2" calcext:value-type="float">
            <text:p>6,2</text:p>
          </table:table-cell>
          <table:table-cell table:style-name="ce99" office:value-type="float" office:value="7" calcext:value-type="float">
            <text:p>7,0</text:p>
          </table:table-cell>
          <table:table-cell table:style-name="ce99" office:value-type="float" office:value="7.5" calcext:value-type="float">
            <text:p>7,5</text:p>
          </table:table-cell>
          <table:table-cell table:number-columns-repeated="1008"/>
        </table:table-row>
        <table:table-row table:style-name="ro2">
          <table:table-cell table:style-name="ce97" office:value-type="string" calcext:value-type="string">
            <text:p>SM Version</text:p>
          </table:table-cell>
          <table:table-cell table:style-name="ce100"/>
          <table:table-cell table:style-name="ce100" office:value-type="string" calcext:value-type="string">
            <text:p>sm_20</text:p>
          </table:table-cell>
          <table:table-cell table:style-name="ce103" office:value-type="string" calcext:value-type="string">
            <text:p>sm_21</text:p>
          </table:table-cell>
          <table:table-cell table:style-name="ce103" office:value-type="string" calcext:value-type="string">
            <text:p>sm_30</text:p>
          </table:table-cell>
          <table:table-cell table:style-name="ce103" office:value-type="string" calcext:value-type="string">
            <text:p>sm_32</text:p>
          </table:table-cell>
          <table:table-cell table:style-name="ce104" office:value-type="string" calcext:value-type="string">
            <text:p>sm_35</text:p>
          </table:table-cell>
          <table:table-cell table:style-name="ce104" office:value-type="string" calcext:value-type="string">
            <text:p>sm_37</text:p>
          </table:table-cell>
          <table:table-cell table:style-name="ce104" office:value-type="string" calcext:value-type="string">
            <text:p>sm_50</text:p>
          </table:table-cell>
          <table:table-cell table:style-name="ce104" office:value-type="string" calcext:value-type="string">
            <text:p>sm_52</text:p>
          </table:table-cell>
          <table:table-cell table:style-name="ce104" office:value-type="string" calcext:value-type="string">
            <text:p>sm_53</text:p>
          </table:table-cell>
          <table:table-cell table:style-name="ce104" office:value-type="string" calcext:value-type="string">
            <text:p>sm_60</text:p>
          </table:table-cell>
          <table:table-cell table:style-name="ce104" office:value-type="string" calcext:value-type="string">
            <text:p>sm_61</text:p>
          </table:table-cell>
          <table:table-cell table:style-name="ce104" office:value-type="string" calcext:value-type="string">
            <text:p>sm_62</text:p>
          </table:table-cell>
          <table:table-cell table:style-name="ce104" office:value-type="string" calcext:value-type="string">
            <text:p>sm_70</text:p>
          </table:table-cell>
          <table:table-cell table:style-name="ce104" office:value-type="string" calcext:value-type="string">
            <text:p>sm_75</text:p>
          </table:table-cell>
          <table:table-cell table:number-columns-repeated="1008"/>
        </table:table-row>
        <table:table-row table:style-name="ro2">
          <table:table-cell table:style-name="ce97" office:value-type="string" calcext:value-type="string">
            <text:p>Threads / Warp</text:p>
          </table:table-cell>
          <table:table-cell table:style-name="ce97"/>
          <table:table-cell table:number-columns-repeated="14" table:style-name="ce97" office:value-type="float" office:value="32" calcext:value-type="float">
            <text:p>32</text:p>
          </table:table-cell>
          <table:table-cell table:number-columns-repeated="1008"/>
        </table:table-row>
        <table:table-row table:style-name="ro2">
          <table:table-cell table:style-name="ce97" office:value-type="string" calcext:value-type="string">
            <text:p>Warps / Multiprocessor</text:p>
          </table:table-cell>
          <table:table-cell/>
          <table:table-cell table:number-columns-repeated="2" office:value-type="float" office:value="48" calcext:value-type="float">
            <text:p>48</text:p>
          </table:table-cell>
          <table:table-cell table:number-columns-repeated="9" office:value-type="float" office:value="64" calcext:value-type="float">
            <text:p>64</text:p>
          </table:table-cell>
          <table:table-cell table:style-name="ce195" office:value-type="float" office:value="64" calcext:value-type="float">
            <text:p>64</text:p>
          </table:table-cell>
          <table:table-cell office:value-type="float" office:value="64" calcext:value-type="float">
            <text:p>64</text:p>
          </table:table-cell>
          <table:table-cell office:value-type="float" office:value="32" calcext:value-type="float">
            <text:p>32</text:p>
          </table:table-cell>
          <table:table-cell table:number-columns-repeated="1008"/>
        </table:table-row>
        <table:table-row table:style-name="ro2">
          <table:table-cell table:style-name="ce97" office:value-type="string" calcext:value-type="string">
            <text:p>Threads / Multiprocessor</text:p>
          </table:table-cell>
          <table:table-cell/>
          <table:table-cell table:style-name="ce97" table:formula="of:=[.C4]*[.C5]" office:value-type="float" office:value="1536" calcext:value-type="float">
            <text:p>1536</text:p>
          </table:table-cell>
          <table:table-cell table:style-name="ce97" table:formula="of:=[.D4]*[.D5]" office:value-type="float" office:value="1536" calcext:value-type="float">
            <text:p>1536</text:p>
          </table:table-cell>
          <table:table-cell table:style-name="ce97" table:formula="of:=[.E4]*[.E5]" office:value-type="float" office:value="2048" calcext:value-type="float">
            <text:p>2048</text:p>
          </table:table-cell>
          <table:table-cell table:style-name="ce97" table:formula="of:=[.F4]*[.F5]" office:value-type="float" office:value="2048" calcext:value-type="float">
            <text:p>2048</text:p>
          </table:table-cell>
          <table:table-cell table:style-name="ce97" table:formula="of:=[.G4]*[.G5]" office:value-type="float" office:value="2048" calcext:value-type="float">
            <text:p>2048</text:p>
          </table:table-cell>
          <table:table-cell table:style-name="ce97" table:formula="of:=[.H4]*[.H5]" office:value-type="float" office:value="2048" calcext:value-type="float">
            <text:p>2048</text:p>
          </table:table-cell>
          <table:table-cell table:style-name="ce97" table:formula="of:=[.I4]*[.I5]" office:value-type="float" office:value="2048" calcext:value-type="float">
            <text:p>2048</text:p>
          </table:table-cell>
          <table:table-cell table:style-name="ce97" table:formula="of:=[.J4]*[.J5]" office:value-type="float" office:value="2048" calcext:value-type="float">
            <text:p>2048</text:p>
          </table:table-cell>
          <table:table-cell table:style-name="ce97" table:formula="of:=[.K4]*[.K5]" office:value-type="float" office:value="2048" calcext:value-type="float">
            <text:p>2048</text:p>
          </table:table-cell>
          <table:table-cell table:style-name="ce97" table:formula="of:=[.L4]*[.L5]" office:value-type="float" office:value="2048" calcext:value-type="float">
            <text:p>2048</text:p>
          </table:table-cell>
          <table:table-cell table:style-name="ce97" table:formula="of:=[.M4]*[.M5]" office:value-type="float" office:value="2048" calcext:value-type="float">
            <text:p>2048</text:p>
          </table:table-cell>
          <table:table-cell table:style-name="ce97" table:formula="of:=[.N4]*[.N5]" office:value-type="float" office:value="2048" calcext:value-type="float">
            <text:p>2048</text:p>
          </table:table-cell>
          <table:table-cell table:style-name="ce97" table:formula="of:=[.O4]*[.O5]" office:value-type="float" office:value="2048" calcext:value-type="float">
            <text:p>2048</text:p>
          </table:table-cell>
          <table:table-cell office:value-type="float" office:value="1024" calcext:value-type="float">
            <text:p>1024</text:p>
          </table:table-cell>
          <table:table-cell table:number-columns-repeated="1008"/>
        </table:table-row>
        <table:table-row table:style-name="ro2">
          <table:table-cell table:style-name="ce97" office:value-type="string" calcext:value-type="string">
            <text:p>Thread Blocks / Multiprocessor</text:p>
          </table:table-cell>
          <table:table-cell table:style-name="ce97"/>
          <table:table-cell table:number-columns-repeated="2" table:style-name="ce97" office:value-type="float" office:value="8" calcext:value-type="float">
            <text:p>8</text:p>
          </table:table-cell>
          <table:table-cell table:number-columns-repeated="4" table:style-name="ce97" office:value-type="float" office:value="16" calcext:value-type="float">
            <text:p>16</text:p>
          </table:table-cell>
          <table:table-cell table:number-columns-repeated="8" table:style-name="ce97" office:value-type="float" office:value="32" calcext:value-type="float">
            <text:p>32</text:p>
          </table:table-cell>
          <table:table-cell table:number-columns-repeated="1008"/>
        </table:table-row>
        <table:table-row table:style-name="ro2">
          <table:table-cell table:style-name="ce98" office:value-type="string" calcext:value-type="string">
            <text:p>Shared Memory / Multiprocessor (bytes)</text:p>
          </table:table-cell>
          <table:table-cell table:style-name="ce97"/>
          <table:table-cell table:style-name="ce97" table:formula="of:=MAX(sm_20_SharedMem_Configs)" office:value-type="float" office:value="49152" calcext:value-type="float">
            <text:p>49152</text:p>
          </table:table-cell>
          <table:table-cell table:style-name="ce97" table:formula="of:=MAX(sm_21_SharedMem_Configs)" office:value-type="float" office:value="49152" calcext:value-type="float">
            <text:p>49152</text:p>
          </table:table-cell>
          <table:table-cell table:style-name="ce97" table:formula="of:=MAX(sm_30_SharedMem_Configs)" office:value-type="float" office:value="49152" calcext:value-type="float">
            <text:p>49152</text:p>
          </table:table-cell>
          <table:table-cell table:style-name="ce97" table:formula="of:=MAX(sm_32_SharedMem_Configs)" office:value-type="float" office:value="49152" calcext:value-type="float">
            <text:p>49152</text:p>
          </table:table-cell>
          <table:table-cell table:style-name="ce97" table:formula="of:=MAX(sm_35_SharedMem_Configs)" office:value-type="float" office:value="49152" calcext:value-type="float">
            <text:p>49152</text:p>
          </table:table-cell>
          <table:table-cell table:style-name="ce97" table:formula="of:=MAX(sm_37_SharedMem_Configs)" office:value-type="float" office:value="114688" calcext:value-type="float">
            <text:p>114688</text:p>
          </table:table-cell>
          <table:table-cell table:formula="of:=MAX(sm_50_SharedMem_Configs)" office:value-type="float" office:value="65536" calcext:value-type="float">
            <text:p>65536</text:p>
          </table:table-cell>
          <table:table-cell table:formula="of:=MAX(sm_52_SharedMem_Configs)" office:value-type="float" office:value="98304" calcext:value-type="float">
            <text:p>98304</text:p>
          </table:table-cell>
          <table:table-cell table:formula="of:=MAX(sm_53_SharedMem_Configs)" office:value-type="float" office:value="65536" calcext:value-type="float">
            <text:p>65536</text:p>
          </table:table-cell>
          <table:table-cell table:formula="of:=MAX(sm_60_SharedMem_Configs)" office:value-type="float" office:value="65536" calcext:value-type="float">
            <text:p>65536</text:p>
          </table:table-cell>
          <table:table-cell table:formula="of:=MAX(sm_61_SharedMem_Configs)" office:value-type="float" office:value="98304" calcext:value-type="float">
            <text:p>98304</text:p>
          </table:table-cell>
          <table:table-cell table:formula="of:=MAX(sm_62_SharedMem_Configs)" office:value-type="float" office:value="65536" calcext:value-type="float">
            <text:p>65536</text:p>
          </table:table-cell>
          <table:table-cell table:formula="of:=MAX(sm_70_SharedMem_Configs)" office:value-type="float" office:value="98304" calcext:value-type="float">
            <text:p>98304</text:p>
          </table:table-cell>
          <table:table-cell table:formula="of:=MAX(sm_60_SharedMem_Configs)" office:value-type="float" office:value="65536" calcext:value-type="float">
            <text:p>65536</text:p>
          </table:table-cell>
          <table:table-cell table:number-columns-repeated="1008"/>
        </table:table-row>
        <table:table-row table:style-name="ro2">
          <table:table-cell table:style-name="ce98" office:value-type="string" calcext:value-type="string">
            <text:p>Max Shared Memory / Block (bytes)</text:p>
          </table:table-cell>
          <table:table-cell table:style-name="ce97"/>
          <table:table-cell table:style-name="ce97" table:formula="of:=[.C8]" office:value-type="float" office:value="49152" calcext:value-type="float">
            <text:p>49152</text:p>
          </table:table-cell>
          <table:table-cell table:style-name="ce97" table:formula="of:=[.D8]" office:value-type="float" office:value="49152" calcext:value-type="float">
            <text:p>49152</text:p>
          </table:table-cell>
          <table:table-cell table:style-name="ce97" table:formula="of:=[.E8]" office:value-type="float" office:value="49152" calcext:value-type="float">
            <text:p>49152</text:p>
          </table:table-cell>
          <table:table-cell table:style-name="ce97" table:formula="of:=[.F8]" office:value-type="float" office:value="49152" calcext:value-type="float">
            <text:p>49152</text:p>
          </table:table-cell>
          <table:table-cell table:style-name="ce97" table:formula="of:=[.G8]" office:value-type="float" office:value="49152" calcext:value-type="float">
            <text:p>49152</text:p>
          </table:table-cell>
          <table:table-cell table:style-name="ce97" table:formula="of:=[.G9]" office:value-type="float" office:value="49152" calcext:value-type="float">
            <text:p>49152</text:p>
          </table:table-cell>
          <table:table-cell table:number-columns-repeated="6" table:style-name="ce97" office:value-type="float" office:value="49152" calcext:value-type="float">
            <text:p>49152</text:p>
          </table:table-cell>
          <table:table-cell table:style-name="ce97" office:value-type="float" office:value="98304" calcext:value-type="float">
            <text:p>98304</text:p>
          </table:table-cell>
          <table:table-cell table:formula="of:=MAX(sm_60_SharedMem_Configs)" office:value-type="float" office:value="65536" calcext:value-type="float">
            <text:p>65536</text:p>
          </table:table-cell>
          <table:table-cell table:number-columns-repeated="1008"/>
        </table:table-row>
        <table:table-row table:style-name="ro8">
          <table:table-cell table:style-name="ce96" office:value-type="string" calcext:value-type="string">
            <text:p>Register File Size / Multiprocessor (32-bit registers)</text:p>
          </table:table-cell>
          <table:table-cell table:style-name="ce97"/>
          <table:table-cell table:number-columns-repeated="2" table:style-name="ce97" office:value-type="float" office:value="32768" calcext:value-type="float">
            <text:p>32768</text:p>
          </table:table-cell>
          <table:table-cell table:number-columns-repeated="3" table:style-name="ce97" office:value-type="float" office:value="65536" calcext:value-type="float">
            <text:p>65536</text:p>
          </table:table-cell>
          <table:table-cell table:style-name="ce97" table:formula="of:=128*1024" office:value-type="float" office:value="131072" calcext:value-type="float">
            <text:p>131072</text:p>
          </table:table-cell>
          <table:table-cell table:number-columns-repeated="8" table:style-name="ce97" office:value-type="float" office:value="65536" calcext:value-type="float">
            <text:p>65536</text:p>
          </table:table-cell>
          <table:table-cell table:number-columns-repeated="1008"/>
        </table:table-row>
        <table:table-row table:style-name="ro8">
          <table:table-cell table:style-name="ce96" office:value-type="string" calcext:value-type="string">
            <text:p>Max Registers / Block</text:p>
          </table:table-cell>
          <table:table-cell table:style-name="ce97"/>
          <table:table-cell table:style-name="ce97" table:formula="of:=[.C10]" office:value-type="float" office:value="32768" calcext:value-type="float">
            <text:p>32768</text:p>
          </table:table-cell>
          <table:table-cell table:style-name="ce97" table:formula="of:=[.D10]" office:value-type="float" office:value="32768" calcext:value-type="float">
            <text:p>32768</text:p>
          </table:table-cell>
          <table:table-cell table:style-name="ce97" table:formula="of:=[.E10]" office:value-type="float" office:value="65536" calcext:value-type="float">
            <text:p>65536</text:p>
          </table:table-cell>
          <table:table-cell table:style-name="ce97" table:formula="of:=[.F10]" office:value-type="float" office:value="65536" calcext:value-type="float">
            <text:p>65536</text:p>
          </table:table-cell>
          <table:table-cell table:style-name="ce97" table:formula="of:=[.G10]" office:value-type="float" office:value="65536" calcext:value-type="float">
            <text:p>65536</text:p>
          </table:table-cell>
          <table:table-cell table:style-name="ce97" table:formula="of:=64*1024" office:value-type="float" office:value="65536" calcext:value-type="float">
            <text:p>65536</text:p>
          </table:table-cell>
          <table:table-cell table:style-name="ce97" table:formula="of:=[.I10]" office:value-type="float" office:value="65536" calcext:value-type="float">
            <text:p>65536</text:p>
          </table:table-cell>
          <table:table-cell table:style-name="ce97" table:formula="of:=IF(dlcmMode=&quot;L2 only (cg)&quot;;[.J10];[.J10]/2)" office:value-type="float" office:value="65536" calcext:value-type="float">
            <text:p>65536</text:p>
          </table:table-cell>
          <table:table-cell table:style-name="ce97" table:formula="of:=[.K10]/2" office:value-type="float" office:value="32768" calcext:value-type="float">
            <text:p>32768</text:p>
          </table:table-cell>
          <table:table-cell table:style-name="ce97" table:formula="of:=[.L10]" office:value-type="float" office:value="65536" calcext:value-type="float">
            <text:p>65536</text:p>
          </table:table-cell>
          <table:table-cell table:style-name="ce97" table:formula="of:=[.M10]" office:value-type="float" office:value="65536" calcext:value-type="float">
            <text:p>65536</text:p>
          </table:table-cell>
          <table:table-cell table:style-name="ce97" table:formula="of:=[.N10]" office:value-type="float" office:value="65536" calcext:value-type="float">
            <text:p>65536</text:p>
          </table:table-cell>
          <table:table-cell table:style-name="ce97" table:formula="of:=[.O10]" office:value-type="float" office:value="65536" calcext:value-type="float">
            <text:p>65536</text:p>
          </table:table-cell>
          <table:table-cell table:style-name="ce97" office:value-type="float" office:value="65536" calcext:value-type="float">
            <text:p>65536</text:p>
          </table:table-cell>
          <table:table-cell table:number-columns-repeated="1008"/>
        </table:table-row>
        <table:table-row table:style-name="ro8">
          <table:table-cell table:style-name="ce96" office:value-type="string" calcext:value-type="string">
            <text:p>Register Allocation Unit Size</text:p>
          </table:table-cell>
          <table:table-cell table:style-name="ce97"/>
          <table:table-cell table:style-name="ce97" table:formula="of:=IF(ISERROR(FIND(CONCATENATE(MyRegCount;&quot;,&quot;);[.$B$26]));[.C25];[.C26])" office:value-type="float" office:value="64" calcext:value-type="float">
            <text:p>64</text:p>
          </table:table-cell>
          <table:table-cell table:style-name="ce97" table:formula="of:=IF(ISERROR(FIND(CONCATENATE(MyRegCount;&quot;,&quot;);[.$B$26]));[.D25];[.D26])" office:value-type="float" office:value="64" calcext:value-type="float">
            <text:p>64</text:p>
          </table:table-cell>
          <table:table-cell table:style-name="ce97" table:formula="of:=[.E25]" office:value-type="float" office:value="256" calcext:value-type="float">
            <text:p>256</text:p>
          </table:table-cell>
          <table:table-cell table:style-name="ce97" table:formula="of:=[.F25]" office:value-type="float" office:value="256" calcext:value-type="float">
            <text:p>256</text:p>
          </table:table-cell>
          <table:table-cell table:style-name="ce97" table:formula="of:=[.G25]" office:value-type="float" office:value="256" calcext:value-type="float">
            <text:p>256</text:p>
          </table:table-cell>
          <table:table-cell table:style-name="ce97" table:formula="of:=[.H25]" office:value-type="float" office:value="256" calcext:value-type="float">
            <text:p>256</text:p>
          </table:table-cell>
          <table:table-cell table:style-name="ce97" table:formula="of:=[.I25]" office:value-type="float" office:value="256" calcext:value-type="float">
            <text:p>256</text:p>
          </table:table-cell>
          <table:table-cell table:style-name="ce97" table:formula="of:=[.J25]" office:value-type="float" office:value="256" calcext:value-type="float">
            <text:p>256</text:p>
          </table:table-cell>
          <table:table-cell table:style-name="ce97" table:formula="of:=[.K25]" office:value-type="float" office:value="256" calcext:value-type="float">
            <text:p>256</text:p>
          </table:table-cell>
          <table:table-cell table:style-name="ce97" table:formula="of:=[.L25]" office:value-type="float" office:value="256" calcext:value-type="float">
            <text:p>256</text:p>
          </table:table-cell>
          <table:table-cell table:style-name="ce97" table:formula="of:=[.M25]" office:value-type="float" office:value="256" calcext:value-type="float">
            <text:p>256</text:p>
          </table:table-cell>
          <table:table-cell table:style-name="ce97" table:formula="of:=[.N25]" office:value-type="float" office:value="256" calcext:value-type="float">
            <text:p>256</text:p>
          </table:table-cell>
          <table:table-cell table:style-name="ce98" table:formula="of:=[.O25]" office:value-type="float" office:value="256" calcext:value-type="float">
            <text:p>256</text:p>
          </table:table-cell>
          <table:table-cell table:style-name="ce98" table:formula="of:=[.P25]" office:value-type="float" office:value="256" calcext:value-type="float">
            <text:p>256</text:p>
          </table:table-cell>
          <table:table-cell table:number-columns-repeated="1008"/>
        </table:table-row>
        <table:table-row table:style-name="ro8">
          <table:table-cell table:style-name="ce96" office:value-type="string" calcext:value-type="string">
            <text:p>Register Allocation Granularity</text:p>
          </table:table-cell>
          <table:table-cell table:style-name="ce100"/>
          <table:table-cell table:number-columns-repeated="12" table:style-name="ce100" office:value-type="string" calcext:value-type="string">
            <text:p>warp</text:p>
          </table:table-cell>
          <table:table-cell table:number-columns-repeated="2" table:style-name="ce103" office:value-type="string" calcext:value-type="string">
            <text:p>warp</text:p>
          </table:table-cell>
          <table:table-cell table:number-columns-repeated="1008"/>
        </table:table-row>
        <table:table-row table:style-name="ro8">
          <table:table-cell table:style-name="ce96" office:value-type="string" calcext:value-type="string">
            <text:p>Max Registers / Thread</text:p>
          </table:table-cell>
          <table:table-cell table:style-name="ce100"/>
          <table:table-cell table:number-columns-repeated="3" table:style-name="ce100" office:value-type="float" office:value="63" calcext:value-type="float">
            <text:p>63</text:p>
          </table:table-cell>
          <table:table-cell table:number-columns-repeated="11" table:style-name="ce100" office:value-type="float" office:value="255" calcext:value-type="float">
            <text:p>255</text:p>
          </table:table-cell>
          <table:table-cell table:number-columns-repeated="1008"/>
        </table:table-row>
        <table:table-row table:style-name="ro8">
          <table:table-cell table:style-name="ce96" office:value-type="string" calcext:value-type="string">
            <text:p>Shared Memory Allocation Unit Size</text:p>
          </table:table-cell>
          <table:table-cell table:style-name="ce97"/>
          <table:table-cell table:number-columns-repeated="2" table:style-name="ce97" office:value-type="float" office:value="128" calcext:value-type="float">
            <text:p>128</text:p>
          </table:table-cell>
          <table:table-cell table:number-columns-repeated="10" table:style-name="ce97" office:value-type="float" office:value="256" calcext:value-type="float">
            <text:p>256</text:p>
          </table:table-cell>
          <table:table-cell table:number-columns-repeated="2" table:style-name="ce98" office:value-type="float" office:value="256" calcext:value-type="float">
            <text:p>256</text:p>
          </table:table-cell>
          <table:table-cell table:number-columns-repeated="1008"/>
        </table:table-row>
        <table:table-row table:style-name="ro8">
          <table:table-cell table:style-name="ce96" office:value-type="string" calcext:value-type="string">
            <text:p>Warp Allocation Granularity</text:p>
          </table:table-cell>
          <table:table-cell/>
          <table:table-cell table:number-columns-repeated="2" table:style-name="ce97" office:value-type="float" office:value="2" calcext:value-type="float">
            <text:p>2</text:p>
          </table:table-cell>
          <table:table-cell table:number-columns-repeated="5" table:style-name="ce97" office:value-type="float" office:value="4" calcext:value-type="float">
            <text:p>4</text:p>
          </table:table-cell>
          <table:table-cell table:style-name="ce97" table:formula="of:=IF(dlcmMode=&quot;L2 only (cg)&quot;;4;2)" office:value-type="float" office:value="4" calcext:value-type="float">
            <text:p>4</text:p>
          </table:table-cell>
          <table:table-cell table:style-name="ce97" table:formula="of:=IF(dlcmMode=&quot;L2 only (cg)&quot;;4;2)" office:value-type="float" office:value="4" calcext:value-type="float">
            <text:p>4</text:p>
          </table:table-cell>
          <table:table-cell table:style-name="ce97" office:value-type="float" office:value="2" calcext:value-type="float">
            <text:p>2</text:p>
          </table:table-cell>
          <table:table-cell table:number-columns-repeated="2" table:style-name="ce97" office:value-type="float" office:value="4" calcext:value-type="float">
            <text:p>4</text:p>
          </table:table-cell>
          <table:table-cell table:number-columns-repeated="2" table:style-name="ce98" office:value-type="float" office:value="4" calcext:value-type="float">
            <text:p>4</text:p>
          </table:table-cell>
          <table:table-cell table:number-columns-repeated="1008"/>
        </table:table-row>
        <table:table-row table:style-name="ro8">
          <table:table-cell table:style-name="ce96" office:value-type="string" calcext:value-type="string">
            <text:p>Max Thread Block Size</text:p>
          </table:table-cell>
          <table:table-cell table:style-name="ce97"/>
          <table:table-cell table:number-columns-repeated="14" table:style-name="ce97" office:value-type="float" office:value="1024" calcext:value-type="float">
            <text:p>1024</text:p>
          </table:table-cell>
          <table:table-cell table:number-columns-repeated="1008"/>
        </table:table-row>
        <table:table-row table:style-name="ro8">
          <table:table-cell table:style-name="ce96"/>
          <table:table-cell table:style-name="ce99" table:number-columns-repeated="5"/>
          <table:table-cell table:number-columns-repeated="1018"/>
        </table:table-row>
        <table:table-row table:style-name="ro8">
          <table:table-cell table:style-name="ce96" office:value-type="string" calcext:value-type="string">
            <text:p>Shared Memory Size Configurations (bytes)</text:p>
          </table:table-cell>
          <table:table-cell table:style-name="ce97"/>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112*1024" office:value-type="float" office:value="114688" calcext:value-type="float">
            <text:p>114688</text:p>
          </table:table-cell>
          <table:table-cell office:value-type="float" office:value="65536" calcext:value-type="float">
            <text:p>65536</text:p>
          </table:table-cell>
          <table:table-cell table:formula="of:=96*1024" office:value-type="float" office:value="98304" calcext:value-type="float">
            <text:p>98304</text:p>
          </table:table-cell>
          <table:table-cell table:formula="of:=sm_50_SharedMem_Configs" office:value-type="float" office:value="65536" calcext:value-type="float">
            <text:p>65536</text:p>
          </table:table-cell>
          <table:table-cell office:value-type="float" office:value="65536" calcext:value-type="float">
            <text:p>65536</text:p>
          </table:table-cell>
          <table:table-cell table:formula="of:=96*1024" office:value-type="float" office:value="98304" calcext:value-type="float">
            <text:p>98304</text:p>
          </table:table-cell>
          <table:table-cell table:formula="of:=sm_60_SharedMem_Configs" office:value-type="float" office:value="65536" calcext:value-type="float">
            <text:p>65536</text:p>
          </table:table-cell>
          <table:table-cell table:formula="of:=96*1024" office:value-type="float" office:value="98304" calcext:value-type="float">
            <text:p>98304</text:p>
          </table:table-cell>
          <table:table-cell table:style-name="ce97" office:value-type="float" office:value="65536" calcext:value-type="float">
            <text:p>65536</text:p>
          </table:table-cell>
          <table:table-cell table:number-columns-repeated="1008"/>
        </table:table-row>
        <table:table-row table:style-name="ro8">
          <table:table-cell table:style-name="ce96" office:value-type="string" calcext:value-type="string">
            <text:p>[note: default at top of list]</text:p>
          </table:table-cell>
          <table:table-cell table:style-name="ce97"/>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195" table:formula="of:=32*1024" office:value-type="float" office:value="32768" calcext:value-type="float">
            <text:p>32768</text:p>
          </table:table-cell>
          <table:table-cell table:style-name="ce195" table:formula="of:=32*1024" office:value-type="float" office:value="32768" calcext:value-type="float">
            <text:p>32768</text:p>
          </table:table-cell>
          <table:table-cell table:style-name="ce195" table:formula="of:=32*1024" office:value-type="float" office:value="32768" calcext:value-type="float">
            <text:p>32768</text:p>
          </table:table-cell>
          <table:table-cell table:style-name="ce195" table:formula="of:=96*1024" office:value-type="float" office:value="98304" calcext:value-type="float">
            <text:p>98304</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formula="of:=64*1024" office:value-type="float" office:value="65536" calcext:value-type="float">
            <text:p>65536</text:p>
          </table:table-cell>
          <table:table-cell table:formula="of:=32*1024" office:value-type="float" office:value="32768" calcext:value-type="float">
            <text:p>32768</text:p>
          </table:table-cell>
          <table:table-cell table:number-columns-repeated="1008"/>
        </table:table-row>
        <table:table-row table:style-name="ro8">
          <table:table-cell table:style-name="ce96"/>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97" table:formula="of:=80*1024" office:value-type="float" office:value="81920" calcext:value-type="float">
            <text:p>81920</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formula="of:=32*1024" office:value-type="float" office:value="32768" calcext:value-type="float">
            <text:p>32768</text:p>
          </table:table-cell>
          <table:table-cell table:number-columns-repeated="1009"/>
        </table:table-row>
        <table:table-row table:style-name="ro8">
          <table:table-cell table:style-name="ce96"/>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formula="of:=16*1024" office:value-type="float" office:value="16384" calcext:value-type="float">
            <text:p>16384</text:p>
          </table:table-cell>
          <table:table-cell table:number-columns-repeated="1009"/>
        </table:table-row>
        <table:table-row table:style-name="ro8">
          <table:table-cell table:style-name="ce96"/>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formula="of:=8*1024" office:value-type="float" office:value="8192" calcext:value-type="float">
            <text:p>8192</text:p>
          </table:table-cell>
          <table:table-cell table:number-columns-repeated="1009"/>
        </table:table-row>
        <table:table-row table:style-name="ro8">
          <table:table-cell table:style-name="ce96"/>
          <table:table-cell table:number-columns-repeated="3"/>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table:style-name="ce102" table:formula="of:=NA()" office:value-type="string" office:string-value="" calcext:value-type="error">
            <text:p>#N/D</text:p>
          </table:table-cell>
          <table:table-cell office:value-type="float" office:value="0" calcext:value-type="float">
            <text:p>0</text:p>
          </table:table-cell>
          <table:table-cell table:number-columns-repeated="1009"/>
        </table:table-row>
        <table:table-row table:style-name="ro8">
          <table:table-cell table:style-name="ce96" office:value-type="string" calcext:value-type="string">
            <text:p>Warp register allocation granularities</text:p>
          </table:table-cell>
          <table:table-cell/>
          <table:table-cell table:number-columns-repeated="2" office:value-type="float" office:value="64" calcext:value-type="float">
            <text:p>64</text:p>
          </table:table-cell>
          <table:table-cell table:number-columns-repeated="10" office:value-type="float" office:value="256" calcext:value-type="float">
            <text:p>256</text:p>
          </table:table-cell>
          <table:table-cell table:number-columns-repeated="2" table:style-name="ce195" office:value-type="float" office:value="256" calcext:value-type="float">
            <text:p>256</text:p>
          </table:table-cell>
          <table:table-cell table:number-columns-repeated="1008"/>
        </table:table-row>
        <table:table-row table:style-name="ro8">
          <table:table-cell table:style-name="ce96" office:value-type="string" calcext:value-type="string">
            <text:p>[note: default at top of list]</text:p>
          </table:table-cell>
          <table:table-cell table:style-name="ce101" office:value-type="string" calcext:value-type="string">
            <text:p>21,22,29,30,37,38,45,46,</text:p>
          </table:table-cell>
          <table:table-cell table:number-columns-repeated="2" office:value-type="float" office:value="128" calcext:value-type="float">
            <text:p>128</text:p>
          </table:table-cell>
          <table:table-cell table:number-columns-repeated="2"/>
          <table:table-cell table:style-name="ce97" table:number-columns-repeated="2"/>
          <table:table-cell table:number-columns-repeated="1016"/>
        </table:table-row>
        <table:table-row table:style-name="ro8">
          <table:table-cell table:style-name="ce96"/>
          <table:table-cell table:number-columns-repeated="3"/>
          <table:table-cell table:style-name="ce97" table:number-columns-repeated="4"/>
          <table:table-cell table:number-columns-repeated="1016"/>
        </table:table-row>
        <table:table-row table:style-name="ro8" table:number-rows-repeated="15">
          <table:table-cell table:style-name="ce96"/>
          <table:table-cell table:number-columns-repeated="1023"/>
        </table:table-row>
        <table:table-row table:style-name="ro2" table:number-rows-repeated="5">
          <table:table-cell table:number-columns-repeated="1024"/>
        </table:table-row>
        <table:table-row table:style-name="ro2">
          <table:table-cell table:number-columns-repeated="16"/>
          <table:table-cell table:style-name="ce195"/>
          <table:table-cell table:number-columns-repeated="1007"/>
        </table:table-row>
        <table:table-row table:style-name="ro2" table:number-rows-repeated="1048527">
          <table:table-cell table:number-columns-repeated="1024"/>
        </table:table-row>
        <table:table-row table:style-name="ro2">
          <table:table-cell table:number-columns-repeated="1024"/>
        </table:table-row>
      </table:table>
      <table:table table:name="Copyright &amp; License" table:style-name="ta4">
        <table:table-column table:style-name="co12" table:default-cell-style-name="ce141"/>
        <table:table-column table:style-name="co13" table:default-cell-style-name="ce141"/>
        <table:table-column table:style-name="co6" table:number-columns-repeated="255" table:default-cell-style-name="ce141"/>
        <table:table-column table:style-name="co6" table:number-columns-repeated="767" table:default-cell-style-name="Default"/>
        <table:table-row table:style-name="ro2">
          <table:table-cell/>
          <table:table-cell table:style-name="ce226"/>
          <table:table-cell table:style-name="ce105" table:number-columns-repeated="8"/>
          <table:table-cell table:number-columns-repeated="1014"/>
        </table:table-row>
        <table:table-row table:style-name="ro18">
          <table:table-cell/>
          <table:table-cell table:style-name="ce227" office:value-type="string" calcext:value-type="string">
            <text:p/>
            <text:p>Copyright 1993-2017 NVIDIA Corporation.  All rights reserved. </text:p>
            <text:p/>
          </table:table-cell>
          <table:table-cell table:style-name="ce105" table:number-columns-repeated="8"/>
          <table:table-cell table:number-columns-repeated="1014"/>
        </table:table-row>
        <table:table-row table:style-name="ro19">
          <table:table-cell/>
          <table:table-cell table:style-name="ce228" office:value-type="string" calcext:value-type="string">
            <text:p>NOTICE TO USER:</text:p>
            <text:p/>
            <text:p>This spreadsheet and data is subject to NVIDIA ownership rights under U.S. and international Copyright laws.  Users and possessors of this spreadsheet and data are hereby granted a nonexclusive, royalty-free license to use it in individual and commercial software.</text:p>
            <text:p/>
            <text:p>NVIDIA MAKES NO REPRESENTATION ABOUT THE SUITABILITY OF THIS SPREADSHEET AND DATA FOR ANY PURPOSE.  IT IS PROVIDED "AS IS" WITHOUT EXPRESS OR IMPLIED WARRANTY OF ANY KIND.  NVIDIA DISCLAIMS ALL WARRANTIES WITH REGARD TO THIS SPREADSHEET AND DATA, INCLUDING ALL IMPLIED WARRANTIES OF MERCHANTABILITY, NONINFRINGEMENT, AND FITNESS FOR A PARTICULAR PURPOSE.  IN NO EVENT SHALL NVIDIA BE LIABLE FOR ANY SPECIAL, INDIRECT, INCIDENTAL, OR CONSEQUENTIAL DAMAGES, OR ANY DAMAGES WHATSOEVER RESULTING FROM LOSS OF USE, DATA OR PROFITS,  WHETHER IN AN ACTION OF CONTRACT, NEGLIGENCE OR OTHER TORTIOUS ACTION,  ARISING OUT OF OR IN CONNECTION WITH THE USE OR PERFORMANCE OF THIS SPREADSHEET AND DATA.</text:p>
            <text:p/>
            <text:p/>
          </table:table-cell>
          <table:table-cell table:style-name="ce105" table:number-columns-repeated="8"/>
          <table:table-cell table:number-columns-repeated="1014"/>
        </table:table-row>
        <table:table-row table:style-name="ro20">
          <table:table-cell/>
          <table:table-cell table:style-name="ce229" office:value-type="string" calcext:value-type="string">
            <text:p>U.S. Government End Users. <text:s text:c="2"/>This spreadsheet and data are a "commercial item" as that term is defined at <text:s/>48 C.F.R. 2.101 (OCT 1995), consisting <text:s/>of "commercial computer software" <text:s/>and "commercial computer software documentation" as such terms are <text:s/>used in 48 C.F.R. 12.212 (SEPT 1995) and is provided to the U.S. Government only as a commercial end item. Consistent with 48 C.F.R.12.212 and 48 C.F.R. 227.7202-1 through 227.7202-4 (JUNE 1995), all U.S. Government End Users acquire the spreadsheet and data with only those rights set forth herein. <text:s/>Any use of this spreadsheet and data in individual and commercial software must include, in the user documentation and internal comments to the code, the above Disclaimer and U.S. Government End Users Notice.</text:p>
          </table:table-cell>
          <table:table-cell table:style-name="ce105" table:number-columns-repeated="8"/>
          <table:table-cell table:number-columns-repeated="1014"/>
        </table:table-row>
        <table:table-row table:style-name="ro2">
          <table:table-cell/>
          <table:table-cell table:style-name="ce226"/>
          <table:table-cell table:style-name="ce105" table:number-columns-repeated="6"/>
          <table:table-cell table:number-columns-repeated="1016"/>
        </table:table-row>
        <table:table-row table:style-name="ro2">
          <table:table-cell/>
          <table:table-cell table:style-name="ce230" office:value-type="string" calcext:value-type="string">
            <text:p><text:span text:style-name="T13"><text:a xlink:href="http://developer.nvidia.com/cuda" xlink:type="simple">For more information on NVIDIA CUDA, visit http://www.nvidia.com/cuda</text:a></text:span></text:p>
          </table:table-cell>
          <table:table-cell table:style-name="ce193" table:number-columns-repeated="6"/>
          <table:table-cell table:style-name="ce105" table:number-columns-repeated="2"/>
          <table:table-cell table:number-columns-repeated="1014"/>
        </table:table-row>
        <table:table-row table:style-name="ro2">
          <table:table-cell/>
          <table:table-cell table:style-name="ce226"/>
          <table:table-cell table:style-name="ce105" table:number-columns-repeated="8"/>
          <table:table-cell table:number-columns-repeated="1014"/>
        </table:table-row>
        <table:table-row table:style-name="ro2" table:number-rows-repeated="25">
          <table:table-cell/>
          <table:table-cell table:style-name="ce105" table:number-columns-repeated="9"/>
          <table:table-cell table:number-columns-repeated="1014"/>
        </table:table-row>
        <table:table-row table:style-name="ro2" table:number-rows-repeated="1048543">
          <table:table-cell table:number-columns-repeated="1024"/>
        </table:table-row>
        <table:table-row table:style-name="ro2">
          <table:table-cell table:number-columns-repeated="1024"/>
        </table:table-row>
      </table:table>
      <table:named-expressions>
        <table:named-range table:name="ActiveThreads" table:base-cell-address="$Calculator.$A$1" table:cell-range-address="$Calculator.$B$18"/>
        <table:named-range table:name="computeCapabilities" table:base-cell-address="$Calculator.$A$1" table:cell-range-address="$'GPU Data'.$C$2:.$P$2"/>
        <table:named-range table:name="computeCapability" table:base-cell-address="$Calculator.$A$1" table:cell-range-address="$Calculator.$B$6"/>
        <table:named-range table:name="Copyright" table:base-cell-address="$Calculator.$A$1" table:cell-range-address="$'Copyright &amp; License'.$B$2"/>
        <table:named-range table:name="dlcmMode" table:base-cell-address="$Calculator.$A$1" table:cell-range-address="$Calculator.$B$8"/>
        <table:named-range table:name="GPU" table:base-cell-address="$Calculator.$A$1" table:cell-range-address="$Calculator.$C$10"/>
        <table:named-range table:name="GPUData" table:base-cell-address="$Calculator.$A$1" table:cell-range-address="$'GPU Data'.$C$2:.$Y$24"/>
        <table:named-range table:name="GPUData_labels" table:base-cell-address="$Calculator.$A$1" table:cell-range-address="$'GPU Data'.$A$2:.$A$22"/>
        <table:named-range table:name="HelpEnterStats" table:base-cell-address="$Calculator.$A$1" table:cell-range-address="$Help.$B$19"/>
        <table:named-range table:name="HelpGetRegCount" table:base-cell-address="$Calculator.$A$1" table:cell-range-address="$Help.$B$26"/>
        <table:named-range table:name="HelpOccupancyData" table:base-cell-address="$Calculator.$A$1" table:cell-range-address="$Help.$B$22"/>
        <table:named-range table:name="HelpSelectGPU" table:base-cell-address="$Calculator.$A$1" table:cell-range-address="$Help.$B$16"/>
        <table:named-range table:name="HowToGetRegCount" table:base-cell-address="$Calculator.$A$1" table:cell-range-address="$Help.$B$26"/>
        <table:named-range table:name="Instructions" table:base-cell-address="$Calculator.$A$1" table:cell-range-address="$Help.$B$14"/>
        <table:named-range table:name="limitBlocksDueToRegs" table:base-cell-address="$Calculator.$A$1" table:cell-range-address="$Calculator.$D$42"/>
        <table:named-range table:name="limitBlocksDueToSMem" table:base-cell-address="$Calculator.$A$1" table:cell-range-address="$Calculator.$D$43"/>
        <table:named-range table:name="limitBlocksDueToWarps" table:base-cell-address="$Calculator.$A$1" table:cell-range-address="$Calculator.$D$41"/>
        <table:named-range table:name="limitBlocksPerMultiprocessor" table:base-cell-address="$Calculator.$A$1" table:cell-range-address="$Calculator.$B$27"/>
        <table:named-range table:name="limitRegsPerBlock" table:base-cell-address="$Calculator.$A$1" table:cell-range-address="$Calculator.$B$31"/>
        <table:named-range table:name="limitRegsPerThread" table:base-cell-address="$Calculator.$A$1" table:cell-range-address="$Calculator.$B$32"/>
        <table:named-range table:name="limitSharedMemoryPerBlock" table:base-cell-address="$Calculator.$A$1" table:cell-range-address="$Calculator.$B$34"/>
        <table:named-range table:name="limitThreadsPerMultiprocessor" table:base-cell-address="$Calculator.$A$1" table:cell-range-address="$Calculator.$B$28"/>
        <table:named-range table:name="limitThreadsPerWarp" table:base-cell-address="$Calculator.$A$1" table:cell-range-address="$Calculator.$B$25"/>
        <table:named-range table:name="limitTotalRegisters" table:base-cell-address="$Calculator.$A$1" table:cell-range-address="$Calculator.$B$30"/>
        <table:named-range table:name="limitTotalSharedMemory" table:base-cell-address="$Calculator.$A$1" table:cell-range-address="$Calculator.$B$33"/>
        <table:named-range table:name="limitWarpsPerMultiprocessor" table:base-cell-address="$Calculator.$A$1" table:cell-range-address="$Calculator.$B$26"/>
        <table:named-range table:name="maxThreadsPerBlock" table:base-cell-address="$Calculator.$A$1" table:cell-range-address="$Calculator.$B$29"/>
        <table:named-range table:name="myAllocationGranularity" table:base-cell-address="$Calculator.$A$1" table:cell-range-address="$Calculator.$B$36"/>
        <table:named-range table:name="myAllocationSize" table:base-cell-address="$Calculator.$A$1" table:cell-range-address="$Calculator.$B$35"/>
        <table:named-range table:name="MyRegCount" table:base-cell-address="$Calculator.$A$1" table:cell-range-address="$Calculator.$B$12"/>
        <table:named-range table:name="MyRegsPerBlock" table:base-cell-address="$Calculator.$A$1" table:cell-range-address="$Calculator.$B$42"/>
        <table:named-range table:name="mySharedMemAllocationSize" table:base-cell-address="$Calculator.$A$1" table:cell-range-address="$Calculator.$B$37"/>
        <table:named-range table:name="MySharedMemory" table:base-cell-address="$Calculator.$A$1" table:cell-range-address="$Calculator.$B$13"/>
        <table:named-range table:name="MySharedMemPerBlock" table:base-cell-address="$Calculator.$A$1" table:cell-range-address="$Calculator.$B$43"/>
        <table:named-range table:name="MyThreadCount" table:base-cell-address="$Calculator.$A$1" table:cell-range-address="$Calculator.$B$11"/>
        <table:named-range table:name="myWarpAllocationGranularity" table:base-cell-address="$Calculator.$A$1" table:cell-range-address="$Calculator.$B$38"/>
        <table:named-range table:name="MyWarpsPerBlock" table:base-cell-address="$Calculator.$A$1" table:cell-range-address="$Calculator.$B$41"/>
        <table:named-range table:name="Overview" table:base-cell-address="$Calculator.$A$1" table:cell-range-address="$Help.$B$6"/>
        <table:named-range table:name="sharedMemInstructions" table:base-cell-address="$Calculator.$A$1" table:cell-range-address="$Calculator.$A$7"/>
        <table:named-range table:name="sharedMemSelectRow" table:base-cell-address="$Calculator.$A$1" table:cell-range-address="$Calculator.$A$7:.$AMJ$7"/>
        <table:named-range table:name="sharedSize" table:base-cell-address="$Calculator.$A$1" table:cell-range-address="$Calculator.$B$7"/>
        <table:named-range table:name="sm_20_SharedMem_Configs" table:base-cell-address="$Calculator.$A$1" table:cell-range-address="$'GPU Data'.$C$19:.$C$20"/>
        <table:named-range table:name="sm_21_SharedMem_Configs" table:base-cell-address="$Calculator.$A$1" table:cell-range-address="$'GPU Data'.$D$19:.$D$20"/>
        <table:named-range table:name="sm_30_SharedMem_Configs" table:base-cell-address="$Calculator.$A$1" table:cell-range-address="$'GPU Data'.$E$19:.$E$21"/>
        <table:named-range table:name="sm_32_SharedMem_Configs" table:base-cell-address="$Calculator.$A$1" table:cell-range-address="$'GPU Data'.$F$19:.$F$21"/>
        <table:named-range table:name="sm_35_SharedMem_Configs" table:base-cell-address="$Calculator.$A$1" table:cell-range-address="$'GPU Data'.$G$19:.$G$21"/>
        <table:named-range table:name="sm_37_SharedMem_Configs" table:base-cell-address="$Calculator.$A$1" table:cell-range-address="$'GPU Data'.$H$19:.$H$21"/>
        <table:named-range table:name="sm_50_SharedMem_Configs" table:base-cell-address="$Calculator.$A$1" table:cell-range-address="$'GPU Data'.$I$19"/>
        <table:named-range table:name="sm_52_SharedMem_Configs" table:base-cell-address="$Calculator.$A$1" table:cell-range-address="$'GPU Data'.$J$19"/>
        <table:named-range table:name="sm_53_SharedMem_Configs" table:base-cell-address="$Calculator.$A$1" table:cell-range-address="$'GPU Data'.$K$19"/>
        <table:named-range table:name="sm_60_SharedMem_Configs" table:base-cell-address="$Calculator.$A$1" table:cell-range-address="$'GPU Data'.$L$19"/>
        <table:named-range table:name="sm_61_SharedMem_Configs" table:base-cell-address="$Calculator.$A$1" table:cell-range-address="$'GPU Data'.$M$19"/>
        <table:named-range table:name="sm_62_SharedMem_Configs" table:base-cell-address="$Calculator.$A$1" table:cell-range-address="$'GPU Data'.$N$19"/>
        <table:named-range table:name="sm_70_SharedMem_Configs" table:base-cell-address="$Calculator.$A$1" table:cell-range-address="$'GPU Data'.$O$19:.$O$24"/>
        <table:named-range table:name="sm_75_SharedMem_Configs" table:base-cell-address="$Calculator.$A$1" table:cell-range-address="$'GPU Data'.$P$19:.$P$24"/>
        <table:named-expression table:name="_xlfn_IFERROR" table:base-cell-address="$Calculator.$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 </loext:text>
      <loext:fill-character> </loext:fill-character>
      <number:text>(</number:text>
      <number:number number:decimal-places="0" loext:min-decimal-places="0" number:min-integer-digits="1" number:grouping="true"/>
      <number:text>)</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4P0" style:volatile="true">
      <number:text>£</number:text>
      <number:number number:decimal-places="0" loext:min-decimal-places="0" number:min-integer-digits="1" number:grouping="true"/>
      <number:text> </number:text>
    </number:number-style>
    <number:number-style style:name="N134">
      <number:text>(£</number:text>
      <number:number number:decimal-places="0" loext:min-decimal-places="0" number:min-integer-digits="1" number:grouping="true"/>
      <number:text>)</number:text>
      <style:map style:condition="value()&gt;=0" style:apply-style-name="N134P0"/>
    </number:number-style>
    <number:number-style style:name="N135P0" style:volatile="true">
      <number:text>£</number:text>
      <number:number number:decimal-places="0" loext:min-decimal-places="0" number:min-integer-digits="1" number:grouping="true"/>
      <number:text> </number:text>
    </number:number-style>
    <number:number-style style:name="N135">
      <style:text-properties fo:color="#ff0000"/>
      <number:text>(£</number:text>
      <number:number number:decimal-places="0" loext:min-decimal-places="0" number:min-integer-digits="1" number:grouping="true"/>
      <number:text>)</number:text>
      <style:map style:condition="value()&gt;=0" style:apply-style-name="N135P0"/>
    </number:number-style>
    <number:number-style style:name="N137P0" style:volatile="true">
      <number:text>£</number:text>
      <number:number number:decimal-places="2" loext:min-decimal-places="2" number:min-integer-digits="1" number:grouping="true"/>
      <number:text> </number:text>
    </number:number-style>
    <number:number-style style:name="N137">
      <number:text>(£</number:text>
      <number:number number:decimal-places="2" loext:min-decimal-places="2" number:min-integer-digits="1" number:grouping="true"/>
      <number:text>)</number:text>
      <style:map style:condition="value()&gt;=0" style:apply-style-name="N137P0"/>
    </number:number-style>
    <number:number-style style:name="N138P0" style:volatile="true">
      <number:text>£</number:text>
      <number:number number:decimal-places="2" loext:min-decimal-places="2" number:min-integer-digits="1" number:grouping="true"/>
      <number:text> </number:text>
    </number:number-style>
    <number:number-style style:name="N138">
      <style:text-properties fo:color="#ff0000"/>
      <number:text>(£</number:text>
      <number:number number:decimal-places="2" loext:min-decimal-places="2" number:min-integer-digits="1" number:grouping="true"/>
      <number:text>)</number:text>
      <style:map style:condition="value()&gt;=0" style:apply-style-name="N138P0"/>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 £</loext:text>
      <loext:fill-character> </loext:fill-character>
      <number:text>(</number:text>
      <number:number number:decimal-places="2" loext:min-decimal-places="2" number:min-integer-digits="1" number:grouping="true"/>
      <number:text>)</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
      <number:number number:decimal-places="1" loext:min-decimal-places="1" number:min-integer-digits="1"/>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55">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5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5f_CondFormat_5f_1_5f_1_5f_1" style:display-name="Excel_CondFormat_1_1_1" style:family="table-cell" style:parent-style-name="Default">
      <style:table-cell-properties fo:background-color="#ff6600"/>
      <style:text-properties style:use-window-font-color="true"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ff6600"/>
      <style:text-properties style:use-window-font-color="true"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ff6600"/>
      <style:text-properties fo:color="#000000"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ffffff" fo:border="none"/>
      <style:text-properties fo:color="#ffffff"/>
    </style:style>
    <style:style style:name="Excel_5f_CondFormat_5f_1_5f_5_5f_1" style:display-name="Excel_CondFormat_1_5_1" style:family="table-cell" style:parent-style-name="Default">
      <style:text-properties fo:color="#99cc00"/>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97mm" fo:page-height="210.01mm" style:num-format="1" style:print-orientation="landscape" fo:margin-top="25.4mm" fo:margin-bottom="25.4mm" fo:margin-left="19.05mm" fo:margin-right="19.05mm" style:first-page-number="continue" loext:scale-to-X="1" loext:scale-to-Y="1"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margin-top="25.4mm" fo:margin-bottom="25.4mm" fo:margin-left="19.05mm" fo:margin-right="19.05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3">00/00/0000</text:date>, <text:time style:data-style-name="N2" text:time-value="11:36:07.578423784">00:00:00</text:time></text:p>
        </style:region-right>
      </style:header>
      <style:header-left style:display="false"/>
      <style:footer>
        <text:p>Page <text:page-number>1</text:page-number><text:s/>/ <text:page-count>99</text:page-count></text:p>
      </style:footer>
      <style:footer-left style:display="false"/>
    </style:master-page>
    <style:master-page style:name="PageStyle_5f_Calculator" style:display-name="PageStyle_Calculator"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GPU_20_Data" style:display-name="PageStyle_GPU Data" style:page-layout-name="Mpm4">
      <style:header style:display="false"/>
      <style:header-left style:display="false"/>
      <style:footer style:display="false"/>
      <style:footer-left style:display="false"/>
    </style:master-page>
    <style:master-page style:name="PageStyle_5f_Copyright_20__26__20_License" style:display-name="PageStyle_Copyright &amp; Licens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VIDIA</meta:initial-creator>
    <meta:creation-date>2005-08-31T18:27:58</meta:creation-date>
    <dc:date>2019-12-13T11:43:33.664200100</dc:date>
    <meta:print-date>2012-02-10T00:10:52</meta:print-date>
    <meta:editing-duration>PT32M49S</meta:editing-duration>
    <meta:editing-cycles>4</meta:editing-cycles>
    <meta:generator>LibreOffice/6.0.7.3$Linux_X86_64 LibreOffice_project/00m0$Build-3</meta:generator>
    <meta:document-statistic meta:table-count="4" meta:cell-count="2494" meta:object-count="3"/>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ub AutoScaleAxes()
'
' AutoScaleAxes Macro
'

'
Private Sub Worksheet_Change(ByVal Target As Range)

    updateAxes
    
End Sub


Sub updateAxes()
    'Update Chart axes for changes to settings
    
    For i = 1 To ActiveSheet.ChartObjects.Count
        ActiveSheet.ChartObjects(i).Activate
        
        ' Autoscale vertical axes
        ActiveChart.Axes(xlValue).MaximumScale = ActiveSheet.Range("limitWarpsPerMultiprocessor").Value
    Next i
    
    ' Autoscale horizontal axes
    
    ActiveSheet.ChartObjects("Chart Block Size").Activate
    limit = ActiveSheet.Range("maxThreadsPerBlock").Value
    ActiveChart.Axes(xlCategory).MaximumScale = limit
    
    ActiveSheet.ChartObjects("Chart Register Count").Activate
    limit = Application.WorksheetFunction.Ceiling(ActiveSheet.Range("limitRegsPerThread").Value, 4)
    ActiveChart.Axes(xlCategory).MaximumScale = limit
    If limit &lt;= 64 Then
        ActiveChart.Axes(xlCategory).MajorUnit = 2
    ElseIf limit &lt;= 128 Then
        ActiveChart.Axes(xlCategory).MajorUnit = 4
    Else
        ActiveChart.Axes(xlCategory).MajorUnit = 8
    End If
    
    ActiveSheet.ChartObjects("Chart Shared Memory").Activate
    limit = ActiveSheet.Range("limitSharedMemoryPerBlock").Value
    ActiveChart.Axes(xlCategory).MaximumScale = limit
    If limit &gt;= 65536 Then
        ActiveChart.Axes(xlCategory).MajorUnit = 4096
    ElseIf limit &gt;= 32768 Then
        ActiveChart.Axes(xlCategory).MajorUnit = 2048
    Else
        ActiveChart.Axes(xlCategory).MajorUnit = 1024
    End If
End Sub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2"/>
  <library:element library:name="Sheet1"/>
  <library:element library:name="Sheet2"/>
  <library:element library:name="Sheet3"/>
  <library:element library:name="Sheet4"/>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minimum="0" chart:maximum="1024" chart:interval-major="64" chart:interval-minor-divisor="2" chart:reverse-direction="false" text:line-break="false" loext:try-staggering-first="false" chart:link-data-style-to-source="true" chart:axis-position="0" chart:tick-mark-position="at-axis"/>
      <style:text-properties fo:color="#000000" fo:font-family="Arial" fo:font-size="9.5pt" style:font-size-asian="9.5pt" style:font-family-complex="Arial" style:font-size-complex="9.5pt"/>
    </style:style>
    <style:style style:name="ch5" style:family="chart">
      <style:chart-properties style:rotation-angle="0"/>
      <style:text-properties fo:color="#000000" fo:font-family="Arial" fo:font-size="9.5pt" fo:font-weight="bold" style:font-size-asian="9.5pt" style:font-weight-asian="bold" style:font-family-complex="Arial" style:font-size-complex="9.5pt" style:font-weight-complex="bold"/>
    </style:style>
    <style:style style:name="ch6" style:family="chart">
      <style:graphic-properties svg:stroke-color="#808080"/>
    </style:style>
    <style:style style:name="ch7" style:family="chart" style:data-style-name="N0">
      <style:chart-properties chart:display-label="true" chart:logarithmic="false" chart:maximum="64" chart:interval-major="8" chart:interval-minor-divisor="8" chart:reverse-direction="false" text:line-break="false" loext:try-staggering-first="false" chart:link-data-style-to-source="true" chart:axis-position="0" chart:tick-mark-position="at-axis"/>
      <style:text-properties fo:color="#000000" fo:font-family="Arial" fo:font-size="9.5pt" style:font-size-asian="9.5pt" style:font-family-complex="Arial" style:font-size-complex="9.5pt"/>
    </style:style>
    <style:style style:name="ch8" style:family="chart">
      <style:chart-properties style:rotation-angle="90"/>
      <style:text-properties fo:color="#000000" fo:font-family="Arial" fo:font-size="9.5pt" fo:font-weight="bold" style:font-size-asian="9.5pt" style:font-weight-asian="bold" style:font-family-complex="Arial" style:font-size-complex="9.5pt" style:font-weight-complex="bold"/>
    </style:style>
    <style:style style:name="ch9"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0"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family-complex="Arial" style:font-size-complex="8pt"/>
    </style:style>
    <style:style style:name="ch11" style:family="chart">
      <style:chart-properties chart:solid-type="cuboid" chart:symbol-type="named-symbol" chart:symbol-name="arrow-up" chart:symbol-width="0.388cm" chart:symbol-height="0.388cm"/>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14.348cm" svg:height="9.509cm" xlink:href=".." xlink:type="simple" chart:class="chart:scatter" chart:style-name="ch1">
        <chart:title svg:x="4.508cm" svg:y="0.284cm" chart:style-name="ch2">
          <text:p>Impact of Varying Block Size</text:p>
        </chart:title>
        <chart:plot-area chart:style-name="ch3" table:cell-range-address="Calculator.A88:Calculator.B183 Calculator.B87:Calculator.B87" chart:data-source-has-labels="row" svg:x="1.365cm" svg:y="1.523cm" svg:width="12.64cm" svg:height="7.586cm">
          <chartooo:coordinate-region svg:x="1.986cm" svg:y="1.722cm" svg:width="11.647cm" svg:height="6.74cm"/>
          <chart:axis chart:dimension="x" chart:name="primary-x" chart:style-name="ch4">
            <chart:title svg:x="6.201cm" svg:y="8.676cm" chart:style-name="ch5">
              <text:p>Threads Per Block</text:p>
            </chart:title>
            <chart:grid chart:style-name="ch6" chart:class="major"/>
          </chart:axis>
          <chart:axis chart:dimension="y" chart:name="primary-y" chart:style-name="ch7">
            <chart:title svg:x="0.25cm" svg:y="1.935cm" chart:style-name="ch8">
              <text:p>Multiprocessor Warp Occupancy
(# warps)</text:p>
            </chart:title>
            <chart:grid chart:class="major"/>
          </chart:axis>
          <chart:series chart:style-name="ch9" chart:values-cell-range-address="Calculator.B88:Calculator.B183" loext:label-string="&quot;Warp Occupancy&quot;" chart:class="chart:scatter">
            <chart:domain table:cell-range-address="Calculator.A88:Calculator.A183"/>
            <chart:data-point chart:repeated="96"/>
          </chart:series>
          <chart:series chart:style-name="ch10" chart:values-cell-range-address="Calculator.B87:Calculator.B87" loext:label-string="&quot;My Block Size&quot;" chart:class="chart:scatter">
            <chart:domain table:cell-range-address="Calculator.A87:Calculator.A87"/>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A</text:p>
              </table:table-cell>
              <table:table-cell office:value-type="string">
                <text:p>Warp Occupancy</text:p>
              </table:table-cell>
              <table:table-cell office:value-type="string">
                <text:p/>
              </table:table-cell>
              <table:table-cell office:value-type="string">
                <text:p>My Block Size</text:p>
              </table:table-cell>
            </table:table-row>
          </table:table-header-rows>
          <table:table-rows>
            <table:table-row>
              <table:table-cell office:value-type="string">
                <text:p>1</text:p>
              </table:table-cell>
              <table:table-cell office:value-type="float" office:value="32">
                <text:p>32</text:p>
                <draw:g>
                  <svg:desc>Calculator.A88:Calculator.A183</svg:desc>
                </draw:g>
              </table:table-cell>
              <table:table-cell office:value-type="float" office:value="24">
                <text:p>24</text:p>
                <draw:g>
                  <svg:desc>Calculator.B88:Calculator.B183</svg:desc>
                </draw:g>
              </table:table-cell>
              <table:table-cell office:value-type="float" office:value="256">
                <text:p>256</text:p>
                <draw:g>
                  <svg:desc>Calculator.A87:Calculator.A87</svg:desc>
                </draw:g>
              </table:table-cell>
              <table:table-cell office:value-type="float" office:value="64">
                <text:p>64</text:p>
                <draw:g>
                  <svg:desc>Calculator.B87:Calculator.B87</svg:desc>
                </draw:g>
              </table:table-cell>
            </table:table-row>
            <table:table-row>
              <table:table-cell office:value-type="string">
                <text:p>2</text:p>
              </table:table-cell>
              <table:table-cell office:value-type="float" office:value="64">
                <text:p>64</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63">
                <text:p>6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28">
                <text:p>128</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0">
                <text:p>16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92">
                <text:p>192</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224">
                <text:p>224</text:p>
              </table:table-cell>
              <table:table-cell office:value-type="float" office:value="63">
                <text:p>63</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56">
                <text:p>256</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88">
                <text:p>288</text:p>
              </table:table-cell>
              <table:table-cell office:value-type="float" office:value="63">
                <text:p>63</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320">
                <text:p>32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52">
                <text:p>352</text:p>
              </table:table-cell>
              <table:table-cell office:value-type="float" office:value="55">
                <text:p>5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84">
                <text:p>384</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6">
                <text:p>416</text:p>
              </table:table-cell>
              <table:table-cell office:value-type="float" office:value="52">
                <text:p>52</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448">
                <text:p>448</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80">
                <text:p>48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12">
                <text:p>51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544">
                <text:p>544</text:p>
              </table:table-cell>
              <table:table-cell office:value-type="float" office:value="51">
                <text:p>5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576">
                <text:p>576</text:p>
              </table:table-cell>
              <table:table-cell office:value-type="float" office:value="54">
                <text:p>54</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608">
                <text:p>608</text:p>
              </table:table-cell>
              <table:table-cell office:value-type="float" office:value="57">
                <text:p>57</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640">
                <text:p>64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672">
                <text:p>672</text:p>
              </table:table-cell>
              <table:table-cell office:value-type="float" office:value="63">
                <text:p>63</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704">
                <text:p>704</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736">
                <text:p>736</text:p>
              </table:table-cell>
              <table:table-cell office:value-type="float" office:value="46">
                <text:p>46</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768">
                <text:p>768</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800">
                <text:p>800</text:p>
              </table:table-cell>
              <table:table-cell office:value-type="float" office:value="50">
                <text:p>50</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832">
                <text:p>832</text:p>
              </table:table-cell>
              <table:table-cell office:value-type="float" office:value="52">
                <text:p>52</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864">
                <text:p>864</text:p>
              </table:table-cell>
              <table:table-cell office:value-type="float" office:value="54">
                <text:p>54</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896">
                <text:p>896</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928">
                <text:p>928</text:p>
              </table:table-cell>
              <table:table-cell office:value-type="float" office:value="58">
                <text:p>58</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60">
                <text:p>96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992">
                <text:p>992</text:p>
              </table:table-cell>
              <table:table-cell office:value-type="float" office:value="62">
                <text:p>62</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024">
                <text:p>102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056">
                <text:p>1056</text:p>
              </table:table-cell>
              <table:table-cell office:value-type="float" office:value="33">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088">
                <text:p>1088</text:p>
              </table:table-cell>
              <table:table-cell office:value-type="float" office:value="34">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120">
                <text:p>1120</text:p>
              </table:table-cell>
              <table:table-cell office:value-type="float" office:value="35">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152">
                <text:p>1152</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184">
                <text:p>1184</text:p>
              </table:table-cell>
              <table:table-cell office:value-type="float" office:value="37">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1216">
                <text:p>1216</text:p>
              </table:table-cell>
              <table:table-cell office:value-type="float" office:value="38">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1248">
                <text:p>1248</text:p>
              </table:table-cell>
              <table:table-cell office:value-type="float" office:value="39">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1280">
                <text:p>1280</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1312">
                <text:p>1312</text:p>
              </table:table-cell>
              <table:table-cell office:value-type="float" office:value="41">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1344">
                <text:p>1344</text:p>
              </table:table-cell>
              <table:table-cell office:value-type="float" office:value="42">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1376">
                <text:p>1376</text:p>
              </table:table-cell>
              <table:table-cell office:value-type="float" office:value="43">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1408">
                <text:p>1408</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1440">
                <text:p>1440</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1472">
                <text:p>1472</text:p>
              </table:table-cell>
              <table:table-cell office:value-type="float" office:value="46">
                <text:p>46</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1504">
                <text:p>1504</text:p>
              </table:table-cell>
              <table:table-cell office:value-type="float" office:value="47">
                <text:p>47</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1536">
                <text:p>1536</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1568">
                <text:p>15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1600">
                <text:p>1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1632">
                <text:p>16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1664">
                <text:p>16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1696">
                <text:p>16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1728">
                <text:p>17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760">
                <text:p>17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792">
                <text:p>17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824">
                <text:p>18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856">
                <text:p>18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888">
                <text:p>18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920">
                <text:p>19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952">
                <text:p>19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016">
                <text:p>20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048">
                <text:p>20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080">
                <text:p>20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2112">
                <text:p>21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2144">
                <text:p>21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2176">
                <text:p>2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2208">
                <text:p>22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2240">
                <text:p>22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2272">
                <text:p>22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2304">
                <text:p>230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2336">
                <text:p>23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2368">
                <text:p>23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2400">
                <text:p>2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2432">
                <text:p>2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2464">
                <text:p>24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2496">
                <text:p>24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2528">
                <text:p>25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2560">
                <text:p>25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2592">
                <text:p>25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2624">
                <text:p>26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2656">
                <text:p>26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2688">
                <text:p>26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2720">
                <text:p>27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2752">
                <text:p>27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2784">
                <text:p>27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2816">
                <text:p>28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2848">
                <text:p>28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2880">
                <text:p>28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2912">
                <text:p>29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2944">
                <text:p>29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2976">
                <text:p>29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3008">
                <text:p>30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3040">
                <text:p>30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3072">
                <text:p>30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minimum="0" chart:maximum="256" chart:interval-major="8" chart:interval-minor-divisor="5" chart:reverse-direction="false" text:line-break="false" loext:try-staggering-first="false" chart:link-data-style-to-source="true" chart:axis-position="0" chart:tick-mark-position="at-axis" style:rotation-angle="270"/>
      <style:text-properties fo:color="#000000" fo:font-family="Arial" fo:font-size="9.25pt" style:font-size-asian="9.25pt" style:font-family-complex="Arial" style:font-size-complex="9.25pt"/>
    </style:style>
    <style:style style:name="ch5"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6" style:family="chart">
      <style:graphic-properties svg:stroke-color="#808080"/>
    </style:style>
    <style:style style:name="ch7" style:family="chart" style:data-style-name="N0">
      <style:chart-properties chart:display-label="true" chart:logarithmic="false" chart:maximum="64" chart:interval-major="8" chart:interval-minor-divisor="8" chart:reverse-direction="false" text:line-break="false" loext:try-staggering-first="false" chart:link-data-style-to-source="true" chart:axis-position="0" chart:tick-mark-position="at-axis"/>
      <style:text-properties fo:color="#000000" fo:font-family="Arial" fo:font-size="9.25pt" style:font-size-asian="9.25pt" style:font-family-complex="Arial" style:font-size-complex="9.25pt"/>
    </style:style>
    <style:style style:name="ch8" style:family="chart">
      <style:chart-properties style:rotation-angle="90"/>
      <style:text-properties fo:color="#000000" fo:font-family="Arial" fo:font-size="9.5pt" fo:font-weight="bold" style:font-size-asian="9.5pt" style:font-weight-asian="bold" style:font-family-complex="Arial" style:font-size-complex="9.5pt" style:font-weight-complex="bold"/>
    </style:style>
    <style:style style:name="ch9"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0"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family-complex="Arial" style:font-size-complex="8pt"/>
    </style:style>
    <style:style style:name="ch11" style:family="chart">
      <style:chart-properties chart:solid-type="cuboid" chart:symbol-type="named-symbol" chart:symbol-name="arrow-up" chart:symbol-width="0.388cm" chart:symbol-height="0.388cm"/>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14.348cm" svg:height="9.033cm" xlink:href=".." xlink:type="simple" chart:class="chart:scatter" chart:style-name="ch1">
        <chart:title svg:x="2.908cm" svg:y="0.25cm" chart:style-name="ch2">
          <text:p>Impact of Varying Register Count Per Thread</text:p>
        </chart:title>
        <chart:plot-area chart:style-name="ch3" table:cell-range-address="Calculator.F86:Calculator.G340 Calculator.G85:Calculator.G85" chart:data-source-has-labels="row" svg:x="1.375cm" svg:y="1.146cm" svg:width="12.62cm" svg:height="7.05cm">
          <chartooo:coordinate-region svg:x="1.996cm" svg:y="1.332cm" svg:width="11.814cm" svg:height="6.056cm"/>
          <chart:axis chart:dimension="x" chart:name="primary-x" chart:style-name="ch4">
            <chart:title svg:x="6.232cm" svg:y="8.235cm" chart:style-name="ch5">
              <text:p>Registers Per Thread</text:p>
            </chart:title>
            <chart:grid chart:style-name="ch6" chart:class="major"/>
          </chart:axis>
          <chart:axis chart:dimension="y" chart:name="primary-y" chart:style-name="ch7">
            <chart:title svg:x="0.25cm" svg:y="1.929cm" chart:style-name="ch8">
              <text:p>Multiprocessor Warp Occupancy
(# warps)</text:p>
            </chart:title>
            <chart:grid chart:class="major"/>
          </chart:axis>
          <chart:series chart:style-name="ch9" chart:values-cell-range-address="Calculator.G86:Calculator.G340" loext:label-string="&quot;Warp Occupancy&quot;" chart:class="chart:scatter">
            <chart:domain table:cell-range-address="Calculator.F86:Calculator.F340"/>
            <chart:data-point chart:repeated="255"/>
          </chart:series>
          <chart:series chart:style-name="ch10" chart:values-cell-range-address="Calculator.G85:Calculator.G85" loext:label-string="&quot;My Register Count&quot;" chart:class="chart:scatter">
            <chart:domain table:cell-range-address="Calculator.F85:Calculator.F85"/>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F</text:p>
              </table:table-cell>
              <table:table-cell office:value-type="string">
                <text:p>Warp Occupancy</text:p>
              </table:table-cell>
              <table:table-cell office:value-type="string">
                <text:p/>
              </table:table-cell>
              <table:table-cell office:value-type="string">
                <text:p>My Register Count</text:p>
              </table:table-cell>
            </table:table-row>
          </table:table-header-rows>
          <table:table-rows>
            <table:table-row>
              <table:table-cell office:value-type="string">
                <text:p>1</text:p>
              </table:table-cell>
              <table:table-cell office:value-type="float" office:value="1">
                <text:p>1</text:p>
                <draw:g>
                  <svg:desc>Calculator.F86:Calculator.F340</svg:desc>
                </draw:g>
              </table:table-cell>
              <table:table-cell office:value-type="float" office:value="64">
                <text:p>64</text:p>
                <draw:g>
                  <svg:desc>Calculator.G86:Calculator.G340</svg:desc>
                </draw:g>
              </table:table-cell>
              <table:table-cell office:value-type="float" office:value="32">
                <text:p>32</text:p>
                <draw:g>
                  <svg:desc>Calculator.F85:Calculator.F85</svg:desc>
                </draw:g>
              </table:table-cell>
              <table:table-cell office:value-type="float" office:value="64">
                <text:p>64</text:p>
                <draw:g>
                  <svg:desc>Calculator.G85:Calculator.G85</svg:desc>
                </draw:g>
              </table:table-cell>
            </table:table-row>
            <table:table-row>
              <table:table-cell office:value-type="string">
                <text:p>2</text:p>
              </table:table-cell>
              <table:table-cell office:value-type="float" office:value="2">
                <text:p>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
                <text:p>7</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
                <text:p>9</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1">
                <text:p>11</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3">
                <text:p>13</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5">
                <text:p>15</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6">
                <text:p>16</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7">
                <text:p>17</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8">
                <text:p>18</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
                <text:p>20</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1">
                <text:p>21</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2">
                <text:p>2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3">
                <text:p>23</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4">
                <text:p>2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5">
                <text:p>25</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7">
                <text:p>27</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8">
                <text:p>28</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9">
                <text:p>29</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0">
                <text:p>30</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1">
                <text:p>31</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2">
                <text:p>3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3">
                <text:p>33</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4">
                <text:p>34</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5">
                <text:p>35</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6">
                <text:p>36</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37">
                <text:p>37</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38">
                <text:p>38</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39">
                <text:p>39</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40">
                <text:p>40</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41">
                <text:p>41</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42">
                <text:p>42</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3">
                <text:p>43</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4">
                <text:p>44</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5">
                <text:p>45</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6">
                <text:p>46</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7">
                <text:p>47</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48">
                <text:p>48</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49">
                <text:p>4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50">
                <text:p>5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1">
                <text:p>5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52">
                <text:p>5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53">
                <text:p>5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54">
                <text:p>5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55">
                <text:p>55</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56">
                <text:p>56</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57">
                <text:p>57</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58">
                <text:p>5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59">
                <text:p>5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60">
                <text:p>6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61">
                <text:p>6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62">
                <text:p>6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63">
                <text:p>6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64">
                <text:p>6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65">
                <text:p>6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66">
                <text:p>66</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67">
                <text:p>67</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68">
                <text:p>68</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69">
                <text:p>69</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70">
                <text:p>70</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71">
                <text:p>7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72">
                <text:p>72</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73">
                <text:p>73</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74">
                <text:p>74</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75">
                <text:p>7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76">
                <text:p>76</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77">
                <text:p>77</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78">
                <text:p>78</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79">
                <text:p>79</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80">
                <text:p>80</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81">
                <text:p>8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82">
                <text:p>8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83">
                <text:p>8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84">
                <text:p>8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85">
                <text:p>8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86">
                <text:p>8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87">
                <text:p>8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88">
                <text:p>8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89">
                <text:p>8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90">
                <text:p>9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91">
                <text:p>9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92">
                <text:p>9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93">
                <text:p>9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94">
                <text:p>9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95">
                <text:p>9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96">
                <text:p>9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97">
                <text:p>9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98">
                <text:p>9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99">
                <text:p>9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100">
                <text:p>10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101">
                <text:p>10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102">
                <text:p>10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103">
                <text:p>10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104">
                <text:p>10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105">
                <text:p>10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106">
                <text:p>10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107">
                <text:p>10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108">
                <text:p>10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109">
                <text:p>10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110">
                <text:p>11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111">
                <text:p>11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112">
                <text:p>11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113">
                <text:p>11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114">
                <text:p>11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115">
                <text:p>1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116">
                <text:p>11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117">
                <text:p>11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118">
                <text:p>11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119">
                <text:p>11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120">
                <text:p>12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121">
                <text:p>12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122">
                <text:p>12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123">
                <text:p>12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124">
                <text:p>12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125">
                <text:p>12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126">
                <text:p>12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127">
                <text:p>12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128">
                <text:p>12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129">
                <text:p>12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130">
                <text:p>13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131">
                <text:p>13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132">
                <text:p>13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133">
                <text:p>13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134">
                <text:p>13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135">
                <text:p>13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136">
                <text:p>13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137">
                <text:p>13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138">
                <text:p>13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139">
                <text:p>13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140">
                <text:p>14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141">
                <text:p>14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142">
                <text:p>14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143">
                <text:p>14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144">
                <text:p>14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145">
                <text:p>14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146">
                <text:p>14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147">
                <text:p>14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148">
                <text:p>14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149">
                <text:p>14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150">
                <text:p>15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151">
                <text:p>15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152">
                <text:p>15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153">
                <text:p>15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154">
                <text:p>15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155">
                <text:p>15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156">
                <text:p>15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157">
                <text:p>15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158">
                <text:p>15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159">
                <text:p>15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160">
                <text:p>16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161">
                <text:p>16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162">
                <text:p>16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163">
                <text:p>16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164">
                <text:p>16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165">
                <text:p>16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166">
                <text:p>16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167">
                <text:p>16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168">
                <text:p>16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169">
                <text:p>16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170">
                <text:p>17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171">
                <text:p>17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172">
                <text:p>17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173">
                <text:p>17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174">
                <text:p>17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175">
                <text:p>17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176">
                <text:p>17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177">
                <text:p>17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178">
                <text:p>17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179">
                <text:p>17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180">
                <text:p>18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181">
                <text:p>18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182">
                <text:p>18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183">
                <text:p>18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184">
                <text:p>18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185">
                <text:p>18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186">
                <text:p>18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187">
                <text:p>18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188">
                <text:p>18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189">
                <text:p>18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190">
                <text:p>19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191">
                <text:p>19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192">
                <text:p>19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193">
                <text:p>19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194">
                <text:p>19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195">
                <text:p>19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196">
                <text:p>19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197">
                <text:p>19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198">
                <text:p>19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199">
                <text:p>19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200">
                <text:p>20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201">
                <text:p>20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202">
                <text:p>20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203">
                <text:p>20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204">
                <text:p>20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205">
                <text:p>20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206">
                <text:p>20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207">
                <text:p>20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208">
                <text:p>20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209">
                <text:p>20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210">
                <text:p>21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211">
                <text:p>21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212">
                <text:p>21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213">
                <text:p>21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214">
                <text:p>21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215">
                <text:p>21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216">
                <text:p>21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217">
                <text:p>21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218">
                <text:p>21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219">
                <text:p>21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220">
                <text:p>22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221">
                <text:p>22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222">
                <text:p>22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223">
                <text:p>22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224">
                <text:p>22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225">
                <text:p>22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6</text:p>
              </table:table-cell>
              <table:table-cell office:value-type="float" office:value="226">
                <text:p>22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7</text:p>
              </table:table-cell>
              <table:table-cell office:value-type="float" office:value="227">
                <text:p>22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8</text:p>
              </table:table-cell>
              <table:table-cell office:value-type="float" office:value="228">
                <text:p>22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9</text:p>
              </table:table-cell>
              <table:table-cell office:value-type="float" office:value="229">
                <text:p>22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230">
                <text:p>23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1</text:p>
              </table:table-cell>
              <table:table-cell office:value-type="float" office:value="231">
                <text:p>23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2</text:p>
              </table:table-cell>
              <table:table-cell office:value-type="float" office:value="232">
                <text:p>23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3</text:p>
              </table:table-cell>
              <table:table-cell office:value-type="float" office:value="233">
                <text:p>23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4</text:p>
              </table:table-cell>
              <table:table-cell office:value-type="float" office:value="234">
                <text:p>23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5</text:p>
              </table:table-cell>
              <table:table-cell office:value-type="float" office:value="235">
                <text:p>23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6</text:p>
              </table:table-cell>
              <table:table-cell office:value-type="float" office:value="236">
                <text:p>23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7</text:p>
              </table:table-cell>
              <table:table-cell office:value-type="float" office:value="237">
                <text:p>23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8</text:p>
              </table:table-cell>
              <table:table-cell office:value-type="float" office:value="238">
                <text:p>23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9</text:p>
              </table:table-cell>
              <table:table-cell office:value-type="float" office:value="239">
                <text:p>23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240">
                <text:p>24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1</text:p>
              </table:table-cell>
              <table:table-cell office:value-type="float" office:value="241">
                <text:p>24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2</text:p>
              </table:table-cell>
              <table:table-cell office:value-type="float" office:value="242">
                <text:p>24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3</text:p>
              </table:table-cell>
              <table:table-cell office:value-type="float" office:value="243">
                <text:p>24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4</text:p>
              </table:table-cell>
              <table:table-cell office:value-type="float" office:value="244">
                <text:p>24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5</text:p>
              </table:table-cell>
              <table:table-cell office:value-type="float" office:value="245">
                <text:p>24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6</text:p>
              </table:table-cell>
              <table:table-cell office:value-type="float" office:value="246">
                <text:p>24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7</text:p>
              </table:table-cell>
              <table:table-cell office:value-type="float" office:value="247">
                <text:p>24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8</text:p>
              </table:table-cell>
              <table:table-cell office:value-type="float" office:value="248">
                <text:p>24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9</text:p>
              </table:table-cell>
              <table:table-cell office:value-type="float" office:value="249">
                <text:p>24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250">
                <text:p>25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1</text:p>
              </table:table-cell>
              <table:table-cell office:value-type="float" office:value="251">
                <text:p>25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2</text:p>
              </table:table-cell>
              <table:table-cell office:value-type="float" office:value="252">
                <text:p>25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3</text:p>
              </table:table-cell>
              <table:table-cell office:value-type="float" office:value="253">
                <text:p>25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4</text:p>
              </table:table-cell>
              <table:table-cell office:value-type="float" office:value="254">
                <text:p>25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5</text:p>
              </table:table-cell>
              <table:table-cell office:value-type="float" office:value="255">
                <text:p>25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3" style:family="chart">
      <style:graphic-properties draw:stroke="none" draw:fill="none" draw:fill-color="#000000"/>
      <style:text-properties fo:color="#000000" fo:font-family="Arial" fo:font-size="7.34999990463257pt" style:font-size-asian="7.34999990463257pt" style:font-family-complex="Arial" style:font-size-complex="7.34999990463257pt"/>
    </style:style>
    <style:style style:name="ch4" style:family="chart">
      <style:chart-properties chart:symbol-type="automatic" chart:include-hidden-cells="false" chart:treat-empty-cells="leave-gap"/>
    </style:style>
    <style:style style:name="ch5" style:family="chart" style:data-style-name="N0">
      <style:chart-properties chart:display-label="true" chart:logarithmic="false" chart:maximum="32768" chart:interval-major="2048" chart:interval-minor-divisor="5" chart:reverse-direction="false" text:line-break="false" loext:try-staggering-first="false" chart:link-data-style-to-source="true" chart:axis-position="0" chart:tick-mark-position="at-axis" style:rotation-angle="270"/>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7" style:family="chart">
      <style:graphic-properties svg:stroke-color="#808080"/>
    </style:style>
    <style:style style:name="ch8" style:family="chart" style:data-style-name="N0">
      <style:chart-properties chart:display-label="true" chart:logarithmic="false" chart:maximum="64" chart:interval-major="8" chart:interval-minor-divisor="8" chart:reverse-direction="false" text:line-break="false" loext:try-staggering-first="false" chart:link-data-style-to-source="true" chart:axis-position="0" chart:tick-mark-position="at-axis"/>
      <style:text-properties fo:color="#000000" fo:font-family="Arial" fo:font-size="8pt" style:font-size-asian="8pt" style:font-family-complex="Arial" style:font-size-complex="8pt"/>
    </style:style>
    <style:style style:name="ch9" style:family="chart">
      <style:chart-properties style:rotation-angle="90"/>
      <style:text-properties fo:color="#000000" fo:font-family="Arial" fo:font-size="9.5pt" fo:font-weight="bold" style:font-size-asian="9.5pt" style:font-weight-asian="bold" style:font-family-complex="Arial" style:font-size-complex="9.5pt" style:font-weight-complex="bold"/>
    </style:style>
    <style:style style:name="ch10" style:family="chart" style:data-style-name="N0">
      <style:chart-properties chart:symbol-type="none" chart:link-data-style-to-source="true"/>
      <style:graphic-properties svg:stroke-width="0.07cm" svg:stroke-color="#fea746" draw:fill-color="#fea746"/>
      <style:text-properties fo:font-size="10pt" style:font-size-asian="10pt" style:font-size-complex="10pt"/>
    </style:style>
    <style:style style:name="ch11" style:family="chart" style:data-style-name="N0">
      <style:chart-properties chart:symbol-type="none" chart:link-data-style-to-source="true"/>
      <style:graphic-properties svg:stroke-width="0.07cm" svg:stroke-color="#33cccc" draw:fill-color="#33cccc"/>
      <style:text-properties fo:font-size="10pt" style:font-size-asian="10pt" style:font-size-complex="10pt"/>
    </style:style>
    <style:style style:name="ch12" style:family="chart" style:data-style-name="N0">
      <style:chart-properties chart:symbol-type="none" chart:link-data-style-to-source="true"/>
      <style:graphic-properties svg:stroke-width="0.07cm" svg:stroke-color="#666699" draw:fill-color="#666699"/>
      <style:text-properties fo:font-size="10pt" style:font-size-asian="10pt" style:font-size-complex="10pt"/>
    </style:style>
    <style:style style:name="ch13" style:family="chart" style:data-style-name="N0">
      <style:chart-properties chart:symbol-type="none" chart:link-data-style-to-source="true"/>
      <style:graphic-properties svg:stroke-width="0.07cm" svg:stroke-color="#90713a" draw:fill-color="#90713a"/>
      <style:text-properties fo:font-size="10pt" style:font-size-asian="10pt" style:font-size-complex="10pt"/>
    </style:style>
    <style:style style:name="ch14"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5"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family-complex="Arial" style:font-size-complex="8pt"/>
    </style:style>
    <style:style style:name="ch16" style:family="chart">
      <style:chart-properties chart:solid-type="cuboid" chart:symbol-type="named-symbol" chart:symbol-name="arrow-up" chart:symbol-width="0.388cm" chart:symbol-height="0.388cm"/>
    </style:style>
    <style:style style:name="ch17" style:family="chart">
      <style:graphic-properties draw:stroke="solid" svg:stroke-width="0.035cm" svg:stroke-color="#808080" draw:fill="solid" draw:fill-color="#c0c0c0"/>
    </style:style>
    <style:style style:name="ch18" style:family="chart">
      <style:graphic-properties draw:fill-color="#d9d9d9"/>
    </style:style>
  </office:automatic-styles>
  <office:body>
    <office:chart>
      <chart:chart svg:width="14.317cm" svg:height="9.508cm" xlink:href=".." xlink:type="simple" chart:class="chart:scatter" chart:style-name="ch1">
        <chart:title svg:x="2.395cm" svg:y="0.32cm" chart:style-name="ch2">
          <text:p>Impact of Varying Shared Memory Usage Per Block</text:p>
        </chart:title>
        <chart:legend svg:x="2.485cm" svg:y="8.582cm" style:legend-expansion="custom" chartooo:width="10.618cm" chartooo:height="0.705cm" style:legend-expansion-aspect-ratio="15.0609929078014" chart:style-name="ch3"/>
        <chart:plot-area chart:style-name="ch4" table:cell-range-address="Calculator.J87:Calculator.O278 Calculator.K85:Calculator.O85 Calculator.B19:Calculator.B19" chart:data-source-has-labels="row" svg:x="1.563cm" svg:y="1.419cm" svg:width="12.34cm" svg:height="6.541cm">
          <chartooo:coordinate-region svg:x="2.132cm" svg:y="1.579cm" svg:width="11.612cm" svg:height="5.335cm"/>
          <chart:axis chart:dimension="x" chart:name="primary-x" chart:style-name="ch5">
            <chart:title svg:x="5.69cm" svg:y="8.639cm" chart:style-name="ch6">
              <text:p>Shared Memory Per Block</text:p>
            </chart:title>
            <chart:grid chart:style-name="ch7" chart:class="major"/>
          </chart:axis>
          <chart:axis chart:dimension="y" chart:name="primary-y" chart:style-name="ch8">
            <chart:title svg:x="0.475cm" svg:y="1.626cm" chart:style-name="ch9">
              <text:p>Multiprocessor Warp Occupancy
(#warps)</text:p>
            </chart:title>
            <chart:grid chart:class="major"/>
          </chart:axis>
          <chart:series chart:style-name="ch10" chart:values-cell-range-address="Calculator.O87:Calculator.O278" chart:label-cell-address="Calculator.O85:Calculator.O85" chart:class="chart:scatter">
            <chart:domain table:cell-range-address="Calculator.J87:Calculator.J278"/>
            <chart:data-point chart:repeated="192"/>
          </chart:series>
          <chart:series chart:style-name="ch11" chart:values-cell-range-address="Calculator.N87:Calculator.N278" chart:label-cell-address="Calculator.N85:Calculator.N85" chart:class="chart:scatter">
            <chart:data-point chart:repeated="192"/>
          </chart:series>
          <chart:series chart:style-name="ch12" chart:values-cell-range-address="Calculator.M87:Calculator.M278" chart:label-cell-address="Calculator.M85:Calculator.M85" chart:class="chart:scatter">
            <chart:data-point chart:repeated="192"/>
          </chart:series>
          <chart:series chart:style-name="ch13" chart:values-cell-range-address="Calculator.L87:Calculator.L278" chart:label-cell-address="Calculator.L85:Calculator.L85" chart:class="chart:scatter">
            <chart:data-point chart:repeated="192"/>
          </chart:series>
          <chart:series chart:style-name="ch14" chart:values-cell-range-address="Calculator.K87:Calculator.K278" chart:label-cell-address="Calculator.K85:Calculator.K85" chart:class="chart:scatter">
            <chart:data-point chart:repeated="192"/>
          </chart:series>
          <chart:series chart:style-name="ch15" chart:values-cell-range-address="Calculator.B19:Calculator.B19" loext:label-string="&quot;My Shared Memory&quot;" chart:class="chart:scatter">
            <chart:domain table:cell-range-address="Calculator.B13:Calculator.B13"/>
            <chart:data-point chart:style-name="ch16"/>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onne J</text:p>
              </table:table-cell>
              <table:table-cell office:value-type="string">
                <text:p>#N/D</text:p>
                <draw:g>
                  <svg:desc>Calculator.O85:Calculator.O85</svg:desc>
                </draw:g>
              </table:table-cell>
              <table:table-cell office:value-type="string">
                <text:p>#N/D</text:p>
                <draw:g>
                  <svg:desc>Calculator.N85:Calculator.N85</svg:desc>
                </draw:g>
              </table:table-cell>
              <table:table-cell office:value-type="string">
                <text:p>#N/D</text:p>
                <draw:g>
                  <svg:desc>Calculator.M85:Calculator.M85</svg:desc>
                </draw:g>
              </table:table-cell>
              <table:table-cell office:value-type="string">
                <text:p>#N/D</text:p>
                <draw:g>
                  <svg:desc>Calculator.L85:Calculator.L85</svg:desc>
                </draw:g>
              </table:table-cell>
              <table:table-cell office:value-type="string">
                <text:p>98304</text:p>
                <draw:g>
                  <svg:desc>Calculator.K85:Calculator.K85</svg:desc>
                </draw:g>
              </table:table-cell>
              <table:table-cell office:value-type="string">
                <text:p/>
              </table:table-cell>
              <table:table-cell office:value-type="string">
                <text:p>My Shared Memory</text:p>
              </table:table-cell>
            </table:table-row>
          </table:table-header-rows>
          <table:table-rows>
            <table:table-row>
              <table:table-cell office:value-type="string">
                <text:p>1</text:p>
              </table:table-cell>
              <table:table-cell office:value-type="float" office:value="512">
                <text:p>512</text:p>
                <draw:g>
                  <svg:desc>Calculator.J87:Calculator.J278</svg:desc>
                </draw:g>
              </table:table-cell>
              <table:table-cell office:value-type="float" office:value="NaN">
                <text:p>NaN</text:p>
                <draw:g>
                  <svg:desc>Calculator.O87:Calculator.O278</svg:desc>
                </draw:g>
              </table:table-cell>
              <table:table-cell office:value-type="float" office:value="NaN">
                <text:p>NaN</text:p>
                <draw:g>
                  <svg:desc>Calculator.N87:Calculator.N278</svg:desc>
                </draw:g>
              </table:table-cell>
              <table:table-cell office:value-type="float" office:value="NaN">
                <text:p>NaN</text:p>
                <draw:g>
                  <svg:desc>Calculator.M87:Calculator.M278</svg:desc>
                </draw:g>
              </table:table-cell>
              <table:table-cell office:value-type="float" office:value="NaN">
                <text:p>NaN</text:p>
                <draw:g>
                  <svg:desc>Calculator.L87:Calculator.L278</svg:desc>
                </draw:g>
              </table:table-cell>
              <table:table-cell office:value-type="float" office:value="64">
                <text:p>64</text:p>
                <draw:g>
                  <svg:desc>Calculator.K87:Calculator.K278</svg:desc>
                </draw:g>
              </table:table-cell>
              <table:table-cell office:value-type="float" office:value="4096">
                <text:p>4096</text:p>
                <draw:g>
                  <svg:desc>Calculator.B13:Calculator.B13</svg:desc>
                </draw:g>
              </table:table-cell>
              <table:table-cell office:value-type="float" office:value="64">
                <text:p>64</text:p>
                <draw:g>
                  <svg:desc>Calculator.B19:Calculator.B19</svg:desc>
                </draw:g>
              </table:table-cell>
            </table:table-row>
            <table:table-row>
              <table:table-cell office:value-type="string">
                <text:p>2</text:p>
              </table:table-cell>
              <table:table-cell office:value-type="float" office:value="1024">
                <text:p>1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536">
                <text:p>1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2048">
                <text:p>2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2560">
                <text:p>25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072">
                <text:p>3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584">
                <text:p>35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096">
                <text:p>4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608">
                <text:p>46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5120">
                <text:p>5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632">
                <text:p>56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6144">
                <text:p>6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656">
                <text:p>6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7168">
                <text:p>7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7680">
                <text:p>76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8192">
                <text:p>8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8704">
                <text:p>87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9216">
                <text:p>9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9728">
                <text:p>9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10240">
                <text:p>10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752">
                <text:p>107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11264">
                <text:p>112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11776">
                <text:p>117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12288">
                <text:p>12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2800">
                <text:p>12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13312">
                <text:p>13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13824">
                <text:p>13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14336">
                <text:p>14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14848">
                <text:p>148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15360">
                <text:p>153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5872">
                <text:p>15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6384">
                <text:p>163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6896">
                <text:p>168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7408">
                <text:p>17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7920">
                <text:p>1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8432">
                <text:p>18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8944">
                <text:p>189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19456">
                <text:p>19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19968">
                <text:p>19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0480">
                <text:p>204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0992">
                <text:p>20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21504">
                <text:p>215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22016">
                <text:p>2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22528">
                <text:p>225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23040">
                <text:p>23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23552">
                <text:p>23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24064">
                <text:p>24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24576">
                <text:p>24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25088">
                <text:p>25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25600">
                <text:p>25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26112">
                <text:p>26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26624">
                <text:p>266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27136">
                <text:p>27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27648">
                <text:p>27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28160">
                <text:p>28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28672">
                <text:p>28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29184">
                <text:p>29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29696">
                <text:p>296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30208">
                <text:p>30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30720">
                <text:p>30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31232">
                <text:p>312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31744">
                <text:p>31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32256">
                <text:p>32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32768">
                <text:p>327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33280">
                <text:p>332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3792">
                <text:p>337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34304">
                <text:p>34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34816">
                <text:p>348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35328">
                <text:p>353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35840">
                <text:p>358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36352">
                <text:p>36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36864">
                <text:p>3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37376">
                <text:p>37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37888">
                <text:p>378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38400">
                <text:p>384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38912">
                <text:p>389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39424">
                <text:p>394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39936">
                <text:p>399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40448">
                <text:p>404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40960">
                <text:p>409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41472">
                <text:p>414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41984">
                <text:p>4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42496">
                <text:p>424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43008">
                <text:p>430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43520">
                <text:p>435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44032">
                <text:p>440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44544">
                <text:p>445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45056">
                <text:p>450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45568">
                <text:p>455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46080">
                <text:p>460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46592">
                <text:p>465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47104">
                <text:p>47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47616">
                <text:p>476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48128">
                <text:p>48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48640">
                <text:p>486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49152">
                <text:p>49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49664">
                <text:p>496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50176">
                <text:p>50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50688">
                <text:p>506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51200">
                <text:p>51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51712">
                <text:p>517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52224">
                <text:p>52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52736">
                <text:p>527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53248">
                <text:p>532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53760">
                <text:p>537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54272">
                <text:p>542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54784">
                <text:p>547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55296">
                <text:p>552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55808">
                <text:p>558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56320">
                <text:p>563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56832">
                <text:p>568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57344">
                <text:p>573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57856">
                <text:p>578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58368">
                <text:p>583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58880">
                <text:p>588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59392">
                <text:p>593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59904">
                <text:p>599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60416">
                <text:p>604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60928">
                <text:p>609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61440">
                <text:p>614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61952">
                <text:p>619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62464">
                <text:p>62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62976">
                <text:p>62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63488">
                <text:p>63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64000">
                <text:p>64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64512">
                <text:p>645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65024">
                <text:p>65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65536">
                <text:p>65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66048">
                <text:p>66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66560">
                <text:p>665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67072">
                <text:p>67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67584">
                <text:p>675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68096">
                <text:p>68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68608">
                <text:p>686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69120">
                <text:p>69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69632">
                <text:p>696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70144">
                <text:p>70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70656">
                <text:p>70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71168">
                <text:p>71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71680">
                <text:p>716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72192">
                <text:p>72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72704">
                <text:p>727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73216">
                <text:p>73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73728">
                <text:p>73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74240">
                <text:p>74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74752">
                <text:p>747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75264">
                <text:p>752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75776">
                <text:p>757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76288">
                <text:p>76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76800">
                <text:p>76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77312">
                <text:p>77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77824">
                <text:p>77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78336">
                <text:p>78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78848">
                <text:p>788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79360">
                <text:p>793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79872">
                <text:p>79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80384">
                <text:p>803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80896">
                <text:p>808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81408">
                <text:p>81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81920">
                <text:p>81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82432">
                <text:p>82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82944">
                <text:p>829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83456">
                <text:p>83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83968">
                <text:p>83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84480">
                <text:p>844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84992">
                <text:p>84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85504">
                <text:p>855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86016">
                <text:p>86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86528">
                <text:p>865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87040">
                <text:p>87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87552">
                <text:p>87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88064">
                <text:p>88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88576">
                <text:p>88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89088">
                <text:p>89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89600">
                <text:p>89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90112">
                <text:p>90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90624">
                <text:p>906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91136">
                <text:p>91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91648">
                <text:p>91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92160">
                <text:p>92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92672">
                <text:p>92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93184">
                <text:p>93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93696">
                <text:p>936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94208">
                <text:p>94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94720">
                <text:p>94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95232">
                <text:p>952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95744">
                <text:p>95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96256">
                <text:p>96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96768">
                <text:p>967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97280">
                <text:p>972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97792">
                <text:p>977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98304">
                <text:p>98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